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926cm"/>
    </style:style>
    <style:style style:name="co24" style:family="table-column">
      <style:table-column-properties fo:break-before="auto" style:column-width="3.205cm"/>
    </style:style>
    <style:style style:name="co25" style:family="table-column">
      <style:table-column-properties fo:break-before="auto" style:column-width="5.285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94cm"/>
    </style:style>
    <style:style style:name="co6" style:family="table-column">
      <style:table-column-properties fo:break-before="auto" style:column-width="19.315cm"/>
    </style:style>
    <style:style style:name="co7" style:family="table-column">
      <style:table-column-properties fo:break-before="auto" style:column-width="4.454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3.159cm"/>
    </style:style>
    <style:style style:name="co11" style:family="table-column">
      <style:table-column-properties fo:break-before="auto" style:column-width="11.755cm"/>
    </style:style>
    <style:style style:name="co12" style:family="table-column">
      <style:table-column-properties fo:break-before="auto" style:column-width="11.298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875cm"/>
    </style:style>
    <style:style style:name="co15" style:family="table-column">
      <style:table-column-properties fo:break-before="auto" style:column-width="2.498cm"/>
    </style:style>
    <style:style style:name="co16" style:family="table-column">
      <style:table-column-properties fo:break-before="auto" style:column-width="5.457cm"/>
    </style:style>
    <style:style style:name="co17" style:family="table-column">
      <style:table-column-properties fo:break-before="auto" style:column-width="3.713cm"/>
    </style:style>
    <style:style style:name="co18" style:family="table-column">
      <style:table-column-properties fo:break-before="auto" style:column-width="7.414cm"/>
    </style:style>
    <style:style style:name="co19" style:family="table-column">
      <style:table-column-properties fo:break-before="auto" style:column-width="5.286cm"/>
    </style:style>
    <style:style style:name="co20" style:family="table-column">
      <style:table-column-properties fo:break-before="auto" style:column-width="6.858cm"/>
    </style:style>
    <style:style style:name="co21" style:family="table-column">
      <style:table-column-properties fo:break-before="auto" style:column-width="2.388cm"/>
    </style:style>
    <style:style style:name="co26" style:family="table-column">
      <style:table-column-properties fo:break-before="auto" style:column-width="4.84cm"/>
    </style:style>
    <style:style style:name="co27" style:family="table-column">
      <style:table-column-properties fo:break-before="auto" style:column-width="0.538cm"/>
    </style:style>
    <style:style style:name="co28" style:family="table-column">
      <style:table-column-properties fo:break-before="auto" style:column-width="6.69cm"/>
    </style:style>
    <style:style style:name="co29" style:family="table-column">
      <style:table-column-properties fo:break-before="auto" style:column-width="7.738cm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ro11" style:family="table-row">
      <style:table-row-properties style:row-height="1.157cm" fo:break-before="auto" style:use-optimal-row-height="true"/>
    </style:style>
    <style:style style:name="ro12" style:family="table-row">
      <style:table-row-properties style:row-height="0.803cm" fo:break-before="auto" style:use-optimal-row-height="false"/>
    </style:style>
    <style:style style:name="ro13" style:family="table-row">
      <style:table-row-properties style:row-height="0.46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0.473cm" fo:break-before="auto" style:use-optimal-row-height="false"/>
    </style:style>
    <style:style style:name="ro17" style:family="table-row">
      <style:table-row-properties style:row-height="0.644cm" fo:break-before="auto" style:use-optimal-row-height="false"/>
    </style:style>
    <style:style style:name="ro18" style:family="table-row">
      <style:table-row-properties style:row-height="0.538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style:style style:name="ce15" style:family="table-cell" style:parent-style-name="Excel_20_Built-in_20_Normal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Calibri" fo:font-size="9pt" style:font-name-asian="Calibri" style:font-size-asian="9pt" style:font-name-complex="Calibri" style:font-size-complex="9pt"/>
    </style:style>
    <style:style style:name="ce14" style:family="table-cell" style:parent-style-name="Excel_20_Built-in_20_Normal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6" style:family="table-cell" style:parent-style-name="Excel_20_Built-in_20_Normal" style:data-style-name="N8000">
      <style:table-cell-properties fo:background-color="#92d050" style:text-align-source="fix" style:repeat-content="false" fo:border="0.002cm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8000">
      <style:table-cell-properties fo:background-color="#92d050" fo:border="0.002cm solid #000000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80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font-name="Calibri" fo:font-size="9pt" style:font-name-asian="Calibri" style:font-size-asian="9pt" style:font-name-complex="Calibri" style:font-size-complex="9pt"/>
    </style:style>
    <style:style style:name="ce19" style:family="table-cell" style:parent-style-name="Excel_20_Built-in_20_Normal">
      <style:table-cell-properties fo:wrap-option="wrap"/>
      <style:text-properties style:use-window-font-color="true" style:text-outline="false" style:text-line-through-styl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Excel_20_Built-in_20_Normal">
      <style:text-properties style:use-window-font-color="true" style:text-outline="false" style:text-line-through-styl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Excel_20_Built-in_20_Hyperlink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9" style:family="table-cell" style:parent-style-name="pd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2" style:family="table-cell" style:parent-style-name="pd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pd1">
      <style:table-cell-properties style:text-align-source="fix" style:repeat-content="false" fo:wrap-option="wra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70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5" table:default-cell-style-name="ce10"/>
        <table:table-column table:style-name="co6" table:default-cell-style-name="ce10"/>
        <table:table-column table:style-name="co7" table:visibility="collapse" table:default-cell-style-name="ce13"/>
        <table:table-column table:style-name="co8" table:visibility="collapse" table:default-cell-style-name="ce13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9" table:visibility="collapse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23"/>
        <table:table-column table:style-name="co16" table:default-cell-style-name="ce10"/>
        <table:table-column table:style-name="co17" table:default-cell-style-name="ce13"/>
        <table:table-column table:style-name="co18" table:visibility="collapse" table:default-cell-style-name="ce13"/>
        <table:table-column table:style-name="co19" table:visibility="collapse" table:default-cell-style-name="ce13"/>
        <table:table-column table:style-name="co20" table:default-cell-style-name="ce13"/>
        <table:table-column table:style-name="co21" table:visibility="collapse" table:default-cell-style-name="ce13"/>
        <table:table-column table:style-name="co26" table:visibility="collapse" table:default-cell-style-name="ce13"/>
        <table:table-column table:style-name="co27" table:visibility="collapse" table:default-cell-style-name="ce13"/>
        <table:table-column table:style-name="co28" table:default-cell-style-name="ce28"/>
        <table:table-column table:style-name="co29" table:default-cell-style-name="ce28"/>
        <table:table-column table:style-name="co22" table:number-columns-repeated="1000" table:default-cell-style-name="ce13"/>
        <table:table-row table:style-name="ro20">
          <table:table-cell table:style-name="ce9" office:value-type="string">
            <text:p>Item</text:p>
          </table:table-cell>
          <table:table-cell table:style-name="ce9" office:value-type="string">
            <text:p>Item Description</text:p>
          </table:table-cell>
          <table:table-cell table:style-name="ce12" office:value-type="string">
            <text:p>Last Purchase Price</text:p>
          </table:table-cell>
          <table:table-cell table:style-name="ce12" office:value-type="string">
            <text:p>Last Purchase Currency</text:p>
          </table:table-cell>
          <table:table-cell table:style-name="ce12" office:value-type="string">
            <text:p>INR Price</text:p>
          </table:table-cell>
          <table:table-cell table:style-name="ce12" office:value-type="string">
            <text:p>COMPONENT</text:p>
          </table:table-cell>
          <table:table-cell table:style-name="ce12" office:value-type="string">
            <text:p>CATEGORY</text:p>
          </table:table-cell>
          <table:table-cell table:style-name="ce12" office:value-type="string">
            <text:p>PART NUMBER</text:p>
          </table:table-cell>
          <table:table-cell table:style-name="ce12" office:value-type="string">
            <text:p>MANUFACTURER</text:p>
          </table:table-cell>
          <table:table-cell table:style-name="ce12" office:value-type="string">
            <text:p>COUNTRY</text:p>
          </table:table-cell>
          <table:table-cell table:style-name="ce12" office:value-type="string">
            <text:p>US_ORIGIN</text:p>
          </table:table-cell>
          <table:table-cell table:style-name="ce22" office:value-type="string">
            <text:p>DATASHEETS</text:p>
          </table:table-cell>
          <table:table-cell table:style-name="ce9" office:value-type="string">
            <text:p>SUPPLIER</text:p>
          </table:table-cell>
          <table:table-cell table:style-name="ce12" office:value-type="string">
            <text:p>SUPPLIER CODE</text:p>
          </table:table-cell>
          <table:table-cell table:style-name="ce12" office:value-type="string">
            <text:p>SUPPLIER CITY</text:p>
          </table:table-cell>
          <table:table-cell table:style-name="ce12" office:value-type="string">
            <text:p>SUPPLIER COUNTRY</text:p>
          </table:table-cell>
          <table:table-cell table:style-name="ce12" office:value-type="string">
            <text:p>ROHS Certificate</text:p>
          </table:table-cell>
          <table:table-cell table:style-name="ce12" office:value-type="string">
            <text:p>Issued Date</text:p>
          </table:table-cell>
          <table:table-cell table:style-name="ce12" office:value-type="string">
            <text:p>Comment</text:p>
          </table:table-cell>
          <table:table-cell/>
          <table:table-cell table:style-name="ce12" office:value-type="string">
            <text:p>CONCACT NO </text:p>
          </table:table-cell>
          <table:table-cell table:style-name="ce12" office:value-type="string">
            <text:p>EMAIL ID </text:p>
          </table:table-cell>
          <table:table-cell table:style-name="ce29" office:value-type="string">
            <text:p>Status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BATxxxxxx000002</text:p>
          </table:table-cell>
          <table:table-cell office:value-type="string">
            <text:p>BATTERY LDD 3V 225mAh HT-3.2mm D-20mm</text:p>
          </table:table-cell>
          <table:table-cell office:value-type="float" office:value="8.5">
            <text:p>8.5</text:p>
          </table:table-cell>
          <table:table-cell office:value-type="string">
            <text:p>INR</text:p>
          </table:table-cell>
          <table:table-cell office:value-type="float" office:value="8.5">
            <text:p>8.5</text:p>
          </table:table-cell>
          <table:table-cell office:value-type="string">
            <text:p>Battery</text:p>
          </table:table-cell>
          <table:table-cell office:value-type="string">
            <text:p>RMELL</text:p>
          </table:table-cell>
          <table:table-cell office:value-type="string">
            <text:p>CR2032</text:p>
          </table:table-cell>
          <table:table-cell office:value-type="string">
            <text:p>MAXELL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biz.maxell.com/en/primary_batteries/CR2032_DataSheet_20e.pdf?_ga=2.98917854.157224515.1687238629-598491587.1687238629">https://biz.maxell.com/en/primary_batteries/CR2032_DataSheet_20e.pdf?_ga=2.98917854.157224515.1687238629-598491587.1687238629</text:a></text:p>
          </table:table-cell>
          <table:table-cell office:value-type="string">
            <text:p>DESIGNER WORLD OF MANUFACTURING AND TRADING LLP</text:p>
          </table:table-cell>
          <table:table-cell office:value-type="string">
            <text:p>VD000111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CR2032_01-01-2024.pdf</text:p>
          </table:table-cell>
          <table:table-cell office:value-type="float" office:value="45658">
            <text:p>45658</text:p>
          </table:table-cell>
          <table:table-cell table:formula="of:=IF([.Q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MCHPLSBAU000000003</text:p>
          </table:table-cell>
          <table:table-cell office:value-type="string">
            <text:p>BATTERY_COVER TS1W1 SIZE_28x27x5mm GREY RAL 7035 LEXAN 923 (DIE-449)</text:p>
          </table:table-cell>
          <table:table-cell office:value-type="float" office:value="0.22">
            <text:p>0.22</text:p>
          </table:table-cell>
          <table:table-cell office:value-type="string">
            <text:p>INR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RMMCH</text:p>
          </table:table-cell>
          <table:table-cell office:value-type="string">
            <text:p>BATTERY_COVER TS1W1</text:p>
          </table:table-cell>
          <table:table-cell office:value-type="string">
            <text:p>OKER INTL</text:p>
          </table:table-cell>
          <table:table-cell/>
          <table:table-cell office:value-type="string">
            <text:p>-</text:p>
          </table:table-cell>
          <table:table-cell office:value-type="string">
            <text:p>powder</text:p>
          </table:table-cell>
          <table:table-cell office:value-type="string">
            <text:p>OKER INTERNATIONAL HK LTD.</text:p>
          </table:table-cell>
          <table:table-cell office:value-type="string">
            <text:p>VO000014</text:p>
          </table:table-cell>
          <table:table-cell office:value-type="string">
            <text:p>GUANDONG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table:formula="of:=IF([.Q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+86 769 82856455</text:p>
          </table:table-cell>
          <table:table-cell table:style-name="ce25" office:value-type="string">
            <text:p>info@oker-hk.com, </text:p>
          </table:table-cell>
          <table:table-cell office:value-type="string">
            <text:p>sir</text:p>
          </table:table-cell>
          <table:table-cell/>
          <table:table-cell office:value-type="string">
            <text:p>failed</text:p>
          </table:table-cell>
          <table:table-cell table:style-name="ce10" office:value-type="string">
            <text:p>Couldn't reach via mail</text:p>
          </table:table-cell>
          <table:table-cell table:number-columns-repeated="996"/>
        </table:table-row>
        <table:table-row table:style-name="ro21" table:visibility="filter">
          <table:table-cell office:value-type="string">
            <text:p>RMELSXFRCNCxxx000008</text:p>
          </table:table-cell>
          <table:table-cell office:value-type="string">
            <text:p>BEAD SMD FERRITE 30E 0805</text:p>
          </table:table-cell>
          <table:table-cell office:value-type="float" office:value="1.529817">
            <text:p>1.529817</text:p>
          </table:table-cell>
          <table:table-cell office:value-type="string">
            <text:p>INR</text:p>
          </table:table-cell>
          <table:table-cell office:value-type="float" office:value="1.529817">
            <text:p>1.529817</text:p>
          </table:table-cell>
          <table:table-cell office:value-type="string">
            <text:p>Bead</text:p>
          </table:table-cell>
          <table:table-cell office:value-type="string">
            <text:p>RMELS</text:p>
          </table:table-cell>
          <table:table-cell office:value-type="string">
            <text:p>BLM21PG300SN1D</text:p>
          </table:table-cell>
          <table:table-cell office:value-type="string">
            <text:p>MURATA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281/1/mure_s_a0010614398_1-2279058.pdf">https://www.mouser.in/datasheet/2/281/1/mure_s_a0010614398_1-2279058.pdf</text:a></text:p>
          </table:table-cell>
          <table:table-cell office:value-type="string">
            <text:p>FUTURE ELECTRONICS INC (DIST)P</text:p>
          </table:table-cell>
          <table:table-cell office:value-type="string">
            <text:p>VF000013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BLM21PG300SN1D_20-01-25.pdf</text:p>
          </table:table-cell>
          <table:table-cell office:value-type="string">
            <text:p>20-01-25</text:p>
          </table:table-cell>
          <table:table-cell table:formula="of:=IF([.Q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2"/>
          <table:table-cell office:value-type="string">
            <text:p>sent</text:p>
          </table:table-cell>
          <table:table-cell table:style-name="ce10" office:value-type="string">
            <text:p>mail sent requesting RoHS</text:p>
          </table:table-cell>
          <table:table-cell table:number-columns-repeated="996"/>
        </table:table-row>
        <table:table-row table:style-name="ro21">
          <table:table-cell office:value-type="string">
            <text:p>RMELLBRGMLE2M0000004</text:p>
          </table:table-cell>
          <table:table-cell office:value-type="string">
            <text:p>BERG LDD RA P2mm HT-5.9mm 1x40 PIN</text:p>
          </table:table-cell>
          <table:table-cell office:value-type="float" office:value="7.223309">
            <text:p>7.223309</text:p>
          </table:table-cell>
          <table:table-cell office:value-type="string">
            <text:p>INR</text:p>
          </table:table-cell>
          <table:table-cell office:value-type="float" office:value="7.223309">
            <text:p>7.223309</text:p>
          </table:table-cell>
          <table:table-cell office:value-type="string">
            <text:p>Connector</text:p>
          </table:table-cell>
          <table:table-cell office:value-type="string">
            <text:p>RMELL</text:p>
          </table:table-cell>
          <table:table-cell office:value-type="string">
            <text:p>SR140 2MM</text:p>
          </table:table-cell>
          <table:table-cell office:value-type="string">
            <text:p>A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AIC INTER-CONNECT LLP</text:p>
          </table:table-cell>
          <table:table-cell office:value-type="string">
            <text:p>VA00017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22-23882783/022-23828207</text:p>
          </table:table-cell>
          <table:table-cell table:style-name="ce25" office:value-type="string">
            <text:p>ANAND@AIC-INDIA.COM</text:p>
          </table:table-cell>
          <table:table-cell office:value-type="string">
            <text:p>sent</text:p>
          </table:table-cell>
          <table:table-cell/>
          <table:table-cell office:value-type="string">
            <text:p>not found</text:p>
          </table:table-cell>
          <table:table-cell table:style-name="ce10" office:value-type="string">
            <text:p>Conatact not found</text:p>
          </table:table-cell>
          <table:table-cell table:number-columns-repeated="996"/>
        </table:table-row>
        <table:table-row table:style-name="ro21" table:visibility="filter">
          <table:table-cell office:value-type="string">
            <text:p>RMELLBRGMLE2M5000060</text:p>
          </table:table-cell>
          <table:table-cell office:value-type="string">
            <text:p>BERG LDD ST P2.00mm HT-9.97 2X3 PIN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ELL</text:p>
          </table:table-cell>
          <table:table-cell office:value-type="string">
            <text:p>1320-1203ANG0S128001</text:p>
          </table:table-cell>
          <table:table-cell office:value-type="string">
            <text:p>SPECIAL CONNECTORS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drive.google.com/open?id=17yKAmaalJlsrtDPQviHMalCVVTc03nQt">https://drive.google.com/open?id=17yKAmaalJlsrtDPQviHMalCVVTc03nQt</text:a>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1320-1203ANG0S128001.pdf</text:p>
          </table:table-cell>
          <table:table-cell/>
          <table:table-cell table:formula="of:=IF([.Q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2"/>
          <table:table-cell office:value-type="string">
            <text:p>NA</text:p>
          </table:table-cell>
          <table:table-cell table:style-name="ce10" office:value-type="string">
            <text:p>The supplier don't have it </text:p>
          </table:table-cell>
          <table:table-cell table:number-columns-repeated="996"/>
        </table:table-row>
        <table:table-row table:style-name="ro21" table:visibility="filter">
          <table:table-cell office:value-type="string">
            <text:p>RMELLBRGMLE2M5000032</text:p>
          </table:table-cell>
          <table:table-cell office:value-type="string">
            <text:p>BERG LDD ST P2.00mm HT-9.97 2X4 PIN</text:p>
          </table:table-cell>
          <table:table-cell office:value-type="float" office:value="0.013">
            <text:p>0.013</text:p>
          </table:table-cell>
          <table:table-cell office:value-type="string">
            <text:p>USD</text:p>
          </table:table-cell>
          <table:table-cell office:value-type="float" office:value="1.13152">
            <text:p>1.13152</text:p>
          </table:table-cell>
          <table:table-cell office:value-type="string">
            <text:p>Connector</text:p>
          </table:table-cell>
          <table:table-cell office:value-type="string">
            <text:p>RMELL</text:p>
          </table:table-cell>
          <table:table-cell office:value-type="string">
            <text:p>1320-1204ANG0S128001</text:p>
          </table:table-cell>
          <table:table-cell office:value-type="string">
            <text:p>SPECIAL CONNECTORS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eVWJ5SGngFKl-kfQUks4IgB5M76TO-_VUF3Rf6ONNO0sA?e=YGhS1y">https://seleco365-my.sharepoint.com/:b:/g/personal/lbhosle_selec_com/EeVWJ5SGngFKl-kfQUks4IgB5M76TO-_VUF3Rf6ONNO0sA?e=YGhS1y</text:a>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1320-1204ANG0S128001.pdf</text:p>
          </table:table-cell>
          <table:table-cell/>
          <table:table-cell table:formula="of:=IF([.Q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BRGMLE2M5000033</text:p>
          </table:table-cell>
          <table:table-cell office:value-type="string">
            <text:p>BERG LDD ST P2.00mm HT-9.97 2X7 PIN</text:p>
          </table:table-cell>
          <table:table-cell office:value-type="float" office:value="0.023">
            <text:p>0.023</text:p>
          </table:table-cell>
          <table:table-cell office:value-type="string">
            <text:p>USD</text:p>
          </table:table-cell>
          <table:table-cell office:value-type="float" office:value="2.00192">
            <text:p>2.00192</text:p>
          </table:table-cell>
          <table:table-cell office:value-type="string">
            <text:p>Connector</text:p>
          </table:table-cell>
          <table:table-cell office:value-type="string">
            <text:p>RMELL</text:p>
          </table:table-cell>
          <table:table-cell office:value-type="string">
            <text:p>1320-1207ANG0S128001</text:p>
          </table:table-cell>
          <table:table-cell office:value-type="string">
            <text:p>SPECIAL CONNECTORS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eVWJ5SGngFKl-kfQUks4IgB5M76TO-_VUF3Rf6ONNO0sA?e=YGhS1y">https://seleco365-my.sharepoint.com/:b:/g/personal/lbhosle_selec_com/EeVWJ5SGngFKl-kfQUks4IgB5M76TO-_VUF3Rf6ONNO0sA?e=YGhS1y</text:a>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1320-1207ANG0S128001.pdf</text:p>
          </table:table-cell>
          <table:table-cell/>
          <table:table-cell table:formula="of:=IF([.Q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BRGMLE2M5000059</text:p>
          </table:table-cell>
          <table:table-cell office:value-type="string">
            <text:p>BERG SKT SMD ST 5X2 PIN P2.00MM HT-4.3MM BLK-GOLD PLTD WITH PEG</text:p>
          </table:table-cell>
          <table:table-cell office:value-type="float" office:value="0.078">
            <text:p>0.078</text:p>
          </table:table-cell>
          <table:table-cell office:value-type="string">
            <text:p>USD</text:p>
          </table:table-cell>
          <table:table-cell office:value-type="float" office:value="6.78912">
            <text:p>6.78912</text:p>
          </table:table-cell>
          <table:table-cell/>
          <table:table-cell office:value-type="string">
            <text:p>RMELL</text:p>
          </table:table-cell>
          <table:table-cell office:value-type="string">
            <text:p>2340-0205CWG0MUR01</text:p>
          </table:table-cell>
          <table:table-cell office:value-type="string">
            <text:p>SPECIAL CONNECTORS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2340-0205CWG0MUR01.pdf</text:p>
          </table:table-cell>
          <table:table-cell/>
          <table:table-cell table:formula="of:=IF([.Q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BRGFML2M0000010</text:p>
          </table:table-cell>
          <table:table-cell office:value-type="string">
            <text:p>BERG SMD ST 5X2 PIN P2.00MM HT-5.50MM <text:s/>BLK-GOLD PLTD WITH PEG</text:p>
          </table:table-cell>
          <table:table-cell office:value-type="float" office:value="0.056">
            <text:p>0.056</text:p>
          </table:table-cell>
          <table:table-cell office:value-type="string">
            <text:p>USD</text:p>
          </table:table-cell>
          <table:table-cell office:value-type="float" office:value="4.87424">
            <text:p>4.87424</text:p>
          </table:table-cell>
          <table:table-cell/>
          <table:table-cell office:value-type="string">
            <text:p>RMELL</text:p>
          </table:table-cell>
          <table:table-cell office:value-type="string">
            <text:p>1315-1205CWG0M073R02</text:p>
          </table:table-cell>
          <table:table-cell office:value-type="string">
            <text:p>SPECIAL CONNECTORS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1315-1205CWG0M073R02.PDF</text:p>
          </table:table-cell>
          <table:table-cell/>
          <table:table-cell table:formula="of:=IF([.Q1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LCDBLxxxx000032</text:p>
          </table:table-cell>
          <table:table-cell office:value-type="string">
            <text:p>BKL LDD MFM384 PLUS 73x70mm WHITE</text:p>
          </table:table-cell>
          <table:table-cell office:value-type="float" office:value="1">
            <text:p>1</text:p>
          </table:table-cell>
          <table:table-cell office:value-type="string">
            <text:p>USD</text:p>
          </table:table-cell>
          <table:table-cell office:value-type="float" office:value="87.04">
            <text:p>87.04</text:p>
          </table:table-cell>
          <table:table-cell office:value-type="string">
            <text:p>Display-LCD-BL</text:p>
          </table:table-cell>
          <table:table-cell office:value-type="string">
            <text:p>RMELL</text:p>
          </table:table-cell>
          <table:table-cell office:value-type="string">
            <text:p>BLB-S13814-1 V02</text:p>
          </table:table-cell>
          <table:table-cell office:value-type="string">
            <text:p>SUCCESS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Tmo974HgIRJk-jIQrLsMmIBahnjcLw-WGnIifd3AR6TrA?e=t0NqAp">https://seleco365-my.sharepoint.com/:b:/g/personal/adminprj2_selec_com/ETmo974HgIRJk-jIQrLsMmIBahnjcLw-WGnIifd3AR6TrA?e=t0NqAp</text:a></text:p>
          </table:table-cell>
          <table:table-cell office:value-type="string">
            <text:p>SUCCESS ELECTRONICS LTD</text:p>
          </table:table-cell>
          <table:table-cell office:value-type="string">
            <text:p>VS000260</text:p>
          </table:table-cell>
          <table:table-cell office:value-type="string">
            <text:p>Shenzhen</text:p>
          </table:table-cell>
          <table:table-cell office:value-type="string">
            <text:p>China</text:p>
          </table:table-cell>
          <table:table-cell office:value-type="string">
            <text:p>BLB-S13814-1 V02.pdf</text:p>
          </table:table-cell>
          <table:table-cell/>
          <table:table-cell table:formula="of:=IF([.Q1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MCHPLSOTHxxx000078</text:p>
          </table:table-cell>
          <table:table-cell office:value-type="string">
            <text:p>BOBBIN EE1605_V_10P_NYLON66</text:p>
          </table:table-cell>
          <table:table-cell office:value-type="float" office:value="2.38449">
            <text:p>2.38449</text:p>
          </table:table-cell>
          <table:table-cell office:value-type="string">
            <text:p>INR</text:p>
          </table:table-cell>
          <table:table-cell office:value-type="float" office:value="2.38449">
            <text:p>2.38449</text:p>
          </table:table-cell>
          <table:table-cell/>
          <table:table-cell office:value-type="string">
            <text:p>RMMCH</text:p>
          </table:table-cell>
          <table:table-cell office:value-type="string">
            <text:p>BOBBIN EE1605_V_10P_NYLON66</text:p>
          </table:table-cell>
          <table:table-cell office:value-type="string">
            <text:p>SS Industries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seleco365-my.sharepoint.com/:b:/g/personal/adminprj2_selec_com/Ec3D36k0xfpEpL8sRlz_epQBfg-y6YZIyhlHMsil5alIIg?e=9ZrXgd">https://seleco365-my.sharepoint.com/:b:/g/personal/adminprj2_selec_com/Ec3D36k0xfpEpL8sRlz_epQBfg-y6YZIyhlHMsil5alIIg?e=9ZrXgd</text:a></text:p>
          </table:table-cell>
          <table:table-cell office:value-type="string">
            <text:p>S S INDUSTRIES</text:p>
          </table:table-cell>
          <table:table-cell office:value-type="string">
            <text:p>VS000387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float" office:value="9964686063">
            <text:p>9964686063</text:p>
          </table:table-cell>
          <table:table-cell table:style-name="ce25" office:value-type="string">
            <text:p>MAIL2SSINDUSTRIES@GMAIL.COM</text:p>
          </table:table-cell>
          <table:table-cell office:value-type="string">
            <text:p>sent</text:p>
          </table:table-cell>
          <table:table-cell/>
          <table:table-cell office:value-type="string">
            <text:p>NA</text:p>
          </table:table-cell>
          <table:table-cell table:style-name="ce10" office:value-type="string">
            <text:p>They failed to provide</text:p>
          </table:table-cell>
          <table:table-cell table:number-columns-repeated="996"/>
        </table:table-row>
        <table:table-row table:style-name="ro3">
          <table:table-cell office:value-type="string">
            <text:p>RMELLWNCFLT40x000004</text:p>
          </table:table-cell>
          <table:table-cell office:value-type="string">
            <text:p>CABLE FRC 7 CORE 40mm</text:p>
          </table:table-cell>
          <table:table-cell office:value-type="float" office:value="2.544129">
            <text:p>2.544129</text:p>
          </table:table-cell>
          <table:table-cell office:value-type="string">
            <text:p>INR</text:p>
          </table:table-cell>
          <table:table-cell office:value-type="float" office:value="2.544129">
            <text:p>2.544129</text:p>
          </table:table-cell>
          <table:table-cell/>
          <table:table-cell office:value-type="string">
            <text:p>RMELL</text:p>
          </table:table-cell>
          <table:table-cell office:value-type="string">
            <text:p>UL2468#26-7C/40</text:p>
          </table:table-cell>
          <table:table-cell office:value-type="string">
            <text:p>REACH POWER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REACH POWER IND.LTD</text:p>
          </table:table-cell>
          <table:table-cell office:value-type="string">
            <text:p>VR000047</text:p>
          </table:table-cell>
          <table:table-cell office:value-type="string">
            <text:p>HONGKONG</text:p>
          </table:table-cell>
          <table:table-cell office:value-type="string">
            <text:p>Hong Kong SAR of P.R.China</text:p>
          </table:table-cell>
          <table:table-cell office:value-type="string">
            <text:p>-</text:p>
          </table:table-cell>
          <table:table-cell/>
          <table:table-cell table:formula="of:=IF([.Q1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852 23427877 </text:p>
          </table:table-cell>
          <table:table-cell table:style-name="ce25" office:value-type="string">
            <text:p>info@reachpower.com.hk, </text:p>
          </table:table-cell>
          <table:table-cell office:value-type="string">
            <text:p>failed</text:p>
          </table:table-cell>
          <table:table-cell/>
          <table:table-cell office:value-type="string">
            <text:p>sent</text:p>
          </table:table-cell>
          <table:table-cell table:style-name="ce10"/>
          <table:table-cell table:number-columns-repeated="996"/>
        </table:table-row>
        <table:table-row table:style-name="ro21" table:visibility="filter">
          <table:table-cell office:value-type="string">
            <text:p>RMELLCAPCDC1KV000001</text:p>
          </table:table-cell>
          <table:table-cell office:value-type="string">
            <text:p>CAP LDD CER DISC 0.001uF 1KV P5.08mm</text:p>
          </table:table-cell>
          <table:table-cell office:value-type="float" office:value="0.7525">
            <text:p>0.7525</text:p>
          </table:table-cell>
          <table:table-cell office:value-type="string">
            <text:p>INR</text:p>
          </table:table-cell>
          <table:table-cell office:value-type="float" office:value="0.7525">
            <text:p>0.7525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HS06AE102MBD</text:p>
          </table:table-cell>
          <table:table-cell office:value-type="string">
            <text:p>GUJ POLY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Documents/Operational%20Control/PPM-2023-24/4%20-%20SAP%20Master/NEW%20SAP%20MASTER%20DATA/UID%20Documents%20Final/AVL_working/Datasheet%20links/102-Capacitor/HS06AE102MBD.pdf?CT=1721647511361&amp;OR=ItemsView">https://seleco365-my.sharepoint.com/personal/lbhosle_selec_com/Documents/Operational Control/PPM-2023-24/4 - SAP Master/NEW SAP MASTER DATA/UID Documents Final/AVL_working/Datasheet links/102-Capacitor/HS06AE102MBD.pdf?CT=1721647511361&amp;OR=ItemsView</text:a></text:p>
          </table:table-cell>
          <table:table-cell office:value-type="string">
            <text:p>MUMI TECHNOLOGY</text:p>
          </table:table-cell>
          <table:table-cell office:value-type="string">
            <text:p>VM000188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HS06AE102MBD.pdf</text:p>
          </table:table-cell>
          <table:table-cell/>
          <table:table-cell table:formula="of:=IF([.Q1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23808605 </text:p>
          </table:table-cell>
          <table:table-cell table:style-name="ce25" office:value-type="string">
            <text:p>MUMITECHNOLOGY@GMAIL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CAPCDC1KV000002</text:p>
          </table:table-cell>
          <table:table-cell office:value-type="string">
            <text:p>CAP LDD CER DISC 0.0022uF 1KV P5mm</text:p>
          </table:table-cell>
          <table:table-cell office:value-type="float" office:value="0.752488">
            <text:p>0.752488</text:p>
          </table:table-cell>
          <table:table-cell office:value-type="string">
            <text:p>INR</text:p>
          </table:table-cell>
          <table:table-cell office:value-type="float" office:value="0.752488">
            <text:p>0.752488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HS07AE222MBD</text:p>
          </table:table-cell>
          <table:table-cell office:value-type="string">
            <text:p>GUJ POLY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Documents/Operational%20Control/PPM-2023-24/4%20-%20SAP%20Master/NEW%20SAP%20MASTER%20DATA/UID%20Documents%20Final/AVL_working/Datasheet%20links/102-Capacitor/HS07AE222MBD.pdf?CT=1721647587276&amp;OR=ItemsView">https://seleco365-my.sharepoint.com/personal/lbhosle_selec_com/Documents/Operational Control/PPM-2023-24/4 - SAP Master/NEW SAP MASTER DATA/UID Documents Final/AVL_working/Datasheet links/102-Capacitor/HS07AE222MBD.pdf?CT=1721647587276&amp;OR=ItemsView</text:a></text:p>
          </table:table-cell>
          <table:table-cell office:value-type="string">
            <text:p>CEDICOM ELECTRONICS</text:p>
          </table:table-cell>
          <table:table-cell office:value-type="string">
            <text:p>VC000005</text:p>
          </table:table-cell>
          <table:table-cell office:value-type="string">
            <text:p>KERALA</text:p>
          </table:table-cell>
          <table:table-cell office:value-type="string">
            <text:p>India</text:p>
          </table:table-cell>
          <table:table-cell office:value-type="string">
            <text:p>HS07AE222MBD.pdf</text:p>
          </table:table-cell>
          <table:table-cell/>
          <table:table-cell table:formula="of:=IF([.Q1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CAPELE105000042</text:p>
          </table:table-cell>
          <table:table-cell office:value-type="string">
            <text:p>CAP LDD ELE 105C 1000uF 25V 10.1x20.5mm P5mm</text:p>
          </table:table-cell>
          <table:table-cell office:value-type="float" office:value="5.475245">
            <text:p>5.475245</text:p>
          </table:table-cell>
          <table:table-cell office:value-type="string">
            <text:p>INR</text:p>
          </table:table-cell>
          <table:table-cell office:value-type="float" office:value="5.475245">
            <text:p>5.475245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SD1021EMCGB0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Documents/Operational%20Control/PPM-2023-24/4%20-%20SAP%20Master/NEW%20SAP%20MASTER%20DATA/UID%20Documents%20Final/AVL_working/Datasheet%20links/102-Capacitor/CAP%20Datasheet-SD%20Series%20105C_Keltron.pdf?CT=1721472618057&amp;OR=ItemsView">https://seleco365-my.sharepoint.com/personal/lbhosle_selec_com/Documents/Operational Control/PPM-2023-24/4 - SAP Master/NEW SAP MASTER DATA/UID Documents Final/AVL_working/Datasheet links/102-Capacitor/CAP Datasheet-SD Series 105C_Keltron.pdf?CT=1721472618057&amp;OR=ItemsView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SD1021EMCGB0.pdf</text:p>
          </table:table-cell>
          <table:table-cell/>
          <table:table-cell table:formula="of:=IF([.Q1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CAPELE105000282</text:p>
          </table:table-cell>
          <table:table-cell office:value-type="string">
            <text:p>CAP LDD ELE 105C 1000uF 25V 10x15mm P5mm</text:p>
          </table:table-cell>
          <table:table-cell office:value-type="float" office:value="3.566667">
            <text:p>3.566667</text:p>
          </table:table-cell>
          <table:table-cell office:value-type="string">
            <text:p>INR</text:p>
          </table:table-cell>
          <table:table-cell office:value-type="float" office:value="3.566667">
            <text:p>3.566667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102M25V1015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LHK102M25V1015.pdf</text:p>
          </table:table-cell>
          <table:table-cell/>
          <table:table-cell table:formula="of:=IF([.Q1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CAPELE105000007</text:p>
          </table:table-cell>
          <table:table-cell office:value-type="string">
            <text:p>CAP LDD ELE 105C 100uF 10V 20% 5X11mm P2.5mm</text:p>
          </table:table-cell>
          <table:table-cell office:value-type="float" office:value="0.654962">
            <text:p>0.654962</text:p>
          </table:table-cell>
          <table:table-cell office:value-type="string">
            <text:p>INR</text:p>
          </table:table-cell>
          <table:table-cell office:value-type="float" office:value="0.654962">
            <text:p>0.654962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MK101M10V511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general-purpose/LMK-Series-7-9mmL-General-Purpose-105-C-1000-Hrs.html">https://www.jackcon.com.tw/general-purpose/LMK-Series-7-9mmL-General-Purpose-105-C-1000-Hrs.html</text:a></text:p>
          </table:table-cell>
          <table:table-cell office:value-type="string">
            <text:p>BC COMPONENTS</text:p>
          </table:table-cell>
          <table:table-cell office:value-type="string">
            <text:p>VB000035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LMK101M10V511.pdf</text:p>
          </table:table-cell>
          <table:table-cell/>
          <table:table-cell table:formula="of:=IF([.Q1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CAPELE105000008</text:p>
          </table:table-cell>
          <table:table-cell office:value-type="string">
            <text:p>CAP LDD ELE 105C 100uF 16V 20% 5x11mm P2.5mm</text:p>
          </table:table-cell>
          <table:table-cell office:value-type="float" office:value="0.652768">
            <text:p>0.652768</text:p>
          </table:table-cell>
          <table:table-cell office:value-type="string">
            <text:p>INR</text:p>
          </table:table-cell>
          <table:table-cell office:value-type="float" office:value="0.652768">
            <text:p>0.652768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101M16V511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BC COMPONENTS</text:p>
          </table:table-cell>
          <table:table-cell office:value-type="string">
            <text:p>VB000035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LHK101M16V511..pdf</text:p>
          </table:table-cell>
          <table:table-cell/>
          <table:table-cell table:formula="of:=IF([.Q1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CAPELE105000009</text:p>
          </table:table-cell>
          <table:table-cell office:value-type="string">
            <text:p>CAP LDD ELE 105C 100uF 25V 20% 6.3x11mm P2.5mm</text:p>
          </table:table-cell>
          <table:table-cell office:value-type="float" office:value="1.115862">
            <text:p>1.115862</text:p>
          </table:table-cell>
          <table:table-cell office:value-type="string">
            <text:p>INR</text:p>
          </table:table-cell>
          <table:table-cell office:value-type="float" office:value="1.115862">
            <text:p>1.115862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SD1011EMASB0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Documents/Operational%20Control/PPM-2023-24/4%20-%20SAP%20Master/NEW%20SAP%20MASTER%20DATA/UID%20Documents%20Final/AVL_working/Datasheet%20links/102-Capacitor/CAP%20Datasheet-SD%20Series%20105C_Keltron.pdf?CT=1721472618057&amp;OR=ItemsView">https://seleco365-my.sharepoint.com/personal/lbhosle_selec_com/Documents/Operational Control/PPM-2023-24/4 - SAP Master/NEW SAP MASTER DATA/UID Documents Final/AVL_working/Datasheet links/102-Capacitor/CAP Datasheet-SD Series 105C_Keltron.pdf?CT=1721472618057&amp;OR=ItemsView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SD1011EMASB0.pdf</text:p>
          </table:table-cell>
          <table:table-cell/>
          <table:table-cell table:formula="of:=IF([.Q2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table:number-columns-repeated="1000"/>
        </table:table-row>
        <table:table-row table:style-name="ro21">
          <table:table-cell office:value-type="string">
            <text:p>RMELLCAPELE105000004</text:p>
          </table:table-cell>
          <table:table-cell office:value-type="string">
            <text:p>CAP LDD ELE 105C 10uF 16V 5x16mm P2.5mm</text:p>
          </table:table-cell>
          <table:table-cell office:value-type="float" office:value="0.554198">
            <text:p>0.554198</text:p>
          </table:table-cell>
          <table:table-cell office:value-type="string">
            <text:p>INR</text:p>
          </table:table-cell>
          <table:table-cell office:value-type="float" office:value="0.554198">
            <text:p>0.554198</text:p>
          </table:table-cell>
          <table:table-cell/>
          <table:table-cell office:value-type="string">
            <text:p>RMELL</text:p>
          </table:table-cell>
          <table:table-cell office:value-type="string">
            <text:p>SD-100-1H-M-HS-B0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table:number-columns-repeated="2" office:value-type="string">
            <text:p>-</text:p>
          </table:table-cell>
          <table:table-cell office:value-type="string">
            <text:p>VALIANT ELECTRO SALES</text:p>
          </table:table-cell>
          <table:table-cell office:value-type="string">
            <text:p>VV000040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22 23882513/022 23803647</text:p>
          </table:table-cell>
          <table:table-cell table:style-name="ce25" office:value-type="string">
            <text:p>sachin@valiant.net.in, </text:p>
          </table:table-cell>
          <table:table-cell office:value-type="string">
            <text:p>faile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CAPELE105000005</text:p>
          </table:table-cell>
          <table:table-cell office:value-type="string">
            <text:p>CAP LDD ELE 105C 10uF 40V 20% 5X11mm P2.5mm</text:p>
          </table:table-cell>
          <table:table-cell office:value-type="float" office:value="0.553961">
            <text:p>0.553961</text:p>
          </table:table-cell>
          <table:table-cell office:value-type="string">
            <text:p>INR</text:p>
          </table:table-cell>
          <table:table-cell office:value-type="float" office:value="0.553961">
            <text:p>0.553961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100M50V511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BC COMPONENTS</text:p>
          </table:table-cell>
          <table:table-cell office:value-type="string">
            <text:p>VB000035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LHK100M50V511.pdf</text:p>
          </table:table-cell>
          <table:table-cell/>
          <table:table-cell table:formula="of:=IF([.Q2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4" table:visibility="filter">
          <table:table-cell office:value-type="string">
            <text:p>RMELLCAPELE105000292</text:p>
          </table:table-cell>
          <table:table-cell office:value-type="string">
            <text:p>CAP LDD ELE 105C 10uF 450V 20% 10X17mm P5mm</text:p>
          </table:table-cell>
          <table:table-cell office:value-type="float" office:value="3.65">
            <text:p>3.65</text:p>
          </table:table-cell>
          <table:table-cell office:value-type="string">
            <text:p>INR</text:p>
          </table:table-cell>
          <table:table-cell office:value-type="float" office:value="3.65">
            <text:p>3.65</text:p>
          </table:table-cell>
          <table:table-cell/>
          <table:table-cell office:value-type="string">
            <text:p>RMELL</text:p>
          </table:table-cell>
          <table:table-cell office:value-type="string">
            <text:p>ZH100M450G170A</text:p>
          </table:table-cell>
          <table:table-cell office:value-type="string">
            <text:p>ENFALION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MILLENNIUM SEMICONDUCTORS INDIA PRIVATE LIMITED</text:p>
          </table:table-cell>
          <table:table-cell office:value-type="string">
            <text:p>VM000245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ZH100M450G170A.jpg</text:p>
          </table:table-cell>
          <table:table-cell/>
          <table:table-cell table:formula="of:=IF([.Q2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91 8956080327 <text:s/>/ 020 27484800</text:p>
          </table:table-cell>
          <table:table-cell table:style-name="ce26" office:value-type="string">
            <text:p>ajay.sharma@millenniumsemi.com / ADESH.KARAMBE@MILLENNIUMSEMI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CAPELE105000048</text:p>
          </table:table-cell>
          <table:table-cell office:value-type="string">
            <text:p>CAP LDD ELE 105C 10uF 50V 5x11mm 2.5mm</text:p>
          </table:table-cell>
          <table:table-cell office:value-type="float" office:value="0.740204">
            <text:p>0.740204</text:p>
          </table:table-cell>
          <table:table-cell office:value-type="string">
            <text:p>INR</text:p>
          </table:table-cell>
          <table:table-cell office:value-type="float" office:value="0.740204">
            <text:p>0.740204</text:p>
          </table:table-cell>
          <table:table-cell/>
          <table:table-cell office:value-type="string">
            <text:p>RMELL</text:p>
          </table:table-cell>
          <table:table-cell office:value-type="string">
            <text:p>SD-100-1H-M-HS-B0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<text:a xlink:href="https://www.mouser.in/datasheet/2/977/e_YXF-1600680.pdf">https://www.mouser.in/datasheet/2/977/e_YXF-1600680.pdf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SD-100-1H-M-HS-B0.pdf</text:p>
          </table:table-cell>
          <table:table-cell/>
          <table:table-cell table:formula="of:=IF([.Q2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CAPELE105000052</text:p>
          </table:table-cell>
          <table:table-cell office:value-type="string">
            <text:p>CAP LDD ELE 105C 10uf <text:s/>50V 20% 5x7mm P2.5mm</text:p>
          </table:table-cell>
          <table:table-cell office:value-type="float" office:value="0.702981">
            <text:p>0.702981</text:p>
          </table:table-cell>
          <table:table-cell office:value-type="string">
            <text:p>INR</text:p>
          </table:table-cell>
          <table:table-cell office:value-type="float" office:value="0.702981">
            <text:p>0.702981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100M50V511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HONJU TAIWAN CO., LTD</text:p>
          </table:table-cell>
          <table:table-cell office:value-type="string">
            <text:p>VH000094</text:p>
          </table:table-cell>
          <table:table-cell/>
          <table:table-cell office:value-type="string">
            <text:p>TAIWAN</text:p>
          </table:table-cell>
          <table:table-cell office:value-type="string">
            <text:p>LHK100M50V511.pdf</text:p>
          </table:table-cell>
          <table:table-cell/>
          <table:table-cell table:formula="of:=IF([.Q2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CAPELE105000002</text:p>
          </table:table-cell>
          <table:table-cell office:value-type="string">
            <text:p>CAP LDD ELE 105C 1uF 450V 8X12.5mm P3.5mm</text:p>
          </table:table-cell>
          <table:table-cell office:value-type="float" office:value="2.532539">
            <text:p>2.532539</text:p>
          </table:table-cell>
          <table:table-cell office:value-type="string">
            <text:p>INR</text:p>
          </table:table-cell>
          <table:table-cell office:value-type="float" office:value="2.532539">
            <text:p>2.532539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105M450V811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LHK105M450V811.pdf</text:p>
          </table:table-cell>
          <table:table-cell/>
          <table:table-cell table:formula="of:=IF([.Q2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CAPELE105000064</text:p>
          </table:table-cell>
          <table:table-cell office:value-type="string">
            <text:p>CAP LDD ELE 105C 2.2UF 450V 10X12mm P5mm</text:p>
          </table:table-cell>
          <table:table-cell office:value-type="float" office:value="3.7">
            <text:p>3.7</text:p>
          </table:table-cell>
          <table:table-cell office:value-type="string">
            <text:p>INR</text:p>
          </table:table-cell>
          <table:table-cell office:value-type="float" office:value="3.7">
            <text:p>3.7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2R2M450V1012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HONJU TAIWAN CO., LTD</text:p>
          </table:table-cell>
          <table:table-cell office:value-type="string">
            <text:p>VJ000026</text:p>
          </table:table-cell>
          <table:table-cell office:value-type="string">
            <text:p>TAIPAI COUNTY</text:p>
          </table:table-cell>
          <table:table-cell office:value-type="string">
            <text:p>TAIWAN</text:p>
          </table:table-cell>
          <table:table-cell office:value-type="string">
            <text:p>LHK2R2M450V1012.pdf</text:p>
          </table:table-cell>
          <table:table-cell/>
          <table:table-cell table:formula="of:=IF([.Q2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3">
          <table:table-cell office:value-type="string">
            <text:p>RMELLCAPELE105000020</text:p>
          </table:table-cell>
          <table:table-cell office:value-type="string">
            <text:p>CAP LDD ELE 105C 220uF 10V 20% 6.3x11mm P2.5mm</text:p>
          </table:table-cell>
          <table:table-cell office:value-type="float" office:value="1.1991">
            <text:p>1.1991</text:p>
          </table:table-cell>
          <table:table-cell office:value-type="string">
            <text:p>INR</text:p>
          </table:table-cell>
          <table:table-cell office:value-type="float" office:value="1.1991">
            <text:p>1.1991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SD2211AMASB0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Documents/Operational%20Control/PPM-2023-24/4%20-%20SAP%20Master/NEW%20SAP%20MASTER%20DATA/UID%20Documents%20Final/AVL_working/Datasheet%20links/102-Capacitor/CAP%20Datasheet-SD%20Series%20105C_Keltron.pdf?CT=1721472618057&amp;OR=ItemsView">https://seleco365-my.sharepoint.com/personal/lbhosle_selec_com/Documents/Operational Control/PPM-2023-24/4 - SAP Master/NEW SAP MASTER DATA/UID Documents Final/AVL_working/Datasheet links/102-Capacitor/CAP Datasheet-SD Series 105C_Keltron.pdf?CT=1721472618057&amp;OR=ItemsView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3">
          <table:table-cell office:value-type="string">
            <text:p>RMELLCAPELE105000022</text:p>
          </table:table-cell>
          <table:table-cell office:value-type="string">
            <text:p>CAP LDD ELE 105C 220uF 25V 20% 8x12.5mm P3.5mm</text:p>
          </table:table-cell>
          <table:table-cell office:value-type="float" office:value="1.797596">
            <text:p>1.797596</text:p>
          </table:table-cell>
          <table:table-cell office:value-type="string">
            <text:p>INR</text:p>
          </table:table-cell>
          <table:table-cell office:value-type="float" office:value="1.797596">
            <text:p>1.797596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SD2211EMBBB0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Documents/Operational%20Control/PPM-2023-24/4%20-%20SAP%20Master/NEW%20SAP%20MASTER%20DATA/UID%20Documents%20Final/AVL_working/Datasheet%20links/102-Capacitor/CAP%20Datasheet-SD%20Series%20105C_Keltron.pdf?CT=1721472618057&amp;OR=ItemsView">https://seleco365-my.sharepoint.com/personal/lbhosle_selec_com/Documents/Operational Control/PPM-2023-24/4 - SAP Master/NEW SAP MASTER DATA/UID Documents Final/AVL_working/Datasheet links/102-Capacitor/CAP Datasheet-SD Series 105C_Keltron.pdf?CT=1721472618057&amp;OR=ItemsView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3" table:visibility="filter">
          <table:table-cell office:value-type="string">
            <text:p>RMELLCAPELE105000059</text:p>
          </table:table-cell>
          <table:table-cell office:value-type="string">
            <text:p>CAP LDD ELE 105C 33UF 450V 20% 16X25mm P7.5mm</text:p>
          </table:table-cell>
          <table:table-cell office:value-type="float" office:value="18.12964">
            <text:p>18.12964</text:p>
          </table:table-cell>
          <table:table-cell office:value-type="string">
            <text:p>INR</text:p>
          </table:table-cell>
          <table:table-cell office:value-type="float" office:value="18.12964">
            <text:p>18.12964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330M450V1626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HONJU TAIWAN CO., LTD</text:p>
          </table:table-cell>
          <table:table-cell office:value-type="string">
            <text:p>VH000094</text:p>
          </table:table-cell>
          <table:table-cell/>
          <table:table-cell office:value-type="string">
            <text:p>TAIWAN</text:p>
          </table:table-cell>
          <table:table-cell office:value-type="string">
            <text:p>LHK330M450V1626.pdf</text:p>
          </table:table-cell>
          <table:table-cell/>
          <table:table-cell table:formula="of:=IF([.Q3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3" table:visibility="filter">
          <table:table-cell office:value-type="string">
            <text:p>RMELLCAPELE105000041</text:p>
          </table:table-cell>
          <table:table-cell office:value-type="string">
            <text:p>CAP LDD ELE 105C 6.8uF 450V 20% 10x21mm P5mm</text:p>
          </table:table-cell>
          <table:table-cell office:value-type="float" office:value="0.073">
            <text:p>0.073</text:p>
          </table:table-cell>
          <table:table-cell office:value-type="string">
            <text:p>USD</text:p>
          </table:table-cell>
          <table:table-cell office:value-type="float" office:value="6.35392">
            <text:p>6.35392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HK6R8M450V1021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upload_files/pdf/LHK_Series_General_Purpose_105cXC_2000_Hrs.pdf?utm_source=Datasheets&amp;utm_medium=Part-details&amp;utm_campaign=DS_Referrals&amp;utm_content=Datasheet_Button&amp;utm_term=LHK100M50V511">https://www.jackcon.com.tw/upload_files/pdf/LHK_Series_General_Purpose_105cXC_2000_Hrs.pdf?utm_source=Datasheets&amp;utm_medium=Part-details&amp;utm_campaign=DS_Referrals&amp;utm_content=Datasheet_Button&amp;utm_term=LHK100M50V511</text:a></text:p>
          </table:table-cell>
          <table:table-cell office:value-type="string">
            <text:p>BC COMPONENTS</text:p>
          </table:table-cell>
          <table:table-cell office:value-type="string">
            <text:p>VB000035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LHK6R8M450V1021.pdf</text:p>
          </table:table-cell>
          <table:table-cell/>
          <table:table-cell table:formula="of:=IF([.Q3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3" table:visibility="filter">
          <table:table-cell office:value-type="string">
            <text:p>RMELLCAPELE85x000057</text:p>
          </table:table-cell>
          <table:table-cell office:value-type="string">
            <text:p>CAP LDD ELE 85C 100uF 10V 5x7mm P2.5mm</text:p>
          </table:table-cell>
          <table:table-cell office:value-type="float" office:value="0.702981">
            <text:p>0.702981</text:p>
          </table:table-cell>
          <table:table-cell office:value-type="string">
            <text:p>INR</text:p>
          </table:table-cell>
          <table:table-cell office:value-type="float" office:value="0.702981">
            <text:p>0.702981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MK101M10V57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general-purpose/LMK-Series-7-9mmL-General-Purpose-105-C-1000-Hrs.html">https://www.jackcon.com.tw/general-purpose/LMK-Series-7-9mmL-General-Purpose-105-C-1000-Hrs.html</text:a></text:p>
          </table:table-cell>
          <table:table-cell office:value-type="string">
            <text:p>BC COMPONENTS</text:p>
          </table:table-cell>
          <table:table-cell office:value-type="string">
            <text:p>VB000035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LMK101M10V57.pdf</text:p>
          </table:table-cell>
          <table:table-cell/>
          <table:table-cell table:formula="of:=IF([.Q3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3">
          <table:table-cell office:value-type="string">
            <text:p>RMELLCAPELE85x000053</text:p>
          </table:table-cell>
          <table:table-cell office:value-type="string">
            <text:p>CAP LDD ELE 85C 100uF 25V 6.5x7mm P2.5mm</text:p>
          </table:table-cell>
          <table:table-cell office:value-type="float" office:value="1.02751">
            <text:p>1.02751</text:p>
          </table:table-cell>
          <table:table-cell office:value-type="string">
            <text:p>INR</text:p>
          </table:table-cell>
          <table:table-cell office:value-type="float" office:value="1.02751">
            <text:p>1.02751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LMK101M25V67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general-purpose/LMK-Series-7-9mmL-General-Purpose-105-C-1000-Hrs.html">https://www.jackcon.com.tw/general-purpose/LMK-Series-7-9mmL-General-Purpose-105-C-1000-Hrs.html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21">
          <table:table-cell office:value-type="string">
            <text:p>RMELLCAPELE85x000058</text:p>
          </table:table-cell>
          <table:table-cell office:value-type="string">
            <text:p>CAP LDD ELE 85C 10uF 50V 5x7mm P2.5mm</text:p>
          </table:table-cell>
          <table:table-cell office:value-type="float" office:value="0.67">
            <text:p>0.67</text:p>
          </table:table-cell>
          <table:table-cell office:value-type="string">
            <text:p>INR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RMELL</text:p>
          </table:table-cell>
          <table:table-cell office:value-type="string">
            <text:p>SA-100-1H-M-67-B0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HONJU TAIWAN CO., LTD</text:p>
          </table:table-cell>
          <table:table-cell office:value-type="string">
            <text:p>VH000094</text:p>
          </table:table-cell>
          <table:table-cell/>
          <table:table-cell office:value-type="string">
            <text:p>TAIWAN</text:p>
          </table:table-cell>
          <table:table-cell office:value-type="string">
            <text:p>-</text:p>
          </table:table-cell>
          <table:table-cell/>
          <table:table-cell table:formula="of:=IF([.Q3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+886-2-2278-2210 </text:p>
          </table:table-cell>
          <table:table-cell table:style-name="ce25" office:value-type="string">
            <text:p>james@jackcon.com.tw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ELLCAPX2x275000002</text:p>
          </table:table-cell>
          <table:table-cell office:value-type="string">
            <text:p>CAP LDD X2 CLASS 0.1MFD 275VAC 20% HT-12mm, W-6mm, L-18mm, P-15mm</text:p>
          </table:table-cell>
          <table:table-cell office:value-type="float" office:value="2.67519">
            <text:p>2.67519</text:p>
          </table:table-cell>
          <table:table-cell office:value-type="string">
            <text:p>INR</text:p>
          </table:table-cell>
          <table:table-cell office:value-type="float" office:value="2.67519">
            <text:p>2.67519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DEC MPB X2 (15) 0.1/</text:p>
          </table:table-cell>
          <table:table-cell office:value-type="string">
            <text:p>KELTRON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://www.deccapacitors.net/pdf/mpbm.pdf">http://www.deccapacitors.net/pdf/mpbm.pdf</text:a></text:p>
          </table:table-cell>
          <table:table-cell office:value-type="string">
            <text:p>SJ IMPEX LLP</text:p>
          </table:table-cell>
          <table:table-cell office:value-type="string">
            <text:p>VS000515</text:p>
          </table:table-cell>
          <table:table-cell office:value-type="string">
            <text:p>GRANT ROAD EAST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40061317/022 40022513</text:p>
          </table:table-cell>
          <table:table-cell table:style-name="ce25" office:value-type="string">
            <text:p>SACHIN@SJIMPEXLLP.COM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CAPX2x275000007</text:p>
          </table:table-cell>
          <table:table-cell office:value-type="string">
            <text:p>CAP LDD X2 CLASS 0.1MFD 305VAC 10% HT-10.5mm, W-5mm, L-18mm, P-15mm</text:p>
          </table:table-cell>
          <table:table-cell office:value-type="float" office:value="1.758851">
            <text:p>1.758851</text:p>
          </table:table-cell>
          <table:table-cell office:value-type="string">
            <text:p>INR</text:p>
          </table:table-cell>
          <table:table-cell office:value-type="float" office:value="1.758851">
            <text:p>1.758851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B32922C3104K</text:p>
          </table:table-cell>
          <table:table-cell office:value-type="string">
            <text:p>EPCOS TDK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www.tdk-electronics.tdk.com/inf/20/20/db/fc_2009/X2_B32921_928.pdf">https://www.tdk-electronics.tdk.com/inf/20/20/db/fc_2009/X2_B32921_928.pdf</text:a></text:p>
          </table:table-cell>
          <table:table-cell office:value-type="string">
            <text:p>A. R. ENTERPRISES</text:p>
          </table:table-cell>
          <table:table-cell office:value-type="string">
            <text:p>VA000004</text:p>
          </table:table-cell>
          <table:table-cell office:value-type="string">
            <text:p>NAVI MUMBAI</text:p>
          </table:table-cell>
          <table:table-cell office:value-type="string">
            <text:p>India</text:p>
          </table:table-cell>
          <table:table-cell office:value-type="string">
            <text:p>B32922C3104K_20-02-25.pdf</text:p>
          </table:table-cell>
          <table:table-cell office:value-type="string">
            <text:p>20-02-35</text:p>
          </table:table-cell>
          <table:table-cell table:formula="of:=IF([.Q3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400701/ 022-27692339</text:p>
          </table:table-cell>
          <table:table-cell table:style-name="ce26" office:value-type="string">
            <text:p>INFO@ARE.NET.IN, SALES@ARE.NET.IN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CAPY1xxxx000003</text:p>
          </table:table-cell>
          <table:table-cell office:value-type="string">
            <text:p>CAP LDD Y1 CLASS 0.22nF P10mm</text:p>
          </table:table-cell>
          <table:table-cell office:value-type="float" office:value="2">
            <text:p>2</text:p>
          </table:table-cell>
          <table:table-cell office:value-type="string">
            <text:p>INR</text:p>
          </table:table-cell>
          <table:table-cell office:value-type="float" office:value="2">
            <text:p>2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B32529C224J289  </text:p>
          </table:table-cell>
          <table:table-cell office:value-type="string">
            <text:p>EPCOS TDK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../MPN%20NOT%20OK%20AND%20MAKE%20NOT%20AVALABLE">MPN NOT OK AND MAKE NOT AVALABLE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B32529C224J289_20-02-25.pdf  </text:p>
          </table:table-cell>
          <table:table-cell office:value-type="string">
            <text:p>20-02-25</text:p>
          </table:table-cell>
          <table:table-cell table:formula="of:=IF([.Q3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CAPY1xxxx000001</text:p>
          </table:table-cell>
          <table:table-cell office:value-type="string">
            <text:p>CAP LDD Y1 CLASS 1nF P10mm</text:p>
          </table:table-cell>
          <table:table-cell office:value-type="float" office:value="2.361643">
            <text:p>2.361643</text:p>
          </table:table-cell>
          <table:table-cell office:value-type="string">
            <text:p>INR</text:p>
          </table:table-cell>
          <table:table-cell office:value-type="float" office:value="2.361643">
            <text:p>2.361643</text:p>
          </table:table-cell>
          <table:table-cell office:value-type="string">
            <text:p>Capacitor</text:p>
          </table:table-cell>
          <table:table-cell office:value-type="string">
            <text:p>RMELL</text:p>
          </table:table-cell>
          <table:table-cell office:value-type="string">
            <text:p>YU1AH102M070L20C0B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isc_datasheet/0AH_1AH_X1Y1_normal.pdf">https://www.passivecomponent.com/wp-content/uploads/Disc_datasheet/0AH_1AH_X1Y1_normal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YU1AH102M070L20C0B.pdf</text:p>
          </table:table-cell>
          <table:table-cell/>
          <table:table-cell table:formula="of:=IF([.Q3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89</text:p>
          </table:table-cell>
          <table:table-cell office:value-type="string">
            <text:p>CAP SMD 12PF/50V/C 0402</text:p>
          </table:table-cell>
          <table:table-cell office:value-type="float" office:value="0.130634">
            <text:p>0.130634</text:p>
          </table:table-cell>
          <table:table-cell office:value-type="string">
            <text:p>INR</text:p>
          </table:table-cell>
          <table:table-cell office:value-type="float" office:value="0.130634">
            <text:p>0.130634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402N120J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0402N120J500CT_21-.1-25.pdf</text:p>
          </table:table-cell>
          <table:table-cell/>
          <table:table-cell table:formula="of:=IF([.Q3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4Cxxx000024</text:p>
          </table:table-cell>
          <table:table-cell office:value-type="string">
            <text:p>CAP SMD CER 0.1uF 50V 0402 COG</text:p>
          </table:table-cell>
          <table:table-cell office:value-type="float" office:value="0.45">
            <text:p>0.45</text:p>
          </table:table-cell>
          <table:table-cell office:value-type="string">
            <text:p>INR</text:p>
          </table:table-cell>
          <table:table-cell office:value-type="float" office:value="0.45">
            <text:p>0.4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MC02FTN500104</text:p>
          </table:table-cell>
          <table:table-cell office:value-type="string">
            <text:p>VIKING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Documents/Operational%20Control/PPM-2023-24/4%20-%20SAP%20Master/NEW%20SAP%20MASTER%20DATA/UID%20Documents%20Final/AVL_working/Datasheet%20links/102-Capacitor/Viking_MC_Series.pdf?CT=1721710399812&amp;OR=ItemsView">https://seleco365-my.sharepoint.com/personal/lbhosle_selec_com/Documents/Operational Control/PPM-2023-24/4 - SAP Master/NEW SAP MASTER DATA/UID Documents Final/AVL_working/Datasheet links/102-Capacitor/Viking_MC_Series.pdf?CT=1721710399812&amp;OR=ItemsView</text:a></text:p>
          </table:table-cell>
          <table:table-cell office:value-type="string">
            <text:p>ADVENT ELECTRONICS GLOBAL PTE LTD</text:p>
          </table:table-cell>
          <table:table-cell office:value-type="string">
            <text:p>VA000222</text:p>
          </table:table-cell>
          <table:table-cell/>
          <table:table-cell office:value-type="string">
            <text:p>Singapore</text:p>
          </table:table-cell>
          <table:table-cell office:value-type="string">
            <text:p>MC02FTN500104.pdf</text:p>
          </table:table-cell>
          <table:table-cell/>
          <table:table-cell table:formula="of:=IF([.Q4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5472988/ 408653</text:p>
          </table:table-cell>
          <table:table-cell table:style-name="ce26" office:value-type="string">
            <text:p>CHIRAG@ADVENT ELECTRONICS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CAP04Cxxx000020</text:p>
          </table:table-cell>
          <table:table-cell office:value-type="string">
            <text:p>CAP SMD CER 0.1uF 50V 0402 – MLCC</text:p>
          </table:table-cell>
          <table:table-cell office:value-type="float" office:value="0.130699">
            <text:p>0.130699</text:p>
          </table:table-cell>
          <table:table-cell office:value-type="string">
            <text:p>INR</text:p>
          </table:table-cell>
          <table:table-cell office:value-type="float" office:value="0.130699">
            <text:p>0.130699</text:p>
          </table:table-cell>
          <table:table-cell/>
          <table:table-cell office:value-type="string">
            <text:p>RMELS</text:p>
          </table:table-cell>
          <table:table-cell office:value-type="string">
            <text:p>0402B104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float" office:value="0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0402B104K500CT_21-01-25.pdf</text:p>
          </table:table-cell>
          <table:table-cell/>
          <table:table-cell table:formula="of:=IF([.Q4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SCAP06Cxxx000005</text:p>
          </table:table-cell>
          <table:table-cell office:value-type="string">
            <text:p>CAP SMD CER 0.1uF 50V 0603 – MLCC</text:p>
          </table:table-cell>
          <table:table-cell office:value-type="float" office:value="0.140694">
            <text:p>0.140694</text:p>
          </table:table-cell>
          <table:table-cell office:value-type="string">
            <text:p>INR</text:p>
          </table:table-cell>
          <table:table-cell office:value-type="float" office:value="0.140694">
            <text:p>0.140694</text:p>
          </table:table-cell>
          <table:table-cell/>
          <table:table-cell office:value-type="string">
            <text:p>RMELS</text:p>
          </table:table-cell>
          <table:table-cell office:value-type="string">
            <text:p>0603B104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float" office:value="0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4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CAP06Cxxx000007</text:p>
          </table:table-cell>
          <table:table-cell office:value-type="string">
            <text:p>CAP SMD CER 0.33uF 16V 0603</text:p>
          </table:table-cell>
          <table:table-cell office:value-type="float" office:value="0.482378">
            <text:p>0.482378</text:p>
          </table:table-cell>
          <table:table-cell office:value-type="string">
            <text:p>INR</text:p>
          </table:table-cell>
          <table:table-cell office:value-type="float" office:value="0.482378">
            <text:p>0.482378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334K16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0603B334K160CT_21-01-25.pdf</text:p>
          </table:table-cell>
          <table:table-cell office:value-type="string">
            <text:p>21-01-25</text:p>
          </table:table-cell>
          <table:table-cell table:formula="of:=IF([.Q4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44</text:p>
          </table:table-cell>
          <table:table-cell office:value-type="string">
            <text:p>CAP SMD CER 0.33uF 50V 0603</text:p>
          </table:table-cell>
          <table:table-cell office:value-type="float" office:value="0.905363">
            <text:p>0.905363</text:p>
          </table:table-cell>
          <table:table-cell office:value-type="string">
            <text:p>INR</text:p>
          </table:table-cell>
          <table:table-cell office:value-type="float" office:value="0.905363">
            <text:p>0.905363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334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0603B334K500CT_21-01-25.pdf</text:p>
          </table:table-cell>
          <table:table-cell office:value-type="string">
            <text:p>21-01-25</text:p>
          </table:table-cell>
          <table:table-cell table:formula="of:=IF([.Q4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30</text:p>
          </table:table-cell>
          <table:table-cell office:value-type="string">
            <text:p>CAP SMD CER 0.47uf 16V 0603</text:p>
          </table:table-cell>
          <table:table-cell office:value-type="float" office:value="0.422081">
            <text:p>0.422081</text:p>
          </table:table-cell>
          <table:table-cell office:value-type="string">
            <text:p>INR</text:p>
          </table:table-cell>
          <table:table-cell office:value-type="float" office:value="0.422081">
            <text:p>0.422081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474K16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0603B474K160CT_21-01-25.pdf</text:p>
          </table:table-cell>
          <table:table-cell office:value-type="string">
            <text:p>21-01-25</text:p>
          </table:table-cell>
          <table:table-cell table:formula="of:=IF([.Q4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24</text:p>
          </table:table-cell>
          <table:table-cell office:value-type="string">
            <text:p>CAP SMD CER 0.47uf 50V 0603</text:p>
          </table:table-cell>
          <table:table-cell office:value-type="float" office:value="1.307675">
            <text:p>1.307675</text:p>
          </table:table-cell>
          <table:table-cell office:value-type="string">
            <text:p>INR</text:p>
          </table:table-cell>
          <table:table-cell office:value-type="float" office:value="1.307675">
            <text:p>1.30767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474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0603B474K500CT_21-01-25.pdf</text:p>
          </table:table-cell>
          <table:table-cell office:value-type="string">
            <text:p>21-01-25</text:p>
          </table:table-cell>
          <table:table-cell table:formula="of:=IF([.Q4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08</text:p>
          </table:table-cell>
          <table:table-cell office:value-type="string">
            <text:p>CAP SMD CER 100pF 50V 0603 – MLCC</text:p>
          </table:table-cell>
          <table:table-cell office:value-type="float" office:value="0.160793">
            <text:p>0.160793</text:p>
          </table:table-cell>
          <table:table-cell office:value-type="string">
            <text:p>INR</text:p>
          </table:table-cell>
          <table:table-cell office:value-type="float" office:value="0.160793">
            <text:p>0.160793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101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0603B101K500CT_20-02-25.pdf</text:p>
          </table:table-cell>
          <table:table-cell office:value-type="string">
            <text:p>20-02-25</text:p>
          </table:table-cell>
          <table:table-cell table:formula="of:=IF([.Q4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8Cxxx000004</text:p>
          </table:table-cell>
          <table:table-cell office:value-type="string">
            <text:p>CAP SMD CER 100pF 50V 0805 – MLCC</text:p>
          </table:table-cell>
          <table:table-cell office:value-type="float" office:value="0.321585">
            <text:p>0.321585</text:p>
          </table:table-cell>
          <table:table-cell office:value-type="string">
            <text:p>INR</text:p>
          </table:table-cell>
          <table:table-cell office:value-type="float" office:value="0.321585">
            <text:p>0.32158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805B101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CVILUX CORPORATION</text:p>
          </table:table-cell>
          <table:table-cell office:value-type="string">
            <text:p>VC000020</text:p>
          </table:table-cell>
          <table:table-cell office:value-type="string">
            <text:p>TAIPEI HSIEN</text:p>
          </table:table-cell>
          <table:table-cell office:value-type="string">
            <text:p>Taiwan, P.R.China</text:p>
          </table:table-cell>
          <table:table-cell office:value-type="string">
            <text:p>0805B101K500CT_21-01-25.pdf</text:p>
          </table:table-cell>
          <table:table-cell office:value-type="string">
            <text:p>21-01-25</text:p>
          </table:table-cell>
          <table:table-cell table:formula="of:=IF([.Q4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12Cxxx000019</text:p>
          </table:table-cell>
          <table:table-cell office:value-type="string">
            <text:p>CAP SMD CER 10PF 50V 0402</text:p>
          </table:table-cell>
          <table:table-cell office:value-type="float" office:value="0.120595">
            <text:p>0.120595</text:p>
          </table:table-cell>
          <table:table-cell office:value-type="string">
            <text:p>INR</text:p>
          </table:table-cell>
          <table:table-cell office:value-type="float" office:value="0.120595">
            <text:p>0.12059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402B100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table:number-columns-repeated="2"/>
          <table:table-cell office:value-type="string">
            <text:p>0402B100K500CT</text:p>
          </table:table-cell>
          <table:table-cell/>
          <table:table-cell table:formula="of:=IF([.Q4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10</text:p>
          </table:table-cell>
          <table:table-cell office:value-type="string">
            <text:p>CAP SMD CER 12pF 50V 0603</text:p>
          </table:table-cell>
          <table:table-cell office:value-type="float" office:value="0.221383">
            <text:p>0.221383</text:p>
          </table:table-cell>
          <table:table-cell office:value-type="string">
            <text:p>INR</text:p>
          </table:table-cell>
          <table:table-cell office:value-type="float" office:value="0.221383">
            <text:p>0.221383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N120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table:number-columns-repeated="2"/>
          <table:table-cell office:value-type="string">
            <text:p>0603N120K500CT_21-01-25.pdf</text:p>
          </table:table-cell>
          <table:table-cell office:value-type="string">
            <text:p>21-01-25</text:p>
          </table:table-cell>
          <table:table-cell table:formula="of:=IF([.Q5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21</text:p>
          </table:table-cell>
          <table:table-cell office:value-type="string">
            <text:p>CAP SMD CER 15nf 50V 0603</text:p>
          </table:table-cell>
          <table:table-cell office:value-type="float" office:value="0.261168">
            <text:p>0.261168</text:p>
          </table:table-cell>
          <table:table-cell office:value-type="string">
            <text:p>INR</text:p>
          </table:table-cell>
          <table:table-cell office:value-type="float" office:value="0.261168">
            <text:p>0.261168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153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table:number-columns-repeated="2"/>
          <table:table-cell office:value-type="string">
            <text:p>0603B153K500CT_21-01-25.pdf</text:p>
          </table:table-cell>
          <table:table-cell office:value-type="string">
            <text:p>21-01-25</text:p>
          </table:table-cell>
          <table:table-cell table:formula="of:=IF([.Q5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8Cxxx000011</text:p>
          </table:table-cell>
          <table:table-cell office:value-type="string">
            <text:p>CAP SMD CER 1uF 50V 0805</text:p>
          </table:table-cell>
          <table:table-cell office:value-type="float" office:value="0.703468">
            <text:p>0.703468</text:p>
          </table:table-cell>
          <table:table-cell office:value-type="string">
            <text:p>INR</text:p>
          </table:table-cell>
          <table:table-cell office:value-type="float" office:value="0.703468">
            <text:p>0.703468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805B105K500N2</text:p>
          </table:table-cell>
          <table:table-cell office:value-type="string">
            <text:p>HITAN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hitano.com.tw/wp-content/uploads/doc/MLCC-Approval_20240112.pdf">https://www.hitano.com.tw/wp-content/uploads/doc/MLCC-Approval_20240112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HITANO_30-06-17.pdf</text:p>
          </table:table-cell>
          <table:table-cell office:value-type="string">
            <text:p>30-06-17</text:p>
          </table:table-cell>
          <table:table-cell table:formula="of:=IF([.Q5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12</text:p>
          </table:table-cell>
          <table:table-cell office:value-type="string">
            <text:p>CAP SMD CER 22pF 50V 0603 – MLCC</text:p>
          </table:table-cell>
          <table:table-cell office:value-type="float" office:value="0.160705">
            <text:p>0.160705</text:p>
          </table:table-cell>
          <table:table-cell office:value-type="string">
            <text:p>INR</text:p>
          </table:table-cell>
          <table:table-cell office:value-type="float" office:value="0.160705">
            <text:p>0.16070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N220J500NT</text:p>
          </table:table-cell>
          <table:table-cell office:value-type="string">
            <text:p>HITAN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hitano.com.tw/wp-content/uploads/doc/MLCC-Approval_20240112.pdf">https://www.hitano.com.tw/wp-content/uploads/doc/MLCC-Approval_20240112.pdf</text:a>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HITANO_30-06-17.pdf</text:p>
          </table:table-cell>
          <table:table-cell office:value-type="string">
            <text:p>30-06-17</text:p>
          </table:table-cell>
          <table:table-cell table:formula="of:=IF([.Q5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8Cxxx000019</text:p>
          </table:table-cell>
          <table:table-cell office:value-type="string">
            <text:p>CAP SMD CER 330pf 100V 0805</text:p>
          </table:table-cell>
          <table:table-cell office:value-type="float" office:value="1">
            <text:p>1</text:p>
          </table:table-cell>
          <table:table-cell office:value-type="string">
            <text:p>INR</text:p>
          </table:table-cell>
          <table:table-cell office:value-type="float" office:value="1">
            <text:p>1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float" office:value="885012207113">
            <text:p>885012207113</text:p>
          </table:table-cell>
          <table:table-cell office:value-type="string">
            <text:p>WURTH ELECTRONICS</text:p>
          </table:table-cell>
          <table:table-cell office:value-type="string">
            <text:p>Germany</text:p>
          </table:table-cell>
          <table:table-cell office:value-type="string">
            <text:p>0</text:p>
          </table:table-cell>
          <table:table-cell office:value-type="string">
            <text:p><text:a xlink:href="https://www.we-online.com/components/products/datasheet/885012207113.pdf">https://www.we-online.com/components/products/datasheet/885012207113.pdf</text:a></text:p>
          </table:table-cell>
          <table:table-cell office:value-type="string">
            <text:p>WURTH ELECTRONICS SERVICES INDIA PVT. LTD.</text:p>
          </table:table-cell>
          <table:table-cell office:value-type="string">
            <text:p>VW000014</text:p>
          </table:table-cell>
          <table:table-cell office:value-type="string">
            <text:p>BANGLORE</text:p>
          </table:table-cell>
          <table:table-cell office:value-type="string">
            <text:p>India</text:p>
          </table:table-cell>
          <table:table-cell office:value-type="string">
            <text:p>885012207113_20-02-25.pdf</text:p>
          </table:table-cell>
          <table:table-cell office:value-type="string">
            <text:p>20-02-25</text:p>
          </table:table-cell>
          <table:table-cell table:formula="of:=IF([.Q5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15</text:p>
          </table:table-cell>
          <table:table-cell office:value-type="string">
            <text:p>CAP SMD CER 33pF 50V 0603 – MLCC</text:p>
          </table:table-cell>
          <table:table-cell office:value-type="float" office:value="0.160793">
            <text:p>0.160793</text:p>
          </table:table-cell>
          <table:table-cell office:value-type="string">
            <text:p>INR</text:p>
          </table:table-cell>
          <table:table-cell office:value-type="float" office:value="0.160793">
            <text:p>0.160793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N330J500NT</text:p>
          </table:table-cell>
          <table:table-cell office:value-type="string">
            <text:p>HITAN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hitano.com.tw/wp-content/uploads/doc/MLCC-Approval_20240112.pdf">https://www.hitano.com.tw/wp-content/uploads/doc/MLCC-Approval_20240112.pdf</text:a>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HITANO_30-06-17.pdf</text:p>
          </table:table-cell>
          <table:table-cell office:value-type="string">
            <text:p>30-06-17</text:p>
          </table:table-cell>
          <table:table-cell table:formula="of:=IF([.Q5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8Cxxx000014</text:p>
          </table:table-cell>
          <table:table-cell office:value-type="string">
            <text:p>CAP SMD CER 4.7uF 25V 0805</text:p>
          </table:table-cell>
          <table:table-cell office:value-type="float" office:value="0.954765">
            <text:p>0.954765</text:p>
          </table:table-cell>
          <table:table-cell office:value-type="string">
            <text:p>INR</text:p>
          </table:table-cell>
          <table:table-cell office:value-type="float" office:value="0.954765">
            <text:p>0.954765</text:p>
          </table:table-cell>
          <table:table-cell/>
          <table:table-cell office:value-type="string">
            <text:p>RMELS</text:p>
          </table:table-cell>
          <table:table-cell office:value-type="string">
            <text:p>0805X475K25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VALLABH IMPEX (INDIA) PVT. LTD</text:p>
          </table:table-cell>
          <table:table-cell office:value-type="string">
            <text:p>VV000004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0805X475K250CT.pdf</text:p>
          </table:table-cell>
          <table:table-cell/>
          <table:table-cell table:formula="of:=IF([.Q5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17</text:p>
          </table:table-cell>
          <table:table-cell office:value-type="string">
            <text:p>CAP SMD CER 470pF 50V 0603 – MLCC</text:p>
          </table:table-cell>
          <table:table-cell office:value-type="float" office:value="0.160945">
            <text:p>0.160945</text:p>
          </table:table-cell>
          <table:table-cell office:value-type="string">
            <text:p>INR</text:p>
          </table:table-cell>
          <table:table-cell office:value-type="float" office:value="0.160945">
            <text:p>0.16094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471K500NT</text:p>
          </table:table-cell>
          <table:table-cell office:value-type="string">
            <text:p>HITAN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hitano.com.tw/wp-content/uploads/doc/MLCC-Approval_20240112.pdf">https://www.hitano.com.tw/wp-content/uploads/doc/MLCC-Approval_20240112.pdf</text:a>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HITANO_30-06-17.pdf</text:p>
          </table:table-cell>
          <table:table-cell office:value-type="string">
            <text:p>30-06-17</text:p>
          </table:table-cell>
          <table:table-cell table:formula="of:=IF([.Q5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8Cxxx000008</text:p>
          </table:table-cell>
          <table:table-cell office:value-type="string">
            <text:p>CAP SMD CER 470pF 50V 0805 – MLCC</text:p>
          </table:table-cell>
          <table:table-cell office:value-type="float" office:value="0.321586">
            <text:p>0.321586</text:p>
          </table:table-cell>
          <table:table-cell office:value-type="string">
            <text:p>INR</text:p>
          </table:table-cell>
          <table:table-cell office:value-type="float" office:value="0.321586">
            <text:p>0.321586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805B471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VALLABH IMPEX (INDIA) PVT. LTD</text:p>
          </table:table-cell>
          <table:table-cell office:value-type="string">
            <text:p>VV000004</text:p>
          </table:table-cell>
          <table:table-cell table:number-columns-repeated="2"/>
          <table:table-cell office:value-type="string">
            <text:p>0805B471K500CT_21-01-25.pdf</text:p>
          </table:table-cell>
          <table:table-cell office:value-type="string">
            <text:p>21-01-25</text:p>
          </table:table-cell>
          <table:table-cell table:formula="of:=IF([.Q5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SCAP06Cxxx000025</text:p>
          </table:table-cell>
          <table:table-cell office:value-type="string">
            <text:p>CAP SMD CER DISC 0.001uF 50V 0603</text:p>
          </table:table-cell>
          <table:table-cell office:value-type="float" office:value="0.1407">
            <text:p>0.1407</text:p>
          </table:table-cell>
          <table:table-cell office:value-type="string">
            <text:p>INR</text:p>
          </table:table-cell>
          <table:table-cell office:value-type="float" office:value="0.1407">
            <text:p>0.1407</text:p>
          </table:table-cell>
          <table:table-cell/>
          <table:table-cell office:value-type="string">
            <text:p>RMELS</text:p>
          </table:table-cell>
          <table:table-cell office:value-type="string">
            <text:p>VJ0603Y102KXACW1BC</text:p>
          </table:table-cell>
          <table:table-cell office:value-type="string">
            <text:p>VISHAY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5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CAP06Cxxx000003</text:p>
          </table:table-cell>
          <table:table-cell office:value-type="string">
            <text:p>CAP SMD CER DISC 0.01uF 16V 0603</text:p>
          </table:table-cell>
          <table:table-cell office:value-type="float" office:value="0.140615">
            <text:p>0.140615</text:p>
          </table:table-cell>
          <table:table-cell office:value-type="string">
            <text:p>INR</text:p>
          </table:table-cell>
          <table:table-cell office:value-type="float" office:value="0.140615">
            <text:p>0.14061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VJ0603Y103KXACW1BC</text:p>
          </table:table-cell>
          <table:table-cell office:value-type="string">
            <text:p>VISHAY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vishay.com/docs/28548/vjw1bcbascomseries.pdf">https://www.vishay.com/docs/28548/vjw1bcbascomseries.pdf</text:a></text:p>
          </table:table-cell>
          <table:table-cell office:value-type="string">
            <text:p>ELEKTRONIKA SALES PVT.LTD.</text:p>
          </table:table-cell>
          <table:table-cell office:value-type="string">
            <text:p>VE000007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office:value-type="string">
            <text:p>VJ0603Y103KXACW1BC_20-02-25.pdf</text:p>
          </table:table-cell>
          <table:table-cell/>
          <table:table-cell table:formula="of:=IF([.Q6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04</text:p>
          </table:table-cell>
          <table:table-cell office:value-type="string">
            <text:p>CAP SMD CER DISC 0.01uF 50V 0603</text:p>
          </table:table-cell>
          <table:table-cell office:value-type="float" office:value="0.140694">
            <text:p>0.140694</text:p>
          </table:table-cell>
          <table:table-cell office:value-type="string">
            <text:p>INR</text:p>
          </table:table-cell>
          <table:table-cell office:value-type="float" office:value="0.140694">
            <text:p>0.140694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B103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table:number-columns-repeated="2"/>
          <table:table-cell office:value-type="string">
            <text:p>0603B103K500CT_21-01-25.pdf</text:p>
          </table:table-cell>
          <table:table-cell office:value-type="string">
            <text:p>21-01-25</text:p>
          </table:table-cell>
          <table:table-cell table:formula="of:=IF([.Q6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4Cxxx000001</text:p>
          </table:table-cell>
          <table:table-cell office:value-type="string">
            <text:p>CAP SMD CER DISC 0.1uF 16V 0402-MLCC</text:p>
          </table:table-cell>
          <table:table-cell office:value-type="float" office:value="0.130644">
            <text:p>0.130644</text:p>
          </table:table-cell>
          <table:table-cell office:value-type="string">
            <text:p>INR</text:p>
          </table:table-cell>
          <table:table-cell office:value-type="float" office:value="0.130644">
            <text:p>0.130644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402B104K500CT</text:p>
          </table:table-cell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passivecomponent.com/wp-content/uploads/datasheet/WTC_MLCC_General_Purpose.pdf">https://www.passivecomponent.com/wp-content/uploads/datasheet/WTC_MLCC_General_Purpose.pdf</text:a>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0402B104K500CT_21-01-25.pdf</text:p>
          </table:table-cell>
          <table:table-cell office:value-type="string">
            <text:p>21-01-25</text:p>
          </table:table-cell>
          <table:table-cell table:formula="of:=IF([.Q6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4Cxxx000006</text:p>
          </table:table-cell>
          <table:table-cell office:value-type="string">
            <text:p>CAP SMD CER DISC 0.1uF 50V 0402-MLCC</text:p>
          </table:table-cell>
          <table:table-cell office:value-type="float" office:value="0.130644">
            <text:p>0.130644</text:p>
          </table:table-cell>
          <table:table-cell office:value-type="string">
            <text:p>INR</text:p>
          </table:table-cell>
          <table:table-cell office:value-type="float" office:value="0.130644">
            <text:p>0.130644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CC0402KRX7R9BB104</text:p>
          </table:table-cell>
          <table:table-cell office:value-type="string">
            <text:p>YAGE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yageo.com/upload/media/product/productsearch/datasheet/mlcc/UPY-GPHC_X7R_6.3V-to-250V_23.pdf">https://www.yageo.com/upload/media/product/productsearch/datasheet/mlcc/UPY-GPHC_X7R_6.3V-to-250V_23.pdf</text:a></text:p>
          </table:table-cell>
          <table:table-cell office:value-type="string">
            <text:p>NETWORK ELECTRO DEVICES PVT. LTD.</text:p>
          </table:table-cell>
          <table:table-cell office:value-type="string">
            <text:p>VN000042</text:p>
          </table:table-cell>
          <table:table-cell office:value-type="string">
            <text:p>GRANT ROAD, MUMBAI</text:p>
          </table:table-cell>
          <table:table-cell office:value-type="string">
            <text:p>India</text:p>
          </table:table-cell>
          <table:table-cell office:value-type="string">
            <text:p>CC0402KRX7R9BB104_20-02-25.pdf</text:p>
          </table:table-cell>
          <table:table-cell office:value-type="string">
            <text:p>20-02-25</text:p>
          </table:table-cell>
          <table:table-cell table:formula="of:=IF([.Q6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09</text:p>
          </table:table-cell>
          <table:table-cell office:value-type="string">
            <text:p>CAP SMD CER DISC 10pF 50V 0603</text:p>
          </table:table-cell>
          <table:table-cell office:value-type="float" office:value="0.160799">
            <text:p>0.160799</text:p>
          </table:table-cell>
          <table:table-cell office:value-type="string">
            <text:p>INR</text:p>
          </table:table-cell>
          <table:table-cell office:value-type="float" office:value="0.160799">
            <text:p>0.160799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N100J500NT</text:p>
          </table:table-cell>
          <table:table-cell office:value-type="string">
            <text:p>HITAN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hitano.com.tw/wp-content/uploads/doc/MLCC-Approval_20240112.pdf">https://www.hitano.com.tw/wp-content/uploads/doc/MLCC-Approval_20240112.pdf</text:a>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HITANO_30-06-17.pdf</text:p>
          </table:table-cell>
          <table:table-cell office:value-type="string">
            <text:p>30-06-17</text:p>
          </table:table-cell>
          <table:table-cell table:formula="of:=IF([.Q6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19</text:p>
          </table:table-cell>
          <table:table-cell office:value-type="string">
            <text:p>CAP SMD CER DISC 47pF 50V 0603</text:p>
          </table:table-cell>
          <table:table-cell office:value-type="float" office:value="0.160793">
            <text:p>0.160793</text:p>
          </table:table-cell>
          <table:table-cell office:value-type="string">
            <text:p>INR</text:p>
          </table:table-cell>
          <table:table-cell office:value-type="float" office:value="0.160793">
            <text:p>0.160793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0603N470J500NT</text:p>
          </table:table-cell>
          <table:table-cell office:value-type="string">
            <text:p>HITAN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hitano.com.tw/wp-content/uploads/doc/MLCC-Approval_20240112.pdf">https://www.hitano.com.tw/wp-content/uploads/doc/MLCC-Approval_20240112.pdf</text:a></text:p>
          </table:table-cell>
          <table:table-cell office:value-type="string">
            <text:p>CINETECH INDUSTRIAL CO. LTD.</text:p>
          </table:table-cell>
          <table:table-cell office:value-type="string">
            <text:p>VC000032</text:p>
          </table:table-cell>
          <table:table-cell table:number-columns-repeated="2"/>
          <table:table-cell office:value-type="string">
            <text:p>HITANO_30-06-17.pdf</text:p>
          </table:table-cell>
          <table:table-cell office:value-type="string">
            <text:p>30-06-17</text:p>
          </table:table-cell>
          <table:table-cell table:formula="of:=IF([.Q6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06Cxxx000062</text:p>
          </table:table-cell>
          <table:table-cell office:value-type="string">
            <text:p>CAP SMD CER X7R 0.47UF 50V 0805</text:p>
          </table:table-cell>
          <table:table-cell office:value-type="float" office:value="0.682993">
            <text:p>0.682993</text:p>
          </table:table-cell>
          <table:table-cell office:value-type="string">
            <text:p>INR</text:p>
          </table:table-cell>
          <table:table-cell office:value-type="float" office:value="0.682993">
            <text:p>0.682993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CC0805KKX7R9BB474</text:p>
          </table:table-cell>
          <table:table-cell office:value-type="string">
            <text:p>YAGE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yageo.com/upload/media/product/productsearch/datasheet/mlcc/UPY-GPHC_X7R_6.3V-to-250V_23.pdf">https://www.yageo.com/upload/media/product/productsearch/datasheet/mlcc/UPY-GPHC_X7R_6.3V-to-250V_23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CC0805KKX7R9BB474_20-02-25.pdf</text:p>
          </table:table-cell>
          <table:table-cell office:value-type="string">
            <text:p>20-02-25</text:p>
          </table:table-cell>
          <table:table-cell table:formula="of:=IF([.Q6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CAPELE085000006</text:p>
          </table:table-cell>
          <table:table-cell office:value-type="string">
            <text:p>CAP SMD ELE 105C 100UF 25V 20% 6.3X7.7MM</text:p>
          </table:table-cell>
          <table:table-cell office:value-type="float" office:value="0.06">
            <text:p>0.06</text:p>
          </table:table-cell>
          <table:table-cell office:value-type="string">
            <text:p>USD</text:p>
          </table:table-cell>
          <table:table-cell office:value-type="float" office:value="5.2224">
            <text:p>5.2224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UCW1E101MCL1GS</text:p>
          </table:table-cell>
          <table:table-cell office:value-type="string">
            <text:p>NICHICON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293/e_ucw-3082257.pdf">https://www.mouser.in/datasheet/2/293/e_ucw-3082257.pdf</text:a></text:p>
          </table:table-cell>
          <table:table-cell office:value-type="string">
            <text:p>GS TECHNOLOGY PTE LTD.</text:p>
          </table:table-cell>
          <table:table-cell office:value-type="string">
            <text:p>VG000043</text:p>
          </table:table-cell>
          <table:table-cell/>
          <table:table-cell office:value-type="string">
            <text:p>Singapore</text:p>
          </table:table-cell>
          <table:table-cell office:value-type="string">
            <text:p>UCW1E101MCL1GS_21-01-25.pdf</text:p>
          </table:table-cell>
          <table:table-cell office:value-type="string">
            <text:p>21-01-25</text:p>
          </table:table-cell>
          <table:table-cell table:formula="of:=IF([.Q6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SCAPELE085000016</text:p>
          </table:table-cell>
          <table:table-cell office:value-type="string">
            <text:p>CAP SMD ELE 105C 1uF 50V 20% 4.0x5.4mm V CHIP</text:p>
          </table:table-cell>
          <table:table-cell office:value-type="float" office:value="2.52075">
            <text:p>2.52075</text:p>
          </table:table-cell>
          <table:table-cell office:value-type="string">
            <text:p>INR</text:p>
          </table:table-cell>
          <table:table-cell office:value-type="float" office:value="2.52075">
            <text:p>2.52075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STK1R0M50B5.4B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surface-mount-type/STK-Series-General-Purpose-105-C-1000-2000-Hrs.html">https://www.jackcon.com.tw/surface-mount-type/STK-Series-General-Purpose-105-C-1000-2000-Hrs.html</text:a></text:p>
          </table:table-cell>
          <table:table-cell office:value-type="string">
            <text:p>HONJU TAIWAN CO., LTD</text:p>
          </table:table-cell>
          <table:table-cell office:value-type="string">
            <text:p>VH000094</text:p>
          </table:table-cell>
          <table:table-cell/>
          <table:table-cell office:value-type="string">
            <text:p>TAIWAN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+886-2-2278-2210 </text:p>
          </table:table-cell>
          <table:table-cell table:style-name="ce25" office:value-type="string">
            <text:p>james@jackcon.com.tw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CAPELE085000017</text:p>
          </table:table-cell>
          <table:table-cell office:value-type="string">
            <text:p>CAP SMD ELE 105C 22uF 35V 20% 5x5.4mm V CHIP</text:p>
          </table:table-cell>
          <table:table-cell office:value-type="float" office:value="3.43334">
            <text:p>3.43334</text:p>
          </table:table-cell>
          <table:table-cell office:value-type="string">
            <text:p>INR</text:p>
          </table:table-cell>
          <table:table-cell office:value-type="float" office:value="3.43334">
            <text:p>3.43334</text:p>
          </table:table-cell>
          <table:table-cell office:value-type="string">
            <text:p>Capacitor</text:p>
          </table:table-cell>
          <table:table-cell office:value-type="string">
            <text:p>RMELS</text:p>
          </table:table-cell>
          <table:table-cell office:value-type="string">
            <text:p>STK220M35C5.4B</text:p>
          </table:table-cell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jackcon.com.tw/surface-mount-type/STK-Series-General-Purpose-105-C-1000-2000-Hrs.html">https://www.jackcon.com.tw/surface-mount-type/STK-Series-General-Purpose-105-C-1000-2000-Hrs.html</text:a></text:p>
          </table:table-cell>
          <table:table-cell office:value-type="string">
            <text:p>HONJU TAIWAN CO., LTD</text:p>
          </table:table-cell>
          <table:table-cell office:value-type="string">
            <text:p>VH000094</text:p>
          </table:table-cell>
          <table:table-cell/>
          <table:table-cell office:value-type="string">
            <text:p>TAIWAN</text:p>
          </table:table-cell>
          <table:table-cell office:value-type="string">
            <text:p>STK220M35C5.4B.pdf</text:p>
          </table:table-cell>
          <table:table-cell/>
          <table:table-cell table:formula="of:=IF([.Q6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XFRCNCxxx000009</text:p>
          </table:table-cell>
          <table:table-cell office:value-type="string">
            <text:p>CHOKE LDD CM V 22mH 150mA 16.26Hx10.61Wx14.65L</text:p>
          </table:table-cell>
          <table:table-cell office:value-type="float" office:value="9.348601">
            <text:p>9.348601</text:p>
          </table:table-cell>
          <table:table-cell office:value-type="string">
            <text:p>INR</text:p>
          </table:table-cell>
          <table:table-cell office:value-type="float" office:value="9.348601">
            <text:p>9.348601</text:p>
          </table:table-cell>
          <table:table-cell office:value-type="string">
            <text:p>Choke</text:p>
          </table:table-cell>
          <table:table-cell office:value-type="string">
            <text:p>RMELL</text:p>
          </table:table-cell>
          <table:table-cell office:value-type="float" office:value="9404063301">
            <text:p>9404063301</text:p>
          </table:table-cell>
          <table:table-cell office:value-type="string">
            <text:p>PRISMAT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ZId43SoSYdLpSa1haOpwhsBc9PC6IWZrW2t1pjC-7PtYg?e=5TLVUM">https://seleco365-my.sharepoint.com/:b:/g/personal/adminprj2_selec_com/EZId43SoSYdLpSa1haOpwhsBc9PC6IWZrW2t1pjC-7PtYg?e=5TLVUM</text:a></text:p>
          </table:table-cell>
          <table:table-cell office:value-type="string">
            <text:p>PRISMATIC ENGINEERING PVT LTD (PARWANOO)</text:p>
          </table:table-cell>
          <table:table-cell office:value-type="string">
            <text:p>VP000039</text:p>
          </table:table-cell>
          <table:table-cell office:value-type="string">
            <text:p>PARWANOO</text:p>
          </table:table-cell>
          <table:table-cell office:value-type="string">
            <text:p>India</text:p>
          </table:table-cell>
          <table:table-cell office:value-type="string">
            <text:p>9404063301.pdf</text:p>
          </table:table-cell>
          <table:table-cell/>
          <table:table-cell table:formula="of:=IF([.Q7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1792-657997/01792-234407</text:p>
          </table:table-cell>
          <table:table-cell table:style-name="ce25" office:value-type="string">
            <text:p>sanjayverma@prismatic.co.in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XFRCNCxxx000066</text:p>
          </table:table-cell>
          <table:table-cell office:value-type="string">
            <text:p>CHOKE LDD DC V 10mH 180mA 12x15mm RoHS</text:p>
          </table:table-cell>
          <table:table-cell office:value-type="float" office:value="11.74626">
            <text:p>11.74626</text:p>
          </table:table-cell>
          <table:table-cell office:value-type="string">
            <text:p>INR</text:p>
          </table:table-cell>
          <table:table-cell office:value-type="float" office:value="11.74626">
            <text:p>11.74626</text:p>
          </table:table-cell>
          <table:table-cell office:value-type="string">
            <text:p>Choke</text:p>
          </table:table-cell>
          <table:table-cell office:value-type="string">
            <text:p>RMELL</text:p>
          </table:table-cell>
          <table:table-cell office:value-type="string">
            <text:p>PE2023/5 [RED] DC 10MH</text:p>
          </table:table-cell>
          <table:table-cell office:value-type="string">
            <text:p>POOJA ELECTRON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ga=1&amp;id=/personal/lbhosle_selec_com/Documents/Operational%20Control/PPM-2023-24/4%20-%20SAP%20Master/NEW%20SAP%20MASTER%20DATA/UID%20Documents%20Final/AVL_working/Datasheet%20links/121-Magnetic%20parts/CHOKE/Product%20datasheet_10mH%20180mA.pdf&amp;parent=/personal/lbhosle_selec_com/Documents/Operational%20Control/PPM-2023-24/4%20-%20SAP%20Master/NEW%20SAP%20MASTER%20DATA/UID%20Documents%20Final/AVL_working/Datasheet%20links/121-Magnetic%20parts/CHOKE">https://seleco365-my.sharepoint.com/personal/lbhosle_selec_com/_layouts/15/onedrive.aspx?ga=1&amp;id=/personal/lbhosle_selec_com/Documents/Operational Control/PPM-2023-24/4 - SAP Master/NEW SAP MASTER DATA/UID Documents Final/AVL_working/Datasheet links/121-Magnetic parts/CHOKE/Product datasheet_10mH 180mA.pdf&amp;parent=/personal/lbhosle_selec_com/Documents/Operational Control/PPM-2023-24/4 - SAP Master/NEW SAP MASTER DATA/UID Documents Final/AVL_working/Datasheet links/121-Magnetic parts/CHOKE</text:a></text:p>
          </table:table-cell>
          <table:table-cell office:value-type="string">
            <text:p>POOJA ELECTRONIC</text:p>
          </table:table-cell>
          <table:table-cell office:value-type="string">
            <text:p>VP000254</text:p>
          </table:table-cell>
          <table:table-cell table:number-columns-repeated="2"/>
          <table:table-cell office:value-type="string">
            <text:p>POOJA ELECTRONICS_16-05-23.pdf</text:p>
          </table:table-cell>
          <table:table-cell office:value-type="string">
            <text:p>16-05-23</text:p>
          </table:table-cell>
          <table:table-cell table:formula="of:=IF([.Q7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MCHPLSCLAxxx000117</text:p>
          </table:table-cell>
          <table:table-cell office:value-type="string">
            <text:p>CLAMP PANEL_SLIDING PACKED 4 NOS</text:p>
          </table:table-cell>
          <table:table-cell office:value-type="float" office:value="4.026">
            <text:p>4.026</text:p>
          </table:table-cell>
          <table:table-cell office:value-type="string">
            <text:p>INR</text:p>
          </table:table-cell>
          <table:table-cell office:value-type="float" office:value="4.026">
            <text:p>4.026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7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PLSCLAxxx000066</text:p>
          </table:table-cell>
          <table:table-cell office:value-type="string">
            <text:p>CLAMP PANEL_SLIDING SIZE_35x33.50x11mm BLACK DELRIN 500 P (DIE-465)</text:p>
          </table:table-cell>
          <table:table-cell office:value-type="float" office:value="0.954">
            <text:p>0.954</text:p>
          </table:table-cell>
          <table:table-cell office:value-type="string">
            <text:p>INR</text:p>
          </table:table-cell>
          <table:table-cell office:value-type="float" office:value="0.954">
            <text:p>0.954</text:p>
          </table:table-cell>
          <table:table-cell/>
          <table:table-cell office:value-type="string">
            <text:p>RMMCH</text:p>
          </table:table-cell>
          <table:table-cell office:value-type="string">
            <text:p>CLAMP PANEL_SLIDING SIZE_35x33.50x11mm BLACK DELRI</text:p>
          </table:table-cell>
          <table:table-cell office:value-type="string">
            <text:p>OKER</text:p>
          </table:table-cell>
          <table:table-cell/>
          <table:table-cell office:value-type="string">
            <text:p>-</text:p>
          </table:table-cell>
          <table:table-cell office:value-type="string">
            <text:p>delrin.pdf</text:p>
          </table:table-cell>
          <table:table-cell office:value-type="string">
            <text:p>OKER INTERNATIONAL HK LTD.</text:p>
          </table:table-cell>
          <table:table-cell office:value-type="string">
            <text:p>VO000014</text:p>
          </table:table-cell>
          <table:table-cell office:value-type="string">
            <text:p>GUANDONG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table:formula="of:=IF([.Q7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+86 769 82856455</text:p>
          </table:table-cell>
          <table:table-cell table:style-name="ce25" office:value-type="string">
            <text:p>info@oker-hk.com,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PLSCLAxxx000059</text:p>
          </table:table-cell>
          <table:table-cell office:value-type="string">
            <text:p>CLAMP SIDE BODY BLK VALOX 357X-7001 (DIE-268)</text:p>
          </table:table-cell>
          <table:table-cell office:value-type="float" office:value="1.806">
            <text:p>1.806</text:p>
          </table:table-cell>
          <table:table-cell office:value-type="string">
            <text:p>INR</text:p>
          </table:table-cell>
          <table:table-cell office:value-type="float" office:value="1.806">
            <text:p>1.806</text:p>
          </table:table-cell>
          <table:table-cell/>
          <table:table-cell office:value-type="string">
            <text:p>RMMCH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7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PLSCLAxxx000030</text:p>
          </table:table-cell>
          <table:table-cell office:value-type="string">
            <text:p>CLAMP SIDE SCREW BLK NYLON N24G3</text:p>
          </table:table-cell>
          <table:table-cell office:value-type="float" office:value="0.3996">
            <text:p>0.3996</text:p>
          </table:table-cell>
          <table:table-cell office:value-type="string">
            <text:p>INR</text:p>
          </table:table-cell>
          <table:table-cell office:value-type="float" office:value="0.3996">
            <text:p>0.3996</text:p>
          </table:table-cell>
          <table:table-cell/>
          <table:table-cell office:value-type="string">
            <text:p>RMMCH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7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PLSCLAxxx000015</text:p>
          </table:table-cell>
          <table:table-cell office:value-type="string">
            <text:p>CLAMP SIDE WITH SCREW ASSEMBLED</text:p>
          </table:table-cell>
          <table:table-cell office:value-type="float" office:value="2.1612">
            <text:p>2.1612</text:p>
          </table:table-cell>
          <table:table-cell office:value-type="string">
            <text:p>INR</text:p>
          </table:table-cell>
          <table:table-cell office:value-type="float" office:value="2.1612">
            <text:p>2.1612</text:p>
          </table:table-cell>
          <table:table-cell/>
          <table:table-cell office:value-type="string">
            <text:p>RMMCH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7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PLSCLAxxx000115</text:p>
          </table:table-cell>
          <table:table-cell office:value-type="string">
            <text:p>CLAMP SIDE WITH SCREW PACKED 2 NO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MCH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7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0" table:visibility="filter">
          <table:table-cell office:value-type="string">
            <text:p>CNPRDEPXxxxxxx000009</text:p>
          </table:table-cell>
          <table:table-cell office:value-type="string">
            <text:p>CONFORMAL COATING FOR PCB ASSEMBLIES</text:p>
          </table:table-cell>
          <table:table-cell office:value-type="float" office:value="368.75">
            <text:p>368.75</text:p>
          </table:table-cell>
          <table:table-cell office:value-type="string">
            <text:p>INR</text:p>
          </table:table-cell>
          <table:table-cell office:value-type="float" office:value="368.75">
            <text:p>368.75</text:p>
          </table:table-cell>
          <table:table-cell/>
          <table:table-cell office:value-type="string">
            <text:p>CNPRD</text:p>
          </table:table-cell>
          <table:table-cell office:value-type="string">
            <text:p>CONINS PUNE</text:p>
          </table:table-cell>
          <table:table-cell office:value-type="string">
            <text:p>AR30</text:p>
          </table:table-cell>
          <table:table-cell/>
          <table:table-cell office:value-type="string">
            <text:p>-</text:p>
          </table:table-cell>
          <table:table-cell office:value-type="string">
            <text:p>conformalcoating.pdf</text:p>
          </table:table-cell>
          <table:table-cell office:value-type="string">
            <text:p>ACUMEN TECH SOL PVT LTD</text:p>
          </table:table-cell>
          <table:table-cell office:value-type="string">
            <text:p>VA00098</text:p>
          </table:table-cell>
          <table:table-cell office:value-type="string">
            <text:p>NAVI MUMBAI</text:p>
          </table:table-cell>
          <table:table-cell office:value-type="string">
            <text:p>India</text:p>
          </table:table-cell>
          <table:table-cell table:style-name="ce23" office:value-type="string">
            <text:p>conformalcoating.pdf</text:p>
          </table:table-cell>
          <table:table-cell/>
          <table:table-cell table:formula="of:=IF([.Q7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LCONJMPxxx000004</text:p>
          </table:table-cell>
          <table:table-cell office:value-type="string">
            <text:p>CONN LDD JMP WIRE</text:p>
          </table:table-cell>
          <table:table-cell office:value-type="float" office:value="0.222259">
            <text:p>0.222259</text:p>
          </table:table-cell>
          <table:table-cell office:value-type="string">
            <text:p>INR</text:p>
          </table:table-cell>
          <table:table-cell office:value-type="float" office:value="0.222259">
            <text:p>0.222259</text:p>
          </table:table-cell>
          <table:table-cell office:value-type="string">
            <text:p>Copper Jumper</text:p>
          </table:table-cell>
          <table:table-cell office:value-type="string">
            <text:p>RMELL</text:p>
          </table:table-cell>
          <table:table-cell office:value-type="string">
            <text:p>WJ60R0</text:p>
          </table:table-cell>
          <table:table-cell office:value-type="string">
            <text:p>WATTS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sortField=Modified&amp;isAscending=false&amp;id=/personal/lbhosle_selec_com/Documents/Operational%20Control/PPM-2023-24/4%20-%20SAP%20Master/NEW%20SAP%20MASTER%20DATA/UID%20Documents%20Final/AVL_working/Datasheet%20links/134-Cut%20Jumper/WJ60R0-Jumper%20Wire-Watts.pdf&amp;parent=/personal/lbhosle_selec_com/Documents/Operational%20Control/PPM-2023-24/4%20-%20SAP%20Master/NEW%20SAP%20MASTER%20DATA/UID%20Documents%20Final/AVL_working/Datasheet%20links/134-Cut%20Jumper">https://seleco365-my.sharepoint.com/personal/lbhosle_selec_com/_layouts/15/onedrive.aspx?sortField=Modified&amp;isAscending=false&amp;id=/personal/lbhosle_selec_com/Documents/Operational Control/PPM-2023-24/4 - SAP Master/NEW SAP MASTER DATA/UID Documents Final/AVL_working/Datasheet links/134-Cut Jumper/WJ60R0-Jumper Wire-Watts.pdf&amp;parent=/personal/lbhosle_selec_com/Documents/Operational Control/PPM-2023-24/4 - SAP Master/NEW SAP MASTER DATA/UID Documents Final/AVL_working/Datasheet links/134-Cut Jumper</text:a></text:p>
          </table:table-cell>
          <table:table-cell office:value-type="string">
            <text:p>WATTS ELECTRONICS PVT.LTD</text:p>
          </table:table-cell>
          <table:table-cell office:value-type="string">
            <text:p>VW000004</text:p>
          </table:table-cell>
          <table:table-cell office:value-type="string">
            <text:p>Cochin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5" office:value-type="string">
            <text:p>0484-2368022 /2373892</text:p>
          </table:table-cell>
          <table:table-cell table:style-name="ce25" office:value-type="string">
            <text:p>sales@wattselectronic.in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CONHDRxxx000004</text:p>
          </table:table-cell>
          <table:table-cell office:value-type="string">
            <text:p>CONN SMD HDR ST 3X2 PIN P2.00MM HT-2.4MM BLK GOLD PLTD WITH PEG</text:p>
          </table:table-cell>
          <table:table-cell office:value-type="float" office:value="11.55163">
            <text:p>11.55163</text:p>
          </table:table-cell>
          <table:table-cell office:value-type="string">
            <text:p>INR</text:p>
          </table:table-cell>
          <table:table-cell office:value-type="float" office:value="11.55163">
            <text:p>11.55163</text:p>
          </table:table-cell>
          <table:table-cell office:value-type="string">
            <text:p>Connector</text:p>
          </table:table-cell>
          <table:table-cell office:value-type="string">
            <text:p>RMELS</text:p>
          </table:table-cell>
          <table:table-cell office:value-type="string">
            <text:p>2322-0203CWG0MUR01</text:p>
          </table:table-cell>
          <table:table-cell office:value-type="string">
            <text:p>SPECIAL CONNECTORS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cS53kogHYJAiLqNJOrpVesBKNVGOG2niANqBVcIlsKWpA?e=qyT4Ei">https://seleco365-my.sharepoint.com/:b:/g/personal/adminprj2_selec_com/EcS53kogHYJAiLqNJOrpVesBKNVGOG2niANqBVcIlsKWpA?e=qyT4Ei</text:a>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2322-0203CWG0MUR01.pdf</text:p>
          </table:table-cell>
          <table:table-cell/>
          <table:table-cell table:formula="of:=IF([.Q8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CONDFHSTx000018</text:p>
          </table:table-cell>
          <table:table-cell office:value-type="string">
            <text:p>CONN SMT HDR F 4*2PIN P2.00MM BLK-GOLD-PLTD-WITH PEG (OPEN BOTTOM)</text:p>
          </table:table-cell>
          <table:table-cell office:value-type="float" office:value="0.082">
            <text:p>0.082</text:p>
          </table:table-cell>
          <table:table-cell office:value-type="string">
            <text:p>USD</text:p>
          </table:table-cell>
          <table:table-cell office:value-type="float" office:value="7.13728">
            <text:p>7.13728</text:p>
          </table:table-cell>
          <table:table-cell office:value-type="string">
            <text:p>Connector</text:p>
          </table:table-cell>
          <table:table-cell office:value-type="string">
            <text:p>RMELL</text:p>
          </table:table-cell>
          <table:table-cell office:value-type="string">
            <text:p>2343-0204CWG1MUR01</text:p>
          </table:table-cell>
          <table:table-cell office:value-type="string">
            <text:p>SPECIAL CONNECTORS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QekQasxJ9tLoCu1B1YKXCABjzpIwAaD6WvJFGItH4NaPQ?e=1cTgZ7">https://seleco365-my.sharepoint.com/:b:/g/personal/adminprj2_selec_com/EQekQasxJ9tLoCu1B1YKXCABjzpIwAaD6WvJFGItH4NaPQ?e=1cTgZ7</text:a>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2343-0204CWG1MUR01.pdf</text:p>
          </table:table-cell>
          <table:table-cell/>
          <table:table-cell table:formula="of:=IF([.Q8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CONDFHSTx000019</text:p>
          </table:table-cell>
          <table:table-cell office:value-type="string">
            <text:p>CONN SMT HDR F 7*2PIN P2.00MM BLK-GOLD-PLTD-WITH PEG (OPEN BOTTOM)</text:p>
          </table:table-cell>
          <table:table-cell office:value-type="float" office:value="0.091">
            <text:p>0.091</text:p>
          </table:table-cell>
          <table:table-cell office:value-type="string">
            <text:p>USD</text:p>
          </table:table-cell>
          <table:table-cell office:value-type="float" office:value="7.92064">
            <text:p>7.92064</text:p>
          </table:table-cell>
          <table:table-cell office:value-type="string">
            <text:p>Connector</text:p>
          </table:table-cell>
          <table:table-cell office:value-type="string">
            <text:p>RMELL</text:p>
          </table:table-cell>
          <table:table-cell office:value-type="string">
            <text:p>2343-0207CWG1MUP01</text:p>
          </table:table-cell>
          <table:table-cell office:value-type="string">
            <text:p>SPECIAL CONNECTORS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QekQasxJ9tLoCu1B1YKXCABjzpIwAaD6WvJFGItH4NaPQ?e=1cTgZ7">https://seleco365-my.sharepoint.com/:b:/g/personal/adminprj2_selec_com/EQekQasxJ9tLoCu1B1YKXCABjzpIwAaD6WvJFGItH4NaPQ?e=1cTgZ7</text:a></text:p>
          </table:table-cell>
          <table:table-cell office:value-type="string">
            <text:p>SPECIAL CONNECTORS (SHENZHEN) CO., LTD</text:p>
          </table:table-cell>
          <table:table-cell office:value-type="string">
            <text:p>VS000482</text:p>
          </table:table-cell>
          <table:table-cell/>
          <table:table-cell office:value-type="string">
            <text:p>China</text:p>
          </table:table-cell>
          <table:table-cell office:value-type="string">
            <text:p>2343-0207CWG1MUP01.pdf</text:p>
          </table:table-cell>
          <table:table-cell/>
          <table:table-cell table:formula="of:=IF([.Q8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LXFRCTxCOR000084</text:p>
          </table:table-cell>
          <table:table-cell office:value-type="string">
            <text:p>CORE TOROIDAL PCB-CT NANOCRL ID-9.2mm OD-13.3mm W-5.2mm EC AL:15µH</text:p>
          </table:table-cell>
          <table:table-cell office:value-type="float" office:value="3.885416">
            <text:p>3.885416</text:p>
          </table:table-cell>
          <table:table-cell office:value-type="string">
            <text:p>INR</text:p>
          </table:table-cell>
          <table:table-cell office:value-type="float" office:value="3.885416">
            <text:p>3.885416</text:p>
          </table:table-cell>
          <table:table-cell office:value-type="string">
            <text:p>Core</text:p>
          </table:table-cell>
          <table:table-cell office:value-type="string">
            <text:p>RMELL</text:p>
          </table:table-cell>
          <table:table-cell office:value-type="string">
            <text:p>9.5x13x5mm</text:p>
          </table:table-cell>
          <table:table-cell office:value-type="string">
            <text:p>QINGXIAN ZEMING LANGXI ELECTRONIC DEVICES CO., LTD</text:p>
          </table:table-cell>
          <table:table-cell/>
          <table:table-cell office:value-type="string">
            <text:p>-</text:p>
          </table:table-cell>
          <table:table-cell office:value-type="string">
            <text:p>012010200088</text:p>
          </table:table-cell>
          <table:table-cell office:value-type="string">
            <text:p>QINGXIAN ZEMING LANGXI ELECTRONIC DEVICES CO.,LTD</text:p>
          </table:table-cell>
          <table:table-cell office:value-type="string">
            <text:p>VQ000008</text:p>
          </table:table-cell>
          <table:table-cell office:value-type="string">
            <text:p>JIANGSU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table:formula="of:=IF([.Q8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86-25-52601870/0086-025-52601870</text:p>
          </table:table-cell>
          <table:table-cell table:style-name="ce25" office:value-type="string">
            <text:p>LUCKY.CHEN@ZEMING-E.COM </text:p>
          </table:table-cell>
          <table:table-cell table:number-columns-repeated="1000"/>
        </table:table-row>
        <table:table-row table:style-name="ro21">
          <table:table-cell office:value-type="string">
            <text:p>RMMCHCRTCRGUPR000001</text:p>
          </table:table-cell>
          <table:table-cell office:value-type="string">
            <text:p>CORRG SHEET 210x160 7PLY BRW</text:p>
          </table:table-cell>
          <table:table-cell office:value-type="float" office:value="4">
            <text:p>4</text:p>
          </table:table-cell>
          <table:table-cell office:value-type="string">
            <text:p>IN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MMCH</text:p>
          </table:table-cell>
          <table:table-cell office:value-type="string">
            <text:p>NA</text:p>
          </table:table-cell>
          <table:table-cell office:value-type="string">
            <text:p>PACKSALE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PACKSALE INDUSTRIES</text:p>
          </table:table-cell>
          <table:table-cell office:value-type="string">
            <text:p>VP000101</text:p>
          </table:table-cell>
          <table:table-cell office:value-type="string">
            <text:p>KURLA-W,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8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/>
          <table:table-cell table:style-name="ce25" office:value-type="string">
            <text:p>simar@packsale.co.in/simar.packsale@gmail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PRDPRT000132</text:p>
          </table:table-cell>
          <table:table-cell office:value-type="string">
            <text:p>CRT MPQ PRNTD 325x111x106mm BRW</text:p>
          </table:table-cell>
          <table:table-cell office:value-type="float" office:value="9.77">
            <text:p>9.77</text:p>
          </table:table-cell>
          <table:table-cell office:value-type="string">
            <text:p>INR</text:p>
          </table:table-cell>
          <table:table-cell office:value-type="float" office:value="9.77">
            <text:p>9.77</text:p>
          </table:table-cell>
          <table:table-cell/>
          <table:table-cell office:value-type="string">
            <text:p>RMMCH</text:p>
          </table:table-cell>
          <table:table-cell office:value-type="string">
            <text:p>NA</text:p>
          </table:table-cell>
          <table:table-cell office:value-type="string">
            <text:p>PACKSALE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PACKSALE INDUSTRIES</text:p>
          </table:table-cell>
          <table:table-cell office:value-type="string">
            <text:p>VP000101</text:p>
          </table:table-cell>
          <table:table-cell office:value-type="string">
            <text:p>KURLA-W,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8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/>
          <table:table-cell table:style-name="ce25" office:value-type="string">
            <text:p>simar@packsale.co.in/simar.packsale@gmail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MPQPRT000005</text:p>
          </table:table-cell>
          <table:table-cell office:value-type="string">
            <text:p>CRT MPQ PRNTD 48x96x60mm BRW</text:p>
          </table:table-cell>
          <table:table-cell office:value-type="float" office:value="10.58">
            <text:p>10.58</text:p>
          </table:table-cell>
          <table:table-cell office:value-type="string">
            <text:p>INR</text:p>
          </table:table-cell>
          <table:table-cell office:value-type="float" office:value="10.58">
            <text:p>10.58</text:p>
          </table:table-cell>
          <table:table-cell/>
          <table:table-cell office:value-type="string">
            <text:p>RMMCH</text:p>
          </table:table-cell>
          <table:table-cell office:value-type="string">
            <text:p>310X110X107</text:p>
          </table:table-cell>
          <table:table-cell office:value-type="string">
            <text:p>KEYVEE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KEYVEE PACKAGING SYSTEMS PVT. LTD.</text:p>
          </table:table-cell>
          <table:table-cell office:value-type="string">
            <text:p>VK00002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8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MPQPRT000051</text:p>
          </table:table-cell>
          <table:table-cell office:value-type="string">
            <text:p>CRT MPQ PRNTD 99X99X42MM BRW</text:p>
          </table:table-cell>
          <table:table-cell office:value-type="float" office:value="11.92">
            <text:p>11.92</text:p>
          </table:table-cell>
          <table:table-cell office:value-type="string">
            <text:p>INR</text:p>
          </table:table-cell>
          <table:table-cell office:value-type="float" office:value="11.92">
            <text:p>11.92</text:p>
          </table:table-cell>
          <table:table-cell/>
          <table:table-cell office:value-type="string">
            <text:p>RMMCH</text:p>
          </table:table-cell>
          <table:table-cell office:value-type="string">
            <text:p>CRT MPQ PRNTD 251x10</text:p>
          </table:table-cell>
          <table:table-cell office:value-type="string">
            <text:p>KEYVEE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KEYVEE PACKAGING SYSTEMS PVT. LTD.</text:p>
          </table:table-cell>
          <table:table-cell office:value-type="string">
            <text:p>VK00002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8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MPQUPR000033</text:p>
          </table:table-cell>
          <table:table-cell office:value-type="string">
            <text:p>CRT MPQ UNPRNTD 215x182x115 mm BRW_TRXF</text:p>
          </table:table-cell>
          <table:table-cell office:value-type="float" office:value="7.47">
            <text:p>7.47</text:p>
          </table:table-cell>
          <table:table-cell office:value-type="string">
            <text:p>INR</text:p>
          </table:table-cell>
          <table:table-cell office:value-type="float" office:value="7.47">
            <text:p>7.47</text:p>
          </table:table-cell>
          <table:table-cell/>
          <table:table-cell office:value-type="string">
            <text:p>RMMCH</text:p>
          </table:table-cell>
          <table:table-cell office:value-type="string">
            <text:p>NA</text:p>
          </table:table-cell>
          <table:table-cell office:value-type="string">
            <text:p>PACKSALE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PACKSALE INDUSTRIES</text:p>
          </table:table-cell>
          <table:table-cell office:value-type="string">
            <text:p>VP000101</text:p>
          </table:table-cell>
          <table:table-cell office:value-type="string">
            <text:p>KURLA-W,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8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/>
          <table:table-cell table:style-name="ce25" office:value-type="string">
            <text:p>simar@packsale.co.in/simar.packsale@gmail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PRDPRT000131</text:p>
          </table:table-cell>
          <table:table-cell office:value-type="string">
            <text:p>CRT PRD PRNTD 107x103x60mm BRW</text:p>
          </table:table-cell>
          <table:table-cell office:value-type="float" office:value="4.02">
            <text:p>4.02</text:p>
          </table:table-cell>
          <table:table-cell office:value-type="string">
            <text:p>INR</text:p>
          </table:table-cell>
          <table:table-cell office:value-type="float" office:value="4.02">
            <text:p>4.02</text:p>
          </table:table-cell>
          <table:table-cell/>
          <table:table-cell office:value-type="string">
            <text:p>RMMCH</text:p>
          </table:table-cell>
          <table:table-cell office:value-type="string">
            <text:p>NA</text:p>
          </table:table-cell>
          <table:table-cell office:value-type="string">
            <text:p>PACKSALE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PACKSALE INDUSTRIES</text:p>
          </table:table-cell>
          <table:table-cell office:value-type="string">
            <text:p>VP000101</text:p>
          </table:table-cell>
          <table:table-cell office:value-type="string">
            <text:p>KURLA-W,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8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/>
          <table:table-cell table:style-name="ce25" office:value-type="string">
            <text:p>simar@packsale.co.in/simar.packsale@gmail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PRDPRT000004</text:p>
          </table:table-cell>
          <table:table-cell office:value-type="string">
            <text:p>CRT PRD PRNTD 48x96x60mm BRW</text:p>
          </table:table-cell>
          <table:table-cell office:value-type="float" office:value="5.49">
            <text:p>5.49</text:p>
          </table:table-cell>
          <table:table-cell office:value-type="string">
            <text:p>INR</text:p>
          </table:table-cell>
          <table:table-cell office:value-type="float" office:value="5.49">
            <text:p>5.49</text:p>
          </table:table-cell>
          <table:table-cell/>
          <table:table-cell office:value-type="string">
            <text:p>RMMCH</text:p>
          </table:table-cell>
          <table:table-cell office:value-type="string">
            <text:p>102X102X57</text:p>
          </table:table-cell>
          <table:table-cell office:value-type="string">
            <text:p>KEYVEE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KEYVEE PACKAGING SYSTEMS PVT. LTD.</text:p>
          </table:table-cell>
          <table:table-cell office:value-type="string">
            <text:p>VK00002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9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PRDPRT000070</text:p>
          </table:table-cell>
          <table:table-cell office:value-type="string">
            <text:p>CRT PRD PRNTD 99X99X42MM BRW</text:p>
          </table:table-cell>
          <table:table-cell office:value-type="float" office:value="5.17">
            <text:p>5.17</text:p>
          </table:table-cell>
          <table:table-cell office:value-type="string">
            <text:p>INR</text:p>
          </table:table-cell>
          <table:table-cell office:value-type="float" office:value="5.17">
            <text:p>5.17</text:p>
          </table:table-cell>
          <table:table-cell/>
          <table:table-cell office:value-type="string">
            <text:p>RMMCH</text:p>
          </table:table-cell>
          <table:table-cell office:value-type="string">
            <text:p>CRT PRD PRNTD 102x10</text:p>
          </table:table-cell>
          <table:table-cell office:value-type="string">
            <text:p>KEYVEE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KEYVEE PACKAGING SYSTEMS PVT. LTD.</text:p>
          </table:table-cell>
          <table:table-cell office:value-type="string">
            <text:p>VK00002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9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UPRxxx000092</text:p>
          </table:table-cell>
          <table:table-cell office:value-type="string">
            <text:p>CRTB MPQ 3PLY UNPRTND 96X96X50mm BRW 395X120X108mm RoHS</text:p>
          </table:table-cell>
          <table:table-cell office:value-type="float" office:value="9.85">
            <text:p>9.85</text:p>
          </table:table-cell>
          <table:table-cell office:value-type="string">
            <text:p>INR</text:p>
          </table:table-cell>
          <table:table-cell office:value-type="float" office:value="9.85">
            <text:p>9.85</text:p>
          </table:table-cell>
          <table:table-cell/>
          <table:table-cell office:value-type="string">
            <text:p>RMMCH</text:p>
          </table:table-cell>
          <table:table-cell office:value-type="string">
            <text:p>NA</text:p>
          </table:table-cell>
          <table:table-cell office:value-type="string">
            <text:p>PACKSALE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PACKSALE INDUSTRIES</text:p>
          </table:table-cell>
          <table:table-cell office:value-type="string">
            <text:p>VP000101</text:p>
          </table:table-cell>
          <table:table-cell office:value-type="string">
            <text:p>KURLA-W,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9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/>
          <table:table-cell table:style-name="ce25" office:value-type="string">
            <text:p>simar@packsale.co.in/simar.packsale@gmail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CRTUPRxxx000098</text:p>
          </table:table-cell>
          <table:table-cell office:value-type="string">
            <text:p>CRTB PRD 3PLY UNPRTND 96X96X50mm WHT 115X101.4X74.5mm RoHS</text:p>
          </table:table-cell>
          <table:table-cell office:value-type="float" office:value="6.5">
            <text:p>6.5</text:p>
          </table:table-cell>
          <table:table-cell office:value-type="string">
            <text:p>INR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RMMCH</text:p>
          </table:table-cell>
          <table:table-cell office:value-type="string">
            <text:p>NA</text:p>
          </table:table-cell>
          <table:table-cell office:value-type="string">
            <text:p>PACKSALE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PACKSALE INDUSTRIES</text:p>
          </table:table-cell>
          <table:table-cell office:value-type="string">
            <text:p>VP000101</text:p>
          </table:table-cell>
          <table:table-cell office:value-type="string">
            <text:p>KURLA-W,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9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/>
          <table:table-cell table:style-name="ce25" office:value-type="string">
            <text:p>simar@packsale.co.in/simar.packsale@gmail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OSCCRYxxx000002</text:p>
          </table:table-cell>
          <table:table-cell office:value-type="string">
            <text:p>CRYSTAL LDD OSC 10 Mhz 9.9x3.3mm</text:p>
          </table:table-cell>
          <table:table-cell office:value-type="float" office:value="0.046">
            <text:p>0.046</text:p>
          </table:table-cell>
          <table:table-cell office:value-type="string">
            <text:p>USD</text:p>
          </table:table-cell>
          <table:table-cell office:value-type="float" office:value="4.00384">
            <text:p>4.00384</text:p>
          </table:table-cell>
          <table:table-cell office:value-type="string">
            <text:p>Crystal</text:p>
          </table:table-cell>
          <table:table-cell office:value-type="string">
            <text:p>RMELL</text:p>
          </table:table-cell>
          <table:table-cell office:value-type="string">
            <text:p>FTX10.000M20S-20/20A</text:p>
          </table:table-cell>
          <table:table-cell office:value-type="string">
            <text:p>FRONTER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www.chinafronter.com/wp-content/uploads/2021/12/HC-49S.pdf">https://www.chinafronter.com/wp-content/uploads/2021/12/HC-49S.pdf</text:a></text:p>
          </table:table-cell>
          <table:table-cell office:value-type="string">
            <text:p>SECTRON ELECTRONICS CO., LTD.</text:p>
          </table:table-cell>
          <table:table-cell office:value-type="string">
            <text:p>VS000248</text:p>
          </table:table-cell>
          <table:table-cell office:value-type="string">
            <text:p>SHEUNG SHUI HK</text:p>
          </table:table-cell>
          <table:table-cell office:value-type="string">
            <text:p>China</text:p>
          </table:table-cell>
          <table:table-cell office:value-type="string">
            <text:p>FTX10.000M20S-20-20A.pdf</text:p>
          </table:table-cell>
          <table:table-cell/>
          <table:table-cell table:formula="of:=IF([.Q9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OSCRESxxx000001</text:p>
          </table:table-cell>
          <table:table-cell office:value-type="string">
            <text:p>CRYSTAL LDD RES 12.00MHz 7.2x4.9mm</text:p>
          </table:table-cell>
          <table:table-cell office:value-type="float" office:value="0.036">
            <text:p>0.036</text:p>
          </table:table-cell>
          <table:table-cell office:value-type="string">
            <text:p>USD</text:p>
          </table:table-cell>
          <table:table-cell office:value-type="float" office:value="3.13344">
            <text:p>3.13344</text:p>
          </table:table-cell>
          <table:table-cell office:value-type="string">
            <text:p>Crystal</text:p>
          </table:table-cell>
          <table:table-cell office:value-type="string">
            <text:p>RMELL</text:p>
          </table:table-cell>
          <table:table-cell office:value-type="string">
            <text:p>ZTA12.0MT</text:p>
          </table:table-cell>
          <table:table-cell office:value-type="string">
            <text:p>SECTRON</text:p>
          </table:table-cell>
          <table:table-cell office:value-type="string">
            <text:p>Czech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YnvRVUgUoZBvGRk2C8jWlUBnlgsL_A_VbPz48X0jmQ2iA?e=3eI1pN">https://seleco365-my.sharepoint.com/:b:/g/personal/adminprj2_selec_com/EYnvRVUgUoZBvGRk2C8jWlUBnlgsL_A_VbPz48X0jmQ2iA?e=3eI1pN</text:a></text:p>
          </table:table-cell>
          <table:table-cell office:value-type="string">
            <text:p>SECTRON ELECTRONICS CO., LTD.</text:p>
          </table:table-cell>
          <table:table-cell office:value-type="string">
            <text:p>VS000248</text:p>
          </table:table-cell>
          <table:table-cell office:value-type="string">
            <text:p>SHEUNG SHUI HK</text:p>
          </table:table-cell>
          <table:table-cell office:value-type="string">
            <text:p>China</text:p>
          </table:table-cell>
          <table:table-cell office:value-type="string">
            <text:p>ZTA12.0MT.pdf</text:p>
          </table:table-cell>
          <table:table-cell/>
          <table:table-cell table:formula="of:=IF([.Q9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OSCxxxxxx000018</text:p>
          </table:table-cell>
          <table:table-cell office:value-type="string">
            <text:p>CRYSTAL SMD OSC 20MHZ LC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ELS</text:p>
          </table:table-cell>
          <table:table-cell office:value-type="string">
            <text:p>SX32Y020000BK1T005</text:p>
          </table:table-cell>
          <table:table-cell office:value-type="string">
            <text:p>TKD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drive.google.com/open?id=1T1E51JijvXBhkyJTqd9xmgrQqwJayhci">https://drive.google.com/open?id=1T1E51JijvXBhkyJTqd9xmgrQqwJayhci</text:a></text:p>
          </table:table-cell>
          <table:table-cell office:value-type="string">
            <text:p>HK SHENHAI ELECTRIC POWER EQUIPMENT AND TECHNOLOGY CO.,LIMITED</text:p>
          </table:table-cell>
          <table:table-cell office:value-type="string">
            <text:p>VH000175</text:p>
          </table:table-cell>
          <table:table-cell/>
          <table:table-cell office:value-type="string">
            <text:p>China</text:p>
          </table:table-cell>
          <table:table-cell office:value-type="string">
            <text:p>SX32Y020000BK1T005.pdf</text:p>
          </table:table-cell>
          <table:table-cell/>
          <table:table-cell table:formula="of:=IF([.Q9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OSCxxxxxx000003</text:p>
          </table:table-cell>
          <table:table-cell office:value-type="string">
            <text:p>CRYSTAL SMD OSC 32.768KHz 7.9mmx3.7mm</text:p>
          </table:table-cell>
          <table:table-cell office:value-type="float" office:value="15.460333">
            <text:p>15.460333</text:p>
          </table:table-cell>
          <table:table-cell office:value-type="string">
            <text:p>INR</text:p>
          </table:table-cell>
          <table:table-cell office:value-type="float" office:value="15.460333">
            <text:p>15.460333</text:p>
          </table:table-cell>
          <table:table-cell office:value-type="string">
            <text:p>Crystal</text:p>
          </table:table-cell>
          <table:table-cell office:value-type="string">
            <text:p>RMELS</text:p>
          </table:table-cell>
          <table:table-cell office:value-type="string">
            <text:p>Q 0.032768-SMQ32SL-12.5-20-T1-LF</text:p>
          </table:table-cell>
          <table:table-cell office:value-type="string">
            <text:p>JAUCH QUARTZ</text:p>
          </table:table-cell>
          <table:table-cell office:value-type="string">
            <text:p>Germany</text:p>
          </table:table-cell>
          <table:table-cell office:value-type="string">
            <text:p>0</text:p>
          </table:table-cell>
          <table:table-cell office:value-type="string">
            <text:p><text:a xlink:href="https://www.jauch.com/downloadfile/57fdee5478f0b_064d694a0a0bc075c37f/smq32sl_181112.pdf">https://www.jauch.com/downloadfile/57fdee5478f0b_064d694a0a0bc075c37f/smq32sl_181112.pdf</text:a></text:p>
          </table:table-cell>
          <table:table-cell office:value-type="string">
            <text:p>JAUCH QUARTZ GMBH.</text:p>
          </table:table-cell>
          <table:table-cell office:value-type="string">
            <text:p>VJ000072</text:p>
          </table:table-cell>
          <table:table-cell/>
          <table:table-cell office:value-type="string">
            <text:p>Germany</text:p>
          </table:table-cell>
          <table:table-cell office:value-type="string">
            <text:p>JAUCH_17-07-19</text:p>
          </table:table-cell>
          <table:table-cell office:value-type="string">
            <text:p>17-07-19</text:p>
          </table:table-cell>
          <table:table-cell table:formula="of:=IF([.Q9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LXFRCTxxxx000018</text:p>
          </table:table-cell>
          <table:table-cell office:value-type="string">
            <text:p>CURRENT TRANSFORMER(PCT701N250)</text:p>
          </table:table-cell>
          <table:table-cell office:value-type="float" office:value="0.76">
            <text:p>0.76</text:p>
          </table:table-cell>
          <table:table-cell office:value-type="string">
            <text:p>USD</text:p>
          </table:table-cell>
          <table:table-cell office:value-type="float" office:value="66.1504">
            <text:p>66.1504</text:p>
          </table:table-cell>
          <table:table-cell/>
          <table:table-cell office:value-type="string">
            <text:p>RMELL</text:p>
          </table:table-cell>
          <table:table-cell office:value-type="string">
            <text:p>PCT701N250</text:p>
          </table:table-cell>
          <table:table-cell office:value-type="string">
            <text:p>Zentar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seleco365-my.sharepoint.com/personal/lbhosle_selec_com/_layouts/15/onedrive.aspx?sortField=Modified&amp;isAscending=false&amp;ga=1&amp;id=/personal/lbhosle_selec_com/Documents/Operational%20Control/PPM-2023-24/4%20-%20SAP%20Master/NEW%20SAP%20MASTER%20DATA/UID%20Documents%20Final/AVL_working/Datasheet%20links/121-Magnetic%20parts/CT/CURRENT%20TRANSFORMER(PCT701N250).pdf&amp;parent=/personal/lbhosle_selec_com/Documents/Operational%20Control/PPM-2023-24/4%20-%20SAP%20Master/NEW%20SAP%20MASTER%20DATA/UID%20Documents%20Final/AVL_working/Datasheet%20links/121-Magnetic%20parts/CT">https://seleco365-my.sharepoint.com/personal/lbhosle_selec_com/_layouts/15/onedrive.aspx?sortField=Modified&amp;isAscending=false&amp;ga=1&amp;id=/personal/lbhosle_selec_com/Documents/Operational Control/PPM-2023-24/4 - SAP Master/NEW SAP MASTER DATA/UID Documents Final/AVL_working/Datasheet links/121-Magnetic parts/CT/CURRENT TRANSFORMER(PCT701N250).pdf&amp;parent=/personal/lbhosle_selec_com/Documents/Operational Control/PPM-2023-24/4 - SAP Master/NEW SAP MASTER DATA/UID Documents Final/AVL_working/Datasheet links/121-Magnetic parts/CT</text:a></text:p>
          </table:table-cell>
          <table:table-cell office:value-type="string">
            <text:p>XIAMEN ZTC TECHNOLOGY CO.LTD.</text:p>
          </table:table-cell>
          <table:table-cell office:value-type="string">
            <text:p>VX000003</text:p>
          </table:table-cell>
          <table:table-cell/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5" office:value-type="string">
            <text:p>86-592-7766803 </text:p>
          </table:table-cell>
          <table:table-cell table:style-name="ce25" office:value-type="string">
            <text:p>sales@cnzentai.com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DIODBxxxx000001</text:p>
          </table:table-cell>
          <table:table-cell office:value-type="string">
            <text:p>DIODE LDD BRDG 1000V 1A DB107 DB-1</text:p>
          </table:table-cell>
          <table:table-cell office:value-type="float" office:value="4.75">
            <text:p>4.75</text:p>
          </table:table-cell>
          <table:table-cell office:value-type="string">
            <text:p>INR</text:p>
          </table:table-cell>
          <table:table-cell office:value-type="float" office:value="4.75">
            <text:p>4.75</text:p>
          </table:table-cell>
          <table:table-cell office:value-type="string">
            <text:p>Diode</text:p>
          </table:table-cell>
          <table:table-cell office:value-type="string">
            <text:p>RMELL</text:p>
          </table:table-cell>
          <table:table-cell office:value-type="string">
            <text:p>DB107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www.micindia.com/wcm/pdfs/DB101%20-%20DB107.pdf">https://www.micindia.com/wcm/pdfs/DB101 - DB107.pdf</text:a></text:p>
          </table:table-cell>
          <table:table-cell office:value-type="string">
            <text:p>ELEKTRONIKA SALES PVT.LTD.</text:p>
          </table:table-cell>
          <table:table-cell office:value-type="string">
            <text:p>VE000007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office:value-type="string">
            <text:p>DB107_21-01-25 (1).pdf</text:p>
          </table:table-cell>
          <table:table-cell/>
          <table:table-cell table:formula="of:=IF([.Q9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DIOxxxxxx000014</text:p>
          </table:table-cell>
          <table:table-cell office:value-type="string">
            <text:p>DIODE LDD FR-R 1000V 1A 250ns BA159 DO-41</text:p>
          </table:table-cell>
          <table:table-cell office:value-type="float" office:value="0.815903">
            <text:p>0.815903</text:p>
          </table:table-cell>
          <table:table-cell office:value-type="string">
            <text:p>INR</text:p>
          </table:table-cell>
          <table:table-cell office:value-type="float" office:value="0.815903">
            <text:p>0.815903</text:p>
          </table:table-cell>
          <table:table-cell office:value-type="string">
            <text:p>Diode</text:p>
          </table:table-cell>
          <table:table-cell office:value-type="string">
            <text:p>RMELL</text:p>
          </table:table-cell>
          <table:table-cell office:value-type="string">
            <text:p>BA159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631ec43b46840937a60160f9/1662960730068/BA157_159.pdf">https://static1.squarespace.com/static/5416a926e4b09de8832655bc/t/631ec43b46840937a60160f9/1662960730068/BA157_15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BA159_20-01-25.pdf</text:p>
          </table:table-cell>
          <table:table-cell office:value-type="string">
            <text:p>20-01-25</text:p>
          </table:table-cell>
          <table:table-cell table:formula="of:=IF([.Q10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DIOxxxxxx000007</text:p>
          </table:table-cell>
          <table:table-cell office:value-type="string">
            <text:p>DIODE LDD FR-R 400V 1A 150ns FR104 D0-41P</text:p>
          </table:table-cell>
          <table:table-cell office:value-type="float" office:value="0.6">
            <text:p>0.6</text:p>
          </table:table-cell>
          <table:table-cell office:value-type="string">
            <text:p>INR</text:p>
          </table:table-cell>
          <table:table-cell office:value-type="float" office:value="0.6">
            <text:p>0.6</text:p>
          </table:table-cell>
          <table:table-cell office:value-type="string">
            <text:p>Diode</text:p>
          </table:table-cell>
          <table:table-cell office:value-type="string">
            <text:p>RMELL</text:p>
          </table:table-cell>
          <table:table-cell office:value-type="string">
            <text:p>FR104G</text:p>
          </table:table-cell>
          <table:table-cell office:value-type="string">
            <text:p>GOOD-ARK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goodarksemi.com/docs/datasheets/fast_recovery_rectifiers/FR10xG.pdf">https://goodarksemi.com/docs/datasheets/fast_recovery_rectifiers/FR10xG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GOOD-ARK.pdf</text:p>
          </table:table-cell>
          <table:table-cell/>
          <table:table-cell table:formula="of:=IF([.Q10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DIOxxxxxx000001</text:p>
          </table:table-cell>
          <table:table-cell office:value-type="string">
            <text:p>DIODE LDD GP 1000V 1A 1N4007 DO-41P</text:p>
          </table:table-cell>
          <table:table-cell office:value-type="float" office:value="0.505">
            <text:p>0.505</text:p>
          </table:table-cell>
          <table:table-cell office:value-type="string">
            <text:p>INR</text:p>
          </table:table-cell>
          <table:table-cell office:value-type="float" office:value="0.505">
            <text:p>0.505</text:p>
          </table:table-cell>
          <table:table-cell office:value-type="string">
            <text:p>Diode</text:p>
          </table:table-cell>
          <table:table-cell office:value-type="string">
            <text:p>RMELL</text:p>
          </table:table-cell>
          <table:table-cell office:value-type="string">
            <text:p>1N4007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www.micindia.com/wcm/pdfs/1N4001%20-%201N4007.pdf">https://www.micindia.com/wcm/pdfs/1N4001 - 1N4007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1N4007(Diotech)_21-01-25.pdf</text:p>
          </table:table-cell>
          <table:table-cell/>
          <table:table-cell table:formula="of:=IF([.Q10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LDIOREFxxx000002</text:p>
          </table:table-cell>
          <table:table-cell office:value-type="string">
            <text:p>DIODE LDD SHUNT REG 2.5V 1% TL431 TO92</text:p>
          </table:table-cell>
          <table:table-cell office:value-type="float" office:value="1.55">
            <text:p>1.55</text:p>
          </table:table-cell>
          <table:table-cell office:value-type="string">
            <text:p>INR</text:p>
          </table:table-cell>
          <table:table-cell office:value-type="float" office:value="1.55">
            <text:p>1.55</text:p>
          </table:table-cell>
          <table:table-cell office:value-type="string">
            <text:p>Regulator</text:p>
          </table:table-cell>
          <table:table-cell office:value-type="string">
            <text:p>RMELL</text:p>
          </table:table-cell>
          <table:table-cell office:value-type="string">
            <text:p>TL431ZALF</text:p>
          </table:table-cell>
          <table:table-cell office:value-type="string">
            <text:p>IK SEMICON</text:p>
          </table:table-cell>
          <table:table-cell office:value-type="string">
            <text:p>South Korea</text:p>
          </table:table-cell>
          <table:table-cell office:value-type="string">
            <text:p>0</text:p>
          </table:table-cell>
          <table:table-cell office:value-type="string">
            <text:p><text:a xlink:href="https://pdf1.alldatasheet.com/datasheet-pdf/view/881049/IKSEMICON/TL431ZALF.html">https://pdf1.alldatasheet.com/datasheet-pdf/view/881049/IKSEMICON/TL431ZALF.html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-</text:p>
          </table:table-cell>
          <table:table-cell/>
          <table:table-cell table:formula="of:=IF([.Q10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office:value-type="string">
            <text:p>faile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DIOZNR1W0000001</text:p>
          </table:table-cell>
          <table:table-cell office:value-type="string">
            <text:p>DIODE LDD ZENER 27V 1W</text:p>
          </table:table-cell>
          <table:table-cell office:value-type="float" office:value="1.1">
            <text:p>1.1</text:p>
          </table:table-cell>
          <table:table-cell office:value-type="string">
            <text:p>INR</text:p>
          </table:table-cell>
          <table:table-cell office:value-type="float" office:value="1.1">
            <text:p>1.1</text:p>
          </table:table-cell>
          <table:table-cell office:value-type="string">
            <text:p>Diode</text:p>
          </table:table-cell>
          <table:table-cell office:value-type="string">
            <text:p>RMELL</text:p>
          </table:table-cell>
          <table:table-cell office:value-type="string">
            <text:p>1N4750A</text:p>
          </table:table-cell>
          <table:table-cell office:value-type="string">
            <text:p>GOOD-ARK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goodarksemi.com/docs/datasheets/zener_diodes/1N47xx.pdf">https://goodarksemi.com/docs/datasheets/zener_diodes/1N47xx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GOOD-ARK.pdf</text:p>
          </table:table-cell>
          <table:table-cell/>
          <table:table-cell table:formula="of:=IF([.Q10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LDIOZNR1W2000024</text:p>
          </table:table-cell>
          <table:table-cell office:value-type="string">
            <text:p>DIODE LDD ZENER 6.2V 1W</text:p>
          </table:table-cell>
          <table:table-cell office:value-type="float" office:value="1.5">
            <text:p>1.5</text:p>
          </table:table-cell>
          <table:table-cell office:value-type="string">
            <text:p>INR</text:p>
          </table:table-cell>
          <table:table-cell office:value-type="float" office:value="1.5">
            <text:p>1.5</text:p>
          </table:table-cell>
          <table:table-cell office:value-type="string">
            <text:p>Diode</text:p>
          </table:table-cell>
          <table:table-cell office:value-type="string">
            <text:p>RMELL</text:p>
          </table:table-cell>
          <table:table-cell office:value-type="string">
            <text:p>1N4735A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www.micindia.com/wcm/pdfs/1N4727A%20-%201N4761A.pdf">https://www.micindia.com/wcm/pdfs/1N4727A - 1N4761A.pdf</text:a></text:p>
          </table:table-cell>
          <table:table-cell office:value-type="string">
            <text:p>ELEKTRONIKA SALES PVT.LTD.</text:p>
          </table:table-cell>
          <table:table-cell office:value-type="string">
            <text:p>VE000007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0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44 28587165/044 28587765</text:p>
          </table:table-cell>
          <table:table-cell table:style-name="ce25" office:value-type="string">
            <text:p>shanawaz@elektronikasales.com;anteshmishra@yahoo.co.in;antesh@elektronikasales.com; 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DIOxxxxxx000040</text:p>
          </table:table-cell>
          <table:table-cell office:value-type="string">
            <text:p>DIODE SMD BRDG 1000V 0.5A MB10S SOIC-4</text:p>
          </table:table-cell>
          <table:table-cell office:value-type="float" office:value="1.007274">
            <text:p>1.007274</text:p>
          </table:table-cell>
          <table:table-cell office:value-type="string">
            <text:p>INR</text:p>
          </table:table-cell>
          <table:table-cell office:value-type="float" office:value="1.007274">
            <text:p>1.007274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MB10S</text:p>
          </table:table-cell>
          <table:table-cell office:value-type="string">
            <text:p>ON SEMI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onsemi.com/download/data-sheet/pdf/mb10s-d.pdf">https://www.onsemi.com/download/data-sheet/pdf/mb10s-d.pdf</text:a></text:p>
          </table:table-cell>
          <table:table-cell office:value-type="string">
            <text:p>ALLIED ELECTRONICS</text:p>
          </table:table-cell>
          <table:table-cell office:value-type="string">
            <text:p>VA000028</text:p>
          </table:table-cell>
          <table:table-cell table:number-columns-repeated="2"/>
          <table:table-cell office:value-type="string">
            <text:p>MB10S_20-02-25.pdf</text:p>
          </table:table-cell>
          <table:table-cell office:value-type="string">
            <text:p>20-02-25</text:p>
          </table:table-cell>
          <table:table-cell table:formula="of:=IF([.Q10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25</text:p>
          </table:table-cell>
          <table:table-cell office:value-type="string">
            <text:p>DIODE SMD BRDG 1000V 0.8A ABS10 ABS</text:p>
          </table:table-cell>
          <table:table-cell office:value-type="float" office:value="2.58">
            <text:p>2.58</text:p>
          </table:table-cell>
          <table:table-cell office:value-type="string">
            <text:p>INR</text:p>
          </table:table-cell>
          <table:table-cell office:value-type="float" office:value="2.58">
            <text:p>2.58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ABS10</text:p>
          </table:table-cell>
          <table:table-cell office:value-type="string">
            <text:p>DIOTEC</text:p>
          </table:table-cell>
          <table:table-cell office:value-type="string">
            <text:p>Germany</text:p>
          </table:table-cell>
          <table:table-cell office:value-type="string">
            <text:p>0</text:p>
          </table:table-cell>
          <table:table-cell office:value-type="string">
            <text:p><text:a xlink:href="https://diotec.com/request/datasheet/abs2.pdf">https://diotec.com/request/datasheet/abs2.pdf</text:a></text:p>
          </table:table-cell>
          <table:table-cell office:value-type="string">
            <text:p>DIOTEC ELECTRONICS INDIA PVT. LTD</text:p>
          </table:table-cell>
          <table:table-cell office:value-type="string">
            <text:p>VD000060</text:p>
          </table:table-cell>
          <table:table-cell office:value-type="string">
            <text:p>DIST: PUNE</text:p>
          </table:table-cell>
          <table:table-cell office:value-type="string">
            <text:p>India</text:p>
          </table:table-cell>
          <table:table-cell office:value-type="string">
            <text:p>ABS10 Diotec Semiconductor _ Mouser India.pdf</text:p>
          </table:table-cell>
          <table:table-cell/>
          <table:table-cell table:formula="of:=IF([.Q10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04</text:p>
          </table:table-cell>
          <table:table-cell office:value-type="string">
            <text:p>DIODE SMD BRDG 1000V 1A B380/DB107-S DB-1S</text:p>
          </table:table-cell>
          <table:table-cell office:value-type="float" office:value="2.007143">
            <text:p>2.007143</text:p>
          </table:table-cell>
          <table:table-cell office:value-type="string">
            <text:p>INR</text:p>
          </table:table-cell>
          <table:table-cell office:value-type="float" office:value="2.007143">
            <text:p>2.007143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DF10S</text:p>
          </table:table-cell>
          <table:table-cell office:value-type="string">
            <text:p>GOOD-ARK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goodarksemi.com/docs/datasheets/general_purpose_bridge_rectifiers/DFxxS.pdf">https://goodarksemi.com/docs/datasheets/general_purpose_bridge_rectifiers/DFxxS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GOOD-ARK.pdf</text:p>
          </table:table-cell>
          <table:table-cell/>
          <table:table-cell table:formula="of:=IF([.Q10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06</text:p>
          </table:table-cell>
          <table:table-cell office:value-type="string">
            <text:p>DIODE SMD DUAL SW 1.25V 150mA 250mW BAV70 SOT23</text:p>
          </table:table-cell>
          <table:table-cell office:value-type="float" office:value="0.35">
            <text:p>0.35</text:p>
          </table:table-cell>
          <table:table-cell office:value-type="string">
            <text:p>INR</text:p>
          </table:table-cell>
          <table:table-cell office:value-type="float" office:value="0.35">
            <text:p>0.35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BAV70,215</text:p>
          </table:table-cell>
          <table:table-cell office:value-type="string">
            <text:p>NEXPERIA</text:p>
          </table:table-cell>
          <table:table-cell office:value-type="string">
            <text:p>Netherlands</text:p>
          </table:table-cell>
          <table:table-cell office:value-type="string">
            <text:p>0</text:p>
          </table:table-cell>
          <table:table-cell office:value-type="string">
            <text:p><text:a xlink:href="https://assets.nexperia.com/documents/data-sheet/BAV70.pdf">https://assets.nexperia.com/documents/data-sheet/BAV70.pdf</text:a></text:p>
          </table:table-cell>
          <table:table-cell office:value-type="string">
            <text:p>FUTURE ELECTRONICS INC (DIST)P</text:p>
          </table:table-cell>
          <table:table-cell office:value-type="string">
            <text:p>VF000013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BAV70,215_20-02-25.pdf</text:p>
          </table:table-cell>
          <table:table-cell office:value-type="string">
            <text:p>20-02-25</text:p>
          </table:table-cell>
          <table:table-cell table:formula="of:=IF([.Q10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07</text:p>
          </table:table-cell>
          <table:table-cell office:value-type="string">
            <text:p>DIODE SMD DUAL SW 1.25V 150mA 250mW BAV99 SOT23</text:p>
          </table:table-cell>
          <table:table-cell office:value-type="float" office:value="0.38885">
            <text:p>0.38885</text:p>
          </table:table-cell>
          <table:table-cell office:value-type="string">
            <text:p>INR</text:p>
          </table:table-cell>
          <table:table-cell office:value-type="float" office:value="0.38885">
            <text:p>0.38885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BAV99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64ccb237e9b3b21c0a877981/1691136569633/BAV99.pdf">https://static1.squarespace.com/static/5416a926e4b09de8832655bc/t/64ccb237e9b3b21c0a877981/1691136569633/BAV99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BAV99_21-01-25.pdf</text:p>
          </table:table-cell>
          <table:table-cell/>
          <table:table-cell table:formula="of:=IF([.Q11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08</text:p>
          </table:table-cell>
          <table:table-cell office:value-type="string">
            <text:p>DIODE SMD DUAL SW 1.25V 150mA 250mW BAW56 SOT23</text:p>
          </table:table-cell>
          <table:table-cell office:value-type="float" office:value="0.404">
            <text:p>0.404</text:p>
          </table:table-cell>
          <table:table-cell office:value-type="string">
            <text:p>INR</text:p>
          </table:table-cell>
          <table:table-cell office:value-type="float" office:value="0.404">
            <text:p>0.404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BAW56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5d3e68018d0bd80001c661ef/1564370947362/BAW56_9S.PDF">https://static1.squarespace.com/static/5416a926e4b09de8832655bc/t/5d3e68018d0bd80001c661ef/1564370947362/BAW56_9S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BAW56_21-01-25.pdf</text:p>
          </table:table-cell>
          <table:table-cell/>
          <table:table-cell table:formula="of:=IF([.Q11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28</text:p>
          </table:table-cell>
          <table:table-cell office:value-type="string">
            <text:p>DIODE SMD FR 1000V 1A 150C RS1M SMA</text:p>
          </table:table-cell>
          <table:table-cell office:value-type="float" office:value="0.58">
            <text:p>0.58</text:p>
          </table:table-cell>
          <table:table-cell office:value-type="string">
            <text:p>INR</text:p>
          </table:table-cell>
          <table:table-cell office:value-type="float" office:value="0.58">
            <text:p>0.58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RS1M</text:p>
          </table:table-cell>
          <table:table-cell office:value-type="string">
            <text:p>ON SEMI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onsemi.com/download/data-sheet/pdf/rs1m-d.pdf">https://www.onsemi.com/download/data-sheet/pdf/rs1m-d.pdf</text:a></text:p>
          </table:table-cell>
          <table:table-cell office:value-type="string">
            <text:p>SM ELECTRONIC TECHNOLOGIES PVT. LTD</text:p>
          </table:table-cell>
          <table:table-cell office:value-type="string">
            <text:p>VS000205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RS1M_20-02-25.pdf</text:p>
          </table:table-cell>
          <table:table-cell office:value-type="string">
            <text:p>20-02-25</text:p>
          </table:table-cell>
          <table:table-cell table:formula="of:=IF([.Q11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18</text:p>
          </table:table-cell>
          <table:table-cell office:value-type="string">
            <text:p>DIODE SMD FR-R 400V 1A FR104 SMA</text:p>
          </table:table-cell>
          <table:table-cell office:value-type="float" office:value="0.65">
            <text:p>0.65</text:p>
          </table:table-cell>
          <table:table-cell office:value-type="string">
            <text:p>INR</text:p>
          </table:table-cell>
          <table:table-cell office:value-type="float" office:value="0.65">
            <text:p>0.65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RS1GF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micindia.com/wcm/pdfs/RS1AF%20-%20RS1MF.pdf">https://micindia.com/wcm/pdfs/RS1AF - RS1MF.pdf</text:a></text:p>
          </table:table-cell>
          <table:table-cell office:value-type="string">
            <text:p>MASTER INSTRUMENT CORPORATION (INDIA)</text:p>
          </table:table-cell>
          <table:table-cell office:value-type="string">
            <text:p>VM000158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RS1GF_21-01-25.pdf</text:p>
          </table:table-cell>
          <table:table-cell/>
          <table:table-cell table:formula="of:=IF([.Q11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0-26122080/020-26122081</text:p>
          </table:table-cell>
          <table:table-cell table:style-name="ce25" office:value-type="string">
            <text:p>ranjeet.g@micindia.com </text:p>
          </table:table-cell>
          <table:table-cell table:number-columns-repeated="1000"/>
        </table:table-row>
        <table:table-row table:style-name="ro21">
          <table:table-cell office:value-type="string">
            <text:p>RMELSDIOxxxxxx000022</text:p>
          </table:table-cell>
          <table:table-cell office:value-type="string">
            <text:p>DIODE SMD FR-R 400V 1A FR104 SOD-123FL</text:p>
          </table:table-cell>
          <table:table-cell office:value-type="float" office:value="0.65">
            <text:p>0.65</text:p>
          </table:table-cell>
          <table:table-cell office:value-type="string">
            <text:p>INR</text:p>
          </table:table-cell>
          <table:table-cell office:value-type="float" office:value="0.65">
            <text:p>0.65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FR104W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micindia.com/wcm/pdfs/FR101W%20-%20FR107W.pdf">https://micindia.com/wcm/pdfs/FR101W - FR107W.pdf</text:a></text:p>
          </table:table-cell>
          <table:table-cell office:value-type="string">
            <text:p>MASTER INSTRUMENT CORPORATION (INDIA)</text:p>
          </table:table-cell>
          <table:table-cell office:value-type="string">
            <text:p>VM000158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1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20-26122080/020-26122081</text:p>
          </table:table-cell>
          <table:table-cell table:style-name="ce25" office:value-type="string">
            <text:p>ranjeet.g@micindia.com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DIOREFxxx000002</text:p>
          </table:table-cell>
          <table:table-cell office:value-type="string">
            <text:p>DIODE SMD REG 2.5V 1%TL431 SOT23</text:p>
          </table:table-cell>
          <table:table-cell office:value-type="float" office:value="1.33">
            <text:p>1.33</text:p>
          </table:table-cell>
          <table:table-cell office:value-type="string">
            <text:p>INR</text:p>
          </table:table-cell>
          <table:table-cell office:value-type="float" office:value="1.33">
            <text:p>1.33</text:p>
          </table:table-cell>
          <table:table-cell office:value-type="string">
            <text:p>Regulator</text:p>
          </table:table-cell>
          <table:table-cell office:value-type="string">
            <text:p>RMELS</text:p>
          </table:table-cell>
          <table:table-cell office:value-type="string">
            <text:p>TL431NSG-AE2-R</text:p>
          </table:table-cell>
          <table:table-cell office:value-type="string">
            <text:p>UTC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lcsc.com/datasheet/lcsc_datasheet_2304140030_UTC-Unisonic-Tech-TL431G-AE2-R_C71129.pdf">https://www.lcsc.com/datasheet/lcsc_datasheet_2304140030_UTC-Unisonic-Tech-TL431G-AE2-R_C71129.pd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TL431NSG-AE2-R.pdf</text:p>
          </table:table-cell>
          <table:table-cell/>
          <table:table-cell table:formula="of:=IF([.Q11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DIOxxxxxx000044</text:p>
          </table:table-cell>
          <table:table-cell office:value-type="string">
            <text:p>DIODE SMD SCH 60V 1A 150C SK16 SMC</text:p>
          </table:table-cell>
          <table:table-cell office:value-type="float" office:value="1.11">
            <text:p>1.11</text:p>
          </table:table-cell>
          <table:table-cell office:value-type="string">
            <text:p>INR</text:p>
          </table:table-cell>
          <table:table-cell office:value-type="float" office:value="1.11">
            <text:p>1.11</text:p>
          </table:table-cell>
          <table:table-cell office:value-type="string">
            <text:p>Diode</text:p>
          </table:table-cell>
          <table:table-cell office:value-type="string">
            <text:p>RMELL</text:p>
          </table:table-cell>
          <table:table-cell office:value-type="string">
            <text:p>SK16</text:p>
          </table:table-cell>
          <table:table-cell office:value-type="string">
            <text:p>DIOTEC</text:p>
          </table:table-cell>
          <table:table-cell office:value-type="string">
            <text:p>Germany</text:p>
          </table:table-cell>
          <table:table-cell office:value-type="string">
            <text:p>0</text:p>
          </table:table-cell>
          <table:table-cell office:value-type="string">
            <text:p><text:a xlink:href="https://diotec.com/request/datasheet/sk12.pdf">https://diotec.com/request/datasheet/sk12.pdf</text:a></text:p>
          </table:table-cell>
          <table:table-cell office:value-type="string">
            <text:p>DIOTEC ELECTRONICS INDIA PVT. LTD</text:p>
          </table:table-cell>
          <table:table-cell office:value-type="string">
            <text:p>VD000060</text:p>
          </table:table-cell>
          <table:table-cell office:value-type="string">
            <text:p>DIST: PUNE</text:p>
          </table:table-cell>
          <table:table-cell office:value-type="string">
            <text:p>India</text:p>
          </table:table-cell>
          <table:table-cell office:value-type="string">
            <text:p>sk12.pdf</text:p>
          </table:table-cell>
          <table:table-cell/>
          <table:table-cell table:formula="of:=IF([.Q11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float" office:value="2115222502">
            <text:p>2115222502</text:p>
          </table:table-cell>
          <table:table-cell table:style-name="ce25" office:value-type="string">
            <text:p>s.choudhari@diotec.in ,s.salunkhe@diotec.in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DIOREFxxx000005</text:p>
          </table:table-cell>
          <table:table-cell office:value-type="string">
            <text:p>DIODE SMD SF-R 200V 1A 35nS ES1D SMAF</text:p>
          </table:table-cell>
          <table:table-cell office:value-type="float" office:value="0.6">
            <text:p>0.6</text:p>
          </table:table-cell>
          <table:table-cell office:value-type="string">
            <text:p>INR</text:p>
          </table:table-cell>
          <table:table-cell office:value-type="float" office:value="0.6">
            <text:p>0.6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ES1DF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www.micindia.com/wcm/pdfs/ES1AF%20-%20ES1JF.pdf">https://www.micindia.com/wcm/pdfs/ES1AF - ES1JF.pdf</text:a></text:p>
          </table:table-cell>
          <table:table-cell office:value-type="string">
            <text:p>MASTER INSTRUMENT CORPORATION (INDIA)</text:p>
          </table:table-cell>
          <table:table-cell office:value-type="string">
            <text:p>VM000158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ES1DF_21-01-25.pdf</text:p>
          </table:table-cell>
          <table:table-cell/>
          <table:table-cell table:formula="of:=IF([.Q11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0-26122080/020-26122081</text:p>
          </table:table-cell>
          <table:table-cell table:style-name="ce25" office:value-type="string">
            <text:p>ranjeet.g@micindia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DIOxxxxxx000019</text:p>
          </table:table-cell>
          <table:table-cell office:value-type="string">
            <text:p>DIODE SMD SGNL 1000V 1A 1N4007 SMA</text:p>
          </table:table-cell>
          <table:table-cell office:value-type="float" office:value="0.45">
            <text:p>0.45</text:p>
          </table:table-cell>
          <table:table-cell office:value-type="string">
            <text:p>INR</text:p>
          </table:table-cell>
          <table:table-cell office:value-type="float" office:value="0.45">
            <text:p>0.45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S1MF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www.micindia.com/wcm/pdfs/S1AF%20-%20S1MF.pdf">https://www.micindia.com/wcm/pdfs/S1AF - S1MF.pdf</text:a></text:p>
          </table:table-cell>
          <table:table-cell office:value-type="string">
            <text:p>DIOTEC ELECTRONICS INDIA PVT. LTD</text:p>
          </table:table-cell>
          <table:table-cell office:value-type="string">
            <text:p>VD000060</text:p>
          </table:table-cell>
          <table:table-cell office:value-type="string">
            <text:p>DIST: PUNE</text:p>
          </table:table-cell>
          <table:table-cell office:value-type="string">
            <text:p>India</text:p>
          </table:table-cell>
          <table:table-cell office:value-type="string">
            <text:p>S1MF_21-01-25.pdf</text:p>
          </table:table-cell>
          <table:table-cell/>
          <table:table-cell table:formula="of:=IF([.Q11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xxxxxx000017</text:p>
          </table:table-cell>
          <table:table-cell office:value-type="string">
            <text:p>DIODE SMD UF-R 200V 1A UF4003 SMA</text:p>
          </table:table-cell>
          <table:table-cell office:value-type="float" office:value="1.417647">
            <text:p>1.417647</text:p>
          </table:table-cell>
          <table:table-cell office:value-type="string">
            <text:p>INR</text:p>
          </table:table-cell>
          <table:table-cell office:value-type="float" office:value="1.417647">
            <text:p>1.417647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HS1D</text:p>
          </table:table-cell>
          <table:table-cell office:value-type="string">
            <text:p>GOOD-ARK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goodarksemi.com/docs/datasheets/ultra_fast_recovery_high_efficiency_rectifiers/HS1x.pdf">https://goodarksemi.com/docs/datasheets/ultra_fast_recovery_high_efficiency_rectifiers/HS1x.pdf</text:a></text:p>
          </table:table-cell>
          <table:table-cell office:value-type="string">
            <text:p>DIOTEC ELECTRONICS INDIA PVT. LTD</text:p>
          </table:table-cell>
          <table:table-cell office:value-type="string">
            <text:p>VD000060</text:p>
          </table:table-cell>
          <table:table-cell office:value-type="string">
            <text:p>DIST: PUNE</text:p>
          </table:table-cell>
          <table:table-cell office:value-type="string">
            <text:p>India</text:p>
          </table:table-cell>
          <table:table-cell office:value-type="string">
            <text:p>GOOD-ARK.pdf</text:p>
          </table:table-cell>
          <table:table-cell/>
          <table:table-cell table:formula="of:=IF([.Q11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ZNRxxx000002</text:p>
          </table:table-cell>
          <table:table-cell office:value-type="string">
            <text:p>DIODE SMD ZENER 12V 1/2W SOT23</text:p>
          </table:table-cell>
          <table:table-cell office:value-type="float" office:value="0.009">
            <text:p>0.009</text:p>
          </table:table-cell>
          <table:table-cell office:value-type="string">
            <text:p>USD</text:p>
          </table:table-cell>
          <table:table-cell office:value-type="float" office:value="0.78336">
            <text:p>0.78336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BZX84-C12,215</text:p>
          </table:table-cell>
          <table:table-cell office:value-type="string">
            <text:p>NEXPERIA</text:p>
          </table:table-cell>
          <table:table-cell office:value-type="string">
            <text:p>Netherlands</text:p>
          </table:table-cell>
          <table:table-cell office:value-type="string">
            <text:p>0</text:p>
          </table:table-cell>
          <table:table-cell office:value-type="string">
            <text:p><text:a xlink:href="https://assets.nexperia.com/documents/data-sheet/BZX84_SER.pdf">https://assets.nexperia.com/documents/data-sheet/BZX84_SER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BZX84-C12,215_20-02-25.pdf</text:p>
          </table:table-cell>
          <table:table-cell office:value-type="string">
            <text:p>20-02-25</text:p>
          </table:table-cell>
          <table:table-cell table:formula="of:=IF([.Q12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ZNRxxx000018</text:p>
          </table:table-cell>
          <table:table-cell office:value-type="string">
            <text:p>DIODE SMD ZENER 27V 1W MELF</text:p>
          </table:table-cell>
          <table:table-cell office:value-type="float" office:value="2.77">
            <text:p>2.77</text:p>
          </table:table-cell>
          <table:table-cell office:value-type="string">
            <text:p>INR</text:p>
          </table:table-cell>
          <table:table-cell office:value-type="float" office:value="2.77">
            <text:p>2.77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ZMY27</text:p>
          </table:table-cell>
          <table:table-cell office:value-type="string">
            <text:p>DIOTEC</text:p>
          </table:table-cell>
          <table:table-cell office:value-type="string">
            <text:p>Germany</text:p>
          </table:table-cell>
          <table:table-cell office:value-type="string">
            <text:p>0</text:p>
          </table:table-cell>
          <table:table-cell office:value-type="string">
            <text:p><text:a xlink:href="https://diotec.com/request/datasheet/zmy1.pdf">https://diotec.com/request/datasheet/zmy1.pdf</text:a></text:p>
          </table:table-cell>
          <table:table-cell office:value-type="string">
            <text:p>DIOTEC ELECTRONICS INDIA PVT. LTD</text:p>
          </table:table-cell>
          <table:table-cell office:value-type="string">
            <text:p>VD000060</text:p>
          </table:table-cell>
          <table:table-cell office:value-type="string">
            <text:p>DIST: PUNE</text:p>
          </table:table-cell>
          <table:table-cell office:value-type="string">
            <text:p>India</text:p>
          </table:table-cell>
          <table:table-cell office:value-type="string">
            <text:p>ZMY27_21-01-25.pdf</text:p>
          </table:table-cell>
          <table:table-cell/>
          <table:table-cell table:formula="of:=IF([.Q12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ZNRxxx000066</text:p>
          </table:table-cell>
          <table:table-cell office:value-type="string">
            <text:p>DIODE SMD ZENER 27V 1W SOD-123HE</text:p>
          </table:table-cell>
          <table:table-cell office:value-type="float" office:value="1.88">
            <text:p>1.88</text:p>
          </table:table-cell>
          <table:table-cell office:value-type="string">
            <text:p>INR</text:p>
          </table:table-cell>
          <table:table-cell office:value-type="float" office:value="1.88">
            <text:p>1.88</text:p>
          </table:table-cell>
          <table:table-cell/>
          <table:table-cell office:value-type="string">
            <text:p>RMELS</text:p>
          </table:table-cell>
          <table:table-cell office:value-type="string">
            <text:p>MM1W27HEA</text:p>
          </table:table-cell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 office:value-type="string">
            <text:p><text:a xlink:href="https://micindia.com/wcm/pdfs/MM1W3V3HEA%20-%20MM1W150HEA.pdf">https://micindia.com/wcm/pdfs/MM1W3V3HEA - MM1W150HEA.pdf</text:a></text:p>
          </table:table-cell>
          <table:table-cell office:value-type="string">
            <text:p>MASTER INSTRUMENT CORPORATION (INDIA)</text:p>
          </table:table-cell>
          <table:table-cell office:value-type="string">
            <text:p>VM000158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MM1W27HEA.pdf</text:p>
          </table:table-cell>
          <table:table-cell/>
          <table:table-cell table:formula="of:=IF([.Q12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0-26122080/020-26122081</text:p>
          </table:table-cell>
          <table:table-cell table:style-name="ce25" office:value-type="string">
            <text:p>ranjeet.g@micindia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DIOZNRxxx000005</text:p>
          </table:table-cell>
          <table:table-cell office:value-type="string">
            <text:p>DIODE SMD ZENER 3.3V 1/2W SOT23</text:p>
          </table:table-cell>
          <table:table-cell office:value-type="float" office:value="0.868347">
            <text:p>0.868347</text:p>
          </table:table-cell>
          <table:table-cell office:value-type="string">
            <text:p>INR</text:p>
          </table:table-cell>
          <table:table-cell office:value-type="float" office:value="0.868347">
            <text:p>0.868347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BZX84-C3V3,215</text:p>
          </table:table-cell>
          <table:table-cell office:value-type="string">
            <text:p>NEXPERIA</text:p>
          </table:table-cell>
          <table:table-cell office:value-type="string">
            <text:p>Netherlands</text:p>
          </table:table-cell>
          <table:table-cell office:value-type="string">
            <text:p>0</text:p>
          </table:table-cell>
          <table:table-cell office:value-type="string">
            <text:p><text:a xlink:href="https://assets.nexperia.com/documents/data-sheet/BZX84_SER.pdf">https://assets.nexperia.com/documents/data-sheet/BZX84_SER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BZX84-C3V3,215_20-02-25.pdf</text:p>
          </table:table-cell>
          <table:table-cell office:value-type="string">
            <text:p>20-02-25</text:p>
          </table:table-cell>
          <table:table-cell table:formula="of:=IF([.Q12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ZNRxxx000011</text:p>
          </table:table-cell>
          <table:table-cell office:value-type="string">
            <text:p>DIODE SMD ZENER 5.6V 1/2W SOT23</text:p>
          </table:table-cell>
          <table:table-cell office:value-type="float" office:value="0.565833">
            <text:p>0.565833</text:p>
          </table:table-cell>
          <table:table-cell office:value-type="string">
            <text:p>INR</text:p>
          </table:table-cell>
          <table:table-cell office:value-type="float" office:value="0.565833">
            <text:p>0.565833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BZX84-C5V6,215</text:p>
          </table:table-cell>
          <table:table-cell office:value-type="string">
            <text:p>NEXPERIA</text:p>
          </table:table-cell>
          <table:table-cell office:value-type="string">
            <text:p>Netherlands</text:p>
          </table:table-cell>
          <table:table-cell office:value-type="string">
            <text:p>0</text:p>
          </table:table-cell>
          <table:table-cell office:value-type="string">
            <text:p><text:a xlink:href="https://assets.nexperia.com/documents/data-sheet/BZX84_SER.pdf">https://assets.nexperia.com/documents/data-sheet/BZX84_SER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BZX84-C5V6,215-20-02-25.pdf</text:p>
          </table:table-cell>
          <table:table-cell office:value-type="string">
            <text:p>20-02-25</text:p>
          </table:table-cell>
          <table:table-cell table:formula="of:=IF([.Q12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DIOZNRxxx000014</text:p>
          </table:table-cell>
          <table:table-cell office:value-type="string">
            <text:p>DIODE SMD ZENER 7.5V 1/2W SOT23</text:p>
          </table:table-cell>
          <table:table-cell office:value-type="float" office:value="0.01">
            <text:p>0.01</text:p>
          </table:table-cell>
          <table:table-cell office:value-type="string">
            <text:p>USD</text:p>
          </table:table-cell>
          <table:table-cell office:value-type="float" office:value="0.8704">
            <text:p>0.8704</text:p>
          </table:table-cell>
          <table:table-cell office:value-type="string">
            <text:p>Diode</text:p>
          </table:table-cell>
          <table:table-cell office:value-type="string">
            <text:p>RMELS</text:p>
          </table:table-cell>
          <table:table-cell office:value-type="string">
            <text:p>BZX84-C7V5,215</text:p>
          </table:table-cell>
          <table:table-cell office:value-type="string">
            <text:p>NEXPERIA</text:p>
          </table:table-cell>
          <table:table-cell office:value-type="string">
            <text:p>Netherlands</text:p>
          </table:table-cell>
          <table:table-cell office:value-type="string">
            <text:p>0</text:p>
          </table:table-cell>
          <table:table-cell office:value-type="string">
            <text:p><text:a xlink:href="https://assets.nexperia.com/documents/data-sheet/BZX84_SER.pdf">https://assets.nexperia.com/documents/data-sheet/BZX84_SER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BZX84-C7V5,215_20-02-25.pdf</text:p>
          </table:table-cell>
          <table:table-cell office:value-type="string">
            <text:p>20-02-25</text:p>
          </table:table-cell>
          <table:table-cell table:formula="of:=IF([.Q12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CNPRDVINSxxxxx000002</text:p>
          </table:table-cell>
          <table:table-cell office:value-type="string">
            <text:p>DRY VARNISH INSULATION</text:p>
          </table:table-cell>
          <table:table-cell office:value-type="float" office:value="1520">
            <text:p>1520</text:p>
          </table:table-cell>
          <table:table-cell office:value-type="string">
            <text:p>INR</text:p>
          </table:table-cell>
          <table:table-cell office:value-type="float" office:value="1520">
            <text:p>1520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2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ELLDISMODxxx000016</text:p>
          </table:table-cell>
          <table:table-cell office:value-type="string">
            <text:p>DSP LDD 7SEG-3D-0.56"-37.60x19.00mm-CC-SR-BLK-WD-D</text:p>
          </table:table-cell>
          <table:table-cell office:value-type="float" office:value="0.34">
            <text:p>0.34</text:p>
          </table:table-cell>
          <table:table-cell office:value-type="string">
            <text:p>USD</text:p>
          </table:table-cell>
          <table:table-cell office:value-type="float" office:value="29.5936">
            <text:p>29.5936</text:p>
          </table:table-cell>
          <table:table-cell office:value-type="string">
            <text:p>Display-7seg</text:p>
          </table:table-cell>
          <table:table-cell office:value-type="string">
            <text:p>RMELL</text:p>
          </table:table-cell>
          <table:table-cell office:value-type="string">
            <text:p>LTD-56-BR-C0-1-0</text:p>
          </table:table-cell>
          <table:table-cell office:value-type="string">
            <text:p>LIGITEK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eKAbErrw2tHiXpeh6NF_csBsXG8lMkiAwo_NeNkqs0RmA?e=htxZnb">https://seleco365-my.sharepoint.com/:b:/g/personal/adminprj2_selec_com/EeKAbErrw2tHiXpeh6NF_csBsXG8lMkiAwo_NeNkqs0RmA?e=htxZnb</text:a></text:p>
          </table:table-cell>
          <table:table-cell office:value-type="string">
            <text:p>HANGZHOU SANGAO OPTOELECTRONIC TECHNOLOGY CO. LTD .</text:p>
          </table:table-cell>
          <table:table-cell office:value-type="string">
            <text:p>VH000095</text:p>
          </table:table-cell>
          <table:table-cell office:value-type="string">
            <text:p>CHINA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86 571 88195383 </text:p>
          </table:table-cell>
          <table:table-cell table:style-name="ce25" office:value-type="string">
            <text:p>BRENDA@LEDSANGAO.CN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>
          <table:table-cell office:value-type="string">
            <text:p>RMELLDISMODxxx000018</text:p>
          </table:table-cell>
          <table:table-cell office:value-type="string">
            <text:p>DSP LDD 7SEG-4D-0.56"-50.40x19.00mm-CC-SR-BLK-WD-D</text:p>
          </table:table-cell>
          <table:table-cell office:value-type="float" office:value="0.444">
            <text:p>0.444</text:p>
          </table:table-cell>
          <table:table-cell office:value-type="string">
            <text:p>USD</text:p>
          </table:table-cell>
          <table:table-cell office:value-type="float" office:value="38.64576">
            <text:p>38.64576</text:p>
          </table:table-cell>
          <table:table-cell office:value-type="string">
            <text:p>Display-7seg</text:p>
          </table:table-cell>
          <table:table-cell office:value-type="string">
            <text:p>RMELL</text:p>
          </table:table-cell>
          <table:table-cell office:value-type="string">
            <text:p>LFD-56-BR-CO-1-1</text:p>
          </table:table-cell>
          <table:table-cell office:value-type="string">
            <text:p>LIGITEK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UJwC1AF9VJOsMEjXSjvh4cBEVErArb3r7ALMg4BT3yMXA?e=SUcWT7">https://seleco365-my.sharepoint.com/:b:/g/personal/adminprj2_selec_com/EUJwC1AF9VJOsMEjXSjvh4cBEVErArb3r7ALMg4BT3yMXA?e=SUcWT7</text:a></text:p>
          </table:table-cell>
          <table:table-cell office:value-type="string">
            <text:p>HANGZHOU SANGAO OPTOELECTRONIC TECHNOLOGY CO. LTD .</text:p>
          </table:table-cell>
          <table:table-cell office:value-type="string">
            <text:p>VH000095</text:p>
          </table:table-cell>
          <table:table-cell office:value-type="string">
            <text:p>CHINA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86 571 88195383 </text:p>
          </table:table-cell>
          <table:table-cell table:style-name="ce25" office:value-type="string">
            <text:p>BRENDA@LEDSANGAO.CN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>
          <table:table-cell office:value-type="string">
            <text:p>RMELLDISMODxxx000097</text:p>
          </table:table-cell>
          <table:table-cell office:value-type="string">
            <text:p>DSP LDD 9D 7SEG-CC-0.57”-18LED-52.52mmX47.35mm-R-BLK-WC-V2</text:p>
          </table:table-cell>
          <table:table-cell office:value-type="float" office:value="71.33607">
            <text:p>71.33607</text:p>
          </table:table-cell>
          <table:table-cell office:value-type="string">
            <text:p>INR</text:p>
          </table:table-cell>
          <table:table-cell office:value-type="float" office:value="71.33607">
            <text:p>71.33607</text:p>
          </table:table-cell>
          <table:table-cell office:value-type="string">
            <text:p>Display-7seg</text:p>
          </table:table-cell>
          <table:table-cell office:value-type="string">
            <text:p>RMELL</text:p>
          </table:table-cell>
          <table:table-cell office:value-type="string">
            <text:p>SF42230318N-1</text:p>
          </table:table-cell>
          <table:table-cell office:value-type="string">
            <text:p>WUXI ARK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WbllNY44MxIgcRsSvMGK90B70ppYeIKpc56hqLvRv8X-g?e=M7OBEG">https://seleco365-my.sharepoint.com/:b:/g/personal/lbhosle_selec_com/EWbllNY44MxIgcRsSvMGK90B70ppYeIKpc56hqLvRv8X-g?e=M7OBEG</text:a></text:p>
          </table:table-cell>
          <table:table-cell office:value-type="string">
            <text:p>RISHABH COMPONENT AND CONNECTOR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MTLOTHxxx000045</text:p>
          </table:table-cell>
          <table:table-cell office:value-type="string">
            <text:p>EE CORE FERRITE CF139 1605S AL 185</text:p>
          </table:table-cell>
          <table:table-cell office:value-type="float" office:value="2.511571">
            <text:p>2.511571</text:p>
          </table:table-cell>
          <table:table-cell office:value-type="string">
            <text:p>INR</text:p>
          </table:table-cell>
          <table:table-cell office:value-type="float" office:value="2.511571">
            <text:p>2.511571</text:p>
          </table:table-cell>
          <table:table-cell/>
          <table:table-cell office:value-type="string">
            <text:p>RMMCH</text:p>
          </table:table-cell>
          <table:table-cell office:value-type="string">
            <text:p>CF139 EE1605 AL185 S</text:p>
          </table:table-cell>
          <table:table-cell office:value-type="string">
            <text:p>COSMO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www.cosmoferrites.com/uploads/EE1605.pdf">https://www.cosmoferrites.com/uploads/EE1605.pdf</text:a></text:p>
          </table:table-cell>
          <table:table-cell office:value-type="string">
            <text:p>CRESTA INSTRUMENTS</text:p>
          </table:table-cell>
          <table:table-cell office:value-type="string">
            <text:p>VC000018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022-26870146/022-26870166</text:p>
          </table:table-cell>
          <table:table-cell table:style-name="ce25" office:value-type="string">
            <text:p>SALES@CRESTAINSTRUMENTS.COM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>
          <table:table-cell office:value-type="string">
            <text:p>RMMCHMTLOTHxxx000087</text:p>
          </table:table-cell>
          <table:table-cell office:value-type="string">
            <text:p>EE CORE FERRITE CF139 1605S AL 85</text:p>
          </table:table-cell>
          <table:table-cell office:value-type="float" office:value="2.508281">
            <text:p>2.508281</text:p>
          </table:table-cell>
          <table:table-cell office:value-type="string">
            <text:p>INR</text:p>
          </table:table-cell>
          <table:table-cell office:value-type="float" office:value="2.508281">
            <text:p>2.508281</text:p>
          </table:table-cell>
          <table:table-cell/>
          <table:table-cell office:value-type="string">
            <text:p>RMMCH</text:p>
          </table:table-cell>
          <table:table-cell office:value-type="string">
            <text:p>CF139 EE1605 AL85 S</text:p>
          </table:table-cell>
          <table:table-cell office:value-type="string">
            <text:p>COSMO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www.cosmoferrites.com/uploads/EE1605.pdf">https://www.cosmoferrites.com/uploads/EE1605.pdf</text:a></text:p>
          </table:table-cell>
          <table:table-cell office:value-type="string">
            <text:p>CRESTA INSTRUMENTS</text:p>
          </table:table-cell>
          <table:table-cell office:value-type="string">
            <text:p>VC000018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022-26870146/022-26870166</text:p>
          </table:table-cell>
          <table:table-cell table:style-name="ce25" office:value-type="string">
            <text:p>SALES@CRESTAINSTRUMENTS.COM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>
          <table:table-cell office:value-type="string">
            <text:p>RMPCBEMx306xxx000002</text:p>
          </table:table-cell>
          <table:table-cell office:value-type="string">
            <text:p>EM306-R-T01B-V1.0_3 UP PNL</text:p>
          </table:table-cell>
          <table:table-cell office:value-type="float" office:value="63.18">
            <text:p>63.18</text:p>
          </table:table-cell>
          <table:table-cell office:value-type="string">
            <text:p>INR</text:p>
          </table:table-cell>
          <table:table-cell office:value-type="float" office:value="63.18">
            <text:p>63.18</text:p>
          </table:table-cell>
          <table:table-cell/>
          <table:table-cell office:value-type="string">
            <text:p>RMPCB</text:p>
          </table:table-cell>
          <table:table-cell office:value-type="float" office:value="81926">
            <text:p>81926</text:p>
          </table:table-cell>
          <table:table-cell office:value-type="string">
            <text:p>SHOGINI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SHOGINI TECHNOARTS PVT. LTD.</text:p>
          </table:table-cell>
          <table:table-cell office:value-type="string">
            <text:p>VS000040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3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2563 3436 </text:p>
          </table:table-cell>
          <table:table-cell table:style-name="ce25" office:value-type="string">
            <text:p>Vinayak" &lt;vinayak@shogini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PCBEMx306xxx000004</text:p>
          </table:table-cell>
          <table:table-cell office:value-type="string">
            <text:p>EM306-R-T02A/C02A-V1.0_3 UP PNL</text:p>
          </table:table-cell>
          <table:table-cell office:value-type="float" office:value="64.23">
            <text:p>64.23</text:p>
          </table:table-cell>
          <table:table-cell office:value-type="string">
            <text:p>INR</text:p>
          </table:table-cell>
          <table:table-cell office:value-type="float" office:value="64.23">
            <text:p>64.23</text:p>
          </table:table-cell>
          <table:table-cell/>
          <table:table-cell office:value-type="string">
            <text:p>RMPCB</text:p>
          </table:table-cell>
          <table:table-cell office:value-type="float" office:value="60504">
            <text:p>60504</text:p>
          </table:table-cell>
          <table:table-cell office:value-type="string">
            <text:p>SHOGINI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SHOGINI TECHNOARTS PVT. LTD.</text:p>
          </table:table-cell>
          <table:table-cell office:value-type="string">
            <text:p>VS000040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3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2563 3436 </text:p>
          </table:table-cell>
          <table:table-cell table:style-name="ce25" office:value-type="string">
            <text:p>Vinayak" &lt;vinayak@shogini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FOAMxxxxx000008</text:p>
          </table:table-cell>
          <table:table-cell office:value-type="string">
            <text:p>FOAM PRECUT 21.5 x 18 CM WHT 10MM</text:p>
          </table:table-cell>
          <table:table-cell office:value-type="float" office:value="6.2">
            <text:p>6.2</text:p>
          </table:table-cell>
          <table:table-cell office:value-type="string">
            <text:p>INR</text:p>
          </table:table-cell>
          <table:table-cell office:value-type="float" office:value="6.2">
            <text:p>6.2</text:p>
          </table:table-cell>
          <table:table-cell/>
          <table:table-cell office:value-type="string">
            <text:p>RMMCH</text:p>
          </table:table-cell>
          <table:table-cell office:value-type="string">
            <text:p>PRECUT FOAM 10MM</text:p>
          </table:table-cell>
          <table:table-cell office:value-type="string">
            <text:p>SAI ENTERPRISES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SAI ENTERPRISES</text:p>
          </table:table-cell>
          <table:table-cell office:value-type="string">
            <text:p>VS000128</text:p>
          </table:table-cell>
          <table:table-cell office:value-type="string">
            <text:p>NAVI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3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9892538259/9324254274</text:p>
          </table:table-cell>
          <table:table-cell table:style-name="ce25"/>
          <table:table-cell table:number-columns-repeated="1000"/>
        </table:table-row>
        <table:table-row table:style-name="ro21">
          <table:table-cell office:value-type="string">
            <text:p>RMMCHFOAMxxxxx000001</text:p>
          </table:table-cell>
          <table:table-cell office:value-type="string">
            <text:p>FOAM PRECUT 8x10 CM WHT 5MM _CRT PRD PRNTD 90.5X90.5mm BRW</text:p>
          </table:table-cell>
          <table:table-cell office:value-type="float" office:value="0.86">
            <text:p>0.86</text:p>
          </table:table-cell>
          <table:table-cell office:value-type="string">
            <text:p>INR</text:p>
          </table:table-cell>
          <table:table-cell office:value-type="float" office:value="0.86">
            <text:p>0.86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3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FPUxxx000564</text:p>
          </table:table-cell>
          <table:table-cell office:value-type="string">
            <text:p>FR BEZEL UNPRNTD 96X96 SIZE 96X96X15.75MM WINE RED PC TRANS SC-1220UR (DIE-560)</text:p>
          </table:table-cell>
          <table:table-cell office:value-type="float" office:value="10.596111">
            <text:p>10.596111</text:p>
          </table:table-cell>
          <table:table-cell office:value-type="string">
            <text:p>INR</text:p>
          </table:table-cell>
          <table:table-cell office:value-type="float" office:value="10.596111">
            <text:p>10.596111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3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FPUxxx000528</text:p>
          </table:table-cell>
          <table:table-cell office:value-type="string">
            <text:p>FR BEZEL UNPRNTD 96X96 SIZE 96X96X8.4MM TRANS LEXAN HF1130R (DIE-692)</text:p>
          </table:table-cell>
          <table:table-cell office:value-type="float" office:value="13.95">
            <text:p>13.95</text:p>
          </table:table-cell>
          <table:table-cell office:value-type="string">
            <text:p>INR</text:p>
          </table:table-cell>
          <table:table-cell office:value-type="float" office:value="13.95">
            <text:p>13.95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3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FPUxxx000579</text:p>
          </table:table-cell>
          <table:table-cell office:value-type="string">
            <text:p>FR BEZEL UNPRNTD 96X96 SIZE 99X99X22.6MM SLF LCK CLMP GREY RAL 7035 PC KC-1100 GY15 (DIE-359)</text:p>
          </table:table-cell>
          <table:table-cell office:value-type="float" office:value="8.567976">
            <text:p>8.567976</text:p>
          </table:table-cell>
          <table:table-cell office:value-type="string">
            <text:p>INR</text:p>
          </table:table-cell>
          <table:table-cell office:value-type="float" office:value="8.567976">
            <text:p>8.567976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3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FPUxxx000022</text:p>
          </table:table-cell>
          <table:table-cell office:value-type="string">
            <text:p>FR PLATE 96x96 EM306 BLK ABS 700</text:p>
          </table:table-cell>
          <table:table-cell office:value-type="float" office:value="4.251424">
            <text:p>4.251424</text:p>
          </table:table-cell>
          <table:table-cell office:value-type="string">
            <text:p>INR</text:p>
          </table:table-cell>
          <table:table-cell office:value-type="float" office:value="4.251424">
            <text:p>4.251424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3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STKEMxxxx000001</text:p>
          </table:table-cell>
          <table:table-cell office:value-type="string">
            <text:p>FR STK EM306 (F-454)</text:p>
          </table:table-cell>
          <table:table-cell office:value-type="float" office:value="30.53695">
            <text:p>30.53695</text:p>
          </table:table-cell>
          <table:table-cell office:value-type="string">
            <text:p>INR</text:p>
          </table:table-cell>
          <table:table-cell office:value-type="float" office:value="30.53695">
            <text:p>30.53695</text:p>
          </table:table-cell>
          <table:table-cell/>
          <table:table-cell office:value-type="string">
            <text:p>RMMCH</text:p>
          </table:table-cell>
          <table:table-cell office:value-type="string">
            <text:p>F-45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BINDU LABELS PVT. LTD.</text:p>
          </table:table-cell>
          <table:table-cell office:value-type="string">
            <text:p>VB000010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4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/>
          <table:table-cell table:style-name="ce25" office:value-type="string">
            <text:p>gangadhar@bindulabels.co.in, bindulabels@vsnl.net, nagarajp@bindulabels.co.in, </text:p>
          </table:table-cell>
          <table:table-cell office:value-type="string">
            <text:p>faile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MCHSTKMAxxxx000012</text:p>
          </table:table-cell>
          <table:table-cell office:value-type="string">
            <text:p>FR STK MA32-3-G-40/300V PC 175MICRON 74.5X50.0MM WINE RED TRANS 3C 2KEY (F-1256)</text:p>
          </table:table-cell>
          <table:table-cell office:value-type="float" office:value="10.335838">
            <text:p>10.335838</text:p>
          </table:table-cell>
          <table:table-cell office:value-type="string">
            <text:p>INR</text:p>
          </table:table-cell>
          <table:table-cell office:value-type="float" office:value="10.335838">
            <text:p>10.335838</text:p>
          </table:table-cell>
          <table:table-cell/>
          <table:table-cell office:value-type="string">
            <text:p>RMMCH</text:p>
          </table:table-cell>
          <table:table-cell office:value-type="string">
            <text:p>(F-1256)</text:p>
          </table:table-cell>
          <table:table-cell office:value-type="string">
            <text:p>FEATHER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FEATHER GRAPHICS INDIA PVT. LTD.</text:p>
          </table:table-cell>
          <table:table-cell office:value-type="string">
            <text:p>VF000045</text:p>
          </table:table-cell>
          <table:table-cell office:value-type="string">
            <text:p>GHAZIABAD</text:p>
          </table:table-cell>
          <table:table-cell office:value-type="string">
            <text:p>India</text:p>
          </table:table-cell>
          <table:table-cell office:value-type="string">
            <text:p>rangvishwa.pdf</text:p>
          </table:table-cell>
          <table:table-cell/>
          <table:table-cell table:formula="of:=IF([.Q14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120 4264634 </text:p>
          </table:table-cell>
          <table:table-cell table:style-name="ce25" office:value-type="string">
            <text:p>qc@fgipl.com, MANISH@FGIPL.COM </text:p>
          </table:table-cell>
          <table:table-cell table:number-columns-repeated="1000"/>
        </table:table-row>
        <table:table-row table:style-name="ro21">
          <table:table-cell office:value-type="string">
            <text:p>RMMCHSTKMFMxxx000020</text:p>
          </table:table-cell>
          <table:table-cell office:value-type="string">
            <text:p>FR STK MFM384-C-D-CE-CL05-Plus PC 300MICRON 93.5x93.5mm 3C 6KEY (F-1265-V02)</text:p>
          </table:table-cell>
          <table:table-cell office:value-type="float" office:value="22.65">
            <text:p>22.65</text:p>
          </table:table-cell>
          <table:table-cell office:value-type="string">
            <text:p>INR</text:p>
          </table:table-cell>
          <table:table-cell office:value-type="float" office:value="22.65">
            <text:p>22.65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4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MCHSTKMAxxxx000013</text:p>
          </table:table-cell>
          <table:table-cell office:value-type="string">
            <text:p>FR STK MV35-3-G-40/300V PC 175MICRON 74.5X50.0MM WINE RED TRANS 3C 2KEY (F-1258)</text:p>
          </table:table-cell>
          <table:table-cell office:value-type="float" office:value="10.40295">
            <text:p>10.40295</text:p>
          </table:table-cell>
          <table:table-cell office:value-type="string">
            <text:p>INR</text:p>
          </table:table-cell>
          <table:table-cell office:value-type="float" office:value="10.40295">
            <text:p>10.40295</text:p>
          </table:table-cell>
          <table:table-cell/>
          <table:table-cell office:value-type="string">
            <text:p>RMMCH</text:p>
          </table:table-cell>
          <table:table-cell office:value-type="string">
            <text:p>(F-1258)</text:p>
          </table:table-cell>
          <table:table-cell office:value-type="string">
            <text:p>FEATHER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FEATHER GRAPHICS INDIA PVT. LTD.</text:p>
          </table:table-cell>
          <table:table-cell office:value-type="string">
            <text:p>VF000045</text:p>
          </table:table-cell>
          <table:table-cell office:value-type="string">
            <text:p>GHAZIABAD</text:p>
          </table:table-cell>
          <table:table-cell office:value-type="string">
            <text:p>India</text:p>
          </table:table-cell>
          <table:table-cell office:value-type="string">
            <text:p>rangvishwa.pdf</text:p>
          </table:table-cell>
          <table:table-cell/>
          <table:table-cell table:formula="of:=IF([.Q14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120 4264634 </text:p>
          </table:table-cell>
          <table:table-cell table:style-name="ce25" office:value-type="string">
            <text:p>qc@fgipl.com, MANISH@FGIPL.COM </text:p>
          </table:table-cell>
          <table:table-cell table:number-columns-repeated="1000"/>
        </table:table-row>
        <table:table-row table:style-name="ro21">
          <table:table-cell office:value-type="string">
            <text:p>RMMCHSTKVAFxxx000007</text:p>
          </table:table-cell>
          <table:table-cell office:value-type="string">
            <text:p>FR STK VAF39A-3 PC 175MICRON 66.6X18.6mm 2C 3KEY (F-1395)</text:p>
          </table:table-cell>
          <table:table-cell office:value-type="float" office:value="2.74">
            <text:p>2.74</text:p>
          </table:table-cell>
          <table:table-cell office:value-type="string">
            <text:p>INR</text:p>
          </table:table-cell>
          <table:table-cell office:value-type="float" office:value="2.74">
            <text:p>2.74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4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RBRGKTxxx000005</text:p>
          </table:table-cell>
          <table:table-cell office:value-type="string">
            <text:p>GASKET 96x96 113-3G1-N1</text:p>
          </table:table-cell>
          <table:table-cell office:value-type="float" office:value="7.012952">
            <text:p>7.012952</text:p>
          </table:table-cell>
          <table:table-cell office:value-type="string">
            <text:p>INR</text:p>
          </table:table-cell>
          <table:table-cell office:value-type="float" office:value="7.012952">
            <text:p>7.012952</text:p>
          </table:table-cell>
          <table:table-cell/>
          <table:table-cell office:value-type="string">
            <text:p>RMMCH</text:p>
          </table:table-cell>
          <table:table-cell office:value-type="string">
            <text:p>K189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XIAMEN YJC POLYMER TECH CO., LTD</text:p>
          </table:table-cell>
          <table:table-cell office:value-type="string">
            <text:p>VX000015</text:p>
          </table:table-cell>
          <table:table-cell office:value-type="string">
            <text:p>XIAMEN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table:formula="of:=IF([.Q14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86-592-7801818 </text:p>
          </table:table-cell>
          <table:table-cell table:style-name="ce25" office:value-type="string">
            <text:p>SALE@XMYJC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3" table:visibility="filter">
          <table:table-cell office:value-type="string">
            <text:p>RMMCHSTKPFCxxx000022</text:p>
          </table:table-cell>
          <table:table-cell office:value-type="string">
            <text:p>HOLOGRAM STK 15mm x 15mm SHARP CORNER_TAMPER EVIDENT-SILVER-100 UP</text:p>
          </table:table-cell>
          <table:table-cell office:value-type="float" office:value="0.051167">
            <text:p>0.051167</text:p>
          </table:table-cell>
          <table:table-cell office:value-type="string">
            <text:p>INR</text:p>
          </table:table-cell>
          <table:table-cell office:value-type="float" office:value="0.051167">
            <text:p>0.051167</text:p>
          </table:table-cell>
          <table:table-cell/>
          <table:table-cell office:value-type="string">
            <text:p>RMMCH</text:p>
          </table:table-cell>
          <table:table-cell office:value-type="string">
            <text:p>Selec 15 x15 mm Squa</text:p>
          </table:table-cell>
          <table:table-cell table:number-columns-repeated="2"/>
          <table:table-cell office:value-type="string">
            <text:p>-</text:p>
          </table:table-cell>
          <table:table-cell table:style-name="ce13" office:value-type="string">
            <text:p>hologram.pdf</text:p>
          </table:table-cell>
          <table:table-cell office:value-type="string">
            <text:p>EVEREST HOLOVISIONS LTD</text:p>
          </table:table-cell>
          <table:table-cell office:value-type="string">
            <text:p>VE000073</text:p>
          </table:table-cell>
          <table:table-cell office:value-type="string">
            <text:p>AMLISILVASSA</text:p>
          </table:table-cell>
          <table:table-cell office:value-type="string">
            <text:p>India</text:p>
          </table:table-cell>
          <table:table-cell office:value-type="string">
            <text:p>hologram.pdf</text:p>
          </table:table-cell>
          <table:table-cell table:style-name="ce24" office:value-type="string">
            <text:p>20-01-14</text:p>
          </table:table-cell>
          <table:table-cell table:formula="of:=IF([.Q14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MCHPLSHSU96x000002</text:p>
          </table:table-cell>
          <table:table-cell office:value-type="string">
            <text:p>HSG 96x96x47 BLK ABS 700</text:p>
          </table:table-cell>
          <table:table-cell office:value-type="float" office:value="5.355647">
            <text:p>5.355647</text:p>
          </table:table-cell>
          <table:table-cell office:value-type="string">
            <text:p>INR</text:p>
          </table:table-cell>
          <table:table-cell office:value-type="float" office:value="5.355647">
            <text:p>5.355647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4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HSGASM000106</text:p>
          </table:table-cell>
          <table:table-cell office:value-type="string">
            <text:p>HSG ASSEMBLED MA32-3-G-40/300V-CE (8PIN)</text:p>
          </table:table-cell>
          <table:table-cell office:value-type="float" office:value="24.78804">
            <text:p>24.78804</text:p>
          </table:table-cell>
          <table:table-cell office:value-type="string">
            <text:p>INR</text:p>
          </table:table-cell>
          <table:table-cell office:value-type="float" office:value="24.78804">
            <text:p>24.78804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4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HSGASM000112</text:p>
          </table:table-cell>
          <table:table-cell office:value-type="string">
            <text:p>HSG ASSEMBLED MV35-3-G-40/300V-CE (6PIN)</text:p>
          </table:table-cell>
          <table:table-cell office:value-type="float" office:value="23.065556">
            <text:p>23.065556</text:p>
          </table:table-cell>
          <table:table-cell office:value-type="string">
            <text:p>INR</text:p>
          </table:table-cell>
          <table:table-cell office:value-type="float" office:value="23.065556">
            <text:p>23.065556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4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HSPEMx000001</text:p>
          </table:table-cell>
          <table:table-cell table:style-name="ce11" office:value-type="string">
            <text:p>HSG PRNTD EM306 (ST-739A)</text:p>
          </table:table-cell>
          <table:table-cell office:value-type="float" office:value="5.355656">
            <text:p>5.355656</text:p>
          </table:table-cell>
          <table:table-cell office:value-type="string">
            <text:p>INR</text:p>
          </table:table-cell>
          <table:table-cell office:value-type="float" office:value="5.355656">
            <text:p>5.355656</text:p>
          </table:table-cell>
          <table:table-cell/>
          <table:table-cell office:value-type="string">
            <text:p>RMMCH</text:p>
          </table:table-cell>
          <table:table-cell office:value-type="string">
            <text:p>(ST-739A)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SELEC CONTROLS PVT. LTD. (EL-27)</text:p>
          </table:table-cell>
          <table:table-cell office:value-type="string">
            <text:p>VS000168</text:p>
          </table:table-cell>
          <table:table-cell office:value-type="string">
            <text:p>NAVI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5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41418484/41418421</text:p>
          </table:table-cell>
          <table:table-cell table:style-name="ce25" office:value-type="string">
            <text:p>gghotage@selec.com </text:p>
          </table:table-cell>
          <table:table-cell office:value-type="string">
            <text:p>sir</text:p>
          </table:table-cell>
          <table:table-cell table:number-columns-repeated="999"/>
        </table:table-row>
        <table:table-row table:style-name="ro21">
          <table:table-cell office:value-type="string">
            <text:p>RMMCHPLSHSPMFM000183</text:p>
          </table:table-cell>
          <table:table-cell office:value-type="string">
            <text:p>HSG PRNTD MFM384+ 96X96 SIZE 90.5X90.5X49XMM GREY RAL 7035 LEXAN 923 (SLP-2602D)</text:p>
          </table:table-cell>
          <table:table-cell office:value-type="float" office:value="31.300125">
            <text:p>31.300125</text:p>
          </table:table-cell>
          <table:table-cell office:value-type="string">
            <text:p>INR</text:p>
          </table:table-cell>
          <table:table-cell office:value-type="float" office:value="31.300125">
            <text:p>31.300125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5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HSU905000023</text:p>
          </table:table-cell>
          <table:table-cell office:value-type="string">
            <text:p>HSG TRML INTG 96X96 SIZE 90.5X90.5X35.1MM 8PIN GREY RAL 7035 PC CX-02 GY (DIE-360)</text:p>
          </table:table-cell>
          <table:table-cell office:value-type="float" office:value="12.25">
            <text:p>12.25</text:p>
          </table:table-cell>
          <table:table-cell office:value-type="string">
            <text:p>INR</text:p>
          </table:table-cell>
          <table:table-cell office:value-type="float" office:value="12.25">
            <text:p>12.25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5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HSPMFM000204</text:p>
          </table:table-cell>
          <table:table-cell office:value-type="string">
            <text:p>HSG_TRML INTG PRNTD MA32-3-G-40/300V-CE GREY (BLP-162B)</text:p>
          </table:table-cell>
          <table:table-cell office:value-type="float" office:value="13.65555">
            <text:p>13.65555</text:p>
          </table:table-cell>
          <table:table-cell office:value-type="string">
            <text:p>INR</text:p>
          </table:table-cell>
          <table:table-cell office:value-type="float" office:value="13.65555">
            <text:p>13.65555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5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HSPMFM000205</text:p>
          </table:table-cell>
          <table:table-cell office:value-type="string">
            <text:p>HSG_TRML INTG PRNTD MV35-3-G-40/300V-CE GREY (BLP-164B)</text:p>
          </table:table-cell>
          <table:table-cell office:value-type="float" office:value="12.15">
            <text:p>12.15</text:p>
          </table:table-cell>
          <table:table-cell office:value-type="string">
            <text:p>INR</text:p>
          </table:table-cell>
          <table:table-cell office:value-type="float" office:value="12.15">
            <text:p>12.15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5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HSPVAF000048</text:p>
          </table:table-cell>
          <table:table-cell office:value-type="string">
            <text:p>HSG_TRML PRNTD VAF39A-3-CE ORG (ST-1886D)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5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ELLICSOPTxxx000001</text:p>
          </table:table-cell>
          <table:table-cell office:value-type="string">
            <text:p>IC LDD OPTO 4N33/35 OR K20101C DIP6</text:p>
          </table:table-cell>
          <table:table-cell office:value-type="float" office:value="4.611239">
            <text:p>4.611239</text:p>
          </table:table-cell>
          <table:table-cell office:value-type="string">
            <text:p>INR</text:p>
          </table:table-cell>
          <table:table-cell office:value-type="float" office:value="4.611239">
            <text:p>4.611239</text:p>
          </table:table-cell>
          <table:table-cell office:value-type="string">
            <text:p>IC</text:p>
          </table:table-cell>
          <table:table-cell office:value-type="string">
            <text:p>RMELL</text:p>
          </table:table-cell>
          <table:table-cell office:value-type="string">
            <text:p>K20101C</text:p>
          </table:table-cell>
          <table:table-cell office:value-type="string">
            <text:p>COSM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datasheet.lcsc.com/lcsc/1804162222_Cosmo-Electronics-K20101C_C136432.pdf">https://datasheet.lcsc.com/lcsc/1804162222_Cosmo-Electronics-K20101C_C136432.pdf</text:a></text:p>
          </table:table-cell>
          <table:table-cell office:value-type="string">
            <text:p>GLOMORE ELECTRO-TECH SOLUTIONS LLP</text:p>
          </table:table-cell>
          <table:table-cell office:value-type="string">
            <text:p>VG000104</text:p>
          </table:table-cell>
          <table:table-cell office:value-type="string">
            <text:p>PALGHAR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15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250-6633570 </text:p>
          </table:table-cell>
          <table:table-cell table:style-name="ce25" office:value-type="string">
            <text:p>ABHILASH@GLOMORE.CO.IN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ICSOPTxxx000004</text:p>
          </table:table-cell>
          <table:table-cell office:value-type="string">
            <text:p>IC LDD OPTO K1010C11 DIP4</text:p>
          </table:table-cell>
          <table:table-cell office:value-type="float" office:value="2.06427">
            <text:p>2.06427</text:p>
          </table:table-cell>
          <table:table-cell office:value-type="string">
            <text:p>INR</text:p>
          </table:table-cell>
          <table:table-cell office:value-type="float" office:value="2.06427">
            <text:p>2.06427</text:p>
          </table:table-cell>
          <table:table-cell office:value-type="string">
            <text:p>IC</text:p>
          </table:table-cell>
          <table:table-cell office:value-type="string">
            <text:p>RMELL</text:p>
          </table:table-cell>
          <table:table-cell office:value-type="string">
            <text:p>K1010C11</text:p>
          </table:table-cell>
          <table:table-cell office:value-type="string">
            <text:p>COSM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docs.rs-online.com/6b56/0900766b80083e16.pdf">https://docs.rs-online.com/6b56/0900766b80083e16.pdf</text:a></text:p>
          </table:table-cell>
          <table:table-cell office:value-type="string">
            <text:p>DTDS TECHNOLOGY PTE. LTD.</text:p>
          </table:table-cell>
          <table:table-cell office:value-type="string">
            <text:p>VD000079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K1010.pdf</text:p>
          </table:table-cell>
          <table:table-cell/>
          <table:table-cell table:formula="of:=IF([.Q15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4" table:visibility="filter">
          <table:table-cell office:value-type="string">
            <text:p>RMELLICSPWRxxx000002</text:p>
          </table:table-cell>
          <table:table-cell office:value-type="string">
            <text:p>IC LDD PWR TNY264P DIP8</text:p>
          </table:table-cell>
          <table:table-cell office:value-type="float" office:value="45.053333">
            <text:p>45.053333</text:p>
          </table:table-cell>
          <table:table-cell office:value-type="string">
            <text:p>INR</text:p>
          </table:table-cell>
          <table:table-cell office:value-type="float" office:value="45.053333">
            <text:p>45.053333</text:p>
          </table:table-cell>
          <table:table-cell office:value-type="string">
            <text:p>IC</text:p>
          </table:table-cell>
          <table:table-cell office:value-type="string">
            <text:p>RMELL</text:p>
          </table:table-cell>
          <table:table-cell office:value-type="string">
            <text:p>TNY264PN</text:p>
          </table:table-cell>
          <table:table-cell office:value-type="string">
            <text:p>POWER INTEGRATIONS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mouser.in/datasheet/2/328/tny263_268-1512708.pdf">https://www.mouser.in/datasheet/2/328/tny263_268-1512708.pdf</text:a></text:p>
          </table:table-cell>
          <table:table-cell office:value-type="string">
            <text:p>AVNET ASIA PTE. LTD.</text:p>
          </table:table-cell>
          <table:table-cell office:value-type="string">
            <text:p>VA000087</text:p>
          </table:table-cell>
          <table:table-cell table:number-columns-repeated="2" office:value-type="string">
            <text:p>Singapore</text:p>
          </table:table-cell>
          <table:table-cell office:value-type="string">
            <text:p>TNY264PN_20-02-25.pdf</text:p>
          </table:table-cell>
          <table:table-cell office:value-type="string">
            <text:p>20-02-25</text:p>
          </table:table-cell>
          <table:table-cell table:formula="of:=IF([.Q15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/>
          <table:table-cell table:style-name="ce26" office:value-type="string">
            <text:p>TUSHAR.MOON@DTDSGP.COM, SHUBHANGI.BADAL@DTDSGP.COM</text:p>
          </table:table-cell>
          <table:table-cell table:number-columns-repeated="1000"/>
        </table:table-row>
        <table:table-row table:style-name="ro21">
          <table:table-cell office:value-type="string">
            <text:p>RMELSICS74xxxx000009</text:p>
          </table:table-cell>
          <table:table-cell office:value-type="string">
            <text:p>IC SMD 74HC595 SOIC16</text:p>
          </table:table-cell>
          <table:table-cell office:value-type="float" office:value="7.5">
            <text:p>7.5</text:p>
          </table:table-cell>
          <table:table-cell office:value-type="string">
            <text:p>INR</text:p>
          </table:table-cell>
          <table:table-cell office:value-type="float" office:value="7.5">
            <text:p>7.5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74HC595D</text:p>
          </table:table-cell>
          <table:table-cell office:value-type="string">
            <text:p>NXP</text:p>
          </table:table-cell>
          <table:table-cell office:value-type="string">
            <text:p>Netherlands</text:p>
          </table:table-cell>
          <table:table-cell office:value-type="string">
            <text:p>0</text:p>
          </table:table-cell>
          <table:table-cell office:value-type="string">
            <text:p><text:a xlink:href="https://assets.nexperia.com/documents/data-sheet/74HC_HCT595.pdf">https://assets.nexperia.com/documents/data-sheet/74HC_HCT595.pdf</text:a></text:p>
          </table:table-cell>
          <table:table-cell office:value-type="string">
            <text:p>MUMI TECHNOLOGY</text:p>
          </table:table-cell>
          <table:table-cell office:value-type="string">
            <text:p>VM000188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IC_ 74HC595D_19-03-2025.pdf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5" office:value-type="string">
            <text:p>022-23808605 </text:p>
          </table:table-cell>
          <table:table-cell table:style-name="ce25" office:value-type="string">
            <text:p>MUMITECHNOLOGY@GMAIL.COM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ICSCOMxxx000002</text:p>
          </table:table-cell>
          <table:table-cell office:value-type="string">
            <text:p>IC SMD COMM SN65HVD3082ED SOIC8</text:p>
          </table:table-cell>
          <table:table-cell office:value-type="float" office:value="11.631637">
            <text:p>11.631637</text:p>
          </table:table-cell>
          <table:table-cell office:value-type="string">
            <text:p>INR</text:p>
          </table:table-cell>
          <table:table-cell office:value-type="float" office:value="11.631637">
            <text:p>11.631637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SN65HVD3082EDR</text:p>
          </table:table-cell>
          <table:table-cell office:value-type="string">
            <text:p>TI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ti.com/lit/ds/symlink/sn65hvd3082e.pdf?HQS=dis-mous-null-mousermode-dsf-pf-null-wwe&amp;ts=1687589155863&amp;ref_url=https%3A%2F%2Fwww.mouser.in%2F">https://www.ti.com/lit/ds/symlink/sn65hvd3082e.pdf?HQS=dis-mous-null-mousermode-dsf-pf-null-wwe&amp;ts=1687589155863&amp;ref_url=https%3A%2F%2Fwww.mouser.in%2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TI_uC_23-05-2024.pdf</text:p>
          </table:table-cell>
          <table:table-cell office:value-type="string">
            <text:p>23-05-24</text:p>
          </table:table-cell>
          <table:table-cell table:formula="of:=IF([.Q16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2" table:visibility="filter">
          <table:table-cell office:value-type="string">
            <text:p>RMELSICSEPRxxx000003</text:p>
          </table:table-cell>
          <table:table-cell office:value-type="string">
            <text:p>IC SMD EPROM 24C16 SOIC8</text:p>
          </table:table-cell>
          <table:table-cell office:value-type="float" office:value="0.06105">
            <text:p>0.06105</text:p>
          </table:table-cell>
          <table:table-cell office:value-type="string">
            <text:p>USD</text:p>
          </table:table-cell>
          <table:table-cell office:value-type="float" office:value="5.313792">
            <text:p>5.313792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P24C16D-SSH-MIR</text:p>
          </table:table-cell>
          <table:table-cell office:value-type="string">
            <text:p>PUYA SEMI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www.puyasemi.com/download_path/数据手册/EEPROM%20芯片/P24C08D_16D_Datasheet_Rev.1.2.pdf">https://www.puyasemi.com/download_path/数据手册/EEPROM 芯片/P24C08D_16D_Datasheet_Rev.1.2.pd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P24C16D-SSH-MIR.pdf</text:p>
          </table:table-cell>
          <table:table-cell/>
          <table:table-cell table:formula="of:=IF([.Q16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2" table:visibility="filter">
          <table:table-cell office:value-type="string">
            <text:p>RMELSICSEPRxxx000004</text:p>
          </table:table-cell>
          <table:table-cell office:value-type="string">
            <text:p>IC SMD EPROM 24C256-2.7V SOIC8</text:p>
          </table:table-cell>
          <table:table-cell office:value-type="float" office:value="0.1">
            <text:p>0.1</text:p>
          </table:table-cell>
          <table:table-cell office:value-type="string">
            <text:p>USD</text:p>
          </table:table-cell>
          <table:table-cell office:value-type="float" office:value="8.704">
            <text:p>8.704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P24C256B-SSH-MIR</text:p>
          </table:table-cell>
          <table:table-cell office:value-type="string">
            <text:p>PUYA SEMI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www.puyasemi.com/download_path/数据手册/EEPROM%20芯片/P24C256B_Datasheet_Rev.1.9.pdf">https://www.puyasemi.com/download_path/数据手册/EEPROM 芯片/P24C256B_Datasheet_Rev.1.9.pd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P24C256B-SSH-MIR.pdf</text:p>
          </table:table-cell>
          <table:table-cell/>
          <table:table-cell table:formula="of:=IF([.Q16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ICSEPRxxx000010</text:p>
          </table:table-cell>
          <table:table-cell office:value-type="string">
            <text:p>IC SMD EPROM 24C512 -2.7V SOIC8</text:p>
          </table:table-cell>
          <table:table-cell office:value-type="float" office:value="0.143">
            <text:p>0.143</text:p>
          </table:table-cell>
          <table:table-cell office:value-type="string">
            <text:p>USD</text:p>
          </table:table-cell>
          <table:table-cell office:value-type="float" office:value="12.44672">
            <text:p>12.44672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P24C512B-SSH-MIR</text:p>
          </table:table-cell>
          <table:table-cell office:value-type="string">
            <text:p>PUYA SEMI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ga=1&amp;id=/personal/lbhosle_selec_com/Documents/Operational%20Control/PPM-2023-24/4%20-%20SAP%20Master/NEW%20SAP%20MASTER%20DATA/UID%20Documents%20Final/AVL_working/Datasheet%20links/106-IC/p24c512b-mi_Puya%20semi.pdf&amp;parent=/personal/lbhosle_selec_com/Documents/Operational%20Control/PPM-2023-24/4%20-%20SAP%20Master/NEW%20SAP%20MASTER%20DATA/UID%20Documents%20Final/AVL_working/Datasheet%20links/106-IC">https://seleco365-my.sharepoint.com/personal/lbhosle_selec_com/_layouts/15/onedrive.aspx?ga=1&amp;id=/personal/lbhosle_selec_com/Documents/Operational Control/PPM-2023-24/4 - SAP Master/NEW SAP MASTER DATA/UID Documents Final/AVL_working/Datasheet links/106-IC/p24c512b-mi_Puya semi.pdf&amp;parent=/personal/lbhosle_selec_com/Documents/Operational Control/PPM-2023-24/4 - SAP Master/NEW SAP MASTER DATA/UID Documents Final/AVL_working/Datasheet links/106-IC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P24C512B-SSH-MIR.pdf</text:p>
          </table:table-cell>
          <table:table-cell/>
          <table:table-cell table:formula="of:=IF([.Q16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>
          <table:table-cell office:value-type="string">
            <text:p>RMELSICSADCxxx000001</text:p>
          </table:table-cell>
          <table:table-cell office:value-type="string">
            <text:p>IC SMD METERING ASIC ADE7752AAR SOIC24</text:p>
          </table:table-cell>
          <table:table-cell office:value-type="float" office:value="2.51">
            <text:p>2.51</text:p>
          </table:table-cell>
          <table:table-cell office:value-type="string">
            <text:p>USD</text:p>
          </table:table-cell>
          <table:table-cell office:value-type="float" office:value="218.4704">
            <text:p>218.4704</text:p>
          </table:table-cell>
          <table:table-cell/>
          <table:table-cell office:value-type="string">
            <text:p>RMELS</text:p>
          </table:table-cell>
          <table:table-cell office:value-type="string">
            <text:p>ADE7752AAR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EXCELPOINT SYSTEMS (PTE) LTD</text:p>
          </table:table-cell>
          <table:table-cell office:value-type="string">
            <text:p>VE000017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ADE7752AARZ_19-03-2025.pdf</text:p>
          </table:table-cell>
          <table:table-cell/>
          <table:table-cell table:formula="of:=IF([.Q16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091-22-42375800-/TO-42375849</text:p>
          </table:table-cell>
          <table:table-cell table:style-name="ce25" office:value-type="string">
            <text:p>ajay.k@excelpoint.com,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SICSMICxxx000157</text:p>
          </table:table-cell>
          <table:table-cell office:value-type="string">
            <text:p>IC SMD MICRO MSP430F6777AIPEUR 128PEU</text:p>
          </table:table-cell>
          <table:table-cell office:value-type="float" office:value="2.47">
            <text:p>2.47</text:p>
          </table:table-cell>
          <table:table-cell office:value-type="string">
            <text:p>USD</text:p>
          </table:table-cell>
          <table:table-cell office:value-type="float" office:value="214.9888">
            <text:p>214.9888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MSP430F6777AIPEUR</text:p>
          </table:table-cell>
          <table:table-cell office:value-type="string">
            <text:p>TI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ti.com/lit/ds/symlink/msp430f6777a.pdf?ts=1704356450631&amp;ref_url=https%3A%2F%2Fwww.ti.com%2Fproduct%2FMSP430F6777A">https://www.ti.com/lit/ds/symlink/msp430f6777a.pdf?ts=1704356450631&amp;ref_url=https%3A%2F%2Fwww.ti.com%2Fproduct%2FMSP430F6777A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TI_uC_23-05-2024.pdf</text:p>
          </table:table-cell>
          <table:table-cell office:value-type="string">
            <text:p>23-05-24</text:p>
          </table:table-cell>
          <table:table-cell table:formula="of:=IF([.Q16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ICSMICxxx000089</text:p>
          </table:table-cell>
          <table:table-cell office:value-type="string">
            <text:p>IC SMD MICRO R5F1026AASP SSOP20</text:p>
          </table:table-cell>
          <table:table-cell office:value-type="float" office:value="0.363">
            <text:p>0.363</text:p>
          </table:table-cell>
          <table:table-cell office:value-type="string">
            <text:p>USD</text:p>
          </table:table-cell>
          <table:table-cell office:value-type="float" office:value="31.59552">
            <text:p>31.59552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R5F1026AASP#35</text:p>
          </table:table-cell>
          <table:table-cell office:value-type="string">
            <text:p>RENESAS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www.renesas.com/in/en/document/dst/rl78g12-data-sheet-rev231">https://www.renesas.com/in/en/document/dst/rl78g12-data-sheet-rev231</text:a></text:p>
          </table:table-cell>
          <table:table-cell office:value-type="string">
            <text:p>SMET SINGAPORE PTE LTD</text:p>
          </table:table-cell>
          <table:table-cell office:value-type="string">
            <text:p>VS000648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R5F1026AASP#35_20-02-25.pdf</text:p>
          </table:table-cell>
          <table:table-cell office:value-type="string">
            <text:p>20-02-25</text:p>
          </table:table-cell>
          <table:table-cell table:formula="of:=IF([.Q16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ICSMICxxx000090</text:p>
          </table:table-cell>
          <table:table-cell office:value-type="string">
            <text:p>IC SMD MICRO R5F10EGCAFB LQFP48</text:p>
          </table:table-cell>
          <table:table-cell office:value-type="float" office:value="0.693">
            <text:p>0.693</text:p>
          </table:table-cell>
          <table:table-cell office:value-type="string">
            <text:p>USD</text:p>
          </table:table-cell>
          <table:table-cell office:value-type="float" office:value="60.31872">
            <text:p>60.31872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R5F10EGCAFB#V0</text:p>
          </table:table-cell>
          <table:table-cell office:value-type="string">
            <text:p>RENESAS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www.renesas.com/in/en/document/dst/rl78g1a-data-sheet-rev220">https://www.renesas.com/in/en/document/dst/rl78g1a-data-sheet-rev220</text:a></text:p>
          </table:table-cell>
          <table:table-cell office:value-type="string">
            <text:p>SMET SINGAPORE PTE LTD</text:p>
          </table:table-cell>
          <table:table-cell office:value-type="string">
            <text:p>VS000648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R5F10EGCAFB#V0_20-02-25.pdf</text:p>
          </table:table-cell>
          <table:table-cell office:value-type="string">
            <text:p>20-02-25</text:p>
          </table:table-cell>
          <table:table-cell table:formula="of:=IF([.Q16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ICSMICxxx000046</text:p>
          </table:table-cell>
          <table:table-cell office:value-type="string">
            <text:p>IC SMD MICRO R5F21266SNFP PLQP32</text:p>
          </table:table-cell>
          <table:table-cell office:value-type="float" office:value="0.83">
            <text:p>0.83</text:p>
          </table:table-cell>
          <table:table-cell office:value-type="string">
            <text:p>USD</text:p>
          </table:table-cell>
          <table:table-cell office:value-type="float" office:value="72.2432">
            <text:p>72.2432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R5F21266SNFP#V2</text:p>
          </table:table-cell>
          <table:table-cell office:value-type="string">
            <text:p>RENESAS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www.renesas.com/kr/en/document/dst/r8c26-r8c27-group-datasheet">https://www.renesas.com/kr/en/document/dst/r8c26-r8c27-group-datasheet</text:a></text:p>
          </table:table-cell>
          <table:table-cell office:value-type="string">
            <text:p>SMET SINGAPORE PTE LTD</text:p>
          </table:table-cell>
          <table:table-cell office:value-type="string">
            <text:p>VS000648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R5F21266SNFP#V2_20-02-25.pdf</text:p>
          </table:table-cell>
          <table:table-cell office:value-type="string">
            <text:p>20-02-25</text:p>
          </table:table-cell>
          <table:table-cell table:formula="of:=IF([.Q16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ICSMICxxx000097</text:p>
          </table:table-cell>
          <table:table-cell office:value-type="string">
            <text:p>IC SMD MICRO R5F51105ADFL PLQP0048KB-A</text:p>
          </table:table-cell>
          <table:table-cell office:value-type="float" office:value="1.1">
            <text:p>1.1</text:p>
          </table:table-cell>
          <table:table-cell office:value-type="string">
            <text:p>USD</text:p>
          </table:table-cell>
          <table:table-cell office:value-type="float" office:value="95.744">
            <text:p>95.744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R5F51105ADFL#10</text:p>
          </table:table-cell>
          <table:table-cell office:value-type="string">
            <text:p>RENESAS</text:p>
          </table:table-cell>
          <table:table-cell office:value-type="string">
            <text:p>Japan</text:p>
          </table:table-cell>
          <table:table-cell office:value-type="string">
            <text:p>0</text:p>
          </table:table-cell>
          <table:table-cell office:value-type="string">
            <text:p><text:a xlink:href="https://www.renesas.com/in/en/document/dst/rx110-group-datasheet-rev120">https://www.renesas.com/in/en/document/dst/rx110-group-datasheet-rev120</text:a></text:p>
          </table:table-cell>
          <table:table-cell office:value-type="string">
            <text:p>SMET SINGAPORE PTE LTD</text:p>
          </table:table-cell>
          <table:table-cell office:value-type="string">
            <text:p>VS000648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R5F51105ADFL#10_15-01-25.pdf</text:p>
          </table:table-cell>
          <table:table-cell office:value-type="string">
            <text:p>15-01-25</text:p>
          </table:table-cell>
          <table:table-cell table:formula="of:=IF([.Q16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ICSCOMxxx000006</text:p>
          </table:table-cell>
          <table:table-cell office:value-type="string">
            <text:p>IC SMD OP-AMP MCP6L01T-E/OT SOT23-5</text:p>
          </table:table-cell>
          <table:table-cell office:value-type="float" office:value="0.09">
            <text:p>0.09</text:p>
          </table:table-cell>
          <table:table-cell office:value-type="string">
            <text:p>USD</text:p>
          </table:table-cell>
          <table:table-cell office:value-type="float" office:value="7.8336">
            <text:p>7.8336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MCP6L01T-E/OT</text:p>
          </table:table-cell>
          <table:table-cell office:value-type="string">
            <text:p>MICROCHIP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1.microchip.com/downloads/aemDocuments/documents/MSLD/ProductDocuments/DataSheets/MCP6L01-1R-1U-2-4-1-MHz-85-uA-Op-Amps-DS20002140D.pdf">https://ww1.microchip.com/downloads/aemDocuments/documents/MSLD/ProductDocuments/DataSheets/MCP6L01-1R-1U-2-4-1-MHz-85-uA-Op-Amps-DS20002140D.pdf</text:a></text:p>
          </table:table-cell>
          <table:table-cell office:value-type="string">
            <text:p>MICROCHIP TECHNOLOGY IRELAND LIMITED</text:p>
          </table:table-cell>
          <table:table-cell office:value-type="string">
            <text:p>VM000026</text:p>
          </table:table-cell>
          <table:table-cell office:value-type="string">
            <text:p>DUBLIN 9 <text:s/>IRELAND</text:p>
          </table:table-cell>
          <table:table-cell office:value-type="string">
            <text:p>Ireland</text:p>
          </table:table-cell>
          <table:table-cell office:value-type="string">
            <text:p>MCP6L01T-E_OT_20-02-25</text:p>
          </table:table-cell>
          <table:table-cell office:value-type="string">
            <text:p>20-02-25</text:p>
          </table:table-cell>
          <table:table-cell table:formula="of:=IF([.Q17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ELSICSOPTxxx000004</text:p>
          </table:table-cell>
          <table:table-cell office:value-type="string">
            <text:p>IC SMD OPTO K10104C11 S04</text:p>
          </table:table-cell>
          <table:table-cell office:value-type="float" office:value="2.017204">
            <text:p>2.017204</text:p>
          </table:table-cell>
          <table:table-cell office:value-type="string">
            <text:p>INR</text:p>
          </table:table-cell>
          <table:table-cell office:value-type="float" office:value="2.017204">
            <text:p>2.017204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K10104C11</text:p>
          </table:table-cell>
          <table:table-cell office:value-type="string">
            <text:p>COSM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ga=1&amp;id=/personal/lbhosle_selec_com/Documents/Operational%20Control/PPM-2023-24/4%20-%20SAP%20Master/NEW%20SAP%20MASTER%20DATA/UID%20Documents%20Final/AVL_working/Datasheet%20links/106-IC/K1010.PDF&amp;parent=/personal/lbhosle_selec_com/Documents/Operational%20Control/PPM-2023-24/4%20-%20SAP%20Master/NEW%20SAP%20MASTER%20DATA/UID%20Documents%20Final/AVL_working/Datasheet%20links/106-IC">https://seleco365-my.sharepoint.com/personal/lbhosle_selec_com/_layouts/15/onedrive.aspx?ga=1&amp;id=/personal/lbhosle_selec_com/Documents/Operational Control/PPM-2023-24/4 - SAP Master/NEW SAP MASTER DATA/UID Documents Final/AVL_working/Datasheet links/106-IC/K1010.PDF&amp;parent=/personal/lbhosle_selec_com/Documents/Operational Control/PPM-2023-24/4 - SAP Master/NEW SAP MASTER DATA/UID Documents Final/AVL_working/Datasheet links/106-IC</text:a></text:p>
          </table:table-cell>
          <table:table-cell office:value-type="string">
            <text:p>DTDS TECHNOLOGY PTE. LTD.</text:p>
          </table:table-cell>
          <table:table-cell office:value-type="string">
            <text:p>VD000079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-</text:p>
          </table:table-cell>
          <table:table-cell/>
          <table:table-cell table:formula="of:=IF([.Q17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20-24222281/020- 24222281/1181</text:p>
          </table:table-cell>
          <table:table-cell table:style-name="ce25" office:value-type="string">
            <text:p>TUSHAR.MOON@DTDSGP.COM, SHUBHANGI.BADAL@DTDSGP.COM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4" table:visibility="filter">
          <table:table-cell office:value-type="string">
            <text:p>RMELSICSPWRxxx000010</text:p>
          </table:table-cell>
          <table:table-cell office:value-type="string">
            <text:p>IC SMD PWR LNK 564DG-SO-8C</text:p>
          </table:table-cell>
          <table:table-cell office:value-type="float" office:value="0.2131">
            <text:p>0.2131</text:p>
          </table:table-cell>
          <table:table-cell office:value-type="string">
            <text:p>USD</text:p>
          </table:table-cell>
          <table:table-cell office:value-type="float" office:value="18.548224">
            <text:p>18.548224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LNK564DN-TL</text:p>
          </table:table-cell>
          <table:table-cell office:value-type="string">
            <text:p>POWER INTEGRATIONS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power.com/sites/default/files/documents/linkswitch-lp_family_datasheet.pdf">https://www.power.com/sites/default/files/documents/linkswitch-lp_family_datasheet.pdf</text:a></text:p>
          </table:table-cell>
          <table:table-cell office:value-type="string">
            <text:p>AVNET ASIA PTE. LTD.</text:p>
          </table:table-cell>
          <table:table-cell office:value-type="string">
            <text:p>VA000087</text:p>
          </table:table-cell>
          <table:table-cell table:number-columns-repeated="2" office:value-type="string">
            <text:p>Singapore</text:p>
          </table:table-cell>
          <table:table-cell office:value-type="string">
            <text:p>LNK564DN-TL_20-02-25.pdf</text:p>
          </table:table-cell>
          <table:table-cell office:value-type="string">
            <text:p>20-02-25</text:p>
          </table:table-cell>
          <table:table-cell table:formula="of:=IF([.Q17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/>
          <table:table-cell table:style-name="ce26" office:value-type="string">
            <text:p>TUSHAR.MOON@DTDSGP.COM, SHUBHANGI.BADAL@DTDSGP.COM</text:p>
          </table:table-cell>
          <table:table-cell table:number-columns-repeated="1000"/>
        </table:table-row>
        <table:table-row table:style-name="ro4" table:visibility="filter">
          <table:table-cell office:value-type="string">
            <text:p>RMELSICSPWRxxx000016</text:p>
          </table:table-cell>
          <table:table-cell office:value-type="string">
            <text:p>IC SMD PWR LNK623DG-SO-8C</text:p>
          </table:table-cell>
          <table:table-cell office:value-type="float" office:value="0.181">
            <text:p>0.181</text:p>
          </table:table-cell>
          <table:table-cell office:value-type="string">
            <text:p>USD</text:p>
          </table:table-cell>
          <table:table-cell office:value-type="float" office:value="15.75424">
            <text:p>15.75424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LNK623DG-TL</text:p>
          </table:table-cell>
          <table:table-cell office:value-type="string">
            <text:p>POWER INTEGRATIONS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power.com/sites/default/files/documents/linkswitch-cv-data-sheet.pdf">https://www.power.com/sites/default/files/documents/linkswitch-cv-data-sheet.pdf</text:a></text:p>
          </table:table-cell>
          <table:table-cell office:value-type="string">
            <text:p>AVNET ASIA PTE. LTD.</text:p>
          </table:table-cell>
          <table:table-cell office:value-type="string">
            <text:p>VA000087</text:p>
          </table:table-cell>
          <table:table-cell table:number-columns-repeated="2" office:value-type="string">
            <text:p>Singapore</text:p>
          </table:table-cell>
          <table:table-cell office:value-type="string">
            <text:p>LNK623DG-TL_21-01-25.pdf</text:p>
          </table:table-cell>
          <table:table-cell office:value-type="string">
            <text:p>21-01-25</text:p>
          </table:table-cell>
          <table:table-cell table:formula="of:=IF([.Q17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/>
          <table:table-cell table:style-name="ce26" office:value-type="string">
            <text:p>TUSHAR.MOON@DTDSGP.COM, SHUBHANGI.BADAL@DTDSGP.COM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ICSREGxxx000001</text:p>
          </table:table-cell>
          <table:table-cell office:value-type="string">
            <text:p>IC SMD REG 78L05 SOT89</text:p>
          </table:table-cell>
          <table:table-cell office:value-type="float" office:value="2.323001">
            <text:p>2.323001</text:p>
          </table:table-cell>
          <table:table-cell office:value-type="string">
            <text:p>INR</text:p>
          </table:table-cell>
          <table:table-cell office:value-type="float" office:value="2.323001">
            <text:p>2.323001</text:p>
          </table:table-cell>
          <table:table-cell office:value-type="string">
            <text:p>Regulator</text:p>
          </table:table-cell>
          <table:table-cell office:value-type="string">
            <text:p>RMELS</text:p>
          </table:table-cell>
          <table:table-cell office:value-type="string">
            <text:p>LM78L05A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63f45aff53d5cf1d98afaf57/1676958465757/LM78L05A.pdf">https://static1.squarespace.com/static/5416a926e4b09de8832655bc/t/63f45aff53d5cf1d98afaf57/1676958465757/LM78L05A.pdf</text:a></text:p>
          </table:table-cell>
          <table:table-cell office:value-type="string">
            <text:p>CONTINENTAL DEVICES INDIA PVT LTD</text:p>
          </table:table-cell>
          <table:table-cell office:value-type="string">
            <text:p>VC000013</text:p>
          </table:table-cell>
          <table:table-cell table:number-columns-repeated="2"/>
          <table:table-cell office:value-type="string">
            <text:p>LM78L05A.pdf</text:p>
          </table:table-cell>
          <table:table-cell/>
          <table:table-cell table:formula="of:=IF([.Q17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ICSREGxxx000024</text:p>
          </table:table-cell>
          <table:table-cell office:value-type="string">
            <text:p>IC SMD REG PCF85063 SOIC8</text:p>
          </table:table-cell>
          <table:table-cell office:value-type="float" office:value="0.44">
            <text:p>0.44</text:p>
          </table:table-cell>
          <table:table-cell office:value-type="string">
            <text:p>USD</text:p>
          </table:table-cell>
          <table:table-cell office:value-type="float" office:value="38.2976">
            <text:p>38.2976</text:p>
          </table:table-cell>
          <table:table-cell office:value-type="string">
            <text:p>Regulator</text:p>
          </table:table-cell>
          <table:table-cell office:value-type="string">
            <text:p>RMELS</text:p>
          </table:table-cell>
          <table:table-cell office:value-type="string">
            <text:p>PCF85063AT/AAZ</text:p>
          </table:table-cell>
          <table:table-cell office:value-type="string">
            <text:p>NXP</text:p>
          </table:table-cell>
          <table:table-cell office:value-type="string">
            <text:p>Netherlands</text:p>
          </table:table-cell>
          <table:table-cell office:value-type="string">
            <text:p>0</text:p>
          </table:table-cell>
          <table:table-cell office:value-type="string">
            <text:p><text:a xlink:href="https://www.nxp.com/docs/en/data-sheet/PCF85063A.pdf">https://www.nxp.com/docs/en/data-sheet/PCF85063A.pdf</text:a></text:p>
          </table:table-cell>
          <table:table-cell office:value-type="string">
            <text:p>FUTURE ELECTRONICS INC (DIST)P</text:p>
          </table:table-cell>
          <table:table-cell office:value-type="string">
            <text:p>VF000013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PCF85063AT_AAZ_20-02-25.pdf</text:p>
          </table:table-cell>
          <table:table-cell office:value-type="string">
            <text:p>20-02-25</text:p>
          </table:table-cell>
          <table:table-cell table:formula="of:=IF([.Q17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ICSREGxxx000010</text:p>
          </table:table-cell>
          <table:table-cell office:value-type="string">
            <text:p>IC SMD REG TS1117BCW33 RPG SOT-223</text:p>
          </table:table-cell>
          <table:table-cell office:value-type="float" office:value="0.12">
            <text:p>0.12</text:p>
          </table:table-cell>
          <table:table-cell office:value-type="string">
            <text:p>USD</text:p>
          </table:table-cell>
          <table:table-cell office:value-type="float" office:value="10.4448">
            <text:p>10.4448</text:p>
          </table:table-cell>
          <table:table-cell office:value-type="string">
            <text:p>Regulator</text:p>
          </table:table-cell>
          <table:table-cell office:value-type="string">
            <text:p>RMELS</text:p>
          </table:table-cell>
          <table:table-cell office:value-type="string">
            <text:p>TS1117BCW33 RPG</text:p>
          </table:table-cell>
          <table:table-cell office:value-type="string">
            <text:p>TAIWAN SEMICONDUCTOR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aiwansemi.com/assets/uploads/datasheet/TS1117B_H1607.pdf">https://www.taiwansemi.com/assets/uploads/datasheet/TS1117B_H1607.pdf</text:a></text:p>
          </table:table-cell>
          <table:table-cell office:value-type="string">
            <text:p>DIOTEC ELECTRONICS INDIA PVT. LTD</text:p>
          </table:table-cell>
          <table:table-cell office:value-type="string">
            <text:p>VD000060</text:p>
          </table:table-cell>
          <table:table-cell office:value-type="string">
            <text:p>DIST: PUNE</text:p>
          </table:table-cell>
          <table:table-cell office:value-type="string">
            <text:p>India</text:p>
          </table:table-cell>
          <table:table-cell office:value-type="string">
            <text:p>TS1117BCW33 RPG_20-02-25.pdf</text:p>
          </table:table-cell>
          <table:table-cell office:value-type="string">
            <text:p>20-02-25</text:p>
          </table:table-cell>
          <table:table-cell table:formula="of:=IF([.Q17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ICSISOxxx000022</text:p>
          </table:table-cell>
          <table:table-cell office:value-type="string">
            <text:p>IC SMD TRANSCEIVERS ISO1410 SOIC16</text:p>
          </table:table-cell>
          <table:table-cell office:value-type="float" office:value="35.90725">
            <text:p>35.90725</text:p>
          </table:table-cell>
          <table:table-cell office:value-type="string">
            <text:p>INR</text:p>
          </table:table-cell>
          <table:table-cell office:value-type="float" office:value="35.90725">
            <text:p>35.90725</text:p>
          </table:table-cell>
          <table:table-cell office:value-type="string">
            <text:p>IC</text:p>
          </table:table-cell>
          <table:table-cell office:value-type="string">
            <text:p>RMELS</text:p>
          </table:table-cell>
          <table:table-cell office:value-type="string">
            <text:p>NSI83085</text:p>
          </table:table-cell>
          <table:table-cell office:value-type="string">
            <text:p>NOVASENS</text:p>
          </table:table-cell>
          <table:table-cell office:value-type="string">
            <text:p>Germany</text:p>
          </table:table-cell>
          <table:table-cell office:value-type="string">
            <text:p>0</text:p>
          </table:table-cell>
          <table:table-cell office:value-type="string">
            <text:p><text:a xlink:href="https://wmsc.lcsc.com/wmsc/upload/file/pdf/v2/lcsc/2001171131_NOVOSENSE-NSI83085_C399515.pdf">https://wmsc.lcsc.com/wmsc/upload/file/pdf/v2/lcsc/2001171131_NOVOSENSE-NSI83085_C399515.pd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NSI83085.pdf</text:p>
          </table:table-cell>
          <table:table-cell/>
          <table:table-cell table:formula="of:=IF([.Q17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>
          <table:table-cell office:value-type="string">
            <text:p>RMELLXFRCNCxxx000004</text:p>
          </table:table-cell>
          <table:table-cell office:value-type="string">
            <text:p>INDUCTOR LDD 10uH 1A D-8mm HT-12.4mm</text:p>
          </table:table-cell>
          <table:table-cell office:value-type="float" office:value="5.11832">
            <text:p>5.11832</text:p>
          </table:table-cell>
          <table:table-cell office:value-type="string">
            <text:p>INR</text:p>
          </table:table-cell>
          <table:table-cell office:value-type="float" office:value="5.11832">
            <text:p>5.11832</text:p>
          </table:table-cell>
          <table:table-cell office:value-type="string">
            <text:p>Inductor</text:p>
          </table:table-cell>
          <table:table-cell office:value-type="string">
            <text:p>RMELL</text:p>
          </table:table-cell>
          <table:table-cell office:value-type="float" office:value="9404044203">
            <text:p>9404044203</text:p>
          </table:table-cell>
          <table:table-cell office:value-type="string">
            <text:p>PRISMAT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ga=1&amp;id=/personal/lbhosle_selec_com/Documents/Operational%20Control/PPM-2023-24/4%20-%20SAP%20Master/NEW%20SAP%20MASTER%20DATA/UID%20Documents%20Final/AVL_working/Datasheet%20links/121-Magnetic%20parts/INDUCTOR/9404044203-10uH.pdf&amp;parent=/personal/lbhosle_selec_com/Documents/Operational%20Control/PPM-2023-24/4%20-%20SAP%20Master/NEW%20SAP%20MASTER%20DATA/UID%20Documents%20Final/AVL_working/Datasheet%20links/121-Magnetic%20parts/INDUCTOR">https://seleco365-my.sharepoint.com/personal/lbhosle_selec_com/_layouts/15/onedrive.aspx?ga=1&amp;id=/personal/lbhosle_selec_com/Documents/Operational Control/PPM-2023-24/4 - SAP Master/NEW SAP MASTER DATA/UID Documents Final/AVL_working/Datasheet links/121-Magnetic parts/INDUCTOR/9404044203-10uH.pdf&amp;parent=/personal/lbhosle_selec_com/Documents/Operational Control/PPM-2023-24/4 - SAP Master/NEW SAP MASTER DATA/UID Documents Final/AVL_working/Datasheet links/121-Magnetic parts/INDUCTOR</text:a></text:p>
          </table:table-cell>
          <table:table-cell office:value-type="string">
            <text:p>PRISMATIC ENGINEERING PVT LTD (PARWANOO)</text:p>
          </table:table-cell>
          <table:table-cell office:value-type="string">
            <text:p>VP000039</text:p>
          </table:table-cell>
          <table:table-cell office:value-type="string">
            <text:p>PARWANOO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5" office:value-type="string">
            <text:p>01792-657997/01792-234407</text:p>
          </table:table-cell>
          <table:table-cell table:style-name="ce25" office:value-type="string">
            <text:p>sanjayverma@prismatic.co.in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XFRCNCxxx000007</text:p>
          </table:table-cell>
          <table:table-cell office:value-type="string">
            <text:p>INDUCTOR LDD 900uH 0.3A D-6mm HT-9mm</text:p>
          </table:table-cell>
          <table:table-cell office:value-type="float" office:value="2.295637">
            <text:p>2.295637</text:p>
          </table:table-cell>
          <table:table-cell office:value-type="string">
            <text:p>INR</text:p>
          </table:table-cell>
          <table:table-cell office:value-type="float" office:value="2.295637">
            <text:p>2.295637</text:p>
          </table:table-cell>
          <table:table-cell office:value-type="string">
            <text:p>Inductor</text:p>
          </table:table-cell>
          <table:table-cell office:value-type="string">
            <text:p>RMELL</text:p>
          </table:table-cell>
          <table:table-cell office:value-type="string">
            <text:p>PE 2023/7(Black) DC 900UH (6x9)</text:p>
          </table:table-cell>
          <table:table-cell office:value-type="string">
            <text:p>POOJA ELECTRON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sortField=Modified&amp;isAscending=false&amp;ga=1&amp;id=/personal/lbhosle_selec_com/Documents/Operational%20Control/PPM-2023-24/4%20-%20SAP%20Master/NEW%20SAP%20MASTER%20DATA/UID%20Documents%20Final/AVL_working/Datasheet%20links/121-Magnetic%20parts/INDUCTOR/Product%20datasheet_900uH%200.3A.pdf&amp;parent=/personal/lbhosle_selec_com/Documents/Operational%20Control/PPM-2023-24/4%20-%20SAP%20Master/NEW%20SAP%20MASTER%20DATA/UID%20Documents%20Final/AVL_working/Datasheet%20links/121-Magnetic%20parts/INDUCTOR">https://seleco365-my.sharepoint.com/personal/lbhosle_selec_com/_layouts/15/onedrive.aspx?sortField=Modified&amp;isAscending=false&amp;ga=1&amp;id=/personal/lbhosle_selec_com/Documents/Operational Control/PPM-2023-24/4 - SAP Master/NEW SAP MASTER DATA/UID Documents Final/AVL_working/Datasheet links/121-Magnetic parts/INDUCTOR/Product datasheet_900uH 0.3A.pdf&amp;parent=/personal/lbhosle_selec_com/Documents/Operational Control/PPM-2023-24/4 - SAP Master/NEW SAP MASTER DATA/UID Documents Final/AVL_working/Datasheet links/121-Magnetic parts/INDUCTOR</text:a></text:p>
          </table:table-cell>
          <table:table-cell office:value-type="string">
            <text:p>PRISMATIC ENGINEERING PVT LTD (PARWANOO)</text:p>
          </table:table-cell>
          <table:table-cell office:value-type="string">
            <text:p>VP000039</text:p>
          </table:table-cell>
          <table:table-cell office:value-type="string">
            <text:p>PARWANOO</text:p>
          </table:table-cell>
          <table:table-cell office:value-type="string">
            <text:p>India</text:p>
          </table:table-cell>
          <table:table-cell office:value-type="string">
            <text:p>POOJA ELECTRONICS_16-05-23.pdf</text:p>
          </table:table-cell>
          <table:table-cell office:value-type="string">
            <text:p>16-05-23</text:p>
          </table:table-cell>
          <table:table-cell table:formula="of:=IF([.Q17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1792-657997/01792-234407</text:p>
          </table:table-cell>
          <table:table-cell table:style-name="ce25" office:value-type="string">
            <text:p>sanjayverma@prismatic.co.in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XFRCNCxxx000003</text:p>
          </table:table-cell>
          <table:table-cell office:value-type="string">
            <text:p>INDUCTOR SMD 10uH 0805</text:p>
          </table:table-cell>
          <table:table-cell office:value-type="float" office:value="0.701646">
            <text:p>0.701646</text:p>
          </table:table-cell>
          <table:table-cell office:value-type="string">
            <text:p>INR</text:p>
          </table:table-cell>
          <table:table-cell office:value-type="float" office:value="0.701646">
            <text:p>0.701646</text:p>
          </table:table-cell>
          <table:table-cell office:value-type="string">
            <text:p>Inductor</text:p>
          </table:table-cell>
          <table:table-cell office:value-type="string">
            <text:p>RMELS</text:p>
          </table:table-cell>
          <table:table-cell office:value-type="string">
            <text:p>ML05KT100</text:p>
          </table:table-cell>
          <table:table-cell office:value-type="string">
            <text:p>VIKING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sortField=Modified&amp;isAscending=false&amp;ga=1&amp;id=/personal/lbhosle_selec_com/Documents/Operational%20Control/PPM-2023-24/4%20-%20SAP%20Master/NEW%20SAP%20MASTER%20DATA/UID%20Documents%20Final/AVL_working/Datasheet%20links/121-Magnetic%20parts/INDUCTOR/Inductor-10uH-0805-ML05KT100-Viking.pdf&amp;parent=/personal/lbhosle_selec_com/Documents/Operational%20Control/PPM-2023-24/4%20-%20SAP%20Master/NEW%20SAP%20MASTER%20DATA/UID%20Documents%20Final/AVL_working/Datasheet%20links/121-Magnetic%20parts/INDUCTOR">https://seleco365-my.sharepoint.com/personal/lbhosle_selec_com/_layouts/15/onedrive.aspx?sortField=Modified&amp;isAscending=false&amp;ga=1&amp;id=/personal/lbhosle_selec_com/Documents/Operational Control/PPM-2023-24/4 - SAP Master/NEW SAP MASTER DATA/UID Documents Final/AVL_working/Datasheet links/121-Magnetic parts/INDUCTOR/Inductor-10uH-0805-ML05KT100-Viking.pdf&amp;parent=/personal/lbhosle_selec_com/Documents/Operational Control/PPM-2023-24/4 - SAP Master/NEW SAP MASTER DATA/UID Documents Final/AVL_working/Datasheet links/121-Magnetic parts/INDUCTOR</text:a></text:p>
          </table:table-cell>
          <table:table-cell office:value-type="string">
            <text:p>DTDS TECHNOLOGY PTE. LTD.</text:p>
          </table:table-cell>
          <table:table-cell office:value-type="string">
            <text:p>VD000079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ML05KT100.pdf</text:p>
          </table:table-cell>
          <table:table-cell/>
          <table:table-cell table:formula="of:=IF([.Q18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CNPRDINTxxxxxx000016</text:p>
          </table:table-cell>
          <table:table-cell office:value-type="string">
            <text:p>INSULATION TAPE W= 11 mm ADHESIVE YELLOW POLYESTER</text:p>
          </table:table-cell>
          <table:table-cell office:value-type="float" office:value="59.46604">
            <text:p>59.46604</text:p>
          </table:table-cell>
          <table:table-cell office:value-type="string">
            <text:p>INR</text:p>
          </table:table-cell>
          <table:table-cell office:value-type="float" office:value="59.46604">
            <text:p>59.46604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8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CNPRDINTxxxxxx000012</text:p>
          </table:table-cell>
          <table:table-cell office:value-type="string">
            <text:p>INSULATION TAPE W= 5 mm ADHESIVE YELLOW POLYESTER</text:p>
          </table:table-cell>
          <table:table-cell office:value-type="float" office:value="27.12484">
            <text:p>27.12484</text:p>
          </table:table-cell>
          <table:table-cell office:value-type="string">
            <text:p>INR</text:p>
          </table:table-cell>
          <table:table-cell office:value-type="float" office:value="27.12484">
            <text:p>27.12484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8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MTLSCWSLT000005</text:p>
          </table:table-cell>
          <table:table-cell office:value-type="string">
            <text:p>INTEGRATED SCREW WITH WASHER M3.5X6.5 MM PAN HEAD COMBINATION MS ZINC PLATED</text:p>
          </table:table-cell>
          <table:table-cell office:value-type="float" office:value="0.006596">
            <text:p>0.006596</text:p>
          </table:table-cell>
          <table:table-cell office:value-type="string">
            <text:p>USD</text:p>
          </table:table-cell>
          <table:table-cell office:value-type="float" office:value="0.57411584">
            <text:p>0.57411584</text:p>
          </table:table-cell>
          <table:table-cell/>
          <table:table-cell office:value-type="string">
            <text:p>RMMCH</text:p>
          </table:table-cell>
          <table:table-cell office:value-type="string">
            <text:p>M3.5x8x6.5 Pan Head</text:p>
          </table:table-cell>
          <table:table-cell office:value-type="string">
            <text:p>HO HONG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HO HONG SCREWS CO. LTD.</text:p>
          </table:table-cell>
          <table:table-cell office:value-type="string">
            <text:p>VH000009</text:p>
          </table:table-cell>
          <table:table-cell office:value-type="string">
            <text:p>TAIWAN <text:s/>R.O.C</text:p>
          </table:table-cell>
          <table:table-cell office:value-type="string">
            <text:p>Taiwan, P.R.China</text:p>
          </table:table-cell>
          <table:table-cell office:value-type="string">
            <text:p>-</text:p>
          </table:table-cell>
          <table:table-cell/>
          <table:table-cell table:formula="of:=IF([.Q18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886-2-85213667 </text:p>
          </table:table-cell>
          <table:table-cell table:style-name="ce25" office:value-type="string">
            <text:p>janice.yeh@ho-hong.com.tw, janice.yeh@ho-hong.com.tw, </text:p>
          </table:table-cell>
          <table:table-cell table:number-columns-repeated="1000"/>
        </table:table-row>
        <table:table-row table:style-name="ro21">
          <table:table-cell office:value-type="string">
            <text:p>RMMCHPLSKCPxxx000043</text:p>
          </table:table-cell>
          <table:table-cell office:value-type="string">
            <text:p>KEY CAP 96X96 SIZE DIA 5.5X3.6MM BLK ABS 700 (DIE-739)</text:p>
          </table:table-cell>
          <table:table-cell office:value-type="float" office:value="0.114776">
            <text:p>0.114776</text:p>
          </table:table-cell>
          <table:table-cell office:value-type="string">
            <text:p>INR</text:p>
          </table:table-cell>
          <table:table-cell office:value-type="float" office:value="0.114776">
            <text:p>0.114776</text:p>
          </table:table-cell>
          <table:table-cell/>
          <table:table-cell office:value-type="string">
            <text:p>RMMCH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exan.pdf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8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KCPxxx000015</text:p>
          </table:table-cell>
          <table:table-cell office:value-type="string">
            <text:p>KEY CAP EM2M SIZE_DIA 6x3.60 mm GREY RAL 7035 LEXAN 923 (DIE-479)</text:p>
          </table:table-cell>
          <table:table-cell office:value-type="float" office:value="0.55">
            <text:p>0.55</text:p>
          </table:table-cell>
          <table:table-cell office:value-type="string">
            <text:p>INR</text:p>
          </table:table-cell>
          <table:table-cell office:value-type="float" office:value="0.55">
            <text:p>0.55</text:p>
          </table:table-cell>
          <table:table-cell/>
          <table:table-cell office:value-type="string">
            <text:p>RMMCH</text:p>
          </table:table-cell>
          <table:table-cell office:value-type="string">
            <text:p>KEY CAP EM2M SIZE_DIA 6x3.60 mm GREY RAL 7035 LEXA</text:p>
          </table:table-cell>
          <table:table-cell office:value-type="string">
            <text:p>OKER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exan.pdf</text:p>
          </table:table-cell>
          <table:table-cell office:value-type="string">
            <text:p>OKER INTERNATIONAL HK LTD.</text:p>
          </table:table-cell>
          <table:table-cell office:value-type="string">
            <text:p>VO000014</text:p>
          </table:table-cell>
          <table:table-cell office:value-type="string">
            <text:p>GUANDONG</text:p>
          </table:table-cell>
          <table:table-cell office:value-type="string">
            <text:p>China</text:p>
          </table:table-cell>
          <table:table-cell table:style-name="ce23" office:value-type="string">
            <text:p>lexan.pdf</text:p>
          </table:table-cell>
          <table:table-cell/>
          <table:table-cell table:formula="of:=IF([.Q18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+86 769 82856455 </text:p>
          </table:table-cell>
          <table:table-cell table:style-name="ce25" office:value-type="string">
            <text:p>info@oker-hk.com,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21">
          <table:table-cell office:value-type="string">
            <text:p>RMMCHPLSKCPxxx000008</text:p>
          </table:table-cell>
          <table:table-cell office:value-type="string">
            <text:p>KEY CAP SIZE DIA 7x4 mm BLK ABS 700 ( DIE-362)</text:p>
          </table:table-cell>
          <table:table-cell office:value-type="float" office:value="0.039309">
            <text:p>0.039309</text:p>
          </table:table-cell>
          <table:table-cell office:value-type="string">
            <text:p>INR</text:p>
          </table:table-cell>
          <table:table-cell office:value-type="float" office:value="0.039309">
            <text:p>0.039309</text:p>
          </table:table-cell>
          <table:table-cell/>
          <table:table-cell office:value-type="string">
            <text:p>RMMCH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blackabs.pdf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18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CNPRDLBLxxxxxx000077</text:p>
          </table:table-cell>
          <table:table-cell office:value-type="string">
            <text:p>LABEL 10 X 25 MM POLYSTER_WHITE ORDER CODE</text:p>
          </table:table-cell>
          <table:table-cell office:value-type="float" office:value="0.1525">
            <text:p>0.1525</text:p>
          </table:table-cell>
          <table:table-cell office:value-type="string">
            <text:p>INR</text:p>
          </table:table-cell>
          <table:table-cell office:value-type="float" office:value="0.1525">
            <text:p>0.1525</text:p>
          </table:table-cell>
          <table:table-cell/>
          <table:table-cell office:value-type="string">
            <text:p>CNPRD</text:p>
          </table:table-cell>
          <table:table-cell office:value-type="string">
            <text:p>10 X 26 MM POLYSTER LABEL</text:p>
          </table:table-cell>
          <table:table-cell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TAG ENTERPRISES</text:p>
          </table:table-cell>
          <table:table-cell office:value-type="string">
            <text:p>VT000002</text:p>
          </table:table-cell>
          <table:table-cell office:value-type="string">
            <text:p>MUMBAI-2</text:p>
          </table:table-cell>
          <table:table-cell office:value-type="string">
            <text:p>India</text:p>
          </table:table-cell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8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062</text:p>
          </table:table-cell>
          <table:table-cell office:value-type="string">
            <text:p>LABEL 12x12mm CROMO_WHITE-BATCH CODE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CNPRD</text:p>
          </table:table-cell>
          <table:table-cell office:value-type="string">
            <text:p>LABEL 12x12mm CROMO_</text:p>
          </table:table-cell>
          <table:table-cell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ADITYA BUSINESS FORMS</text:p>
          </table:table-cell>
          <table:table-cell office:value-type="string">
            <text:p>VA00096</text:p>
          </table:table-cell>
          <table:table-cell/>
          <table:table-cell office:value-type="string">
            <text:p>India</text:p>
          </table:table-cell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8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009</text:p>
          </table:table-cell>
          <table:table-cell office:value-type="string">
            <text:p>LABEL 12x15mm CROMO_WHITE-BATCH CODE</text:p>
          </table:table-cell>
          <table:table-cell office:value-type="float" office:value="0.080467">
            <text:p>0.080467</text:p>
          </table:table-cell>
          <table:table-cell office:value-type="string">
            <text:p>INR</text:p>
          </table:table-cell>
          <table:table-cell office:value-type="float" office:value="0.080467">
            <text:p>0.080467</text:p>
          </table:table-cell>
          <table:table-cell/>
          <table:table-cell office:value-type="string">
            <text:p>CNPRD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TAG ENTERPRISES</text:p>
          </table:table-cell>
          <table:table-cell office:value-type="string">
            <text:p>VT000002</text:p>
          </table:table-cell>
          <table:table-cell office:value-type="string">
            <text:p>MUMBAI-2</text:p>
          </table:table-cell>
          <table:table-cell office:value-type="string">
            <text:p>India</text:p>
          </table:table-cell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8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028</text:p>
          </table:table-cell>
          <table:table-cell office:value-type="string">
            <text:p>LABEL 12x15mm CROMO_WHITE-BATCH CODE</text:p>
          </table:table-cell>
          <table:table-cell office:value-type="float" office:value="0.08127">
            <text:p>0.08127</text:p>
          </table:table-cell>
          <table:table-cell office:value-type="string">
            <text:p>INR</text:p>
          </table:table-cell>
          <table:table-cell office:value-type="float" office:value="0.08127">
            <text:p>0.08127</text:p>
          </table:table-cell>
          <table:table-cell/>
          <table:table-cell office:value-type="string">
            <text:p>CNPRD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TAG ENTERPRISES</text:p>
          </table:table-cell>
          <table:table-cell office:value-type="string">
            <text:p>VT000002</text:p>
          </table:table-cell>
          <table:table-cell office:value-type="string">
            <text:p>MUMBAI-2</text:p>
          </table:table-cell>
          <table:table-cell office:value-type="string">
            <text:p>India</text:p>
          </table:table-cell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002</text:p>
          </table:table-cell>
          <table:table-cell office:value-type="string">
            <text:p>LABEL 38 X 25MM POLYSTER_WHITE ORDER CODE</text:p>
          </table:table-cell>
          <table:table-cell office:value-type="float" office:value="0.243809">
            <text:p>0.243809</text:p>
          </table:table-cell>
          <table:table-cell office:value-type="string">
            <text:p>INR</text:p>
          </table:table-cell>
          <table:table-cell office:value-type="float" office:value="0.243809">
            <text:p>0.243809</text:p>
          </table:table-cell>
          <table:table-cell/>
          <table:table-cell office:value-type="string">
            <text:p>CNPRD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LBLxxxxxxxxx000027</text:p>
          </table:table-cell>
          <table:table-cell office:value-type="string">
            <text:p>LABEL 50x50mm CROMO_WHITE-MRP STK</text:p>
          </table:table-cell>
          <table:table-cell office:value-type="float" office:value="0.214198">
            <text:p>0.214198</text:p>
          </table:table-cell>
          <table:table-cell office:value-type="string">
            <text:p>INR</text:p>
          </table:table-cell>
          <table:table-cell office:value-type="float" office:value="0.214198">
            <text:p>0.214198</text:p>
          </table:table-cell>
          <table:table-cell/>
          <table:table-cell office:value-type="string">
            <text:p>CNLBL</text:p>
          </table:table-cell>
          <table:table-cell office:value-type="string">
            <text:p>50X50MM CROMO_WHITE</text:p>
          </table:table-cell>
          <table:table-cell office:value-type="string">
            <text:p>ADITYA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ADITYA BUSINESS FORMS</text:p>
          </table:table-cell>
          <table:table-cell office:value-type="string">
            <text:p>VA00096</text:p>
          </table:table-cell>
          <table:table-cell table:number-columns-repeated="2"/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029</text:p>
          </table:table-cell>
          <table:table-cell office:value-type="string">
            <text:p>LABEL 50x50mm CROMO_WHITE-WS STK</text:p>
          </table:table-cell>
          <table:table-cell office:value-type="float" office:value="0.215">
            <text:p>0.215</text:p>
          </table:table-cell>
          <table:table-cell office:value-type="string">
            <text:p>INR</text:p>
          </table:table-cell>
          <table:table-cell office:value-type="float" office:value="0.215">
            <text:p>0.215</text:p>
          </table:table-cell>
          <table:table-cell/>
          <table:table-cell office:value-type="string">
            <text:p>CNPRD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078</text:p>
          </table:table-cell>
          <table:table-cell office:value-type="string">
            <text:p>LABEL 6 X 38 MM POLYSTER_WHITE ORDER CODE</text:p>
          </table:table-cell>
          <table:table-cell office:value-type="float" office:value="0.161986">
            <text:p>0.161986</text:p>
          </table:table-cell>
          <table:table-cell office:value-type="string">
            <text:p>INR</text:p>
          </table:table-cell>
          <table:table-cell office:value-type="float" office:value="0.161986">
            <text:p>0.161986</text:p>
          </table:table-cell>
          <table:table-cell/>
          <table:table-cell office:value-type="string">
            <text:p>CNPRD</text:p>
          </table:table-cell>
          <table:table-cell office:value-type="string">
            <text:p>6 X 35 MM POLYSTER LABEL</text:p>
          </table:table-cell>
          <table:table-cell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TAG ENTERPRISES</text:p>
          </table:table-cell>
          <table:table-cell office:value-type="string">
            <text:p>VT000002</text:p>
          </table:table-cell>
          <table:table-cell office:value-type="string">
            <text:p>MUMBAI-2</text:p>
          </table:table-cell>
          <table:table-cell office:value-type="string">
            <text:p>India</text:p>
          </table:table-cell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063</text:p>
          </table:table-cell>
          <table:table-cell office:value-type="string">
            <text:p>LABEL 60x100mm CROMO WHITE WS STK</text:p>
          </table:table-cell>
          <table:table-cell office:value-type="float" office:value="0.509994">
            <text:p>0.509994</text:p>
          </table:table-cell>
          <table:table-cell office:value-type="string">
            <text:p>INR</text:p>
          </table:table-cell>
          <table:table-cell office:value-type="float" office:value="0.509994">
            <text:p>0.509994</text:p>
          </table:table-cell>
          <table:table-cell/>
          <table:table-cell office:value-type="string">
            <text:p>CNPRD</text:p>
          </table:table-cell>
          <table:table-cell office:value-type="string">
            <text:p>65x100mm(1up)</text:p>
          </table:table-cell>
          <table:table-cell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ADITYA BUSINESS FORMS</text:p>
          </table:table-cell>
          <table:table-cell office:value-type="string">
            <text:p>VA00096</text:p>
          </table:table-cell>
          <table:table-cell/>
          <table:table-cell office:value-type="string">
            <text:p>India</text:p>
          </table:table-cell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LBLxxxxxxxxx000003</text:p>
          </table:table-cell>
          <table:table-cell office:value-type="string">
            <text:p>LABEL 69x13mm CROMO_WHITE ORDER CODE</text:p>
          </table:table-cell>
          <table:table-cell office:value-type="float" office:value="0.08128">
            <text:p>0.08128</text:p>
          </table:table-cell>
          <table:table-cell office:value-type="string">
            <text:p>INR</text:p>
          </table:table-cell>
          <table:table-cell office:value-type="float" office:value="0.08128">
            <text:p>0.08128</text:p>
          </table:table-cell>
          <table:table-cell/>
          <table:table-cell office:value-type="string">
            <text:p>CNLBL</text:p>
          </table:table-cell>
          <table:table-cell office:value-type="string">
            <text:p>LABEL 69x13 POLYSTER</text:p>
          </table:table-cell>
          <table:table-cell office:value-type="string">
            <text:p>ADITYA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ADITYA BUSINESS FORMS</text:p>
          </table:table-cell>
          <table:table-cell office:value-type="string">
            <text:p>VA00096</text:p>
          </table:table-cell>
          <table:table-cell/>
          <table:table-cell office:value-type="string">
            <text:p>India</text:p>
          </table:table-cell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CNPRDLBLxxxxxx000139</text:p>
          </table:table-cell>
          <table:table-cell office:value-type="string">
            <text:p>LABEL 71x64mm CROMO_WHITE-WS STK</text:p>
          </table:table-cell>
          <table:table-cell office:value-type="float" office:value="0.380952">
            <text:p>0.380952</text:p>
          </table:table-cell>
          <table:table-cell office:value-type="string">
            <text:p>INR</text:p>
          </table:table-cell>
          <table:table-cell office:value-type="float" office:value="0.380952">
            <text:p>0.380952</text:p>
          </table:table-cell>
          <table:table-cell/>
          <table:table-cell office:value-type="string">
            <text:p>CNPRD</text:p>
          </table:table-cell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label.pdf</text:p>
          </table:table-cell>
          <table:table-cell office:value-type="string">
            <text:p>ADITYA BUSINESS FORMS</text:p>
          </table:table-cell>
          <table:table-cell office:value-type="string">
            <text:p>VA00096</text:p>
          </table:table-cell>
          <table:table-cell table:number-columns-repeated="2"/>
          <table:table-cell table:style-name="ce23" office:value-type="string">
            <text:p>label.pdf</text:p>
          </table:table-cell>
          <table:table-cell office:value-type="string">
            <text:p>08-09-20</text:p>
          </table:table-cell>
          <table:table-cell table:formula="of:=IF([.Q19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LCDDSPXXX000060</text:p>
          </table:table-cell>
          <table:table-cell office:value-type="string">
            <text:p>LCD LDD PIN TYPE MFM384 PLUS 78X70MM-5R-311CH-TM-25D</text:p>
          </table:table-cell>
          <table:table-cell office:value-type="float" office:value="1.95">
            <text:p>1.95</text:p>
          </table:table-cell>
          <table:table-cell office:value-type="string">
            <text:p>USD</text:p>
          </table:table-cell>
          <table:table-cell office:value-type="float" office:value="169.728">
            <text:p>169.728</text:p>
          </table:table-cell>
          <table:table-cell office:value-type="string">
            <text:p>Display-LCD</text:p>
          </table:table-cell>
          <table:table-cell office:value-type="string">
            <text:p>RMELL</text:p>
          </table:table-cell>
          <table:table-cell office:value-type="string">
            <text:p>S14069</text:p>
          </table:table-cell>
          <table:table-cell office:value-type="string">
            <text:p>SUCCESS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VGZgXVqiglGm3LuDA9ULdkBwdyWF7ccy5yWYPM-kxD1YA?e=GdHQpU">https://seleco365-my.sharepoint.com/:b:/g/personal/adminprj2_selec_com/EVGZgXVqiglGm3LuDA9ULdkBwdyWF7ccy5yWYPM-kxD1YA?e=GdHQpU</text:a></text:p>
          </table:table-cell>
          <table:table-cell office:value-type="string">
            <text:p>HONGKONG KINGWAY DISPLAY CO.,LIMITED</text:p>
          </table:table-cell>
          <table:table-cell office:value-type="string">
            <text:p>VK000053</text:p>
          </table:table-cell>
          <table:table-cell office:value-type="string">
            <text:p>SHENZHEN CHINA</text:p>
          </table:table-cell>
          <table:table-cell office:value-type="string">
            <text:p>China</text:p>
          </table:table-cell>
          <table:table-cell office:value-type="string">
            <text:p>S14069.pdf</text:p>
          </table:table-cell>
          <table:table-cell/>
          <table:table-cell table:formula="of:=IF([.Q19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LEDRND3M0000003</text:p>
          </table:table-cell>
          <table:table-cell office:value-type="string">
            <text:p>LED LDD RND 3mm SR CD</text:p>
          </table:table-cell>
          <table:table-cell office:value-type="float" office:value="0.75">
            <text:p>0.75</text:p>
          </table:table-cell>
          <table:table-cell office:value-type="string">
            <text:p>INR</text:p>
          </table:table-cell>
          <table:table-cell office:value-type="float" office:value="0.75">
            <text:p>0.75</text:p>
          </table:table-cell>
          <table:table-cell office:value-type="string">
            <text:p>Display-LED</text:p>
          </table:table-cell>
          <table:table-cell office:value-type="string">
            <text:p>RMELL</text:p>
          </table:table-cell>
          <table:table-cell office:value-type="string">
            <text:p>LSRF2040/A</text:p>
          </table:table-cell>
          <table:table-cell office:value-type="string">
            <text:p>LIGITEK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dYgZdbEn-ZPnkvcdx-ykboB2Rj8lCo3f15gpnqex2PYmg?e=wc86UI">https://seleco365-my.sharepoint.com/:b:/g/personal/adminprj2_selec_com/EdYgZdbEn-ZPnkvcdx-ykboB2Rj8lCo3f15gpnqex2PYmg?e=wc86UI</text:a></text:p>
          </table:table-cell>
          <table:table-cell office:value-type="string">
            <text:p>DURA OPTO TECHNOLOGIES</text:p>
          </table:table-cell>
          <table:table-cell office:value-type="string">
            <text:p>VD000017</text:p>
          </table:table-cell>
          <table:table-cell office:value-type="string">
            <text:p>90 FEET ROAD, GHATKOPAR (E),MUMBAI</text:p>
          </table:table-cell>
          <table:table-cell office:value-type="string">
            <text:p>India</text:p>
          </table:table-cell>
          <table:table-cell office:value-type="string">
            <text:p>LSRF2040A.pdf</text:p>
          </table:table-cell>
          <table:table-cell/>
          <table:table-cell table:formula="of:=IF([.Q19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>
          <table:table-cell office:value-type="string">
            <text:p>RMMCHPLTAPxxx000002</text:p>
          </table:table-cell>
          <table:table-cell office:value-type="string">
            <text:p>MARGIN TAPE W= 2 mm Thk= 0.25mm 90M ACRYLIC ADHESIVE POLYESTER</text:p>
          </table:table-cell>
          <table:table-cell office:value-type="float" office:value="27.3517">
            <text:p>27.3517</text:p>
          </table:table-cell>
          <table:table-cell office:value-type="string">
            <text:p>INR</text:p>
          </table:table-cell>
          <table:table-cell office:value-type="float" office:value="27.3517">
            <text:p>27.3517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0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MTLNUTxxx000004</text:p>
          </table:table-cell>
          <table:table-cell office:value-type="string">
            <text:p>NUT SQU SIZE M3.5X2 MM MS ZINC PLATED</text:p>
          </table:table-cell>
          <table:table-cell office:value-type="float" office:value="0.004753">
            <text:p>0.004753</text:p>
          </table:table-cell>
          <table:table-cell office:value-type="string">
            <text:p>USD</text:p>
          </table:table-cell>
          <table:table-cell office:value-type="float" office:value="0.41370112">
            <text:p>0.41370112</text:p>
          </table:table-cell>
          <table:table-cell/>
          <table:table-cell office:value-type="string">
            <text:p>RMMCH</text:p>
          </table:table-cell>
          <table:table-cell office:value-type="string">
            <text:p>M3.5x6x2.0 Square Nu</text:p>
          </table:table-cell>
          <table:table-cell office:value-type="string">
            <text:p>HO HONG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HO HONG SCREWS CO. LTD.</text:p>
          </table:table-cell>
          <table:table-cell office:value-type="string">
            <text:p>VH000009</text:p>
          </table:table-cell>
          <table:table-cell office:value-type="string">
            <text:p>TAIWAN <text:s/>R.O.C</text:p>
          </table:table-cell>
          <table:table-cell office:value-type="string">
            <text:p>Taiwan, P.R.China</text:p>
          </table:table-cell>
          <table:table-cell office:value-type="string">
            <text:p>-</text:p>
          </table:table-cell>
          <table:table-cell/>
          <table:table-cell table:formula="of:=IF([.Q20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886-2-85213667 </text:p>
          </table:table-cell>
          <table:table-cell table:style-name="ce25" office:value-type="string">
            <text:p>janice.yeh@ho-hong.com.tw, janice.yeh@ho-hong.com.tw, </text:p>
          </table:table-cell>
          <table:table-cell office:value-type="string">
            <text:p>done</text:p>
          </table:table-cell>
          <table:table-cell table:number-columns-repeated="999"/>
        </table:table-row>
        <table:table-row table:style-name="ro21">
          <table:table-cell office:value-type="string">
            <text:p>RMMCHOPIEMxxxx000005</text:p>
          </table:table-cell>
          <table:table-cell office:value-type="string">
            <text:p>OP INST EM306 A4 60GSM PG-2 (OP333-V01)</text:p>
          </table:table-cell>
          <table:table-cell office:value-type="float" office:value="1.4">
            <text:p>1.4</text:p>
          </table:table-cell>
          <table:table-cell office:value-type="string">
            <text:p>INR</text:p>
          </table:table-cell>
          <table:table-cell office:value-type="float" office:value="1.4">
            <text:p>1.4</text:p>
          </table:table-cell>
          <table:table-cell/>
          <table:table-cell office:value-type="string">
            <text:p>RMMCH</text:p>
          </table:table-cell>
          <table:table-cell office:value-type="string">
            <text:p>OP333-V01</text:p>
          </table:table-cell>
          <table:table-cell office:value-type="string">
            <text:p>SBM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SBM PRINTERS</text:p>
          </table:table-cell>
          <table:table-cell office:value-type="string">
            <text:p>VS000028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0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28475123/22873929</text:p>
          </table:table-cell>
          <table:table-cell table:style-name="ce25" office:value-type="string">
            <text:p>sbmprinters@hotmail.com, </text:p>
          </table:table-cell>
          <table:table-cell table:number-columns-repeated="1000"/>
        </table:table-row>
        <table:table-row table:style-name="ro21">
          <table:table-cell office:value-type="string">
            <text:p>RMMCHOPIMAxxxx000033</text:p>
          </table:table-cell>
          <table:table-cell office:value-type="string">
            <text:p>OP INST MA32-3-G-40/300V-CE A6 70GSM PG-2 GR RoHS (OP2009 - V01)</text:p>
          </table:table-cell>
          <table:table-cell office:value-type="float" office:value="2.24">
            <text:p>2.24</text:p>
          </table:table-cell>
          <table:table-cell office:value-type="string">
            <text:p>INR</text:p>
          </table:table-cell>
          <table:table-cell office:value-type="float" office:value="2.24">
            <text:p>2.24</text:p>
          </table:table-cell>
          <table:table-cell/>
          <table:table-cell office:value-type="string">
            <text:p>RMMCH</text:p>
          </table:table-cell>
          <table:table-cell office:value-type="string">
            <text:p>(OP2009-V01)</text:p>
          </table:table-cell>
          <table:table-cell office:value-type="string">
            <text:p>PRINT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NA </text:p>
          </table:table-cell>
          <table:table-cell office:value-type="string">
            <text:p>PRINT MASTER</text:p>
          </table:table-cell>
          <table:table-cell office:value-type="string">
            <text:p>VP000037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0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float" office:value="28213877">
            <text:p>28213877</text:p>
          </table:table-cell>
          <table:table-cell table:style-name="ce25" office:value-type="string">
            <text:p>printmaster99@gmail.com </text:p>
          </table:table-cell>
          <table:table-cell table:number-columns-repeated="1000"/>
        </table:table-row>
        <table:table-row table:style-name="ro21">
          <table:table-cell office:value-type="string">
            <text:p>RMMCHOPIMFMxxx000177</text:p>
          </table:table-cell>
          <table:table-cell office:value-type="string">
            <text:p>OP INST MFM384-C-D-CE-CL05-Plus A4 70GSM PG-2 (OP-3119-V01)</text:p>
          </table:table-cell>
          <table:table-cell office:value-type="float" office:value="2.53">
            <text:p>2.53</text:p>
          </table:table-cell>
          <table:table-cell office:value-type="string">
            <text:p>INR</text:p>
          </table:table-cell>
          <table:table-cell office:value-type="float" office:value="2.53">
            <text:p>2.53</text:p>
          </table:table-cell>
          <table:table-cell/>
          <table:table-cell office:value-type="string">
            <text:p>RMMCH</text:p>
          </table:table-cell>
          <table:table-cell office:value-type="string">
            <text:p>(OP3119-V01)</text:p>
          </table:table-cell>
          <table:table-cell office:value-type="string">
            <text:p>PRINT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NA </text:p>
          </table:table-cell>
          <table:table-cell office:value-type="string">
            <text:p>PRINT MASTER</text:p>
          </table:table-cell>
          <table:table-cell office:value-type="string">
            <text:p>VP000037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0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float" office:value="28213877">
            <text:p>28213877</text:p>
          </table:table-cell>
          <table:table-cell table:style-name="ce25" office:value-type="string">
            <text:p>printmaster99@gmail.com </text:p>
          </table:table-cell>
          <table:table-cell table:number-columns-repeated="1000"/>
        </table:table-row>
        <table:table-row table:style-name="ro21">
          <table:table-cell office:value-type="string">
            <text:p>RMMCHOPIMVxxxx000023</text:p>
          </table:table-cell>
          <table:table-cell office:value-type="string">
            <text:p>OP INST MV35-3-G-40/300V-CE A6 70GSM PG-2 GR RoHS (OP2011 - V01)</text:p>
          </table:table-cell>
          <table:table-cell office:value-type="float" office:value="2.24">
            <text:p>2.24</text:p>
          </table:table-cell>
          <table:table-cell office:value-type="string">
            <text:p>INR</text:p>
          </table:table-cell>
          <table:table-cell office:value-type="float" office:value="2.24">
            <text:p>2.24</text:p>
          </table:table-cell>
          <table:table-cell/>
          <table:table-cell office:value-type="string">
            <text:p>RMMCH</text:p>
          </table:table-cell>
          <table:table-cell office:value-type="string">
            <text:p>(OP2011-V01)</text:p>
          </table:table-cell>
          <table:table-cell office:value-type="string">
            <text:p>PRINT</text:p>
          </table:table-cell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string">
            <text:p>NA </text:p>
          </table:table-cell>
          <table:table-cell office:value-type="string">
            <text:p>PRINT MASTER</text:p>
          </table:table-cell>
          <table:table-cell office:value-type="string">
            <text:p>VP000037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0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float" office:value="28213877">
            <text:p>28213877</text:p>
          </table:table-cell>
          <table:table-cell table:style-name="ce25" office:value-type="string">
            <text:p>printmaster99@gmail.com </text:p>
          </table:table-cell>
          <table:table-cell table:number-columns-repeated="1000"/>
        </table:table-row>
        <table:table-row table:style-name="ro21">
          <table:table-cell office:value-type="string">
            <text:p>RMPCBMVx32xxxx000003</text:p>
          </table:table-cell>
          <table:table-cell office:value-type="string">
            <text:p>PCB MA32-3-40_300V-ST01A_SC01A V1.01_8UP PNL-RoHS</text:p>
          </table:table-cell>
          <table:table-cell office:value-type="float" office:value="2.873">
            <text:p>2.873</text:p>
          </table:table-cell>
          <table:table-cell office:value-type="string">
            <text:p>USD</text:p>
          </table:table-cell>
          <table:table-cell office:value-type="float" office:value="250.06592">
            <text:p>250.06592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0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MVx32xxxx000002</text:p>
          </table:table-cell>
          <table:table-cell office:value-type="string">
            <text:p>PCB MA32-3-40_300V-ST02_SC02 V1.00_32UP PNL-RoHS</text:p>
          </table:table-cell>
          <table:table-cell office:value-type="float" office:value="1.871059">
            <text:p>1.871059</text:p>
          </table:table-cell>
          <table:table-cell office:value-type="string">
            <text:p>USD</text:p>
          </table:table-cell>
          <table:table-cell office:value-type="float" office:value="162.85697536">
            <text:p>162.85697536</text:p>
          </table:table-cell>
          <table:table-cell/>
          <table:table-cell office:value-type="string">
            <text:p>RMPCB</text:p>
          </table:table-cell>
          <table:table-cell office:value-type="string">
            <text:p>2SW119384A</text:p>
          </table:table-cell>
          <table:table-cell office:value-type="string">
            <text:p>ZXH</text:p>
          </table:table-cell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office:value-type="string">
            <text:p>NA </text:p>
          </table:table-cell>
          <table:table-cell office:value-type="string">
            <text:p>HONGKONG ZHONGXINHUA ELECTRONICS LIMITED</text:p>
          </table:table-cell>
          <table:table-cell office:value-type="string">
            <text:p>VH000148</text:p>
          </table:table-cell>
          <table:table-cell office:value-type="string">
            <text:p>KOWLOON HONG KONG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table:formula="of:=IF([.Q20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755-33820983 </text:p>
          </table:table-cell>
          <table:table-cell table:style-name="ce25" office:value-type="string">
            <text:p>WMB05@ZXHGROUP.COM </text:p>
          </table:table-cell>
          <table:table-cell table:number-columns-repeated="1000"/>
        </table:table-row>
        <table:table-row table:style-name="ro21">
          <table:table-cell office:value-type="string">
            <text:p>RMPCBMFM374xxx000010</text:p>
          </table:table-cell>
          <table:table-cell office:value-type="string">
            <text:p>PCB MFM374A-C-ST01_SC01 R01_4UP PNL-RoH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0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MFM374xxx000011</text:p>
          </table:table-cell>
          <table:table-cell office:value-type="string">
            <text:p>PCB MFM374A-C-ST02_SC02 R01_4UP PNL-RoH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0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MFM384xxx000086</text:p>
          </table:table-cell>
          <table:table-cell office:value-type="string">
            <text:p>PCB MFM384PLUS-C-ST01_SC01 <text:s/>ML4 V1.00_4UP PNL-RoHS</text:p>
          </table:table-cell>
          <table:table-cell office:value-type="float" office:value="3.92">
            <text:p>3.92</text:p>
          </table:table-cell>
          <table:table-cell office:value-type="string">
            <text:p>USD</text:p>
          </table:table-cell>
          <table:table-cell office:value-type="float" office:value="341.1968">
            <text:p>341.1968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MFM384xxx000087</text:p>
          </table:table-cell>
          <table:table-cell office:value-type="string">
            <text:p>PCB MFM384PLUS-C-ST03_SC03 V1.00_20UP PNL-RoHS</text:p>
          </table:table-cell>
          <table:table-cell office:value-type="float" office:value="1.781333">
            <text:p>1.781333</text:p>
          </table:table-cell>
          <table:table-cell office:value-type="string">
            <text:p>USD</text:p>
          </table:table-cell>
          <table:table-cell office:value-type="float" office:value="155.04722432">
            <text:p>155.04722432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MFM384xxx000085</text:p>
          </table:table-cell>
          <table:table-cell office:value-type="string">
            <text:p>PCB MFM384PLUS-C-ST04_SC04 V1.00_20UP PNL-RoHS</text:p>
          </table:table-cell>
          <table:table-cell office:value-type="float" office:value="1.026">
            <text:p>1.026</text:p>
          </table:table-cell>
          <table:table-cell office:value-type="string">
            <text:p>USD</text:p>
          </table:table-cell>
          <table:table-cell office:value-type="float" office:value="89.30304">
            <text:p>89.30304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MFM384xxx000093</text:p>
          </table:table-cell>
          <table:table-cell office:value-type="string">
            <text:p>PCB MFM384PLUS-ST06_SC06-ML4-V1.00_4UP PNL-RoHS</text:p>
          </table:table-cell>
          <table:table-cell office:value-type="float" office:value="284.85">
            <text:p>284.85</text:p>
          </table:table-cell>
          <table:table-cell office:value-type="string">
            <text:p>INR</text:p>
          </table:table-cell>
          <table:table-cell office:value-type="float" office:value="284.85">
            <text:p>284.85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MVx35xxxx000001</text:p>
          </table:table-cell>
          <table:table-cell office:value-type="string">
            <text:p>PCB MV35-3-40_300V-ST01_SC01 V1.00_8UP PNL-RoHS</text:p>
          </table:table-cell>
          <table:table-cell office:value-type="float" office:value="2.8732">
            <text:p>2.8732</text:p>
          </table:table-cell>
          <table:table-cell office:value-type="string">
            <text:p>USD</text:p>
          </table:table-cell>
          <table:table-cell office:value-type="float" office:value="250.083328">
            <text:p>250.083328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PCBSUP000009</text:p>
          </table:table-cell>
          <table:table-cell office:value-type="string">
            <text:p>PCB SUPPORT 96X96 SIZE 76.5X22.3X10.15MM BLK PC CX-02 A (DIE-744)</text:p>
          </table:table-cell>
          <table:table-cell office:value-type="float" office:value="0.912">
            <text:p>0.912</text:p>
          </table:table-cell>
          <table:table-cell office:value-type="string">
            <text:p>INR</text:p>
          </table:table-cell>
          <table:table-cell office:value-type="float" office:value="0.912">
            <text:p>0.912</text:p>
          </table:table-cell>
          <table:table-cell/>
          <table:table-cell office:value-type="string">
            <text:p>RMMCH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VAF39xxxx000024</text:p>
          </table:table-cell>
          <table:table-cell office:value-type="string">
            <text:p>PCB VAF39A-3-ST01_SC01 R01_4UP PNL-RoH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6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PCBVAF39xxxx000025</text:p>
          </table:table-cell>
          <table:table-cell office:value-type="string">
            <text:p>PCB VAF39A-3-ST02_SC02 R01_32UP PNL-RoH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PCB</text:p>
          </table:table-cell>
          <table:table-cell table:number-columns-repeated="2"/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1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PCBCTxxxx000006</text:p>
          </table:table-cell>
          <table:table-cell office:value-type="string">
            <text:p>PCB-CT <text:s/>BOX TYPE <text:s text:c="2"/>1:2000T SIZE_18x12x18.2 mm</text:p>
          </table:table-cell>
          <table:table-cell office:value-type="float" office:value="29.007184">
            <text:p>29.007184</text:p>
          </table:table-cell>
          <table:table-cell office:value-type="string">
            <text:p>INR</text:p>
          </table:table-cell>
          <table:table-cell office:value-type="float" office:value="29.007184">
            <text:p>29.007184</text:p>
          </table:table-cell>
          <table:table-cell office:value-type="string">
            <text:p>CT</text:p>
          </table:table-cell>
          <table:table-cell office:value-type="string">
            <text:p>RMELL</text:p>
          </table:table-cell>
          <table:table-cell office:value-type="string">
            <text:p>ZEMCT131A</text:p>
          </table:table-cell>
          <table:table-cell office:value-type="string">
            <text:p>QINGXIAN ZEMING LANGXI ELECTRONIC DEVICES CO.,LTD</text:p>
          </table:table-cell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office:value-type="string">
            <text:p><text:a xlink:href="https://seleco365-my.sharepoint.com/personal/lbhosle_selec_com/_layouts/15/onedrive.aspx?sortField=Modified&amp;isAscending=false&amp;ga=1&amp;id=/personal/lbhosle_selec_com/Documents/Operational%20Control/PPM-2023-24/4%20-%20SAP%20Master/NEW%20SAP%20MASTER%20DATA/UID%20Documents%20Final/AVL_working/Datasheet%20links/121-Magnetic%20parts/CT/CT-ZEMCT131A.pdf&amp;parent=/personal/lbhosle_selec_com/Documents/Operational%20Control/PPM-2023-24/4%20-%20SAP%20Master/NEW%20SAP%20MASTER%20DATA/UID%20Documents%20Final/AVL_working/Datasheet%20links/121-Magnetic%20parts/CT">https://seleco365-my.sharepoint.com/personal/lbhosle_selec_com/_layouts/15/onedrive.aspx?sortField=Modified&amp;isAscending=false&amp;ga=1&amp;id=/personal/lbhosle_selec_com/Documents/Operational Control/PPM-2023-24/4 - SAP Master/NEW SAP MASTER DATA/UID Documents Final/AVL_working/Datasheet links/121-Magnetic parts/CT/CT-ZEMCT131A.pdf&amp;parent=/personal/lbhosle_selec_com/Documents/Operational Control/PPM-2023-24/4 - SAP Master/NEW SAP MASTER DATA/UID Documents Final/AVL_working/Datasheet links/121-Magnetic parts/CT</text:a></text:p>
          </table:table-cell>
          <table:table-cell office:value-type="string">
            <text:p>QINGXIAN ZEMING LANGXI ELECTRONIC DEVICES CO.,LTD</text:p>
          </table:table-cell>
          <table:table-cell office:value-type="string">
            <text:p>VQ000008</text:p>
          </table:table-cell>
          <table:table-cell office:value-type="string">
            <text:p>JIANGSU</text:p>
          </table:table-cell>
          <table:table-cell office:value-type="string">
            <text:p>China</text:p>
          </table:table-cell>
          <table:table-cell office:value-type="string">
            <text:p>ZEMCT131A.pdf</text:p>
          </table:table-cell>
          <table:table-cell/>
          <table:table-cell table:formula="of:=IF([.Q21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86-25-52601870/0086-025-52601870</text:p>
          </table:table-cell>
          <table:table-cell table:style-name="ce25" office:value-type="string">
            <text:p>LUCKY.CHEN@ZEMING-E.COM </text:p>
          </table:table-cell>
          <table:table-cell table:number-columns-repeated="1000"/>
        </table:table-row>
        <table:table-row table:style-name="ro21">
          <table:table-cell office:value-type="string">
            <text:p>RMELLPCBCTxxxx000002</text:p>
          </table:table-cell>
          <table:table-cell office:value-type="string">
            <text:p>PCB-CT ID : 5 mm 1:1000T SIZE_16.7x19.6x9.3 mm</text:p>
          </table:table-cell>
          <table:table-cell office:value-type="float" office:value="14.82">
            <text:p>14.82</text:p>
          </table:table-cell>
          <table:table-cell office:value-type="string">
            <text:p>INR</text:p>
          </table:table-cell>
          <table:table-cell office:value-type="float" office:value="14.82">
            <text:p>14.82</text:p>
          </table:table-cell>
          <table:table-cell office:value-type="string">
            <text:p>CT</text:p>
          </table:table-cell>
          <table:table-cell office:value-type="string">
            <text:p>RMELL</text:p>
          </table:table-cell>
          <table:table-cell office:value-type="string">
            <text:p>DE_PCB-CT 1000T</text:p>
          </table:table-cell>
          <table:table-cell office:value-type="string">
            <text:p>DHANCHA ENTERPRISES</text:p>
          </table:table-cell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office:value-type="string">
            <text:p><text:a xlink:href="https://seleco365-my.sharepoint.com/personal/lbhosle_selec_com/_layouts/15/onedrive.aspx?sortField=Modified&amp;isAscending=false&amp;ga=1&amp;id=/personal/lbhosle_selec_com/Documents/Operational%20Control/PPM-2023-24/4%20-%20SAP%20Master/NEW%20SAP%20MASTER%20DATA/UID%20Documents%20Final/AVL_working/Datasheet%20links/121-Magnetic%20parts/CT/PCB-CT%20ID%20%205%20mm%201_1000T%20SIZE_16.7x19.6x9.3%20mm.pdf&amp;parent=/personal/lbhosle_selec_com/Documents/Operational%20Control/PPM-2023-24/4%20-%20SAP%20Master/NEW%20SAP%20MASTER%20DATA/UID%20Documents%20Final/AVL_working/Datasheet%20links/121-Magnetic%20parts/CT">https://seleco365-my.sharepoint.com/personal/lbhosle_selec_com/_layouts/15/onedrive.aspx?sortField=Modified&amp;isAscending=false&amp;ga=1&amp;id=/personal/lbhosle_selec_com/Documents/Operational Control/PPM-2023-24/4 - SAP Master/NEW SAP MASTER DATA/UID Documents Final/AVL_working/Datasheet links/121-Magnetic parts/CT/PCB-CT ID  5 mm 1_1000T SIZE_16.7x19.6x9.3 mm.pdf&amp;parent=/personal/lbhosle_selec_com/Documents/Operational Control/PPM-2023-24/4 - SAP Master/NEW SAP MASTER DATA/UID Documents Final/AVL_working/Datasheet links/121-Magnetic parts/CT</text:a></text:p>
          </table:table-cell>
          <table:table-cell office:value-type="string">
            <text:p>DHANCHA ENTERPRISES</text:p>
          </table:table-cell>
          <table:table-cell office:value-type="string">
            <text:p>VD000145</text:p>
          </table:table-cell>
          <table:table-cell office:value-type="string">
            <text:p>KALYAN,THAN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5" office:value-type="float" office:value="8879302324">
            <text:p>8879302324</text:p>
          </table:table-cell>
          <table:table-cell table:style-name="ce25" office:value-type="string">
            <text:p>dhanchaenterprises@gmail.com </text:p>
          </table:table-cell>
          <table:table-cell office:value-type="string">
            <text:p>sent</text:p>
          </table:table-cell>
          <table:table-cell table:number-columns-repeated="999"/>
        </table:table-row>
        <table:table-row table:style-name="ro21">
          <table:table-cell office:value-type="string">
            <text:p>RMMCHMTLPINUNP000005</text:p>
          </table:table-cell>
          <table:table-cell office:value-type="string">
            <text:p>PIN DIRECT SOLDERABLE 5 WAY (UNPLATED)</text:p>
          </table:table-cell>
          <table:table-cell office:value-type="float" office:value="0.38">
            <text:p>0.38</text:p>
          </table:table-cell>
          <table:table-cell office:value-type="string">
            <text:p>INR</text:p>
          </table:table-cell>
          <table:table-cell office:value-type="float" office:value="0.38">
            <text:p>0.38</text:p>
          </table:table-cell>
          <table:table-cell/>
          <table:table-cell office:value-type="string">
            <text:p>RMMCH</text:p>
          </table:table-cell>
          <table:table-cell office:value-type="string">
            <text:p>BRASS TERMINAL DSP D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S L HARIKISHAN &amp; CO</text:p>
          </table:table-cell>
          <table:table-cell office:value-type="string">
            <text:p>VS000001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2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9820290730/28573002</text:p>
          </table:table-cell>
          <table:table-cell table:style-name="ce25" office:value-type="string">
            <text:p>praveen@slh-eyelets.com, slh@vsnl.com, </text:p>
          </table:table-cell>
          <table:table-cell table:number-columns-repeated="1000"/>
        </table:table-row>
        <table:table-row table:style-name="ro21">
          <table:table-cell office:value-type="string">
            <text:p>RMMCHMTLPINPLT000023</text:p>
          </table:table-cell>
          <table:table-cell office:value-type="string">
            <text:p>PIN SOLDER SIZE 10.7X6.5X9.5MM BRASS TIN PLATED</text:p>
          </table:table-cell>
          <table:table-cell office:value-type="float" office:value="0.534286">
            <text:p>0.534286</text:p>
          </table:table-cell>
          <table:table-cell office:value-type="string">
            <text:p>INR</text:p>
          </table:table-cell>
          <table:table-cell office:value-type="float" office:value="0.534286">
            <text:p>0.534286</text:p>
          </table:table-cell>
          <table:table-cell/>
          <table:table-cell office:value-type="string">
            <text:p>RMMCH</text:p>
          </table:table-cell>
          <table:table-cell office:value-type="string">
            <text:p>BRASS TERMINAL DSP D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S L HARIKISHAN &amp; CO</text:p>
          </table:table-cell>
          <table:table-cell office:value-type="string">
            <text:p>VS000001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2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9820290730/28573002</text:p>
          </table:table-cell>
          <table:table-cell table:style-name="ce25" office:value-type="string">
            <text:p>praveen@slh-eyelets.com, slh@vsnl.com, </text:p>
          </table:table-cell>
          <table:table-cell table:number-columns-repeated="1000"/>
        </table:table-row>
        <table:table-row table:style-name="ro21">
          <table:table-cell office:value-type="string">
            <text:p>RMMCHMTLACCxxx000020</text:p>
          </table:table-cell>
          <table:table-cell office:value-type="string">
            <text:p>PIN SOLDER SIZE 8.1X10.2X0.6MM PB 1 TIN PLATED</text:p>
          </table:table-cell>
          <table:table-cell office:value-type="float" office:value="3.5">
            <text:p>3.5</text:p>
          </table:table-cell>
          <table:table-cell office:value-type="string">
            <text:p>INR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RMMCH</text:p>
          </table:table-cell>
          <table:table-cell office:value-type="string">
            <text:p>BATTERY HOLDING PIN_1_4M BRIX_SIZE_14X13.8X0.8MM_</text:p>
          </table:table-cell>
          <table:table-cell office:value-type="string">
            <text:p>METCOMP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METCOMP INDUSTRIES</text:p>
          </table:table-cell>
          <table:table-cell office:value-type="string">
            <text:p>VM000120</text:p>
          </table:table-cell>
          <table:table-cell office:value-type="string">
            <text:p>NAVI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2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float" office:value="919820290730">
            <text:p>919820290730</text:p>
          </table:table-cell>
          <table:table-cell table:style-name="ce25" office:value-type="string">
            <text:p>metcomp.ind@gmail.com </text:p>
          </table:table-cell>
          <table:table-cell table:number-columns-repeated="1000"/>
        </table:table-row>
        <table:table-row table:style-name="ro21">
          <table:table-cell office:value-type="string">
            <text:p>RMMCHMTLPINPLT000091</text:p>
          </table:table-cell>
          <table:table-cell office:value-type="string">
            <text:p>PIN SOLDER SIZE 9.4X8X0.6MM PB 1 TIN PLATED</text:p>
          </table:table-cell>
          <table:table-cell office:value-type="float" office:value="4">
            <text:p>4</text:p>
          </table:table-cell>
          <table:table-cell office:value-type="string">
            <text:p>IN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MMCH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2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CNPRDPKGxxxxxx000029</text:p>
          </table:table-cell>
          <table:table-cell office:value-type="string">
            <text:p>PLASTIC BAG 3x3 <text:s/>inch</text:p>
          </table:table-cell>
          <table:table-cell office:value-type="float" office:value="0.21">
            <text:p>0.21</text:p>
          </table:table-cell>
          <table:table-cell office:value-type="string">
            <text:p>INR</text:p>
          </table:table-cell>
          <table:table-cell office:value-type="float" office:value="0.21">
            <text:p>0.21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2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STxxxxxxxxxxxx000007</text:p>
          </table:table-cell>
          <table:table-cell office:value-type="string">
            <text:p>PLASTIC BAG 6 X 9 inch 50.8micron</text:p>
          </table:table-cell>
          <table:table-cell office:value-type="float" office:value="0.86">
            <text:p>0.86</text:p>
          </table:table-cell>
          <table:table-cell office:value-type="string">
            <text:p>INR</text:p>
          </table:table-cell>
          <table:table-cell office:value-type="float" office:value="0.86">
            <text:p>0.86</text:p>
          </table:table-cell>
          <table:table-cell/>
          <table:table-cell office:value-type="string">
            <text:p>STxxx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25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CNPRDPKGxxxxxx000044</text:p>
          </table:table-cell>
          <table:table-cell office:value-type="string">
            <text:p>PLASTIC BAG 7x9 inch 50.8 micron</text:p>
          </table:table-cell>
          <table:table-cell office:value-type="float" office:value="0.86">
            <text:p>0.86</text:p>
          </table:table-cell>
          <table:table-cell office:value-type="string">
            <text:p>INR</text:p>
          </table:table-cell>
          <table:table-cell office:value-type="float" office:value="0.86">
            <text:p>0.86</text:p>
          </table:table-cell>
          <table:table-cell/>
          <table:table-cell office:value-type="string">
            <text:p>CNPRD</text:p>
          </table:table-cell>
          <table:table-cell office:value-type="string">
            <text:p>PLASTIC BAG 8X7 inch 50.8micron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GEETA STATIONARY &amp; XEROX</text:p>
          </table:table-cell>
          <table:table-cell office:value-type="string">
            <text:p>VG000009</text:p>
          </table:table-cell>
          <table:table-cell office:value-type="string">
            <text:p>NAVI MUMBAI.</text:p>
          </table:table-cell>
          <table:table-cell office:value-type="string">
            <text:p>India</text:p>
          </table:table-cell>
          <table:table-cell office:value-type="string">
            <text:p>NA</text:p>
          </table:table-cell>
          <table:table-cell/>
          <table:table-cell table:formula="of:=IF([.Q22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27606605/27694949</text:p>
          </table:table-cell>
          <table:table-cell table:style-name="ce25" office:value-type="string">
            <text:p>geetastationery@ymail.com, </text:p>
          </table:table-cell>
          <table:table-cell table:number-columns-repeated="1000"/>
        </table:table-row>
        <table:table-row table:style-name="ro21">
          <table:table-cell office:value-type="string">
            <text:p>CNPRDPKGxxxxxx000034</text:p>
          </table:table-cell>
          <table:table-cell office:value-type="string">
            <text:p>PLASTIC BAG 8x10 inch 50.8micron</text:p>
          </table:table-cell>
          <table:table-cell office:value-type="float" office:value="1.25">
            <text:p>1.25</text:p>
          </table:table-cell>
          <table:table-cell office:value-type="string">
            <text:p>INR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22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ELLRESCFRHAW000002</text:p>
          </table:table-cell>
          <table:table-cell office:value-type="string">
            <text:p>RES LDD CF 100K 1/2W 5%</text:p>
          </table:table-cell>
          <table:table-cell office:value-type="float" office:value="0.422176">
            <text:p>0.422176</text:p>
          </table:table-cell>
          <table:table-cell office:value-type="string">
            <text:p>INR</text:p>
          </table:table-cell>
          <table:table-cell office:value-type="float" office:value="0.422176">
            <text:p>0.422176</text:p>
          </table:table-cell>
          <table:table-cell office:value-type="string">
            <text:p>Resistor</text:p>
          </table:table-cell>
          <table:table-cell office:value-type="string">
            <text:p>RMELL</text:p>
          </table:table-cell>
          <table:table-cell office:value-type="string">
            <text:p>WCFSC050J1003SGAX</text:p>
          </table:table-cell>
          <table:table-cell office:value-type="string">
            <text:p>WATTS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c7nN86y8j1PgyhrmeQsTAkBXuBaOHBr8Hq0Hl8pSAkjCw?e=jMHiAJ">https://seleco365-my.sharepoint.com/:b:/g/personal/lbhosle_selec_com/Ec7nN86y8j1PgyhrmeQsTAkBXuBaOHBr8Hq0Hl8pSAkjCw?e=jMHiAJ</text:a></text:p>
          </table:table-cell>
          <table:table-cell office:value-type="string">
            <text:p>WATTS ELECTRONICS PVT.LTD</text:p>
          </table:table-cell>
          <table:table-cell office:value-type="string">
            <text:p>VW000004</text:p>
          </table:table-cell>
          <table:table-cell office:value-type="string">
            <text:p>Cochin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2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484-2368022/2373892</text:p>
          </table:table-cell>
          <table:table-cell table:style-name="ce25" office:value-type="string">
            <text:p>sales@wattselectronic.in </text:p>
          </table:table-cell>
          <table:table-cell table:number-columns-repeated="1000"/>
        </table:table-row>
        <table:table-row table:style-name="ro21">
          <table:table-cell office:value-type="string">
            <text:p>RMELLRESCFRONW000003</text:p>
          </table:table-cell>
          <table:table-cell office:value-type="string">
            <text:p>RES LDD CF 10E 1W 5%</text:p>
          </table:table-cell>
          <table:table-cell office:value-type="float" office:value="0.76028">
            <text:p>0.76028</text:p>
          </table:table-cell>
          <table:table-cell office:value-type="string">
            <text:p>INR</text:p>
          </table:table-cell>
          <table:table-cell office:value-type="float" office:value="0.76028">
            <text:p>0.76028</text:p>
          </table:table-cell>
          <table:table-cell/>
          <table:table-cell office:value-type="string">
            <text:p>RMELL</text:p>
          </table:table-cell>
          <table:table-cell office:value-type="string">
            <text:p>1 W CFR 5% 10E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WATTS ELECTRONICS PVT.LTD</text:p>
          </table:table-cell>
          <table:table-cell office:value-type="string">
            <text:p>VW000004</text:p>
          </table:table-cell>
          <table:table-cell office:value-type="string">
            <text:p>Cochin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2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484-2368022/2373892</text:p>
          </table:table-cell>
          <table:table-cell table:style-name="ce25" office:value-type="string">
            <text:p>sales@wattselectronic.in </text:p>
          </table:table-cell>
          <table:table-cell table:number-columns-repeated="1000"/>
        </table:table-row>
        <table:table-row table:style-name="ro21">
          <table:table-cell office:value-type="string">
            <text:p>RMELLRESCFRQUW000025</text:p>
          </table:table-cell>
          <table:table-cell office:value-type="string">
            <text:p>RES LDD CF 220K 1/4W 5%</text:p>
          </table:table-cell>
          <table:table-cell office:value-type="float" office:value="0.24246">
            <text:p>0.24246</text:p>
          </table:table-cell>
          <table:table-cell office:value-type="string">
            <text:p>INR</text:p>
          </table:table-cell>
          <table:table-cell office:value-type="float" office:value="0.24246">
            <text:p>0.24246</text:p>
          </table:table-cell>
          <table:table-cell office:value-type="string">
            <text:p>Resistor</text:p>
          </table:table-cell>
          <table:table-cell office:value-type="string">
            <text:p>RMELL</text:p>
          </table:table-cell>
          <table:table-cell office:value-type="string">
            <text:p>WCFSB025J2203SEAX</text:p>
          </table:table-cell>
          <table:table-cell office:value-type="string">
            <text:p>WATTS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c7nN86y8j1PgyhrmeQsTAkBXuBaOHBr8Hq0Hl8pSAkjCw?e=jMHiAJ">https://seleco365-my.sharepoint.com/:b:/g/personal/lbhosle_selec_com/Ec7nN86y8j1PgyhrmeQsTAkBXuBaOHBr8Hq0Hl8pSAkjCw?e=jMHiAJ</text:a></text:p>
          </table:table-cell>
          <table:table-cell office:value-type="string">
            <text:p>WATTS ELECTRONICS PVT.LTD</text:p>
          </table:table-cell>
          <table:table-cell office:value-type="string">
            <text:p>VW000004</text:p>
          </table:table-cell>
          <table:table-cell office:value-type="string">
            <text:p>Cochin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3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484-2368022/2373892</text:p>
          </table:table-cell>
          <table:table-cell table:style-name="ce25" office:value-type="string">
            <text:p>sales@wattselectronic.in </text:p>
          </table:table-cell>
          <table:table-cell table:number-columns-repeated="1000"/>
        </table:table-row>
        <table:table-row table:style-name="ro21">
          <table:table-cell office:value-type="string">
            <text:p>RMELLRESWWxTWW000044</text:p>
          </table:table-cell>
          <table:table-cell office:value-type="string">
            <text:p>RES LDD WW 100E 2W 5%</text:p>
          </table:table-cell>
          <table:table-cell office:value-type="float" office:value="1.77">
            <text:p>1.77</text:p>
          </table:table-cell>
          <table:table-cell office:value-type="string">
            <text:p>INR</text:p>
          </table:table-cell>
          <table:table-cell office:value-type="float" office:value="1.77">
            <text:p>1.77</text:p>
          </table:table-cell>
          <table:table-cell office:value-type="string">
            <text:p>Resistor</text:p>
          </table:table-cell>
          <table:table-cell office:value-type="string">
            <text:p>RMELL</text:p>
          </table:table-cell>
          <table:table-cell office:value-type="string">
            <text:p>VSA -2W 100E 5%</text:p>
          </table:table-cell>
          <table:table-cell office:value-type="string">
            <text:p>VR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VAIBHAV RESISTORS COMPANY</text:p>
          </table:table-cell>
          <table:table-cell office:value-type="string">
            <text:p>VV000103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23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string">
            <text:p>9702258888/ 400086</text:p>
          </table:table-cell>
          <table:table-cell table:style-name="ce26" office:value-type="string">
            <text:p>SALES@VRCRESISTORS.CO.IN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RESWWxTWW000011</text:p>
          </table:table-cell>
          <table:table-cell office:value-type="string">
            <text:p>RES LDD WW 56E 2W 5%</text:p>
          </table:table-cell>
          <table:table-cell office:value-type="float" office:value="2.020535">
            <text:p>2.020535</text:p>
          </table:table-cell>
          <table:table-cell office:value-type="string">
            <text:p>INR</text:p>
          </table:table-cell>
          <table:table-cell office:value-type="float" office:value="2.020535">
            <text:p>2.020535</text:p>
          </table:table-cell>
          <table:table-cell office:value-type="string">
            <text:p>Resistor</text:p>
          </table:table-cell>
          <table:table-cell office:value-type="string">
            <text:p>RMELL</text:p>
          </table:table-cell>
          <table:table-cell office:value-type="string">
            <text:p>WWSSD200J5609SKAX</text:p>
          </table:table-cell>
          <table:table-cell office:value-type="string">
            <text:p>WATTS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Vg_HWf24-FOpr3dQV2a_F4BG9UA7_f-cpS4cH_is7hIew?e=aAGwmN">https://seleco365-my.sharepoint.com/:b:/g/personal/lbhosle_selec_com/EVg_HWf24-FOpr3dQV2a_F4BG9UA7_f-cpS4cH_is7hIew?e=aAGwmN</text:a></text:p>
          </table:table-cell>
          <table:table-cell office:value-type="string">
            <text:p>WATTS ELECTRONICS PVT.LTD</text:p>
          </table:table-cell>
          <table:table-cell office:value-type="string">
            <text:p>VW000004</text:p>
          </table:table-cell>
          <table:table-cell office:value-type="string">
            <text:p>Cochin</text:p>
          </table:table-cell>
          <table:table-cell office:value-type="string">
            <text:p>India</text:p>
          </table:table-cell>
          <table:table-cell office:value-type="string">
            <text:p>WWSSD200J5609SKAX.pdf</text:p>
          </table:table-cell>
          <table:table-cell/>
          <table:table-cell table:formula="of:=IF([.Q23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484-2368022/2373892</text:p>
          </table:table-cell>
          <table:table-cell table:style-name="ce25" office:value-type="string">
            <text:p>sales@wattselectronic.in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4Jxxx000001</text:p>
          </table:table-cell>
          <table:table-cell office:value-type="string">
            <text:p>RES SMD 0E 0402J</text:p>
          </table:table-cell>
          <table:table-cell office:value-type="float" office:value="0.00022">
            <text:p>0.00022</text:p>
          </table:table-cell>
          <table:table-cell office:value-type="string">
            <text:p>USD</text:p>
          </table:table-cell>
          <table:table-cell office:value-type="float" office:value="0.0191488">
            <text:p>0.019148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000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ADVENT ELECTRONICS GLOBAL PTE LTD</text:p>
          </table:table-cell>
          <table:table-cell office:value-type="string">
            <text:p>VA000222</text:p>
          </table:table-cell>
          <table:table-cell/>
          <table:table-cell office:value-type="string">
            <text:p>Singapore</text:p>
          </table:table-cell>
          <table:table-cell office:value-type="string">
            <text:p>0402WGJ0000TCE_20-01-25.pdf</text:p>
          </table:table-cell>
          <table:table-cell office:value-type="string">
            <text:p>20-01-25</text:p>
          </table:table-cell>
          <table:table-cell table:formula="of:=IF([.Q23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5472988/ 408653</text:p>
          </table:table-cell>
          <table:table-cell table:style-name="ce26" office:value-type="string">
            <text:p>CHIRAG@ADVENT ELECTRONICS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01</text:p>
          </table:table-cell>
          <table:table-cell office:value-type="string">
            <text:p>RES SMD 0E 0603J</text:p>
          </table:table-cell>
          <table:table-cell office:value-type="float" office:value="0.051162">
            <text:p>0.051162</text:p>
          </table:table-cell>
          <table:table-cell office:value-type="string">
            <text:p>INR</text:p>
          </table:table-cell>
          <table:table-cell office:value-type="float" office:value="0.051162">
            <text:p>0.05116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0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000T5E_20-01-25.pdf</text:p>
          </table:table-cell>
          <table:table-cell office:value-type="string">
            <text:p>20-01-25</text:p>
          </table:table-cell>
          <table:table-cell table:formula="of:=IF([.Q23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8Jxxx000001</text:p>
          </table:table-cell>
          <table:table-cell office:value-type="string">
            <text:p>RES SMD 0E 0805J</text:p>
          </table:table-cell>
          <table:table-cell office:value-type="float" office:value="0.08">
            <text:p>0.08</text:p>
          </table:table-cell>
          <table:table-cell office:value-type="string">
            <text:p>INR</text:p>
          </table:table-cell>
          <table:table-cell office:value-type="float" office:value="0.08">
            <text:p>0.0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J00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805S8J0000T5E_20-01-25.pdf</text:p>
          </table:table-cell>
          <table:table-cell office:value-type="string">
            <text:p>20-01-25</text:p>
          </table:table-cell>
          <table:table-cell table:formula="of:=IF([.Q23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Jxxx000001</text:p>
          </table:table-cell>
          <table:table-cell office:value-type="string">
            <text:p>RES SMD 0E 1206J</text:p>
          </table:table-cell>
          <table:table-cell office:value-type="float" office:value="0.122788">
            <text:p>0.122788</text:p>
          </table:table-cell>
          <table:table-cell office:value-type="string">
            <text:p>INR</text:p>
          </table:table-cell>
          <table:table-cell office:value-type="float" office:value="0.122788">
            <text:p>0.12278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0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J0000T5E_20-01-25.pdf</text:p>
          </table:table-cell>
          <table:table-cell office:value-type="string">
            <text:p>20-01-25</text:p>
          </table:table-cell>
          <table:table-cell table:formula="of:=IF([.Q23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4Jxxx000042</text:p>
          </table:table-cell>
          <table:table-cell office:value-type="string">
            <text:p>RES SMD 100E 0402J</text:p>
          </table:table-cell>
          <table:table-cell office:value-type="float" office:value="0.00023">
            <text:p>0.00023</text:p>
          </table:table-cell>
          <table:table-cell office:value-type="string">
            <text:p>USD</text:p>
          </table:table-cell>
          <table:table-cell office:value-type="float" office:value="0.0200192">
            <text:p>0.020019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101TCE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me.eu/Document/4f50d320a6ddacb273098f84373b6259/rezystor-smd.pdf">https://www.tme.eu/Document/4f50d320a6ddacb273098f84373b6259/rezystor-smd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402WGJ0101TCE_21-01-25.pdf</text:p>
          </table:table-cell>
          <table:table-cell office:value-type="string">
            <text:p>21-01-25</text:p>
          </table:table-cell>
          <table:table-cell table:formula="of:=IF([.Q23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01</text:p>
          </table:table-cell>
          <table:table-cell office:value-type="string">
            <text:p>RES SMD 100E 0603F</text:p>
          </table:table-cell>
          <table:table-cell office:value-type="float" office:value="0.00051">
            <text:p>0.00051</text:p>
          </table:table-cell>
          <table:table-cell office:value-type="string">
            <text:p>USD</text:p>
          </table:table-cell>
          <table:table-cell office:value-type="float" office:value="0.0443904">
            <text:p>0.044390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1000T5E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me.eu/Document/4f50d320a6ddacb273098f84373b6259/rezystor-smd.pdf">https://www.tme.eu/Document/4f50d320a6ddacb273098f84373b6259/rezystor-smd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1000T5E_21-01-25.pdf</text:p>
          </table:table-cell>
          <table:table-cell office:value-type="string">
            <text:p>21-01-25</text:p>
          </table:table-cell>
          <table:table-cell table:formula="of:=IF([.Q23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02</text:p>
          </table:table-cell>
          <table:table-cell office:value-type="string">
            <text:p>RES SMD 100E 0603J</text:p>
          </table:table-cell>
          <table:table-cell office:value-type="float" office:value="0.05">
            <text:p>0.05</text:p>
          </table:table-cell>
          <table:table-cell office:value-type="string">
            <text:p>INR</text:p>
          </table:table-cell>
          <table:table-cell office:value-type="float" office:value="0.05">
            <text:p>0.0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1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101T5E_20-01-25.pdf</text:p>
          </table:table-cell>
          <table:table-cell office:value-type="string">
            <text:p>20-01-25</text:p>
          </table:table-cell>
          <table:table-cell table:formula="of:=IF([.Q23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Fxxx000001</text:p>
          </table:table-cell>
          <table:table-cell office:value-type="string">
            <text:p>RES SMD 100E 1206F</text:p>
          </table:table-cell>
          <table:table-cell office:value-type="float" office:value="0.15">
            <text:p>0.15</text:p>
          </table:table-cell>
          <table:table-cell office:value-type="string">
            <text:p>INR</text:p>
          </table:table-cell>
          <table:table-cell office:value-type="float" office:value="0.15">
            <text:p>0.1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F10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F1000T5E_20-01-25.pdf</text:p>
          </table:table-cell>
          <table:table-cell office:value-type="string">
            <text:p>20-01-25</text:p>
          </table:table-cell>
          <table:table-cell table:formula="of:=IF([.Q24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03</text:p>
          </table:table-cell>
          <table:table-cell office:value-type="string">
            <text:p>RES SMD 100K 0603J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104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104T5E_20-01-25.pdf</text:p>
          </table:table-cell>
          <table:table-cell office:value-type="string">
            <text:p>20-01-25</text:p>
          </table:table-cell>
          <table:table-cell table:formula="of:=IF([.Q24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8Jxxx000003</text:p>
          </table:table-cell>
          <table:table-cell office:value-type="string">
            <text:p>RES SMD 100K 0805J</text:p>
          </table:table-cell>
          <table:table-cell office:value-type="float" office:value="0.080924">
            <text:p>0.080924</text:p>
          </table:table-cell>
          <table:table-cell office:value-type="string">
            <text:p>INR</text:p>
          </table:table-cell>
          <table:table-cell office:value-type="float" office:value="0.080924">
            <text:p>0.08092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J0104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805S8J0104T5E_20-01-25.pdf</text:p>
          </table:table-cell>
          <table:table-cell office:value-type="string">
            <text:p>20-01-25</text:p>
          </table:table-cell>
          <table:table-cell table:formula="of:=IF([.Q24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8Jxxx000004</text:p>
          </table:table-cell>
          <table:table-cell office:value-type="string">
            <text:p>RES SMD 10E 0805J</text:p>
          </table:table-cell>
          <table:table-cell office:value-type="float" office:value="0.08">
            <text:p>0.08</text:p>
          </table:table-cell>
          <table:table-cell office:value-type="string">
            <text:p>INR</text:p>
          </table:table-cell>
          <table:table-cell office:value-type="float" office:value="0.08">
            <text:p>0.0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J01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ANAND INDUSTRIAL COMPONENTS</text:p>
          </table:table-cell>
          <table:table-cell office:value-type="string">
            <text:p>VA000031</text:p>
          </table:table-cell>
          <table:table-cell office:value-type="string">
            <text:p>LAMINGTON ROAD (EAST), MUMBAI</text:p>
          </table:table-cell>
          <table:table-cell office:value-type="string">
            <text:p>India</text:p>
          </table:table-cell>
          <table:table-cell office:value-type="string">
            <text:p>0805S8J0100T5E_20-01-25.pdf</text:p>
          </table:table-cell>
          <table:table-cell office:value-type="string">
            <text:p>20-01-25</text:p>
          </table:table-cell>
          <table:table-cell table:formula="of:=IF([.Q24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23882783/ 400004</text:p>
          </table:table-cell>
          <table:table-cell table:style-name="ce26" office:value-type="string">
            <text:p>anand_ic@vsnl.net,anand@aic-india.com,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4Jxxx000004</text:p>
          </table:table-cell>
          <table:table-cell office:value-type="string">
            <text:p>RES SMD 10K 0402J</text:p>
          </table:table-cell>
          <table:table-cell office:value-type="float" office:value="0.05">
            <text:p>0.05</text:p>
          </table:table-cell>
          <table:table-cell office:value-type="string">
            <text:p>INR</text:p>
          </table:table-cell>
          <table:table-cell office:value-type="float" office:value="0.05">
            <text:p>0.0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103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ADVENT ELECTRONICS GLOBAL PTE LTD</text:p>
          </table:table-cell>
          <table:table-cell office:value-type="string">
            <text:p>VA000222</text:p>
          </table:table-cell>
          <table:table-cell/>
          <table:table-cell office:value-type="string">
            <text:p>Singapore</text:p>
          </table:table-cell>
          <table:table-cell office:value-type="string">
            <text:p>0402WGJ0103TCE_20-01-25.pdf</text:p>
          </table:table-cell>
          <table:table-cell office:value-type="string">
            <text:p>20-01-25</text:p>
          </table:table-cell>
          <table:table-cell table:formula="of:=IF([.Q24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5472988/ 408653</text:p>
          </table:table-cell>
          <table:table-cell table:style-name="ce26" office:value-type="string">
            <text:p>CHIRAG@ADVENT ELECTRONICS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03</text:p>
          </table:table-cell>
          <table:table-cell office:value-type="string">
            <text:p>RES SMD 10K 0603F</text:p>
          </table:table-cell>
          <table:table-cell office:value-type="float" office:value="0.061394">
            <text:p>0.061394</text:p>
          </table:table-cell>
          <table:table-cell office:value-type="string">
            <text:p>INR</text:p>
          </table:table-cell>
          <table:table-cell office:value-type="float" office:value="0.061394">
            <text:p>0.06139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1002T5E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me.eu/Document/4f50d320a6ddacb273098f84373b6259/rezystor-smd.pdf">https://www.tme.eu/Document/4f50d320a6ddacb273098f84373b6259/rezystor-smd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1002T5E_21-01-25.pdf</text:p>
          </table:table-cell>
          <table:table-cell office:value-type="string">
            <text:p>21-01-25</text:p>
          </table:table-cell>
          <table:table-cell table:formula="of:=IF([.Q24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05</text:p>
          </table:table-cell>
          <table:table-cell office:value-type="string">
            <text:p>RES SMD 10K 0603J</text:p>
          </table:table-cell>
          <table:table-cell office:value-type="float" office:value="0.051162">
            <text:p>0.051162</text:p>
          </table:table-cell>
          <table:table-cell office:value-type="string">
            <text:p>INR</text:p>
          </table:table-cell>
          <table:table-cell office:value-type="float" office:value="0.051162">
            <text:p>0.05116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103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103T5E_20-01-25.pdf</text:p>
          </table:table-cell>
          <table:table-cell office:value-type="string">
            <text:p>20-01-25</text:p>
          </table:table-cell>
          <table:table-cell table:formula="of:=IF([.Q24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8Jxxx000005</text:p>
          </table:table-cell>
          <table:table-cell office:value-type="string">
            <text:p>RES SMD 10K 0805J</text:p>
          </table:table-cell>
          <table:table-cell office:value-type="float" office:value="0.00057">
            <text:p>0.00057</text:p>
          </table:table-cell>
          <table:table-cell office:value-type="string">
            <text:p>USD</text:p>
          </table:table-cell>
          <table:table-cell office:value-type="float" office:value="0.0496128">
            <text:p>0.049612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J0103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805S8J0103T5E_20-01-25.pdf</text:p>
          </table:table-cell>
          <table:table-cell office:value-type="string">
            <text:p>20-01-25</text:p>
          </table:table-cell>
          <table:table-cell table:formula="of:=IF([.Q24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20Jxxx000007</text:p>
          </table:table-cell>
          <table:table-cell office:value-type="string">
            <text:p>RES SMD 10K 2010J</text:p>
          </table:table-cell>
          <table:table-cell office:value-type="float" office:value="0.00608">
            <text:p>0.00608</text:p>
          </table:table-cell>
          <table:table-cell office:value-type="string">
            <text:p>USD</text:p>
          </table:table-cell>
          <table:table-cell office:value-type="float" office:value="0.5292032">
            <text:p>0.529203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201007J0103T4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VALLABH IMPEX (INDIA) PVT. LTD</text:p>
          </table:table-cell>
          <table:table-cell office:value-type="string">
            <text:p>CV000035</text:p>
          </table:table-cell>
          <table:table-cell office:value-type="string">
            <text:p>VASAI ROAD</text:p>
          </table:table-cell>
          <table:table-cell office:value-type="string">
            <text:p>India</text:p>
          </table:table-cell>
          <table:table-cell office:value-type="string">
            <text:p>201007J0103T4E_20-01-25.pdf</text:p>
          </table:table-cell>
          <table:table-cell office:value-type="string">
            <text:p>20-01-25</text:p>
          </table:table-cell>
          <table:table-cell table:formula="of:=IF([.Q24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0234-023804032,22222 </text:p>
          </table:table-cell>
          <table:table-cell table:style-name="ce26" office:value-type="string">
            <text:p>vallabhi@bom5.vsnl.net.in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07</text:p>
          </table:table-cell>
          <table:table-cell office:value-type="string">
            <text:p>RES SMD 120K 1206J</text:p>
          </table:table-cell>
          <table:table-cell office:value-type="float" office:value="0.15">
            <text:p>0.15</text:p>
          </table:table-cell>
          <table:table-cell office:value-type="string">
            <text:p>INR</text:p>
          </table:table-cell>
          <table:table-cell office:value-type="float" office:value="0.15">
            <text:p>0.1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124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J0124T5E_20-01-25.pdf</text:p>
          </table:table-cell>
          <table:table-cell office:value-type="string">
            <text:p>20-01-25</text:p>
          </table:table-cell>
          <table:table-cell table:formula="of:=IF([.Q24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Fxxx000163</text:p>
          </table:table-cell>
          <table:table-cell office:value-type="string">
            <text:p>RES SMD 150E 0603F</text:p>
          </table:table-cell>
          <table:table-cell office:value-type="float" office:value="0.063966">
            <text:p>0.063966</text:p>
          </table:table-cell>
          <table:table-cell office:value-type="string">
            <text:p>INR</text:p>
          </table:table-cell>
          <table:table-cell office:value-type="float" office:value="0.063966">
            <text:p>0.06396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15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F1500T5E_20-01-25.pdf</text:p>
          </table:table-cell>
          <table:table-cell office:value-type="string">
            <text:p>20-01-25</text:p>
          </table:table-cell>
          <table:table-cell table:formula="of:=IF([.Q25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74</text:p>
          </table:table-cell>
          <table:table-cell office:value-type="string">
            <text:p>RES SMD 155C 10E 1210F</text:p>
          </table:table-cell>
          <table:table-cell office:value-type="float" office:value="0.00599">
            <text:p>0.00599</text:p>
          </table:table-cell>
          <table:table-cell office:value-type="string">
            <text:p>USD</text:p>
          </table:table-cell>
          <table:table-cell office:value-type="float" office:value="0.5213696">
            <text:p>0.521369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10U2F100J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1210U2F100JT5E_20-01-25.pdf</text:p>
          </table:table-cell>
          <table:table-cell office:value-type="string">
            <text:p>20-01-25</text:p>
          </table:table-cell>
          <table:table-cell table:formula="of:=IF([.Q25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67</text:p>
          </table:table-cell>
          <table:table-cell office:value-type="string">
            <text:p>RES SMD 180E 10PPM 0603F</text:p>
          </table:table-cell>
          <table:table-cell office:value-type="float" office:value="1.126667">
            <text:p>1.126667</text:p>
          </table:table-cell>
          <table:table-cell office:value-type="string">
            <text:p>INR</text:p>
          </table:table-cell>
          <table:table-cell office:value-type="float" office:value="1.126667">
            <text:p>1.126667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TC0310F1800T5F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Royalohm_09132021_9__Thin_Film_20200106-2580434.pdf">https://www.mouser.in/datasheet/2/1365/Royalohm_09132021_9__Thin_Film_20200106-2580434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TC0310F1800T5F_20-02-25.pdf</text:p>
          </table:table-cell>
          <table:table-cell office:value-type="string">
            <text:p>20-02-25</text:p>
          </table:table-cell>
          <table:table-cell table:formula="of:=IF([.Q25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4Jxxx000006</text:p>
          </table:table-cell>
          <table:table-cell office:value-type="string">
            <text:p>RES SMD 1K 0402J</text:p>
          </table:table-cell>
          <table:table-cell office:value-type="float" office:value="0.05">
            <text:p>0.05</text:p>
          </table:table-cell>
          <table:table-cell office:value-type="string">
            <text:p>INR</text:p>
          </table:table-cell>
          <table:table-cell office:value-type="float" office:value="0.05">
            <text:p>0.0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102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ADVENT ELECTRONICS GLOBAL PTE LTD</text:p>
          </table:table-cell>
          <table:table-cell office:value-type="string">
            <text:p>VA000222</text:p>
          </table:table-cell>
          <table:table-cell/>
          <table:table-cell office:value-type="string">
            <text:p>Singapore</text:p>
          </table:table-cell>
          <table:table-cell office:value-type="string">
            <text:p>0402WGJ0102TCE_21-01-25.pdf</text:p>
          </table:table-cell>
          <table:table-cell office:value-type="string">
            <text:p>21-01-25</text:p>
          </table:table-cell>
          <table:table-cell table:formula="of:=IF([.Q25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5472988/ 408653</text:p>
          </table:table-cell>
          <table:table-cell table:style-name="ce26" office:value-type="string">
            <text:p>CHIRAG@ADVENT ELECTRONICS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11</text:p>
          </table:table-cell>
          <table:table-cell office:value-type="string">
            <text:p>RES SMD 1K 0603F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10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1001T5E_21-01-25.pdf</text:p>
          </table:table-cell>
          <table:table-cell office:value-type="string">
            <text:p>21-01-25</text:p>
          </table:table-cell>
          <table:table-cell table:formula="of:=IF([.Q25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14</text:p>
          </table:table-cell>
          <table:table-cell office:value-type="string">
            <text:p>RES SMD 1K 0603J</text:p>
          </table:table-cell>
          <table:table-cell office:value-type="float" office:value="0.051161">
            <text:p>0.051161</text:p>
          </table:table-cell>
          <table:table-cell office:value-type="string">
            <text:p>INR</text:p>
          </table:table-cell>
          <table:table-cell office:value-type="float" office:value="0.051161">
            <text:p>0.051161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10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102T5E_21-01-25.pdf</text:p>
          </table:table-cell>
          <table:table-cell office:value-type="string">
            <text:p>21-01-25</text:p>
          </table:table-cell>
          <table:table-cell table:formula="of:=IF([.Q25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8Jxxx000015</text:p>
          </table:table-cell>
          <table:table-cell office:value-type="string">
            <text:p>RES SMD 1K 0805J</text:p>
          </table:table-cell>
          <table:table-cell office:value-type="float" office:value="0.08">
            <text:p>0.08</text:p>
          </table:table-cell>
          <table:table-cell office:value-type="string">
            <text:p>INR</text:p>
          </table:table-cell>
          <table:table-cell office:value-type="float" office:value="0.08">
            <text:p>0.0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J010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805S8J0102T5E_21-01-25.pdf</text:p>
          </table:table-cell>
          <table:table-cell office:value-type="string">
            <text:p>21-01-25</text:p>
          </table:table-cell>
          <table:table-cell table:formula="of:=IF([.Q25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Jxxx000016</text:p>
          </table:table-cell>
          <table:table-cell office:value-type="string">
            <text:p>RES SMD 1K 1206J</text:p>
          </table:table-cell>
          <table:table-cell office:value-type="float" office:value="0.12">
            <text:p>0.12</text:p>
          </table:table-cell>
          <table:table-cell office:value-type="string">
            <text:p>INR</text:p>
          </table:table-cell>
          <table:table-cell office:value-type="float" office:value="0.12">
            <text:p>0.1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10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J0102T5E_21-01-25.pdf</text:p>
          </table:table-cell>
          <table:table-cell office:value-type="string">
            <text:p>21-01-25</text:p>
          </table:table-cell>
          <table:table-cell table:formula="of:=IF([.Q25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4Jxxx000018</text:p>
          </table:table-cell>
          <table:table-cell office:value-type="string">
            <text:p>RES SMD 1K2 0402J</text:p>
          </table:table-cell>
          <table:table-cell office:value-type="float" office:value="0.00023">
            <text:p>0.00023</text:p>
          </table:table-cell>
          <table:table-cell office:value-type="string">
            <text:p>USD</text:p>
          </table:table-cell>
          <table:table-cell office:value-type="float" office:value="0.0200192">
            <text:p>0.020019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122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402WGJ0122TCE_21-01-25.pdf</text:p>
          </table:table-cell>
          <table:table-cell office:value-type="string">
            <text:p>21-01-25</text:p>
          </table:table-cell>
          <table:table-cell table:formula="of:=IF([.Q25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15</text:p>
          </table:table-cell>
          <table:table-cell office:value-type="string">
            <text:p>RES SMD 1K2 0603J</text:p>
          </table:table-cell>
          <table:table-cell office:value-type="float" office:value="0.051161">
            <text:p>0.051161</text:p>
          </table:table-cell>
          <table:table-cell office:value-type="string">
            <text:p>INR</text:p>
          </table:table-cell>
          <table:table-cell office:value-type="float" office:value="0.051161">
            <text:p>0.051161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12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122T5E_21-01-25.pdf</text:p>
          </table:table-cell>
          <table:table-cell office:value-type="string">
            <text:p>21-01-25</text:p>
          </table:table-cell>
          <table:table-cell table:formula="of:=IF([.Q25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4Jxxx000062</text:p>
          </table:table-cell>
          <table:table-cell office:value-type="string">
            <text:p>RES SMD 1K5 0402J</text:p>
          </table:table-cell>
          <table:table-cell office:value-type="float" office:value="0.05092">
            <text:p>0.05092</text:p>
          </table:table-cell>
          <table:table-cell office:value-type="string">
            <text:p>INR</text:p>
          </table:table-cell>
          <table:table-cell office:value-type="float" office:value="0.05092">
            <text:p>0.0509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152TCE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me.eu/Document/4f50d320a6ddacb273098f84373b6259/rezystor-smd.pdf">https://www.tme.eu/Document/4f50d320a6ddacb273098f84373b6259/rezystor-smd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402WGJ0152TCE_21-01-25.pdf</text:p>
          </table:table-cell>
          <table:table-cell office:value-type="string">
            <text:p>21-01-25</text:p>
          </table:table-cell>
          <table:table-cell table:formula="of:=IF([.Q26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4Jxxx000043</text:p>
          </table:table-cell>
          <table:table-cell office:value-type="string">
            <text:p>RES SMD 1K8 0402J</text:p>
          </table:table-cell>
          <table:table-cell office:value-type="float" office:value="0.00022">
            <text:p>0.00022</text:p>
          </table:table-cell>
          <table:table-cell office:value-type="string">
            <text:p>USD</text:p>
          </table:table-cell>
          <table:table-cell office:value-type="float" office:value="0.0191488">
            <text:p>0.019148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182TCE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me.eu/Document/4f50d320a6ddacb273098f84373b6259/rezystor-smd.pdf">https://www.tme.eu/Document/4f50d320a6ddacb273098f84373b6259/rezystor-smd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402WGJ0182TCE_21-01-25.pdf</text:p>
          </table:table-cell>
          <table:table-cell office:value-type="string">
            <text:p>21-01-25</text:p>
          </table:table-cell>
          <table:table-cell table:formula="of:=IF([.Q26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160</text:p>
          </table:table-cell>
          <table:table-cell office:value-type="string">
            <text:p>RES SMD 1K8 0603F 25PPM</text:p>
          </table:table-cell>
          <table:table-cell office:value-type="float" office:value="1.01015">
            <text:p>1.01015</text:p>
          </table:table-cell>
          <table:table-cell office:value-type="string">
            <text:p>INR</text:p>
          </table:table-cell>
          <table:table-cell office:value-type="float" office:value="1.01015">
            <text:p>1.0101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RT0603DRD071K8L</text:p>
          </table:table-cell>
          <table:table-cell office:value-type="string">
            <text:p>YAGEO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Royalohm_09132021_9__Thin_Film_20200106-2580434.pdf">https://www.mouser.in/datasheet/2/1365/Royalohm_09132021_9__Thin_Film_20200106-2580434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RT0603DRD071K8L_20-02-25.pdf</text:p>
          </table:table-cell>
          <table:table-cell office:value-type="string">
            <text:p>20-02-25</text:p>
          </table:table-cell>
          <table:table-cell table:formula="of:=IF([.Q26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20</text:p>
          </table:table-cell>
          <table:table-cell office:value-type="string">
            <text:p>RES SMD 1M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105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J0105T5E_21-01-25.pdf</text:p>
          </table:table-cell>
          <table:table-cell office:value-type="string">
            <text:p>21-01-25</text:p>
          </table:table-cell>
          <table:table-cell table:formula="of:=IF([.Q26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0">
          <table:table-cell office:value-type="string">
            <text:p>RMELSRES12Fxxx000010</text:p>
          </table:table-cell>
          <table:table-cell office:value-type="string">
            <text:p>RES SMD 200K 1206F</text:p>
          </table:table-cell>
          <table:table-cell office:value-type="float" office:value="0.0013">
            <text:p>0.0013</text:p>
          </table:table-cell>
          <table:table-cell office:value-type="string">
            <text:p>USD</text:p>
          </table:table-cell>
          <table:table-cell office:value-type="float" office:value="0.113152">
            <text:p>0.113152</text:p>
          </table:table-cell>
          <table:table-cell/>
          <table:table-cell office:value-type="string">
            <text:p>RMELS</text:p>
          </table:table-cell>
          <table:table-cell office:value-type="string">
            <text:p>1206S4F2003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float" office:value="0">
            <text:p>0</text:p>
          </table:table-cell>
          <table:table-cell office:value-type="string">
            <text:p>downloadable form mouser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-</text:p>
          </table:table-cell>
          <table:table-cell/>
          <table:table-cell table:formula="of:=IF([.Q26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8Fxxx000013</text:p>
          </table:table-cell>
          <table:table-cell office:value-type="string">
            <text:p>RES SMD 20K 0805F</text:p>
          </table:table-cell>
          <table:table-cell office:value-type="float" office:value="0.09">
            <text:p>0.09</text:p>
          </table:table-cell>
          <table:table-cell office:value-type="string">
            <text:p>INR</text:p>
          </table:table-cell>
          <table:table-cell office:value-type="float" office:value="0.09">
            <text:p>0.09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F200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805S8F2002T5E_21-01-25.pdf</text:p>
          </table:table-cell>
          <table:table-cell office:value-type="string">
            <text:p>21-01-25</text:p>
          </table:table-cell>
          <table:table-cell table:formula="of:=IF([.Q26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4Jxxx000028</text:p>
          </table:table-cell>
          <table:table-cell office:value-type="string">
            <text:p>RES SMD 220E 0402F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F2200TCE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me.eu/Document/4f50d320a6ddacb273098f84373b6259/rezystor-smd.pdf">https://www.tme.eu/Document/4f50d320a6ddacb273098f84373b6259/rezystor-smd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402WGF2200TCE_21-01-25.pdf</text:p>
          </table:table-cell>
          <table:table-cell office:value-type="string">
            <text:p>21-01-25</text:p>
          </table:table-cell>
          <table:table-cell table:formula="of:=IF([.Q26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20</text:p>
          </table:table-cell>
          <table:table-cell office:value-type="string">
            <text:p>RES SMD 220E 0603J</text:p>
          </table:table-cell>
          <table:table-cell office:value-type="float" office:value="0.05">
            <text:p>0.05</text:p>
          </table:table-cell>
          <table:table-cell office:value-type="string">
            <text:p>INR</text:p>
          </table:table-cell>
          <table:table-cell office:value-type="float" office:value="0.05">
            <text:p>0.0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22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221T5E_20-02-25.pdf</text:p>
          </table:table-cell>
          <table:table-cell office:value-type="string">
            <text:p>20-02-25</text:p>
          </table:table-cell>
          <table:table-cell table:formula="of:=IF([.Q26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Fxxx000011</text:p>
          </table:table-cell>
          <table:table-cell office:value-type="string">
            <text:p>RES SMD 220K 1206F</text:p>
          </table:table-cell>
          <table:table-cell office:value-type="float" office:value="0.15">
            <text:p>0.15</text:p>
          </table:table-cell>
          <table:table-cell office:value-type="string">
            <text:p>INR</text:p>
          </table:table-cell>
          <table:table-cell office:value-type="float" office:value="0.15">
            <text:p>0.1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F2203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F2203T5E_21_01-25.pdf</text:p>
          </table:table-cell>
          <table:table-cell office:value-type="string">
            <text:p>21-01-25</text:p>
          </table:table-cell>
          <table:table-cell table:formula="of:=IF([.Q26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Fxxx000012</text:p>
          </table:table-cell>
          <table:table-cell office:value-type="string">
            <text:p>RES SMD 22E 1206F</text:p>
          </table:table-cell>
          <table:table-cell office:value-type="float" office:value="0.18">
            <text:p>0.18</text:p>
          </table:table-cell>
          <table:table-cell office:value-type="string">
            <text:p>INR</text:p>
          </table:table-cell>
          <table:table-cell office:value-type="float" office:value="0.18">
            <text:p>0.1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F220J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MUMI TECHNOLOGY</text:p>
          </table:table-cell>
          <table:table-cell office:value-type="string">
            <text:p>VM000188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1206S4F220JT5E_21-01-25.pdf</text:p>
          </table:table-cell>
          <table:table-cell office:value-type="string">
            <text:p>21-01-25</text:p>
          </table:table-cell>
          <table:table-cell table:formula="of:=IF([.Q26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23808605 </text:p>
          </table:table-cell>
          <table:table-cell table:style-name="ce25" office:value-type="string">
            <text:p>MUMITECHNOLOGY@GMAIL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75</text:p>
          </table:table-cell>
          <table:table-cell office:value-type="string">
            <text:p>RES SMD 22E 2010J</text:p>
          </table:table-cell>
          <table:table-cell office:value-type="float" office:value="0.00608">
            <text:p>0.00608</text:p>
          </table:table-cell>
          <table:table-cell office:value-type="string">
            <text:p>USD</text:p>
          </table:table-cell>
          <table:table-cell office:value-type="float" office:value="0.5292032">
            <text:p>0.529203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201007J0220T4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201007J0220T4E_21-01-25.pdf</text:p>
          </table:table-cell>
          <table:table-cell office:value-type="string">
            <text:p>21-01-25</text:p>
          </table:table-cell>
          <table:table-cell table:formula="of:=IF([.Q27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Fxxx000018</text:p>
          </table:table-cell>
          <table:table-cell office:value-type="string">
            <text:p>RES SMD 22K 0603F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220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2202T5E_21-01-25.pdf</text:p>
          </table:table-cell>
          <table:table-cell office:value-type="string">
            <text:p>21-01-25</text:p>
          </table:table-cell>
          <table:table-cell table:formula="of:=IF([.Q27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25</text:p>
          </table:table-cell>
          <table:table-cell office:value-type="string">
            <text:p>RES SMD 270E 0603J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27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271T5E_21-01-25.pdf</text:p>
          </table:table-cell>
          <table:table-cell office:value-type="string">
            <text:p>21-01-25</text:p>
          </table:table-cell>
          <table:table-cell table:formula="of:=IF([.Q27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Jxxx000124</text:p>
          </table:table-cell>
          <table:table-cell office:value-type="string">
            <text:p>RES SMD 274K 25PPM 1210B</text:p>
          </table:table-cell>
          <table:table-cell office:value-type="float" office:value="0.1">
            <text:p>0.1</text:p>
          </table:table-cell>
          <table:table-cell office:value-type="string">
            <text:p>USD</text:p>
          </table:table-cell>
          <table:table-cell office:value-type="float" office:value="8.704">
            <text:p>8.70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TC0725B2743T5K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Royalohm_09132021_9__Thin_Film_20200106-2580434.pdf">https://www.mouser.in/datasheet/2/1365/Royalohm_09132021_9__Thin_Film_20200106-2580434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TC0725B2743T5K.pdf</text:p>
          </table:table-cell>
          <table:table-cell/>
          <table:table-cell table:formula="of:=IF([.Q27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26</text:p>
          </table:table-cell>
          <table:table-cell office:value-type="string">
            <text:p>RES SMD 27E 0603J</text:p>
          </table:table-cell>
          <table:table-cell office:value-type="float" office:value="0.051077">
            <text:p>0.051077</text:p>
          </table:table-cell>
          <table:table-cell office:value-type="string">
            <text:p>INR</text:p>
          </table:table-cell>
          <table:table-cell office:value-type="float" office:value="0.051077">
            <text:p>0.051077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27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NETWORK ELECTRO DEVICES PVT. LTD.</text:p>
          </table:table-cell>
          <table:table-cell office:value-type="string">
            <text:p>VN000042</text:p>
          </table:table-cell>
          <table:table-cell office:value-type="string">
            <text:p>GRANT ROAD, MUMBAI</text:p>
          </table:table-cell>
          <table:table-cell office:value-type="string">
            <text:p>India</text:p>
          </table:table-cell>
          <table:table-cell office:value-type="string">
            <text:p>0603SAJ0270T5E_21-01-25.pdf</text:p>
          </table:table-cell>
          <table:table-cell office:value-type="string">
            <text:p>21-01-25</text:p>
          </table:table-cell>
          <table:table-cell table:formula="of:=IF([.Q27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Jxxx000027</text:p>
          </table:table-cell>
          <table:table-cell office:value-type="string">
            <text:p>RES SMD 27E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27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1206S4J0270T5E_21-01-25.pdf</text:p>
          </table:table-cell>
          <table:table-cell office:value-type="string">
            <text:p>21-01-25</text:p>
          </table:table-cell>
          <table:table-cell table:formula="of:=IF([.Q27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28</text:p>
          </table:table-cell>
          <table:table-cell office:value-type="string">
            <text:p>RES SMD 2E2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22J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J022JT5E_21-01-25.pdf</text:p>
          </table:table-cell>
          <table:table-cell office:value-type="string">
            <text:p>21-01-25</text:p>
          </table:table-cell>
          <table:table-cell table:formula="of:=IF([.Q27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Fxxx000025</text:p>
          </table:table-cell>
          <table:table-cell office:value-type="string">
            <text:p>RES SMD 2K2 0603F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22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2201T5E_21-01-25.pdf</text:p>
          </table:table-cell>
          <table:table-cell office:value-type="string">
            <text:p>21-01-25</text:p>
          </table:table-cell>
          <table:table-cell table:formula="of:=IF([.Q27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30</text:p>
          </table:table-cell>
          <table:table-cell office:value-type="string">
            <text:p>RES SMD 2K2 0603J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22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222T5E_21-01-25.pdf</text:p>
          </table:table-cell>
          <table:table-cell office:value-type="string">
            <text:p>21-01-25</text:p>
          </table:table-cell>
          <table:table-cell table:formula="of:=IF([.Q27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8Fxxx000075</text:p>
          </table:table-cell>
          <table:table-cell office:value-type="string">
            <text:p>RES SMD 30E 0805F 15PPM</text:p>
          </table:table-cell>
          <table:table-cell office:value-type="float" office:value="4.9678">
            <text:p>4.9678</text:p>
          </table:table-cell>
          <table:table-cell office:value-type="string">
            <text:p>INR</text:p>
          </table:table-cell>
          <table:table-cell office:value-type="float" office:value="4.9678">
            <text:p>4.967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CRT0805FX30R0ELF</text:p>
          </table:table-cell>
          <table:table-cell office:value-type="string">
            <text:p>BOURNS</text:p>
          </table:table-cell>
          <table:table-cell office:value-type="string">
            <text:p>United States</text:p>
          </table:table-cell>
          <table:table-cell office:value-type="string">
            <text:p>1</text:p>
          </table:table-cell>
          <table:table-cell office:value-type="string">
            <text:p><text:a xlink:href="https://www.mouser.in/ProductDetail/Bourns/CRT0805-FX-30R0ELF?qs=/xQVPCMPNziAvA8Ml1biFw==">https://www.mouser.in/ProductDetail/Bourns/CRT0805-FX-30R0ELF?qs=/xQVPCMPNziAvA8Ml1biFw==</text:a></text:p>
          </table:table-cell>
          <table:table-cell office:value-type="string">
            <text:p>SM ELECTRONIC TECHNOLOGIES PVT. LTD</text:p>
          </table:table-cell>
          <table:table-cell office:value-type="string">
            <text:p>VS000205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CRT0805FX30R0ELF_19-01-25.pdf</text:p>
          </table:table-cell>
          <table:table-cell office:value-type="string">
            <text:p>19-01-25</text:p>
          </table:table-cell>
          <table:table-cell table:formula="of:=IF([.Q27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Fxxx000027</text:p>
          </table:table-cell>
          <table:table-cell office:value-type="string">
            <text:p>RES SMD 330E 0603F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33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VALLABH IMPEX (INDIA) PVT. LTD</text:p>
          </table:table-cell>
          <table:table-cell office:value-type="string">
            <text:p>CV000035</text:p>
          </table:table-cell>
          <table:table-cell office:value-type="string">
            <text:p>VASAI ROAD</text:p>
          </table:table-cell>
          <table:table-cell office:value-type="string">
            <text:p>India</text:p>
          </table:table-cell>
          <table:table-cell office:value-type="string">
            <text:p>0603SAF3300T5E_21-01-25.pdf</text:p>
          </table:table-cell>
          <table:table-cell office:value-type="string">
            <text:p>21-01-25</text:p>
          </table:table-cell>
          <table:table-cell table:formula="of:=IF([.Q28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0234-023804032,22222 </text:p>
          </table:table-cell>
          <table:table-cell table:style-name="ce26" office:value-type="string">
            <text:p>vallabhi@bom5.vsnl.net.in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8Jxxx000029</text:p>
          </table:table-cell>
          <table:table-cell office:value-type="string">
            <text:p>RES SMD 330E 0805J</text:p>
          </table:table-cell>
          <table:table-cell office:value-type="float" office:value="0.00057">
            <text:p>0.00057</text:p>
          </table:table-cell>
          <table:table-cell office:value-type="string">
            <text:p>USD</text:p>
          </table:table-cell>
          <table:table-cell office:value-type="float" office:value="0.0496128">
            <text:p>0.049612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J033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805S8J0331T5E_21-01-25.pdf</text:p>
          </table:table-cell>
          <table:table-cell office:value-type="string">
            <text:p>21-01-25</text:p>
          </table:table-cell>
          <table:table-cell table:formula="of:=IF([.Q28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Fxxx000017</text:p>
          </table:table-cell>
          <table:table-cell office:value-type="string">
            <text:p>RES SMD 330K 1206F</text:p>
          </table:table-cell>
          <table:table-cell office:value-type="float" office:value="0.00124">
            <text:p>0.00124</text:p>
          </table:table-cell>
          <table:table-cell office:value-type="string">
            <text:p>USD</text:p>
          </table:table-cell>
          <table:table-cell office:value-type="float" office:value="0.1079296">
            <text:p>0.107929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F3303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F3303T5E_21-01-25.pdf</text:p>
          </table:table-cell>
          <table:table-cell office:value-type="string">
            <text:p>21-01-25</text:p>
          </table:table-cell>
          <table:table-cell table:formula="of:=IF([.Q28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Jxxx000033</text:p>
          </table:table-cell>
          <table:table-cell office:value-type="string">
            <text:p>RES SMD 330K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334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1206S4J0334T5E_21-01-25.pdf</text:p>
          </table:table-cell>
          <table:table-cell office:value-type="string">
            <text:p>21-01-25</text:p>
          </table:table-cell>
          <table:table-cell table:formula="of:=IF([.Q28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36</text:p>
          </table:table-cell>
          <table:table-cell office:value-type="string">
            <text:p>RES SMD 390E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39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J0391T5E_21-01-25.pdf</text:p>
          </table:table-cell>
          <table:table-cell office:value-type="string">
            <text:p>21-01-25</text:p>
          </table:table-cell>
          <table:table-cell table:formula="of:=IF([.Q28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Jxxx000037</text:p>
          </table:table-cell>
          <table:table-cell office:value-type="string">
            <text:p>RES SMD 390K 1206J</text:p>
          </table:table-cell>
          <table:table-cell office:value-type="float" office:value="0.12">
            <text:p>0.12</text:p>
          </table:table-cell>
          <table:table-cell office:value-type="string">
            <text:p>INR</text:p>
          </table:table-cell>
          <table:table-cell office:value-type="float" office:value="0.12">
            <text:p>0.1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394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1206S4J0394T5E_21-01-25.pdf</text:p>
          </table:table-cell>
          <table:table-cell office:value-type="string">
            <text:p>21-01-25</text:p>
          </table:table-cell>
          <table:table-cell table:formula="of:=IF([.Q28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37</text:p>
          </table:table-cell>
          <table:table-cell office:value-type="string">
            <text:p>RES SMD 39E 0603J</text:p>
          </table:table-cell>
          <table:table-cell office:value-type="float" office:value="0.050578">
            <text:p>0.050578</text:p>
          </table:table-cell>
          <table:table-cell office:value-type="string">
            <text:p>INR</text:p>
          </table:table-cell>
          <table:table-cell office:value-type="float" office:value="0.050578">
            <text:p>0.05057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39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390T5E_21-01-25.pdf</text:p>
          </table:table-cell>
          <table:table-cell office:value-type="string">
            <text:p>21-01-25</text:p>
          </table:table-cell>
          <table:table-cell table:formula="of:=IF([.Q28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Jxxx000038</text:p>
          </table:table-cell>
          <table:table-cell office:value-type="string">
            <text:p>RES SMD 39E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39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1206S4J0390T5E_21-01-25.pdf</text:p>
          </table:table-cell>
          <table:table-cell office:value-type="string">
            <text:p>21-01-25</text:p>
          </table:table-cell>
          <table:table-cell table:formula="of:=IF([.Q28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4Jxxx000011</text:p>
          </table:table-cell>
          <table:table-cell office:value-type="string">
            <text:p>RES SMD 39K 0402J</text:p>
          </table:table-cell>
          <table:table-cell office:value-type="float" office:value="0.050633">
            <text:p>0.050633</text:p>
          </table:table-cell>
          <table:table-cell office:value-type="string">
            <text:p>INR</text:p>
          </table:table-cell>
          <table:table-cell office:value-type="float" office:value="0.050633">
            <text:p>0.050633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393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ADVENT ELECTRONICS GLOBAL PTE LTD</text:p>
          </table:table-cell>
          <table:table-cell office:value-type="string">
            <text:p>VA000222</text:p>
          </table:table-cell>
          <table:table-cell/>
          <table:table-cell office:value-type="string">
            <text:p>Singapore</text:p>
          </table:table-cell>
          <table:table-cell office:value-type="string">
            <text:p>0402WGJ0393TCE_21-01-25.pdf</text:p>
          </table:table-cell>
          <table:table-cell office:value-type="string">
            <text:p>21-01-25</text:p>
          </table:table-cell>
          <table:table-cell table:formula="of:=IF([.Q28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5472988/ 408653</text:p>
          </table:table-cell>
          <table:table-cell table:style-name="ce26" office:value-type="string">
            <text:p>CHIRAG@ADVENT ELECTRONICS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8Fxxx000025</text:p>
          </table:table-cell>
          <table:table-cell office:value-type="string">
            <text:p>RES SMD 39K 0805F</text:p>
          </table:table-cell>
          <table:table-cell office:value-type="float" office:value="0.00086">
            <text:p>0.00086</text:p>
          </table:table-cell>
          <table:table-cell office:value-type="string">
            <text:p>USD</text:p>
          </table:table-cell>
          <table:table-cell office:value-type="float" office:value="0.0748544">
            <text:p>0.074854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F390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805S8F3902T5E_21-01-25.pdf</text:p>
          </table:table-cell>
          <table:table-cell office:value-type="string">
            <text:p>21-01-25</text:p>
          </table:table-cell>
          <table:table-cell table:formula="of:=IF([.Q28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4Jxxx000022</text:p>
          </table:table-cell>
          <table:table-cell office:value-type="string">
            <text:p>RES SMD 3K3 0402F</text:p>
          </table:table-cell>
          <table:table-cell office:value-type="float" office:value="0.00029">
            <text:p>0.00029</text:p>
          </table:table-cell>
          <table:table-cell office:value-type="string">
            <text:p>USD</text:p>
          </table:table-cell>
          <table:table-cell office:value-type="float" office:value="0.0252416">
            <text:p>0.025241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F3301TCE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tme.eu/Document/4f50d320a6ddacb273098f84373b6259/rezystor-smd.pdf">https://www.tme.eu/Document/4f50d320a6ddacb273098f84373b6259/rezystor-smd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downloadable form mouser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4Jxxx000003</text:p>
          </table:table-cell>
          <table:table-cell office:value-type="string">
            <text:p>RES SMD 3K3 0402J</text:p>
          </table:table-cell>
          <table:table-cell office:value-type="float" office:value="0.00022">
            <text:p>0.00022</text:p>
          </table:table-cell>
          <table:table-cell office:value-type="string">
            <text:p>USD</text:p>
          </table:table-cell>
          <table:table-cell office:value-type="float" office:value="0.0191488">
            <text:p>0.019148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332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ADVENT ELECTRONICS GLOBAL PTE LTD</text:p>
          </table:table-cell>
          <table:table-cell office:value-type="string">
            <text:p>VA000222</text:p>
          </table:table-cell>
          <table:table-cell/>
          <table:table-cell office:value-type="string">
            <text:p>Singapore</text:p>
          </table:table-cell>
          <table:table-cell office:value-type="string">
            <text:p>0402WGJ0332TCE_21-01-25.pdf</text:p>
          </table:table-cell>
          <table:table-cell office:value-type="string">
            <text:p>21-01-25</text:p>
          </table:table-cell>
          <table:table-cell table:formula="of:=IF([.Q29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5472988/ 408653</text:p>
          </table:table-cell>
          <table:table-cell table:style-name="ce26" office:value-type="string">
            <text:p>CHIRAG@ADVENT ELECTRONICS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32</text:p>
          </table:table-cell>
          <table:table-cell office:value-type="string">
            <text:p>RES SMD 3K3 0603F</text:p>
          </table:table-cell>
          <table:table-cell office:value-type="float" office:value="0.061293">
            <text:p>0.061293</text:p>
          </table:table-cell>
          <table:table-cell office:value-type="string">
            <text:p>INR</text:p>
          </table:table-cell>
          <table:table-cell office:value-type="float" office:value="0.061293">
            <text:p>0.061293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33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3301T5E_21-01-25.pdf</text:p>
          </table:table-cell>
          <table:table-cell office:value-type="string">
            <text:p>21-01-25</text:p>
          </table:table-cell>
          <table:table-cell table:formula="of:=IF([.Q29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39</text:p>
          </table:table-cell>
          <table:table-cell office:value-type="string">
            <text:p>RES SMD 3K3 0603J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33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332T5E_21-01-25.pdf</text:p>
          </table:table-cell>
          <table:table-cell office:value-type="string">
            <text:p>21-01-25</text:p>
          </table:table-cell>
          <table:table-cell table:formula="of:=IF([.Q29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8Fxxx000026</text:p>
          </table:table-cell>
          <table:table-cell office:value-type="string">
            <text:p>RES SMD 3K3 0805F</text:p>
          </table:table-cell>
          <table:table-cell office:value-type="float" office:value="0.00086">
            <text:p>0.00086</text:p>
          </table:table-cell>
          <table:table-cell office:value-type="string">
            <text:p>USD</text:p>
          </table:table-cell>
          <table:table-cell office:value-type="float" office:value="0.0748544">
            <text:p>0.074854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F33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805S8F3301T5E_21-01-25.pdf</text:p>
          </table:table-cell>
          <table:table-cell office:value-type="string">
            <text:p>21-01-25</text:p>
          </table:table-cell>
          <table:table-cell table:formula="of:=IF([.Q29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40</text:p>
          </table:table-cell>
          <table:table-cell office:value-type="string">
            <text:p>RES SMD 3K9 0603J</text:p>
          </table:table-cell>
          <table:table-cell office:value-type="float" office:value="0.051077">
            <text:p>0.051077</text:p>
          </table:table-cell>
          <table:table-cell office:value-type="string">
            <text:p>INR</text:p>
          </table:table-cell>
          <table:table-cell office:value-type="float" office:value="0.051077">
            <text:p>0.051077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39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392T5E_21-01-25.pdf</text:p>
          </table:table-cell>
          <table:table-cell office:value-type="string">
            <text:p>21-01-25</text:p>
          </table:table-cell>
          <table:table-cell table:formula="of:=IF([.Q29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43</text:p>
          </table:table-cell>
          <table:table-cell office:value-type="string">
            <text:p>RES SMD 47E 0603J</text:p>
          </table:table-cell>
          <table:table-cell office:value-type="float" office:value="0.05">
            <text:p>0.05</text:p>
          </table:table-cell>
          <table:table-cell office:value-type="string">
            <text:p>INR</text:p>
          </table:table-cell>
          <table:table-cell office:value-type="float" office:value="0.05">
            <text:p>0.0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47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470T5E_21-01-25.pdf</text:p>
          </table:table-cell>
          <table:table-cell office:value-type="string">
            <text:p>21-01-25</text:p>
          </table:table-cell>
          <table:table-cell table:formula="of:=IF([.Q29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43</text:p>
          </table:table-cell>
          <table:table-cell office:value-type="string">
            <text:p>RES SMD 47E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47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NETWORK ELECTRO DEVICES PVT. LTD.</text:p>
          </table:table-cell>
          <table:table-cell office:value-type="string">
            <text:p>VN000042</text:p>
          </table:table-cell>
          <table:table-cell office:value-type="string">
            <text:p>GRANT ROAD, MUMBAI</text:p>
          </table:table-cell>
          <table:table-cell office:value-type="string">
            <text:p>India</text:p>
          </table:table-cell>
          <table:table-cell office:value-type="string">
            <text:p>1206S4J0470T5E_21-01-25.pdf</text:p>
          </table:table-cell>
          <table:table-cell office:value-type="string">
            <text:p>21-01-25</text:p>
          </table:table-cell>
          <table:table-cell table:formula="of:=IF([.Q29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4Jxxx000017</text:p>
          </table:table-cell>
          <table:table-cell office:value-type="string">
            <text:p>RES SMD 47K 0402J</text:p>
          </table:table-cell>
          <table:table-cell office:value-type="float" office:value="0.00022">
            <text:p>0.00022</text:p>
          </table:table-cell>
          <table:table-cell office:value-type="string">
            <text:p>USD</text:p>
          </table:table-cell>
          <table:table-cell office:value-type="float" office:value="0.0191488">
            <text:p>0.019148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473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402WGJ0473TCE_21-01-25.pdf</text:p>
          </table:table-cell>
          <table:table-cell office:value-type="string">
            <text:p>21-01-25</text:p>
          </table:table-cell>
          <table:table-cell table:formula="of:=IF([.Q29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44</text:p>
          </table:table-cell>
          <table:table-cell office:value-type="string">
            <text:p>RES SMD 47K 0603J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473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473T5E_21-01-25.pdf</text:p>
          </table:table-cell>
          <table:table-cell office:value-type="string">
            <text:p>21-01-25</text:p>
          </table:table-cell>
          <table:table-cell table:formula="of:=IF([.Q29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82</text:p>
          </table:table-cell>
          <table:table-cell office:value-type="string">
            <text:p>RES SMD 4K7 0402J</text:p>
          </table:table-cell>
          <table:table-cell office:value-type="float" office:value="0.00022">
            <text:p>0.00022</text:p>
          </table:table-cell>
          <table:table-cell office:value-type="string">
            <text:p>USD</text:p>
          </table:table-cell>
          <table:table-cell office:value-type="float" office:value="0.0191488">
            <text:p>0.019148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402WGJ0472TC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ADVENT ELECTRONICS INTERNATIONAL PTE LTD.</text:p>
          </table:table-cell>
          <table:table-cell office:value-type="string">
            <text:p>VA000014</text:p>
          </table:table-cell>
          <table:table-cell/>
          <table:table-cell office:value-type="string">
            <text:p>Singapore</text:p>
          </table:table-cell>
          <table:table-cell office:value-type="string">
            <text:p>0402WGJ0472TCE_21-01-25.pdf</text:p>
          </table:table-cell>
          <table:table-cell office:value-type="string">
            <text:p>21-01-25</text:p>
          </table:table-cell>
          <table:table-cell table:formula="of:=IF([.Q30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5472988/ 408653</text:p>
          </table:table-cell>
          <table:table-cell table:style-name="ce13"/>
          <table:table-cell table:number-columns-repeated="1000"/>
        </table:table-row>
        <table:table-row table:style-name="ro21" table:visibility="filter">
          <table:table-cell office:value-type="string">
            <text:p>RMELSRES06Fxxx000037</text:p>
          </table:table-cell>
          <table:table-cell office:value-type="string">
            <text:p>RES SMD 4K7 0603F</text:p>
          </table:table-cell>
          <table:table-cell office:value-type="float" office:value="0.00051">
            <text:p>0.00051</text:p>
          </table:table-cell>
          <table:table-cell office:value-type="string">
            <text:p>USD</text:p>
          </table:table-cell>
          <table:table-cell office:value-type="float" office:value="0.0443904">
            <text:p>0.044390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47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4701T5E_21-01-25.pdf</text:p>
          </table:table-cell>
          <table:table-cell office:value-type="string">
            <text:p>21-01-25</text:p>
          </table:table-cell>
          <table:table-cell table:formula="of:=IF([.Q30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46</text:p>
          </table:table-cell>
          <table:table-cell office:value-type="string">
            <text:p>RES SMD 4K7 0603J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47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472T5E_21-01-25.pdf</text:p>
          </table:table-cell>
          <table:table-cell office:value-type="string">
            <text:p>21-01-25</text:p>
          </table:table-cell>
          <table:table-cell table:formula="of:=IF([.Q30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Fxxx000136</text:p>
          </table:table-cell>
          <table:table-cell office:value-type="string">
            <text:p>RES SMD 510K 1210B 25ppm</text:p>
          </table:table-cell>
          <table:table-cell office:value-type="float" office:value="0.1">
            <text:p>0.1</text:p>
          </table:table-cell>
          <table:table-cell office:value-type="string">
            <text:p>USD</text:p>
          </table:table-cell>
          <table:table-cell office:value-type="float" office:value="8.704">
            <text:p>8.70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TC0725B5103T5K</text:p>
          </table:table-cell>
          <table:table-cell office:value-type="string">
            <text:p>UNI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Royalohm_09132021_9__Thin_Film_20200106-2580434.pdf">https://www.mouser.in/datasheet/2/1365/Royalohm_09132021_9__Thin_Film_20200106-2580434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TC0725B5103T5K.pdf</text:p>
          </table:table-cell>
          <table:table-cell/>
          <table:table-cell table:formula="of:=IF([.Q30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20Jxxx000011</text:p>
          </table:table-cell>
          <table:table-cell office:value-type="string">
            <text:p>RES SMD 51E 2010J</text:p>
          </table:table-cell>
          <table:table-cell office:value-type="float" office:value="0.0067">
            <text:p>0.0067</text:p>
          </table:table-cell>
          <table:table-cell office:value-type="string">
            <text:p>USD</text:p>
          </table:table-cell>
          <table:table-cell office:value-type="float" office:value="0.583168">
            <text:p>0.58316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201007J0510T4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201007J0510T4E_21-01-25.pdf</text:p>
          </table:table-cell>
          <table:table-cell office:value-type="string">
            <text:p>21-01-25</text:p>
          </table:table-cell>
          <table:table-cell table:formula="of:=IF([.Q30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53</text:p>
          </table:table-cell>
          <table:table-cell office:value-type="string">
            <text:p>RES SMD 560K 0603F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5603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5603T5E_21-01-25.pdf</text:p>
          </table:table-cell>
          <table:table-cell office:value-type="string">
            <text:p>21-01-25</text:p>
          </table:table-cell>
          <table:table-cell table:formula="of:=IF([.Q30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Fxxx000042</text:p>
          </table:table-cell>
          <table:table-cell office:value-type="string">
            <text:p>RES SMD 56E 0603F</text:p>
          </table:table-cell>
          <table:table-cell office:value-type="float" office:value="0.00057">
            <text:p>0.00057</text:p>
          </table:table-cell>
          <table:table-cell office:value-type="string">
            <text:p>USD</text:p>
          </table:table-cell>
          <table:table-cell office:value-type="float" office:value="0.0496128">
            <text:p>0.0496128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560J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560JT5E_21-01-25.pdf</text:p>
          </table:table-cell>
          <table:table-cell office:value-type="string">
            <text:p>21-01-25</text:p>
          </table:table-cell>
          <table:table-cell table:formula="of:=IF([.Q30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12Fxxx000024</text:p>
          </table:table-cell>
          <table:table-cell office:value-type="string">
            <text:p>RES SMD 620E 1206F</text:p>
          </table:table-cell>
          <table:table-cell office:value-type="float" office:value="0.153482">
            <text:p>0.153482</text:p>
          </table:table-cell>
          <table:table-cell office:value-type="string">
            <text:p>INR</text:p>
          </table:table-cell>
          <table:table-cell office:value-type="float" office:value="0.153482">
            <text:p>0.15348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F620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1206S4F6200T5E_21-01-25.pdf</text:p>
          </table:table-cell>
          <table:table-cell office:value-type="string">
            <text:p>21-01-25</text:p>
          </table:table-cell>
          <table:table-cell table:formula="of:=IF([.Q30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53</text:p>
          </table:table-cell>
          <table:table-cell office:value-type="string">
            <text:p>RES SMD 680E 0603J</text:p>
          </table:table-cell>
          <table:table-cell office:value-type="float" office:value="0.05">
            <text:p>0.05</text:p>
          </table:table-cell>
          <table:table-cell office:value-type="string">
            <text:p>INR</text:p>
          </table:table-cell>
          <table:table-cell office:value-type="float" office:value="0.05">
            <text:p>0.05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68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681T5E_21-01-25.pdf</text:p>
          </table:table-cell>
          <table:table-cell office:value-type="string">
            <text:p>21-01-25</text:p>
          </table:table-cell>
          <table:table-cell table:formula="of:=IF([.Q30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57</text:p>
          </table:table-cell>
          <table:table-cell office:value-type="string">
            <text:p>RES SMD 6E8 1206J</text:p>
          </table:table-cell>
          <table:table-cell office:value-type="float" office:value="0.00114">
            <text:p>0.00114</text:p>
          </table:table-cell>
          <table:table-cell office:value-type="string">
            <text:p>USD</text:p>
          </table:table-cell>
          <table:table-cell office:value-type="float" office:value="0.0992256">
            <text:p>0.099225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68J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1206S4J068JT5E_21-01-25.pdf</text:p>
          </table:table-cell>
          <table:table-cell office:value-type="string">
            <text:p>21-01-25</text:p>
          </table:table-cell>
          <table:table-cell table:formula="of:=IF([.Q309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48</text:p>
          </table:table-cell>
          <table:table-cell office:value-type="string">
            <text:p>RES SMD 6K8 0603F</text:p>
          </table:table-cell>
          <table:table-cell office:value-type="float" office:value="0.06">
            <text:p>0.06</text:p>
          </table:table-cell>
          <table:table-cell office:value-type="string">
            <text:p>INR</text:p>
          </table:table-cell>
          <table:table-cell office:value-type="float" office:value="0.06">
            <text:p>0.06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68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F6801T5E_21-01-25.pdf</text:p>
          </table:table-cell>
          <table:table-cell office:value-type="string">
            <text:p>21-01-25</text:p>
          </table:table-cell>
          <table:table-cell table:formula="of:=IF([.Q31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6Jxxx000057</text:p>
          </table:table-cell>
          <table:table-cell office:value-type="string">
            <text:p>RES SMD 6K8 0603J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682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HICOTRONICS DEVICE PVT. LTD.</text:p>
          </table:table-cell>
          <table:table-cell office:value-type="string">
            <text:p>VH000006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0603SAJ0682T5E_21-01-25.pdf</text:p>
          </table:table-cell>
          <table:table-cell office:value-type="string">
            <text:p>21-01-25</text:p>
          </table:table-cell>
          <table:table-cell table:formula="of:=IF([.Q31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RES08Fxxx000039</text:p>
          </table:table-cell>
          <table:table-cell office:value-type="string">
            <text:p>RES SMD 6K8 0805F</text:p>
          </table:table-cell>
          <table:table-cell office:value-type="float" office:value="0.00086">
            <text:p>0.00086</text:p>
          </table:table-cell>
          <table:table-cell office:value-type="string">
            <text:p>USD</text:p>
          </table:table-cell>
          <table:table-cell office:value-type="float" office:value="0.0748544">
            <text:p>0.074854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805S8F68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805S8F6801T5E_21-01-25.pdf</text:p>
          </table:table-cell>
          <table:table-cell office:value-type="string">
            <text:p>21-01-25</text:p>
          </table:table-cell>
          <table:table-cell table:formula="of:=IF([.Q31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Jxxx000058</text:p>
          </table:table-cell>
          <table:table-cell office:value-type="string">
            <text:p>RES SMD 750E 0603J</text:p>
          </table:table-cell>
          <table:table-cell office:value-type="float" office:value="0.00043">
            <text:p>0.00043</text:p>
          </table:table-cell>
          <table:table-cell office:value-type="string">
            <text:p>USD</text:p>
          </table:table-cell>
          <table:table-cell office:value-type="float" office:value="0.0374272">
            <text:p>0.0374272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75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751T5E_21-01-25.pdf</text:p>
          </table:table-cell>
          <table:table-cell office:value-type="string">
            <text:p>21-01-25</text:p>
          </table:table-cell>
          <table:table-cell table:formula="of:=IF([.Q31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Jxxx000054</text:p>
          </table:table-cell>
          <table:table-cell office:value-type="string">
            <text:p>RES SMD 750K 1206J</text:p>
          </table:table-cell>
          <table:table-cell office:value-type="float" office:value="0.125333">
            <text:p>0.125333</text:p>
          </table:table-cell>
          <table:table-cell office:value-type="string">
            <text:p>INR</text:p>
          </table:table-cell>
          <table:table-cell office:value-type="float" office:value="0.125333">
            <text:p>0.125333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1206S4J0754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1206S4J0754T5E_21-01-25.pdf</text:p>
          </table:table-cell>
          <table:table-cell office:value-type="string">
            <text:p>21-01-25</text:p>
          </table:table-cell>
          <table:table-cell table:formula="of:=IF([.Q314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Bxxx000018</text:p>
          </table:table-cell>
          <table:table-cell office:value-type="string">
            <text:p>RES SMD MFR Sn Coated 15E 1/10W 0603J 5%</text:p>
          </table:table-cell>
          <table:table-cell office:value-type="float" office:value="0.00041">
            <text:p>0.00041</text:p>
          </table:table-cell>
          <table:table-cell office:value-type="string">
            <text:p>USD</text:p>
          </table:table-cell>
          <table:table-cell office:value-type="float" office:value="0.0356864">
            <text:p>0.035686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J0150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J0150T5E_21-01-25.pdf</text:p>
          </table:table-cell>
          <table:table-cell office:value-type="string">
            <text:p>21-01-25</text:p>
          </table:table-cell>
          <table:table-cell table:formula="of:=IF([.Q31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12Bxxx000017</text:p>
          </table:table-cell>
          <table:table-cell office:value-type="string">
            <text:p>RES SMD MFR Sn Coated 620K 3/4W 2010 1%</text:p>
          </table:table-cell>
          <table:table-cell office:value-type="float" office:value="0.00836">
            <text:p>0.00836</text:p>
          </table:table-cell>
          <table:table-cell office:value-type="string">
            <text:p>USD</text:p>
          </table:table-cell>
          <table:table-cell office:value-type="float" office:value="0.7276544">
            <text:p>0.727654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201007F6203T4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201007F6203T4E_19-02-25.pdf</text:p>
          </table:table-cell>
          <table:table-cell office:value-type="string">
            <text:p>19-02-25</text:p>
          </table:table-cell>
          <table:table-cell table:formula="of:=IF([.Q316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RES06Fxxx000071</text:p>
          </table:table-cell>
          <table:table-cell office:value-type="string">
            <text:p>Res SMD 2k7 0603F</text:p>
          </table:table-cell>
          <table:table-cell office:value-type="float" office:value="0.00051">
            <text:p>0.00051</text:p>
          </table:table-cell>
          <table:table-cell office:value-type="string">
            <text:p>USD</text:p>
          </table:table-cell>
          <table:table-cell office:value-type="float" office:value="0.0443904">
            <text:p>0.0443904</text:p>
          </table:table-cell>
          <table:table-cell office:value-type="string">
            <text:p>Resistor</text:p>
          </table:table-cell>
          <table:table-cell office:value-type="string">
            <text:p>RMELS</text:p>
          </table:table-cell>
          <table:table-cell office:value-type="string">
            <text:p>0603SAF2701T5E</text:p>
          </table:table-cell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datasheet/2/1365/1-3044649.pdf">https://www.mouser.in/datasheet/2/1365/1-3044649.pdf</text:a></text:p>
          </table:table-cell>
          <table:table-cell office:value-type="string">
            <text:p>ROYAL ELECTRONIC FACTORY (THAILAND)CO., LTD.</text:p>
          </table:table-cell>
          <table:table-cell office:value-type="string">
            <text:p>VR000152</text:p>
          </table:table-cell>
          <table:table-cell/>
          <table:table-cell office:value-type="string">
            <text:p>Thailand</text:p>
          </table:table-cell>
          <table:table-cell office:value-type="string">
            <text:p>0603SAF2701T5E_21-01-25.pdf</text:p>
          </table:table-cell>
          <table:table-cell office:value-type="string">
            <text:p>21-01-25</text:p>
          </table:table-cell>
          <table:table-cell table:formula="of:=IF([.Q317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663882240408 EXT 103 / 66-38-823830</text:p>
          </table:table-cell>
          <table:table-cell table:style-name="ce26" office:value-type="string">
            <text:p>araya1@royalohm.com </text:p>
          </table:table-cell>
          <table:table-cell table:number-columns-repeated="1000"/>
        </table:table-row>
        <table:table-row table:style-name="ro21">
          <table:table-cell office:value-type="string">
            <text:p>RMMCHMTLSCWPAN000001</text:p>
          </table:table-cell>
          <table:table-cell office:value-type="string">
            <text:p>SCREW BT SELF TAPPING N4 (6.5 MM) PAN HEAD COMBINATION MS ZINC PLATED</text:p>
          </table:table-cell>
          <table:table-cell office:value-type="float" office:value="0.26">
            <text:p>0.26</text:p>
          </table:table-cell>
          <table:table-cell office:value-type="string">
            <text:p>INR</text:p>
          </table:table-cell>
          <table:table-cell office:value-type="float" office:value="0.26">
            <text:p>0.26</text:p>
          </table:table-cell>
          <table:table-cell/>
          <table:table-cell office:value-type="string">
            <text:p>RMMCH</text:p>
          </table:table-cell>
          <table:table-cell office:value-type="string">
            <text:p>Screw Self Tapping_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RUPANI ENTERPRISE</text:p>
          </table:table-cell>
          <table:table-cell office:value-type="string">
            <text:p>VR000072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31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float" office:value="28876425">
            <text:p>28876425</text:p>
          </table:table-cell>
          <table:table-cell table:style-name="ce26" office:value-type="string">
            <text:p>nikushah.012340@gmail.com, </text:p>
          </table:table-cell>
          <table:table-cell table:number-columns-repeated="1000"/>
        </table:table-row>
        <table:table-row table:style-name="ro21">
          <table:table-cell office:value-type="string">
            <text:p>CNPRDPKGxxxxxx000017</text:p>
          </table:table-cell>
          <table:table-cell office:value-type="string">
            <text:p>SG 9696 80mmx64mmx80 micron 'Crystal' Myler Flims TAB</text:p>
          </table:table-cell>
          <table:table-cell office:value-type="float" office:value="1.73">
            <text:p>1.73</text:p>
          </table:table-cell>
          <table:table-cell office:value-type="string">
            <text:p>INR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1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CNPRDPKGxxxxxx000018</text:p>
          </table:table-cell>
          <table:table-cell office:value-type="string">
            <text:p>SG 9696 90mmx90mmx80 micron 'Crystal' Myler Flims</text:p>
          </table:table-cell>
          <table:table-cell office:value-type="float" office:value="2.3">
            <text:p>2.3</text:p>
          </table:table-cell>
          <table:table-cell office:value-type="string">
            <text:p>INR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2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CNPRDPKGxxxxxx000040</text:p>
          </table:table-cell>
          <table:table-cell office:value-type="string">
            <text:p>SG PRNTD 9999 68mmx55mmx80 micron 'Crystal' Myler Flims TAB</text:p>
          </table:table-cell>
          <table:table-cell office:value-type="float" office:value="1.196669">
            <text:p>1.196669</text:p>
          </table:table-cell>
          <table:table-cell office:value-type="string">
            <text:p>INR</text:p>
          </table:table-cell>
          <table:table-cell office:value-type="float" office:value="1.196669">
            <text:p>1.196669</text:p>
          </table:table-cell>
          <table:table-cell/>
          <table:table-cell office:value-type="string">
            <text:p>CNPRD</text:p>
          </table:table-cell>
          <table:table-cell office:value-type="string">
            <text:p>SG 9999 68mmx55mmx80</text:p>
          </table:table-cell>
          <table:table-cell office:value-type="string">
            <text:p>SAI ENTERPRISES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SAI ENTERPRISES (THANE)</text:p>
          </table:table-cell>
          <table:table-cell office:value-type="string">
            <text:p>VS000189</text:p>
          </table:table-cell>
          <table:table-cell office:value-type="string">
            <text:p>THAN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321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7" office:value-type="float" office:value="86.4074722169524">
            <text:p>86 2/5</text:p>
          </table:table-cell>
          <table:table-cell table:style-name="ce26" office:value-type="string">
            <text:p>saienterprises1977@gmail.com, </text:p>
          </table:table-cell>
          <table:table-cell table:number-columns-repeated="1000"/>
        </table:table-row>
        <table:table-row table:style-name="ro21">
          <table:table-cell office:value-type="string">
            <text:p>CNPRDSGEL00000000002</text:p>
          </table:table-cell>
          <table:table-cell office:value-type="string">
            <text:p>SILICA GEL PACKET (KG)</text:p>
          </table:table-cell>
          <table:table-cell office:value-type="float" office:value="190.416667">
            <text:p>190.416667</text:p>
          </table:table-cell>
          <table:table-cell office:value-type="string">
            <text:p>INR</text:p>
          </table:table-cell>
          <table:table-cell office:value-type="float" office:value="190.416667">
            <text:p>190.416667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2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CNPRDSGEL00000000001</text:p>
          </table:table-cell>
          <table:table-cell office:value-type="string">
            <text:p>SILICA GEL PACKET 1GM</text:p>
          </table:table-cell>
          <table:table-cell office:value-type="float" office:value="0.190417">
            <text:p>0.190417</text:p>
          </table:table-cell>
          <table:table-cell office:value-type="string">
            <text:p>INR</text:p>
          </table:table-cell>
          <table:table-cell office:value-type="float" office:value="0.190417">
            <text:p>0.190417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SIDDHI ENTERPRISES</text:p>
          </table:table-cell>
          <table:table-cell office:value-type="string">
            <text:p>VS000318</text:p>
          </table:table-cell>
          <table:table-cell office:value-type="string">
            <text:p>TURBHE GAON,NAVI 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32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string">
            <text:p>022-27848485 / 022-27848485</text:p>
          </table:table-cell>
          <table:table-cell table:style-name="ce26" office:value-type="string">
            <text:p>SIDDHIENTERPRISES21@YAHOO.COM </text:p>
          </table:table-cell>
          <table:table-cell table:number-columns-repeated="1000"/>
        </table:table-row>
        <table:table-row table:style-name="ro21">
          <table:table-cell office:value-type="string">
            <text:p>RMELLWNCSLVxxx000007</text:p>
          </table:table-cell>
          <table:table-cell office:value-type="string">
            <text:p>SLEEVE 3mm</text:p>
          </table:table-cell>
          <table:table-cell office:value-type="float" office:value="35.7144">
            <text:p>35.7144</text:p>
          </table:table-cell>
          <table:table-cell office:value-type="string">
            <text:p>INR</text:p>
          </table:table-cell>
          <table:table-cell office:value-type="float" office:value="35.7144">
            <text:p>35.7144</text:p>
          </table:table-cell>
          <table:table-cell/>
          <table:table-cell office:value-type="string">
            <text:p>RMELL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24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SWHTCTxxx000006</text:p>
          </table:table-cell>
          <table:table-cell office:value-type="string">
            <text:p>SW LDD TACT BLK V HT- 4.7mm</text:p>
          </table:table-cell>
          <table:table-cell office:value-type="float" office:value="0.808324">
            <text:p>0.808324</text:p>
          </table:table-cell>
          <table:table-cell office:value-type="string">
            <text:p>INR</text:p>
          </table:table-cell>
          <table:table-cell office:value-type="float" office:value="0.808324">
            <text:p>0.808324</text:p>
          </table:table-cell>
          <table:table-cell office:value-type="string">
            <text:p>Switch</text:p>
          </table:table-cell>
          <table:table-cell office:value-type="string">
            <text:p>RMELL</text:p>
          </table:table-cell>
          <table:table-cell office:value-type="string">
            <text:p>TC-0606A H5 160gf</text:p>
          </table:table-cell>
          <table:table-cell office:value-type="string">
            <text:p>JIALONG ELECTRON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en.maritex.com.pl/product/attachment/142377/73036ad7c1b05b1d612dfbd61eaba66f">https://en.maritex.com.pl/product/attachment/142377/73036ad7c1b05b1d612dfbd61eaba66f</text:a></text:p>
          </table:table-cell>
          <table:table-cell office:value-type="string">
            <text:p>NAMHAE ELECTRONICS</text:p>
          </table:table-cell>
          <table:table-cell office:value-type="string">
            <text:p>VN000040</text:p>
          </table:table-cell>
          <table:table-cell/>
          <table:table-cell office:value-type="string">
            <text:p>South Korea</text:p>
          </table:table-cell>
          <table:table-cell office:value-type="string">
            <text:p>TC-0606A H5 160gf.pdf</text:p>
          </table:table-cell>
          <table:table-cell/>
          <table:table-cell table:formula="of:=IF([.Q32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82-32572-1058 / 82-70-7796-4026</text:p>
          </table:table-cell>
          <table:table-cell table:style-name="ce26" office:value-type="string">
            <text:p>namhae2009@naver.com /namhae2009@nate.com </text:p>
          </table:table-cell>
          <table:table-cell table:number-columns-repeated="1000"/>
        </table:table-row>
        <table:table-row table:style-name="ro21">
          <table:table-cell office:value-type="string">
            <text:p>RMELSSCHTCTxxx000001</text:p>
          </table:table-cell>
          <table:table-cell office:value-type="string">
            <text:p>SW SMD TACT BLK V HT-3.6mm</text:p>
          </table:table-cell>
          <table:table-cell office:value-type="float" office:value="1.46242">
            <text:p>1.46242</text:p>
          </table:table-cell>
          <table:table-cell office:value-type="string">
            <text:p>INR</text:p>
          </table:table-cell>
          <table:table-cell office:value-type="float" office:value="1.46242">
            <text:p>1.46242</text:p>
          </table:table-cell>
          <table:table-cell office:value-type="string">
            <text:p>Switch</text:p>
          </table:table-cell>
          <table:table-cell office:value-type="string">
            <text:p>RMELS</text:p>
          </table:table-cell>
          <table:table-cell office:value-type="string">
            <text:p>TC-045L H3.8 160gf</text:p>
          </table:table-cell>
          <table:table-cell office:value-type="string">
            <text:p>JIALONG ELECTRON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ga=1&amp;id=/personal/lbhosle_selec_com/Documents/Operational%20Control/PPM-2023-24/4%20-%20SAP%20Master/NEW%20SAP%20MASTER%20DATA/UID%20Documents%20Final/AVL_working/Datasheet%20links/109-Switch_MCB/TC-045L%20H3.8.pdf&amp;parent=/personal/lbhosle_selec_com/Documents/Operational%20Control/PPM-2023-24/4%20-%20SAP%20Master/NEW%20SAP%20MASTER%20DATA/UID%20Documents%20Final/AVL_working/Datasheet%20links/109-Switch_MCB">https://seleco365-my.sharepoint.com/personal/lbhosle_selec_com/_layouts/15/onedrive.aspx?ga=1&amp;id=/personal/lbhosle_selec_com/Documents/Operational Control/PPM-2023-24/4 - SAP Master/NEW SAP MASTER DATA/UID Documents Final/AVL_working/Datasheet links/109-Switch_MCB/TC-045L H3.8.pdf&amp;parent=/personal/lbhosle_selec_com/Documents/Operational Control/PPM-2023-24/4 - SAP Master/NEW SAP MASTER DATA/UID Documents Final/AVL_working/Datasheet links/109-Switch_MCB</text:a></text:p>
          </table:table-cell>
          <table:table-cell office:value-type="string">
            <text:p>NAMHAE ELECTRONICS</text:p>
          </table:table-cell>
          <table:table-cell office:value-type="string">
            <text:p>VN000040</text:p>
          </table:table-cell>
          <table:table-cell/>
          <table:table-cell office:value-type="string">
            <text:p>South Kore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6" office:value-type="string">
            <text:p>82-32572-1058 / 82-70-7796-4026</text:p>
          </table:table-cell>
          <table:table-cell table:style-name="ce26" office:value-type="string">
            <text:p>namhae2009@naver.com /namhae2009@nate.com </text:p>
          </table:table-cell>
          <table:table-cell table:number-columns-repeated="1000"/>
        </table:table-row>
        <table:table-row table:style-name="ro21">
          <table:table-cell office:value-type="string">
            <text:p>CNPRDIPAxxxxxx000024</text:p>
          </table:table-cell>
          <table:table-cell office:value-type="string">
            <text:p>THINNER 234</text:p>
          </table:table-cell>
          <table:table-cell office:value-type="float" office:value="5860">
            <text:p>5860</text:p>
          </table:table-cell>
          <table:table-cell office:value-type="string">
            <text:p>INR</text:p>
          </table:table-cell>
          <table:table-cell office:value-type="float" office:value="5860">
            <text:p>5860</text:p>
          </table:table-cell>
          <table:table-cell/>
          <table:table-cell office:value-type="string">
            <text:p>CNPRD</text:p>
          </table:table-cell>
          <table:table-cell table:number-columns-repeated="3"/>
          <table:table-cell table:number-columns-repeated="4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2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ELLMFTxxxxxx000086</text:p>
          </table:table-cell>
          <table:table-cell office:value-type="string">
            <text:p>TRANS LDD MOSFET N-CH 500V 4.5A 1.5ohm IRF 830 TO220-VISHAY</text:p>
          </table:table-cell>
          <table:table-cell office:value-type="float" office:value="26.66">
            <text:p>26.66</text:p>
          </table:table-cell>
          <table:table-cell office:value-type="string">
            <text:p>INR</text:p>
          </table:table-cell>
          <table:table-cell office:value-type="float" office:value="26.66">
            <text:p>26.66</text:p>
          </table:table-cell>
          <table:table-cell/>
          <table:table-cell office:value-type="string">
            <text:p>RMELL</text:p>
          </table:table-cell>
          <table:table-cell office:value-type="string">
            <text:p>IRF830PBF</text:p>
          </table:table-cell>
          <table:table-cell office:value-type="string">
            <text:p>VISHAY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string">
            <text:p><text:a xlink:href="https://www.vishay.com/docs/91063/91063.pdf">https://www.vishay.com/docs/91063/91063.pdf</text:a></text:p>
          </table:table-cell>
          <table:table-cell office:value-type="string">
            <text:p>ELEKTRONIKA SALES PVT.LTD.</text:p>
          </table:table-cell>
          <table:table-cell office:value-type="string">
            <text:p>VE000007</text:p>
          </table:table-cell>
          <table:table-cell office:value-type="string">
            <text:p>CHENN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32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office:value-type="string">
            <text:p>044 28587165/044 28587765</text:p>
          </table:table-cell>
          <table:table-cell table:style-name="ce25" office:value-type="string">
            <text:p>shanawaz@elektronikasales.com;anteshmishra@yahoo.co.in;antesh@elektronikasales.com; 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21">
          <table:table-cell office:value-type="string">
            <text:p>RMELLTRSxxxxxx000010</text:p>
          </table:table-cell>
          <table:table-cell office:value-type="string">
            <text:p>TRANS LDD NPN 50V 150mA 7.5W <text:s/>D 100 TO-92</text:p>
          </table:table-cell>
          <table:table-cell office:value-type="float" office:value="1.476667">
            <text:p>1.476667</text:p>
          </table:table-cell>
          <table:table-cell office:value-type="string">
            <text:p>INR</text:p>
          </table:table-cell>
          <table:table-cell office:value-type="float" office:value="1.476667">
            <text:p>1.476667</text:p>
          </table:table-cell>
          <table:table-cell office:value-type="string">
            <text:p>Transistor</text:p>
          </table:table-cell>
          <table:table-cell office:value-type="string">
            <text:p>RMELL</text:p>
          </table:table-cell>
          <table:table-cell office:value-type="string">
            <text:p>D100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62c812bb843de35d7efde207/1657279165027/C100_D100.pdf">https://static1.squarespace.com/static/5416a926e4b09de8832655bc/t/62c812bb843de35d7efde207/1657279165027/C100_D100.pdf</text:a></text:p>
          </table:table-cell>
          <table:table-cell office:value-type="string">
            <text:p>CONTINENTAL DEVICES INDIA PVT LTD (MOHALI)</text:p>
          </table:table-cell>
          <table:table-cell office:value-type="string">
            <text:p>VC000108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2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2" table:visibility="filter">
          <table:table-cell office:value-type="string">
            <text:p>RMELSTRSxxxxxx000013</text:p>
          </table:table-cell>
          <table:table-cell office:value-type="string">
            <text:p>TRANS SMD DUAL NPN 45V 100mA 4.5W BC847B SOT363</text:p>
          </table:table-cell>
          <table:table-cell office:value-type="float" office:value="0.7">
            <text:p>0.7</text:p>
          </table:table-cell>
          <table:table-cell office:value-type="string">
            <text:p>INR</text:p>
          </table:table-cell>
          <table:table-cell office:value-type="float" office:value="0.7">
            <text:p>0.7</text:p>
          </table:table-cell>
          <table:table-cell office:value-type="string">
            <text:p>Transistor</text:p>
          </table:table-cell>
          <table:table-cell office:value-type="string">
            <text:p>RMELS</text:p>
          </table:table-cell>
          <table:table-cell office:value-type="string">
            <text:p>BC847BS</text:p>
          </table:table-cell>
          <table:table-cell office:value-type="string">
            <text:p>YJ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www.21yangjie.com/style/pdf/car-small-signal-triode/BC847BS-SOT-363-海鸥脚.pdf">https://www.21yangjie.com/style/pdf/car-small-signal-triode/BC847BS-SOT-363-海鸥脚.pdf</text:a></text:p>
          </table:table-cell>
          <table:table-cell office:value-type="string">
            <text:p>FUTURE ELECTRONICS INC (DIST)P</text:p>
          </table:table-cell>
          <table:table-cell office:value-type="string">
            <text:p>VF000013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BC847BS.pdf</text:p>
          </table:table-cell>
          <table:table-cell/>
          <table:table-cell table:formula="of:=IF([.Q33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STRSxxxxxx000005</text:p>
          </table:table-cell>
          <table:table-cell office:value-type="string">
            <text:p>TRANS SMD NPN 45V 100mA 4.5W BC847B SOT23</text:p>
          </table:table-cell>
          <table:table-cell office:value-type="float" office:value="0.3939">
            <text:p>0.3939</text:p>
          </table:table-cell>
          <table:table-cell office:value-type="string">
            <text:p>INR</text:p>
          </table:table-cell>
          <table:table-cell office:value-type="float" office:value="0.3939">
            <text:p>0.3939</text:p>
          </table:table-cell>
          <table:table-cell office:value-type="string">
            <text:p>Transistor</text:p>
          </table:table-cell>
          <table:table-cell office:value-type="string">
            <text:p>RMELS</text:p>
          </table:table-cell>
          <table:table-cell office:value-type="string">
            <text:p>BC847B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63eeff55c2fd61204e45caa7/1676607320324/BC846_848.pdf">https://static1.squarespace.com/static/5416a926e4b09de8832655bc/t/63eeff55c2fd61204e45caa7/1676607320324/BC846_848.pd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BC847B_21-01-25.pdf</text:p>
          </table:table-cell>
          <table:table-cell/>
          <table:table-cell table:formula="of:=IF([.Q331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TRSxxxxxx000003</text:p>
          </table:table-cell>
          <table:table-cell office:value-type="string">
            <text:p>TRANS SMD NPN 45V 500mA 22.5W BC817-40 SOT23</text:p>
          </table:table-cell>
          <table:table-cell office:value-type="float" office:value="0.464577">
            <text:p>0.464577</text:p>
          </table:table-cell>
          <table:table-cell office:value-type="string">
            <text:p>INR</text:p>
          </table:table-cell>
          <table:table-cell office:value-type="float" office:value="0.464577">
            <text:p>0.464577</text:p>
          </table:table-cell>
          <table:table-cell office:value-type="string">
            <text:p>Transistor</text:p>
          </table:table-cell>
          <table:table-cell office:value-type="string">
            <text:p>RMELS</text:p>
          </table:table-cell>
          <table:table-cell office:value-type="string">
            <text:p>BC817-40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5d4122a6ece57a000122103c/1564549800890/BC_817_8.PDF">https://static1.squarespace.com/static/5416a926e4b09de8832655bc/t/5d4122a6ece57a000122103c/1564549800890/BC_817_8.PD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BC817-40_21-01-25.pdf</text:p>
          </table:table-cell>
          <table:table-cell/>
          <table:table-cell table:formula="of:=IF([.Q332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STRSxxxxxx000007</text:p>
          </table:table-cell>
          <table:table-cell office:value-type="string">
            <text:p>TRANS SMD PNP 65V 100mA 6.5W BC857B SOT23</text:p>
          </table:table-cell>
          <table:table-cell office:value-type="float" office:value="0.3939">
            <text:p>0.3939</text:p>
          </table:table-cell>
          <table:table-cell office:value-type="string">
            <text:p>INR</text:p>
          </table:table-cell>
          <table:table-cell office:value-type="float" office:value="0.3939">
            <text:p>0.3939</text:p>
          </table:table-cell>
          <table:table-cell office:value-type="string">
            <text:p>Transistor</text:p>
          </table:table-cell>
          <table:table-cell office:value-type="string">
            <text:p>RMELS</text:p>
          </table:table-cell>
          <table:table-cell office:value-type="string">
            <text:p>BC857B</text:p>
          </table:table-cell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tatic1.squarespace.com/static/5416a926e4b09de8832655bc/t/62cfe212ab39b33d612d264e/1657790996500/BC856_858.pdf">https://static1.squarespace.com/static/5416a926e4b09de8832655bc/t/62cfe212ab39b33d612d264e/1657790996500/BC856_858.pdf</text:a></text:p>
          </table:table-cell>
          <table:table-cell office:value-type="string">
            <text:p>ARROW ELECTRONICS ASIA (S) PTE. LTD.</text:p>
          </table:table-cell>
          <table:table-cell office:value-type="string">
            <text:p>VA000045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BC857B</text:p>
          </table:table-cell>
          <table:table-cell/>
          <table:table-cell table:formula="of:=IF([.Q333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5" office:value-type="string">
            <text:p>022-62427301/2240912417</text:p>
          </table:table-cell>
          <table:table-cell table:style-name="ce25" office:value-type="string">
            <text:p>GANESH.SONAWANE@ARROWASIA.COM , SIDDHESH.PALANDE@ARROWASIA.COM </text:p>
          </table:table-cell>
          <table:table-cell table:number-columns-repeated="1000"/>
        </table:table-row>
        <table:table-row table:style-name="ro21">
          <table:table-cell office:value-type="string">
            <text:p>RMELLTERPTBxxx000122</text:p>
          </table:table-cell>
          <table:table-cell office:value-type="string">
            <text:p>TRML LDD PCB V 03P HT-14.10MM W-10.20MM P5.08MM GREY (+SCREW) TIGHTEN</text:p>
          </table:table-cell>
          <table:table-cell office:value-type="float" office:value="0.079">
            <text:p>0.079</text:p>
          </table:table-cell>
          <table:table-cell office:value-type="string">
            <text:p>USD</text:p>
          </table:table-cell>
          <table:table-cell office:value-type="float" office:value="6.87616">
            <text:p>6.87616</text:p>
          </table:table-cell>
          <table:table-cell office:value-type="string">
            <text:p>Terminal</text:p>
          </table:table-cell>
          <table:table-cell office:value-type="string">
            <text:p>RMELL</text:p>
          </table:table-cell>
          <table:table-cell office:value-type="string">
            <text:p>GS007S-5.08-03P-134-02A(H)</text:p>
          </table:table-cell>
          <table:table-cell office:value-type="string">
            <text:p>GOOSVN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www.goosvn.com/uploads/ueditor/file/20180820/6367035820032422801238022.pdf">https://www.goosvn.com/uploads/ueditor/file/20180820/6367035820032422801238022.pdf</text:a></text:p>
          </table:table-cell>
          <table:table-cell office:value-type="string">
            <text:p>NINGBO GOOSVN ELECTRONIC CO. LTD.</text:p>
          </table:table-cell>
          <table:table-cell office:value-type="string">
            <text:p>VG000058</text:p>
          </table:table-cell>
          <table:table-cell office:value-type="string">
            <text:p>NINGBO,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+86-574-63506772</text:p>
          </table:table-cell>
          <table:table-cell table:style-name="ce26" office:value-type="string">
            <text:p>SALES@GOOSVN.COM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TERPTBxxx000101</text:p>
          </table:table-cell>
          <table:table-cell office:value-type="string">
            <text:p>TRML LDD PCB V 10P HT-15MM W-13.7MM P8.25MM BLK (+/- SCREW)</text:p>
          </table:table-cell>
          <table:table-cell office:value-type="float" office:value="13.247393">
            <text:p>13.247393</text:p>
          </table:table-cell>
          <table:table-cell office:value-type="string">
            <text:p>INR</text:p>
          </table:table-cell>
          <table:table-cell office:value-type="float" office:value="13.247393">
            <text:p>13.247393</text:p>
          </table:table-cell>
          <table:table-cell office:value-type="string">
            <text:p>Terminal</text:p>
          </table:table-cell>
          <table:table-cell office:value-type="string">
            <text:p>RMELL</text:p>
          </table:table-cell>
          <table:table-cell office:value-type="string">
            <text:p>ZBA300-10P</text:p>
          </table:table-cell>
          <table:table-cell office:value-type="string">
            <text:p>ZHONGBO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SShY_VOOzlLk4Tte2iiL_cBW1pNNcijFRNj8J5SksgHBw?e=NRqfOT">https://seleco365-my.sharepoint.com/:b:/g/personal/adminprj2_selec_com/ESShY_VOOzlLk4Tte2iiL_cBW1pNNcijFRNj8J5SksgHBw?e=NRqfOT</text:a></text:p>
          </table:table-cell>
          <table:table-cell office:value-type="string">
            <text:p>NINGBO GOOSVN ELECTRONIC CO. LTD.</text:p>
          </table:table-cell>
          <table:table-cell office:value-type="string">
            <text:p>VG000058</text:p>
          </table:table-cell>
          <table:table-cell office:value-type="string">
            <text:p>NINGBO,</text:p>
          </table:table-cell>
          <table:table-cell office:value-type="string">
            <text:p>China</text:p>
          </table:table-cell>
          <table:table-cell office:value-type="string">
            <text:p>ZBA300-10P.pdf</text:p>
          </table:table-cell>
          <table:table-cell/>
          <table:table-cell table:formula="of:=IF([.Q33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+86-574-63506772</text:p>
          </table:table-cell>
          <table:table-cell table:style-name="ce26" office:value-type="string">
            <text:p>SALES@GOOSVN.COM</text:p>
          </table:table-cell>
          <table:table-cell table:number-columns-repeated="1000"/>
        </table:table-row>
        <table:table-row table:style-name="ro21">
          <table:table-cell office:value-type="string">
            <text:p>RMELLTERPTBxxx000100</text:p>
          </table:table-cell>
          <table:table-cell office:value-type="string">
            <text:p>TRML LDD PCB V 2P HT-15MM W-13.7MM P8.25MM BLK (+/- SCREW)</text:p>
          </table:table-cell>
          <table:table-cell office:value-type="float" office:value="2.649478">
            <text:p>2.649478</text:p>
          </table:table-cell>
          <table:table-cell office:value-type="string">
            <text:p>INR</text:p>
          </table:table-cell>
          <table:table-cell office:value-type="float" office:value="2.649478">
            <text:p>2.649478</text:p>
          </table:table-cell>
          <table:table-cell office:value-type="string">
            <text:p>Terminal</text:p>
          </table:table-cell>
          <table:table-cell office:value-type="string">
            <text:p>RMELL</text:p>
          </table:table-cell>
          <table:table-cell office:value-type="string">
            <text:p>ZBA300-02P</text:p>
          </table:table-cell>
          <table:table-cell office:value-type="string">
            <text:p>ZHONGBO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SShY_VOOzlLk4Tte2iiL_cBW1pNNcijFRNj8J5SksgHBw?e=NRqfOT">https://seleco365-my.sharepoint.com/:b:/g/personal/adminprj2_selec_com/ESShY_VOOzlLk4Tte2iiL_cBW1pNNcijFRNj8J5SksgHBw?e=NRqfOT</text:a></text:p>
          </table:table-cell>
          <table:table-cell office:value-type="string">
            <text:p>NINGBO GOOSVN ELECTRONIC CO. LTD.</text:p>
          </table:table-cell>
          <table:table-cell office:value-type="string">
            <text:p>VG000058</text:p>
          </table:table-cell>
          <table:table-cell office:value-type="string">
            <text:p>NINGBO,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+86-574-63506772</text:p>
          </table:table-cell>
          <table:table-cell table:style-name="ce26" office:value-type="string">
            <text:p>SALES@GOOSVN.COM</text:p>
          </table:table-cell>
          <table:table-cell table:number-columns-repeated="1000"/>
        </table:table-row>
        <table:table-row table:style-name="ro21">
          <table:table-cell office:value-type="string">
            <text:p>RMELLTERPTBxxx000123</text:p>
          </table:table-cell>
          <table:table-cell office:value-type="string">
            <text:p>TRML LDD PCB V 3/2P HT-14.10MM W-10.20MM P5.08MM GREY (+SCREW) TIGHTEN</text:p>
          </table:table-cell>
          <table:table-cell office:value-type="float" office:value="5.8208">
            <text:p>5.8208</text:p>
          </table:table-cell>
          <table:table-cell office:value-type="string">
            <text:p>INR</text:p>
          </table:table-cell>
          <table:table-cell office:value-type="float" office:value="5.8208">
            <text:p>5.8208</text:p>
          </table:table-cell>
          <table:table-cell office:value-type="string">
            <text:p>Terminal</text:p>
          </table:table-cell>
          <table:table-cell office:value-type="string">
            <text:p>RMELL</text:p>
          </table:table-cell>
          <table:table-cell office:value-type="string">
            <text:p>GS007S-5.08-02P-234-02A(H)</text:p>
          </table:table-cell>
          <table:table-cell office:value-type="string">
            <text:p>GOOSVN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id=/personal/lbhosle_selec_com/Documents/Operational%20Control/PPM-2023-24/4%20-%20SAP%20Master/NEW%20SAP%20MASTER%20DATA/UID%20Documents%20Final/AVL_working/Datasheet%20links/103-Conn/Terminal/GS007S.pdf&amp;parent=/personal/lbhosle_selec_com/Documents/Operational%20Control/PPM-2023-24/4%20-%20SAP%20Master/NEW%20SAP%20MASTER%20DATA/UID%20Documents%20Final/AVL_working/Datasheet%20links/103-Conn/Terminal&amp;parentview=0">https://seleco365-my.sharepoint.com/personal/lbhosle_selec_com/_layouts/15/onedrive.aspx?id=/personal/lbhosle_selec_com/Documents/Operational Control/PPM-2023-24/4 - SAP Master/NEW SAP MASTER DATA/UID Documents Final/AVL_working/Datasheet links/103-Conn/Terminal/GS007S.pdf&amp;parent=/personal/lbhosle_selec_com/Documents/Operational Control/PPM-2023-24/4 - SAP Master/NEW SAP MASTER DATA/UID Documents Final/AVL_working/Datasheet links/103-Conn/Terminal&amp;parentview=0</text:a></text:p>
          </table:table-cell>
          <table:table-cell office:value-type="string">
            <text:p>NINGBO GOOSVN ELECTRONIC CO. LTD.</text:p>
          </table:table-cell>
          <table:table-cell office:value-type="string">
            <text:p>VG000058</text:p>
          </table:table-cell>
          <table:table-cell office:value-type="string">
            <text:p>NINGBO,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6" office:value-type="string">
            <text:p>+86-574-63506772</text:p>
          </table:table-cell>
          <table:table-cell table:style-name="ce26" office:value-type="string">
            <text:p>SALES@GOOSVN.COM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TERPTBxxx000031</text:p>
          </table:table-cell>
          <table:table-cell office:value-type="string">
            <text:p>TRML LDD PCB V 3P P5.08mm CD-5.20mm GR</text:p>
          </table:table-cell>
          <table:table-cell office:value-type="float" office:value="0.13624">
            <text:p>0.13624</text:p>
          </table:table-cell>
          <table:table-cell office:value-type="string">
            <text:p>USD</text:p>
          </table:table-cell>
          <table:table-cell office:value-type="float" office:value="11.8583296">
            <text:p>11.8583296</text:p>
          </table:table-cell>
          <table:table-cell office:value-type="string">
            <text:p>Terminal</text:p>
          </table:table-cell>
          <table:table-cell office:value-type="string">
            <text:p>RMELL</text:p>
          </table:table-cell>
          <table:table-cell office:value-type="string">
            <text:p>YD0321500000G</text:p>
          </table:table-cell>
          <table:table-cell office:value-type="string">
            <text:p>ANYTEK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www.mouser.in/ProductDetail/Amphenol-Anytek/YD0321500000G?qs=sGAEpiMZZMvlX3nhDDO4ADtgYAeWvNT3AHnz00VZO%2Bg=">https://www.mouser.in/ProductDetail/Amphenol-Anytek/YD0321500000G?qs=sGAEpiMZZMvlX3nhDDO4ADtgYAeWvNT3AHnz00VZO%2Bg=</text:a></text:p>
          </table:table-cell>
          <table:table-cell office:value-type="string">
            <text:p>ANYTEK TECHNOLOGY CORP. LTD.</text:p>
          </table:table-cell>
          <table:table-cell office:value-type="string">
            <text:p>VA000039</text:p>
          </table:table-cell>
          <table:table-cell office:value-type="string">
            <text:p>TAIPEI</text:p>
          </table:table-cell>
          <table:table-cell office:value-type="string">
            <text:p>Taiwan, P.R.China</text:p>
          </table:table-cell>
          <table:table-cell office:value-type="string">
            <text:p>YD0321500000G.pdf</text:p>
          </table:table-cell>
          <table:table-cell/>
          <table:table-cell table:formula="of:=IF([.Q338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26" office:value-type="string">
            <text:p>886 2 2698 0366 / </text:p>
          </table:table-cell>
          <table:table-cell table:style-name="ce26" office:value-type="string">
            <text:p>carrieliu@anytek.com.tw, </text:p>
          </table:table-cell>
          <table:table-cell table:number-columns-repeated="1000"/>
        </table:table-row>
        <table:table-row table:style-name="ro21">
          <table:table-cell office:value-type="string">
            <text:p>RMELLTERPTBxxx000117</text:p>
          </table:table-cell>
          <table:table-cell office:value-type="string">
            <text:p>TRML LDD PCB V 4P HT-15MM W-13.7MM P8.25MM BLK (+/- SCREW)</text:p>
          </table:table-cell>
          <table:table-cell office:value-type="float" office:value="5.23501">
            <text:p>5.23501</text:p>
          </table:table-cell>
          <table:table-cell office:value-type="string">
            <text:p>INR</text:p>
          </table:table-cell>
          <table:table-cell office:value-type="float" office:value="5.23501">
            <text:p>5.23501</text:p>
          </table:table-cell>
          <table:table-cell office:value-type="string">
            <text:p>Terminal</text:p>
          </table:table-cell>
          <table:table-cell office:value-type="string">
            <text:p>RMELL</text:p>
          </table:table-cell>
          <table:table-cell office:value-type="string">
            <text:p>ZBA300-04P</text:p>
          </table:table-cell>
          <table:table-cell office:value-type="string">
            <text:p>ZHONGBO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adminprj2_selec_com/ESShY_VOOzlLk4Tte2iiL_cBW1pNNcijFRNj8J5SksgHBw?e=NRqfOT">https://seleco365-my.sharepoint.com/:b:/g/personal/adminprj2_selec_com/ESShY_VOOzlLk4Tte2iiL_cBW1pNNcijFRNj8J5SksgHBw?e=NRqfOT</text:a></text:p>
          </table:table-cell>
          <table:table-cell office:value-type="string">
            <text:p>NINGBO GOOSVN ELECTRONIC CO. LTD.</text:p>
          </table:table-cell>
          <table:table-cell office:value-type="string">
            <text:p>VG000058</text:p>
          </table:table-cell>
          <table:table-cell office:value-type="string">
            <text:p>NINGBO,</text:p>
          </table:table-cell>
          <table:table-cell office:value-type="string">
            <text:p>Chin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+86-574-63506772</text:p>
          </table:table-cell>
          <table:table-cell table:style-name="ce26" office:value-type="string">
            <text:p>SALES@GOOSVN.COM</text:p>
          </table:table-cell>
          <table:table-cell table:number-columns-repeated="1000"/>
        </table:table-row>
        <table:table-row table:style-name="ro21">
          <table:table-cell office:value-type="string">
            <text:p>RMELLTERMTBSTx000006</text:p>
          </table:table-cell>
          <table:table-cell office:value-type="string">
            <text:p>TRML LDD PCB V 6P P7.5mm GR</text:p>
          </table:table-cell>
          <table:table-cell office:value-type="float" office:value="28.3917">
            <text:p>28.3917</text:p>
          </table:table-cell>
          <table:table-cell office:value-type="string">
            <text:p>INR</text:p>
          </table:table-cell>
          <table:table-cell office:value-type="float" office:value="28.3917">
            <text:p>28.3917</text:p>
          </table:table-cell>
          <table:table-cell/>
          <table:table-cell office:value-type="string">
            <text:p>RMELL</text:p>
          </table:table-cell>
          <table:table-cell office:value-type="string">
            <text:p>VI0641520000G</text:p>
          </table:table-cell>
          <table:table-cell office:value-type="string">
            <text:p>ANYTEK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ANYTEK TECHNOLOGY CORP. LTD.</text:p>
          </table:table-cell>
          <table:table-cell office:value-type="string">
            <text:p>VA000039</text:p>
          </table:table-cell>
          <table:table-cell office:value-type="string">
            <text:p>TAIPEI</text:p>
          </table:table-cell>
          <table:table-cell office:value-type="string">
            <text:p>Taiwan, P.R.China</text:p>
          </table:table-cell>
          <table:table-cell office:value-type="string">
            <text:p>-</text:p>
          </table:table-cell>
          <table:table-cell/>
          <table:table-cell table:formula="of:=IF([.Q340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string">
            <text:p>886 2 2698 0366 / </text:p>
          </table:table-cell>
          <table:table-cell table:style-name="ce26" office:value-type="string">
            <text:p>carrieliu@anytek.com.tw, </text:p>
          </table:table-cell>
          <table:table-cell office:value-type="string">
            <text:p>failed</text:p>
          </table:table-cell>
          <table:table-cell table:number-columns-repeated="999"/>
        </table:table-row>
        <table:table-row table:style-name="ro21">
          <table:table-cell office:value-type="string">
            <text:p>RMELLTERPTBxxx000124</text:p>
          </table:table-cell>
          <table:table-cell office:value-type="string">
            <text:p>TRML LDD PCB V 7/4P HT-14.10MM W-10.20MM P5.08MM GREY (+SCREW) TIGHTEN</text:p>
          </table:table-cell>
          <table:table-cell office:value-type="float" office:value="0.1485">
            <text:p>0.1485</text:p>
          </table:table-cell>
          <table:table-cell office:value-type="string">
            <text:p>USD</text:p>
          </table:table-cell>
          <table:table-cell office:value-type="float" office:value="12.92544">
            <text:p>12.92544</text:p>
          </table:table-cell>
          <table:table-cell office:value-type="string">
            <text:p>Terminal</text:p>
          </table:table-cell>
          <table:table-cell office:value-type="string">
            <text:p>RMELL</text:p>
          </table:table-cell>
          <table:table-cell office:value-type="string">
            <text:p>GS007S-5.08-04P-234-02A(H)</text:p>
          </table:table-cell>
          <table:table-cell office:value-type="string">
            <text:p>GOOSVN</text:p>
          </table:table-cell>
          <table:table-cell office:value-type="string">
            <text:p>Chin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personal/lbhosle_selec_com/_layouts/15/onedrive.aspx?id=/personal/lbhosle_selec_com/Documents/Operational%20Control/PPM-2023-24/4%20-%20SAP%20Master/NEW%20SAP%20MASTER%20DATA/UID%20Documents%20Final/AVL_working/Datasheet%20links/103-Conn/Terminal/GS007S.pdf&amp;parent=/personal/lbhosle_selec_com/Documents/Operational%20Control/PPM-2023-24/4%20-%20SAP%20Master/NEW%20SAP%20MASTER%20DATA/UID%20Documents%20Final/AVL_working/Datasheet%20links/103-Conn/Terminal&amp;parentview=0">https://seleco365-my.sharepoint.com/personal/lbhosle_selec_com/_layouts/15/onedrive.aspx?id=/personal/lbhosle_selec_com/Documents/Operational Control/PPM-2023-24/4 - SAP Master/NEW SAP MASTER DATA/UID Documents Final/AVL_working/Datasheet links/103-Conn/Terminal/GS007S.pdf&amp;parent=/personal/lbhosle_selec_com/Documents/Operational Control/PPM-2023-24/4 - SAP Master/NEW SAP MASTER DATA/UID Documents Final/AVL_working/Datasheet links/103-Conn/Terminal&amp;parentview=0</text:a></text:p>
          </table:table-cell>
          <table:table-cell office:value-type="string">
            <text:p>NINGBO GOOSVN ELECTRONIC CO. LTD.</text:p>
          </table:table-cell>
          <table:table-cell office:value-type="string">
            <text:p>VG000058</text:p>
          </table:table-cell>
          <table:table-cell office:value-type="string">
            <text:p>NINGBO,</text:p>
          </table:table-cell>
          <table:table-cell office:value-type="string">
            <text:p>China</text:p>
          </table:table-cell>
          <table:table-cell table:number-columns-repeated="2" office:value-type="string">
            <text:p>-</text:p>
          </table:table-cell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6" office:value-type="string">
            <text:p>+86-574-63506772</text:p>
          </table:table-cell>
          <table:table-cell table:style-name="ce26" office:value-type="string">
            <text:p>SALES@GOOSVN.COM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XFRCTxxxx000072</text:p>
          </table:table-cell>
          <table:table-cell office:value-type="string">
            <text:p>TRXF LDD 3PH PCB-CT 5A/5mA SIZE_50x19.5x18.8 mm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ELL</text:p>
          </table:table-cell>
          <table:table-cell office:value-type="string">
            <text:p>DE_ 3PH PCB-CT</text:p>
          </table:table-cell>
          <table:table-cell office:value-type="string">
            <text:p>SELEC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drive.google.com/open?id=1LsmCIydqdEXY5gVQOg5IxKFyuWfVYjhs">https://drive.google.com/open?id=1LsmCIydqdEXY5gVQOg5IxKFyuWfVYjhs</text:a></text:p>
          </table:table-cell>
          <table:table-cell office:value-type="string">
            <text:p>DHANCHA ENTERPRISES</text:p>
          </table:table-cell>
          <table:table-cell office:value-type="string">
            <text:p>CD000172</text:p>
          </table:table-cell>
          <table:table-cell office:value-type="string">
            <text:p>KALYAN,THANE</text:p>
          </table:table-cell>
          <table:table-cell office:value-type="string">
            <text:p>India</text:p>
          </table:table-cell>
          <table:table-cell office:value-type="string">
            <text:p>DE_ 3PH PCB-CT.pdf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8869302324/ 400612</text:p>
          </table:table-cell>
          <table:table-cell table:style-name="ce26" office:value-type="string">
            <text:p>dhanchaenterprises@gmail.com </text:p>
          </table:table-cell>
          <table:table-cell table:number-columns-repeated="1000"/>
        </table:table-row>
        <table:table-row table:style-name="ro21">
          <table:table-cell office:value-type="string">
            <text:p>RMELLXFRSMPSB1000118</text:p>
          </table:table-cell>
          <table:table-cell office:value-type="string">
            <text:p>TRXF LDD SB-1-EE1011S-V8-2.0-R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MELL</text:p>
          </table:table-cell>
          <table:table-cell office:value-type="string">
            <text:p>TRXF LDD SB-1-EE1011S-V8-2.0-2.768mH</text:p>
          </table:table-cell>
          <table:table-cell office:value-type="string">
            <text:p>PERFECT ELECTRONICS PRIVATE LIMITED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PERFECT ELECTRONICS PRIVATE LIMITED</text:p>
          </table:table-cell>
          <table:table-cell office:value-type="string">
            <text:p>VP000281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43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ELLXFRSMPSB1000022</text:p>
          </table:table-cell>
          <table:table-cell office:value-type="string">
            <text:p>TRXF LDD SB-1-EE1605S-V10-1.0</text:p>
          </table:table-cell>
          <table:table-cell office:value-type="float" office:value="7.450647">
            <text:p>7.450647</text:p>
          </table:table-cell>
          <table:table-cell office:value-type="string">
            <text:p>INR</text:p>
          </table:table-cell>
          <table:table-cell office:value-type="float" office:value="7.450647">
            <text:p>7.450647</text:p>
          </table:table-cell>
          <table:table-cell office:value-type="string">
            <text:p>Transformer</text:p>
          </table:table-cell>
          <table:table-cell office:value-type="string">
            <text:p>RMELL</text:p>
          </table:table-cell>
          <table:table-cell office:value-type="string">
            <text:p>RXF LDD SB-1-EE1605S-V10-1.0</text:p>
          </table:table-cell>
          <table:table-cell office:value-type="string">
            <text:p>SELEC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seleco365-my.sharepoint.com/personal/lbhosle_selec_com/_layouts/15/onedrive.aspx?sortField=Modified&amp;isAscending=false&amp;ga=1&amp;id=/personal/lbhosle_selec_com/Documents/Operational%20Control/PPM-2023-24/4%20-%20SAP%20Master/NEW%20SAP%20MASTER%20DATA/UID%20Documents%20Final/AVL_working/Datasheet%20links/121-Magnetic%20parts/TRANSFORMER/2.Datasheet_TRXF%20LDD%20SB-1-EE1605S-V10-1.0.pdf&amp;parent=/personal/lbhosle_selec_com/Documents/Operational%20Control/PPM-2023-24/4%20-%20SAP%20Master/NEW%20SAP%20MASTER%20DATA/UID%20Documents%20Final/AVL_working/Datasheet%20links/121-Magnetic%20parts/TRANSFORMER">https://seleco365-my.sharepoint.com/personal/lbhosle_selec_com/_layouts/15/onedrive.aspx?sortField=Modified&amp;isAscending=false&amp;ga=1&amp;id=/personal/lbhosle_selec_com/Documents/Operational Control/PPM-2023-24/4 - SAP Master/NEW SAP MASTER DATA/UID Documents Final/AVL_working/Datasheet links/121-Magnetic parts/TRANSFORMER/2.Datasheet_TRXF LDD SB-1-EE1605S-V10-1.0.pdf&amp;parent=/personal/lbhosle_selec_com/Documents/Operational Control/PPM-2023-24/4 - SAP Master/NEW SAP MASTER DATA/UID Documents Final/AVL_working/Datasheet links/121-Magnetic parts/TRANSFORMER</text:a></text:p>
          </table:table-cell>
          <table:table-cell table:number-columns-repeated="4"/>
          <table:table-cell table:number-columns-repeated="2" office:value-type="string">
            <text:p>-</text:p>
          </table:table-cell>
          <table:table-cell office:value-type="string">
            <text:p>Access Denied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 table:visibility="filter">
          <table:table-cell office:value-type="string">
            <text:p>RMELLXFRSMPSB2000026</text:p>
          </table:table-cell>
          <table:table-cell office:value-type="string">
            <text:p>TRXF LDD SB-2-EE13_2.33UH-V10-1.00</text:p>
          </table:table-cell>
          <table:table-cell office:value-type="float" office:value="19.270833">
            <text:p>19.270833</text:p>
          </table:table-cell>
          <table:table-cell office:value-type="string">
            <text:p>INR</text:p>
          </table:table-cell>
          <table:table-cell office:value-type="float" office:value="19.270833">
            <text:p>19.270833</text:p>
          </table:table-cell>
          <table:table-cell/>
          <table:table-cell office:value-type="string">
            <text:p>RMELL</text:p>
          </table:table-cell>
          <table:table-cell office:value-type="string">
            <text:p>SB-3-EE_2.33UH</text:p>
          </table:table-cell>
          <table:table-cell office:value-type="string">
            <text:p>POWERCAP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POWERCAP TRANSFORMER TECHNOLOGIES PRIVATE LIMITED</text:p>
          </table:table-cell>
          <table:table-cell office:value-type="string">
            <text:p>VP000073</text:p>
          </table:table-cell>
          <table:table-cell table:number-columns-repeated="2"/>
          <table:table-cell office:value-type="string">
            <text:p>SB-3-EE_2.33UH.pdf</text:p>
          </table:table-cell>
          <table:table-cell/>
          <table:table-cell table:formula="of:=IF([.Q345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21" table:visibility="filter">
          <table:table-cell office:value-type="string">
            <text:p>RMELLXFRSMPSB2000018</text:p>
          </table:table-cell>
          <table:table-cell office:value-type="string">
            <text:p>TRXF LDD SB-2-EE1605S-V10-1.6</text:p>
          </table:table-cell>
          <table:table-cell office:value-type="float" office:value="7.423985">
            <text:p>7.423985</text:p>
          </table:table-cell>
          <table:table-cell office:value-type="string">
            <text:p>INR</text:p>
          </table:table-cell>
          <table:table-cell office:value-type="float" office:value="7.423985">
            <text:p>7.423985</text:p>
          </table:table-cell>
          <table:table-cell office:value-type="string">
            <text:p>Transformer</text:p>
          </table:table-cell>
          <table:table-cell office:value-type="string">
            <text:p>RMELL</text:p>
          </table:table-cell>
          <table:table-cell office:value-type="string">
            <text:p>TRXF LDD SB-2-EE1605S-V10-1.6</text:p>
          </table:table-cell>
          <table:table-cell office:value-type="string">
            <text:p>SELEC</text:p>
          </table:table-cell>
          <table:table-cell/>
          <table:table-cell office:value-type="string">
            <text:p>-</text:p>
          </table:table-cell>
          <table:table-cell office:value-type="string">
            <text:p><text:a xlink:href="https://drive.google.com/file/d/1AH2OvpLdxAqSVfRijXSp_bk4FWPXLIAb/view?usp=drive_link">https://drive.google.com/file/d/1AH2OvpLdxAqSVfRijXSp_bk4FWPXLIAb/view?usp=drive_link</text:a>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TRXF LDD SB-2-EE1605S-V10-1.6.pdf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4">
          <table:table-cell office:value-type="string">
            <text:p>RMELLXFRSMPSB3000010</text:p>
          </table:table-cell>
          <table:table-cell office:value-type="string">
            <text:p>TRXF LDD SB-3-EE2005S-V10-5.0</text:p>
          </table:table-cell>
          <table:table-cell office:value-type="float" office:value="19.85">
            <text:p>19.85</text:p>
          </table:table-cell>
          <table:table-cell office:value-type="string">
            <text:p>INR</text:p>
          </table:table-cell>
          <table:table-cell office:value-type="float" office:value="19.85">
            <text:p>19.85</text:p>
          </table:table-cell>
          <table:table-cell/>
          <table:table-cell office:value-type="string">
            <text:p>RMELL</text:p>
          </table:table-cell>
          <table:table-cell office:value-type="float" office:value="9404136101">
            <text:p>9404136101</text:p>
          </table:table-cell>
          <table:table-cell office:value-type="string">
            <text:p>PRISMATIC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PRISMATIC ENGINEERING <text:s/>PVT.LTD</text:p>
          </table:table-cell>
          <table:table-cell office:value-type="string">
            <text:p>VP000040</text:p>
          </table:table-cell>
          <table:table-cell office:value-type="string">
            <text:p>BANGALOR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347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string">
            <text:p>+91-9902020400 / 080 27826275</text:p>
          </table:table-cell>
          <table:table-cell table:style-name="ce26" office:value-type="string">
            <text:p>harish.lava@prismatic.co.in / sales@primatic.co.in / madhusudhana.k@prismatic.co.in </text:p>
          </table:table-cell>
          <table:table-cell table:number-columns-repeated="1000"/>
        </table:table-row>
        <table:table-row table:style-name="ro21">
          <table:table-cell office:value-type="string">
            <text:p>RMMCHPLSTUB000000001</text:p>
          </table:table-cell>
          <table:table-cell office:value-type="string">
            <text:p>TUBE AWG 24L TEFLON CLEAR</text:p>
          </table:table-cell>
          <table:table-cell office:value-type="float" office:value="4.8">
            <text:p>4.8</text:p>
          </table:table-cell>
          <table:table-cell office:value-type="string">
            <text:p>INR</text:p>
          </table:table-cell>
          <table:table-cell office:value-type="float" office:value="4.8">
            <text:p>4.8</text:p>
          </table:table-cell>
          <table:table-cell office:value-type="string">
            <text:p>Sleeve</text:p>
          </table:table-cell>
          <table:table-cell office:value-type="string">
            <text:p>RMMCH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 table:number-columns-repeated="3"/>
          <table:table-cell office:value-type="string">
            <text:p>-</text:p>
          </table:table-cell>
          <table:table-cell/>
          <table:table-cell table:formula="of:=IF([.Q348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5" table:number-columns-repeated="2"/>
          <table:table-cell office:value-type="string">
            <text:p>not found</text:p>
          </table:table-cell>
          <table:table-cell table:number-columns-repeated="999"/>
        </table:table-row>
        <table:table-row table:style-name="ro21">
          <table:table-cell office:value-type="string">
            <text:p>RMMCHPLSTUB000000003</text:p>
          </table:table-cell>
          <table:table-cell office:value-type="string">
            <text:p>TUBE AWG 24L TEFLON RED</text:p>
          </table:table-cell>
          <table:table-cell office:value-type="float" office:value="6.2">
            <text:p>6.2</text:p>
          </table:table-cell>
          <table:table-cell office:value-type="string">
            <text:p>INR</text:p>
          </table:table-cell>
          <table:table-cell office:value-type="float" office:value="6.2">
            <text:p>6.2</text:p>
          </table:table-cell>
          <table:table-cell office:value-type="string">
            <text:p>Sleeve</text:p>
          </table:table-cell>
          <table:table-cell office:value-type="string">
            <text:p>RMMCH</text:p>
          </table:table-cell>
          <table:table-cell office:value-type="string">
            <text:p>PTFE Teflon Tube 24L Red (Woer Brand)</text:p>
          </table:table-cell>
          <table:table-cell office:value-type="string">
            <text:p>Woer Brand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UR UDYOG PRIVATE LIMITED</text:p>
          </table:table-cell>
          <table:table-cell office:value-type="string">
            <text:p>VU000044</text:p>
          </table:table-cell>
          <table:table-cell table:number-columns-repeated="2"/>
          <table:table-cell office:value-type="string">
            <text:p>-</text:p>
          </table:table-cell>
          <table:table-cell/>
          <table:table-cell table:formula="of:=IF([.Q349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float" office:value="9810983267">
            <text:p>9810983267</text:p>
          </table:table-cell>
          <table:table-cell table:style-name="ce26" office:value-type="string">
            <text:p>UDIT.URUDYOG@OUTLOOK.COM </text:p>
          </table:table-cell>
          <table:table-cell table:number-columns-repeated="1000"/>
        </table:table-row>
        <table:table-row table:style-name="ro21" table:visibility="filter">
          <table:table-cell office:value-type="string">
            <text:p>RMELLMOVxxxxxx000013</text:p>
          </table:table-cell>
          <table:table-cell office:value-type="string">
            <text:p>VAR LDD MOV 320V P7.5mm D14mm</text:p>
          </table:table-cell>
          <table:table-cell office:value-type="float" office:value="3.722222">
            <text:p>3.722222</text:p>
          </table:table-cell>
          <table:table-cell office:value-type="string">
            <text:p>INR</text:p>
          </table:table-cell>
          <table:table-cell office:value-type="float" office:value="3.722222">
            <text:p>3.722222</text:p>
          </table:table-cell>
          <table:table-cell office:value-type="string">
            <text:p>MOV</text:p>
          </table:table-cell>
          <table:table-cell office:value-type="string">
            <text:p>RMELL</text:p>
          </table:table-cell>
          <table:table-cell office:value-type="string">
            <text:p>B72214S0321K101</text:p>
          </table:table-cell>
          <table:table-cell office:value-type="string">
            <text:p>EPCOS</text:p>
          </table:table-cell>
          <table:table-cell office:value-type="string">
            <text:p>Germany</text:p>
          </table:table-cell>
          <table:table-cell office:value-type="string">
            <text:p>0</text:p>
          </table:table-cell>
          <table:table-cell office:value-type="string">
            <text:p><text:a xlink:href="https://www.farnell.com/datasheets/2921077.pdf">https://www.farnell.com/datasheets/2921077.pdf</text:a></text:p>
          </table:table-cell>
          <table:table-cell office:value-type="string">
            <text:p>COMPONIX INDIA PVT. LTD.</text:p>
          </table:table-cell>
          <table:table-cell office:value-type="string">
            <text:p>VC000134</text:p>
          </table:table-cell>
          <table:table-cell table:number-columns-repeated="2"/>
          <table:table-cell office:value-type="string">
            <text:p>B72214S0321K101_20-02-25.pdf</text:p>
          </table:table-cell>
          <table:table-cell office:value-type="string">
            <text:p>20-02-25</text:p>
          </table:table-cell>
          <table:table-cell table:formula="of:=IF([.Q350]=&quot;-&quot;;&quot;Not Available&quot;;&quot;&quot;)">
            <text:p/>
          </table:table-cell>
          <table:table-cell office:value-type="float" office:value="1">
            <text:p>1</text:p>
          </table:table-cell>
          <table:table-cell table:style-name="ce13" table:number-columns-repeated="2"/>
          <table:table-cell table:number-columns-repeated="1000"/>
        </table:table-row>
        <table:table-row table:style-name="ro4">
          <table:table-cell office:value-type="string">
            <text:p>RMELLMOVxxxxxx000041</text:p>
          </table:table-cell>
          <table:table-cell office:value-type="string">
            <text:p>VAR LDD MOV 320V/K P10mm LC</text:p>
          </table:table-cell>
          <table:table-cell office:value-type="float" office:value="1.75">
            <text:p>1.75</text:p>
          </table:table-cell>
          <table:table-cell office:value-type="string">
            <text:p>INR</text:p>
          </table:table-cell>
          <table:table-cell office:value-type="float" office:value="1.75">
            <text:p>1.75</text:p>
          </table:table-cell>
          <table:table-cell office:value-type="string">
            <text:p>MOV</text:p>
          </table:table-cell>
          <table:table-cell office:value-type="string">
            <text:p>RMELL</text:p>
          </table:table-cell>
          <table:table-cell office:value-type="string">
            <text:p>511KD10-T/R</text:p>
          </table:table-cell>
          <table:table-cell office:value-type="string">
            <text:p>BRIGHTKING</text:p>
          </table:table-cell>
          <table:table-cell office:value-type="string">
            <text:p>Taiwan</text:p>
          </table:table-cell>
          <table:table-cell office:value-type="string">
            <text:p>0</text:p>
          </table:table-cell>
          <table:table-cell office:value-type="string">
            <text:p><text:a xlink:href="https://brightking.yageo.com/uploadfiles/file/MOV/2021060217275527551790.pdf">https://brightking.yageo.com/uploadfiles/file/MOV/2021060217275527551790.pdf</text:a></text:p>
          </table:table-cell>
          <table:table-cell office:value-type="string">
            <text:p>MILLENNIUM SEMICONDUCTORS INDIA PRIVATE LIMITED</text:p>
          </table:table-cell>
          <table:table-cell office:value-type="string">
            <text:p>VM000245</text:p>
          </table:table-cell>
          <table:table-cell office:value-type="string">
            <text:p>PUNE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91 8956080327 <text:s/>/ 020 27484800</text:p>
          </table:table-cell>
          <table:table-cell table:style-name="ce26" office:value-type="string">
            <text:p>ajay.sharma@millenniumsemi.com / ADESH.KARAMBE@MILLENNIUMSEMI.COM </text:p>
          </table:table-cell>
          <table:table-cell table:number-columns-repeated="1000"/>
        </table:table-row>
        <table:table-row table:style-name="ro21">
          <table:table-cell office:value-type="string">
            <text:p>RMELLWNCOTHxxx000010</text:p>
          </table:table-cell>
          <table:table-cell office:value-type="string">
            <text:p>WIRE 1C 1STR INSULATED WHITE 1.5mm L-300mtr</text:p>
          </table:table-cell>
          <table:table-cell office:value-type="float" office:value="11.96">
            <text:p>11.96</text:p>
          </table:table-cell>
          <table:table-cell office:value-type="string">
            <text:p>INR</text:p>
          </table:table-cell>
          <table:table-cell office:value-type="float" office:value="11.96">
            <text:p>11.96</text:p>
          </table:table-cell>
          <table:table-cell/>
          <table:table-cell office:value-type="string">
            <text:p>RMELL</text:p>
          </table:table-cell>
          <table:table-cell office:value-type="string">
            <text:p>SIZE 0.78 SQ MM. (OD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TONK &amp; ASSOCIATES (P) LTD.</text:p>
          </table:table-cell>
          <table:table-cell office:value-type="string">
            <text:p>VT000029</text:p>
          </table:table-cell>
          <table:table-cell office:value-type="string">
            <text:p>MEERUT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table:formula="of:=IF([.Q352]=&quot;-&quot;;&quot;Not Available&quot;;&quot;&quot;)" office:value-type="string" office:string-value="Not Available">
            <text:p>Not Available</text:p>
          </table:table-cell>
          <table:table-cell office:value-type="float" office:value="1">
            <text:p>1</text:p>
          </table:table-cell>
          <table:table-cell table:style-name="ce26" office:value-type="string">
            <text:p>0121 2511103 </text:p>
          </table:table-cell>
          <table:table-cell table:style-name="ce26" office:value-type="string">
            <text:p>tonkasso@hotmail.com </text:p>
          </table:table-cell>
          <table:table-cell table:number-columns-repeated="1000"/>
        </table:table-row>
        <table:table-row table:style-name="ro21">
          <table:table-cell office:value-type="string">
            <text:p>RMELLWNCWREAWG000001</text:p>
          </table:table-cell>
          <table:table-cell office:value-type="string">
            <text:p>WIRE AWG#18 BLACK UL1015 BUNDLE-305MTR (UL101518105600TC2BK01)</text:p>
          </table:table-cell>
          <table:table-cell office:value-type="float" office:value="16.713115">
            <text:p>16.713115</text:p>
          </table:table-cell>
          <table:table-cell office:value-type="string">
            <text:p>INR</text:p>
          </table:table-cell>
          <table:table-cell office:value-type="float" office:value="16.713115">
            <text:p>16.713115</text:p>
          </table:table-cell>
          <table:table-cell office:value-type="string">
            <text:p>Cable_Wire</text:p>
          </table:table-cell>
          <table:table-cell office:value-type="string">
            <text:p>RMELL</text:p>
          </table:table-cell>
          <table:table-cell office:value-type="string">
            <text:p>UL101518105600TC2BK0</text:p>
          </table:table-cell>
          <table:table-cell office:value-type="string">
            <text:p>MIRACLE CABLES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miraclecables.com/product/ul-cables/">https://miraclecables.com/product/ul-cables/</text:a></text:p>
          </table:table-cell>
          <table:table-cell office:value-type="string">
            <text:p>MIRACLE CABLES (INDIA) PVT. LTD</text:p>
          </table:table-cell>
          <table:table-cell office:value-type="string">
            <text:p>VM000081</text:p>
          </table:table-cell>
          <table:table-cell office:value-type="string">
            <text:p>MUMBAI – 400078,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27782701 / 27782705</text:p>
          </table:table-cell>
          <table:table-cell table:style-name="ce26" office:value-type="string">
            <text:p>marketing@miraclecables.com </text:p>
          </table:table-cell>
          <table:table-cell table:number-columns-repeated="1000"/>
        </table:table-row>
        <table:table-row table:style-name="ro21">
          <table:table-cell office:value-type="string">
            <text:p>RMELLWNCWRExxx000057</text:p>
          </table:table-cell>
          <table:table-cell office:value-type="string">
            <text:p>WIRE_BARE 1STRD SWG 27 SELF SOLDERABLE COPPER–KG</text:p>
          </table:table-cell>
          <table:table-cell office:value-type="float" office:value="911.310056">
            <text:p>911.310056</text:p>
          </table:table-cell>
          <table:table-cell office:value-type="string">
            <text:p>INR</text:p>
          </table:table-cell>
          <table:table-cell office:value-type="float" office:value="911.310056">
            <text:p>911.310056</text:p>
          </table:table-cell>
          <table:table-cell office:value-type="string">
            <text:p>Copper-Wire</text:p>
          </table:table-cell>
          <table:table-cell office:value-type="string">
            <text:p>RMELL</text:p>
          </table:table-cell>
          <table:table-cell/>
          <table:table-cell office:value-type="string">
            <text:p>SEP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coK7XnFnb5IpD47qvPz4RkBw6eIlxjmKl_KiAkYDgk4lQ?e=6ioNuK">https://seleco365-my.sharepoint.com/:b:/g/personal/lbhosle_selec_com/EcoK7XnFnb5IpD47qvPz4RkBw6eIlxjmKl_KiAkYDgk4lQ?e=6ioNuK</text:a></text:p>
          </table:table-cell>
          <table:table-cell office:value-type="string">
            <text:p>SHREE MAHAVIR TRADING CORPORATION</text:p>
          </table:table-cell>
          <table:table-cell office:value-type="string">
            <text:p>VM00012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2222080994/ <text:s/>2222007329</text:p>
          </table:table-cell>
          <table:table-cell table:style-name="ce26" office:value-type="string">
            <text:p>kaushaldesai5@gmail.com </text:p>
          </table:table-cell>
          <table:table-cell table:number-columns-repeated="1000"/>
        </table:table-row>
        <table:table-row table:style-name="ro21">
          <table:table-cell office:value-type="string">
            <text:p>RMELLWNCWRExxx000039</text:p>
          </table:table-cell>
          <table:table-cell office:value-type="string">
            <text:p>WIRE_BARE 1STRD SWG 30 SELF SOLDERABLE COPPER–KG</text:p>
          </table:table-cell>
          <table:table-cell office:value-type="float" office:value="936.510047">
            <text:p>936.510047</text:p>
          </table:table-cell>
          <table:table-cell office:value-type="string">
            <text:p>INR</text:p>
          </table:table-cell>
          <table:table-cell office:value-type="float" office:value="936.510047">
            <text:p>936.510047</text:p>
          </table:table-cell>
          <table:table-cell office:value-type="string">
            <text:p>Copper-Wire</text:p>
          </table:table-cell>
          <table:table-cell office:value-type="string">
            <text:p>RMELL</text:p>
          </table:table-cell>
          <table:table-cell office:value-type="string">
            <text:p>S. S Imported Copper wire 30 SWG -THAI PACIFIC</text:p>
          </table:table-cell>
          <table:table-cell office:value-type="string">
            <text:p>Thai Pacif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coK7XnFnb5IpD47qvPz4RkBw6eIlxjmKl_KiAkYDgk4lQ?e=6ioNuK">https://seleco365-my.sharepoint.com/:b:/g/personal/lbhosle_selec_com/EcoK7XnFnb5IpD47qvPz4RkBw6eIlxjmKl_KiAkYDgk4lQ?e=6ioNuK</text:a></text:p>
          </table:table-cell>
          <table:table-cell office:value-type="string">
            <text:p>SHREE MAHAVIR TRADING CORPORATION</text:p>
          </table:table-cell>
          <table:table-cell office:value-type="string">
            <text:p>VM00012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2222080994/ <text:s/>2222007329</text:p>
          </table:table-cell>
          <table:table-cell table:style-name="ce26" office:value-type="string">
            <text:p>kaushaldesai5@gmail.com </text:p>
          </table:table-cell>
          <table:table-cell table:number-columns-repeated="1000"/>
        </table:table-row>
        <table:table-row table:style-name="ro21">
          <table:table-cell office:value-type="string">
            <text:p>RMELLWNCWRExxx000038</text:p>
          </table:table-cell>
          <table:table-cell office:value-type="string">
            <text:p>WIRE_BARE 1STRD SWG 34 SELF SOLDERABLE COPPER–KG</text:p>
          </table:table-cell>
          <table:table-cell office:value-type="float" office:value="905.149579">
            <text:p>905.149579</text:p>
          </table:table-cell>
          <table:table-cell office:value-type="string">
            <text:p>INR</text:p>
          </table:table-cell>
          <table:table-cell office:value-type="float" office:value="905.149579">
            <text:p>905.149579</text:p>
          </table:table-cell>
          <table:table-cell office:value-type="string">
            <text:p>Copper-Wire</text:p>
          </table:table-cell>
          <table:table-cell office:value-type="string">
            <text:p>RMELL</text:p>
          </table:table-cell>
          <table:table-cell office:value-type="string">
            <text:p>S. S Imported Copper wire 34 SWG</text:p>
          </table:table-cell>
          <table:table-cell office:value-type="string">
            <text:p>SEPL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coK7XnFnb5IpD47qvPz4RkBw6eIlxjmKl_KiAkYDgk4lQ?e=6ioNuK">https://seleco365-my.sharepoint.com/:b:/g/personal/lbhosle_selec_com/EcoK7XnFnb5IpD47qvPz4RkBw6eIlxjmKl_KiAkYDgk4lQ?e=6ioNuK</text:a></text:p>
          </table:table-cell>
          <table:table-cell office:value-type="string">
            <text:p>SHREE MAHAVIR TRADING CORPORATION</text:p>
          </table:table-cell>
          <table:table-cell office:value-type="string">
            <text:p>VM00012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2222080994/ <text:s/>2222007329</text:p>
          </table:table-cell>
          <table:table-cell table:style-name="ce26" office:value-type="string">
            <text:p>kaushaldesai5@gmail.com </text:p>
          </table:table-cell>
          <table:table-cell table:number-columns-repeated="1000"/>
        </table:table-row>
        <table:table-row table:style-name="ro21">
          <table:table-cell office:value-type="string">
            <text:p>RMELLWNCWRExxx000052</text:p>
          </table:table-cell>
          <table:table-cell office:value-type="string">
            <text:p>WIRE_BARE 1STRD SWG 38 SELF SOLDERABLE COPPER–KG</text:p>
          </table:table-cell>
          <table:table-cell office:value-type="float" office:value="934.310009">
            <text:p>934.310009</text:p>
          </table:table-cell>
          <table:table-cell office:value-type="string">
            <text:p>INR</text:p>
          </table:table-cell>
          <table:table-cell office:value-type="float" office:value="934.310009">
            <text:p>934.310009</text:p>
          </table:table-cell>
          <table:table-cell office:value-type="string">
            <text:p>Copper-Wire</text:p>
          </table:table-cell>
          <table:table-cell office:value-type="string">
            <text:p>RMELL</text:p>
          </table:table-cell>
          <table:table-cell office:value-type="string">
            <text:p>WIRE_BARE 1STRD SWG 38 SELF SOLDERABLE COPPER–KG</text:p>
          </table:table-cell>
          <table:table-cell office:value-type="string">
            <text:p>ASIA PACIFIC</text:p>
          </table:table-cell>
          <table:table-cell office:value-type="string">
            <text:p>India</text:p>
          </table:table-cell>
          <table:table-cell office:value-type="string">
            <text:p>0</text:p>
          </table:table-cell>
          <table:table-cell office:value-type="string">
            <text:p><text:a xlink:href="https://seleco365-my.sharepoint.com/:b:/g/personal/lbhosle_selec_com/EcoK7XnFnb5IpD47qvPz4RkBw6eIlxjmKl_KiAkYDgk4lQ?e=6ioNuK">https://seleco365-my.sharepoint.com/:b:/g/personal/lbhosle_selec_com/EcoK7XnFnb5IpD47qvPz4RkBw6eIlxjmKl_KiAkYDgk4lQ?e=6ioNuK</text:a></text:p>
          </table:table-cell>
          <table:table-cell office:value-type="string">
            <text:p>SHREE MAHAVIR TRADING CORPORATION</text:p>
          </table:table-cell>
          <table:table-cell office:value-type="string">
            <text:p>VM000127</text:p>
          </table:table-cell>
          <table:table-cell office:value-type="string">
            <text:p>MUMBAI</text:p>
          </table:table-cell>
          <table:table-cell office:value-type="string">
            <text:p>India</text:p>
          </table:table-cell>
          <table:table-cell office:value-type="string">
            <text:p>-</text:p>
          </table:table-cell>
          <table:table-cell/>
          <table:table-cell office:value-type="string">
            <text:p>ROHS not mentioned</text:p>
          </table:table-cell>
          <table:table-cell office:value-type="float" office:value="1">
            <text:p>1</text:p>
          </table:table-cell>
          <table:table-cell table:style-name="ce26" office:value-type="string">
            <text:p>2222080994/ <text:s/>2222007329</text:p>
          </table:table-cell>
          <table:table-cell table:style-name="ce26" office:value-type="string">
            <text:p>kaushaldesai5@gmail.com </text:p>
          </table:table-cell>
          <table:table-cell table:number-columns-repeated="1000"/>
        </table:table-row>
        <table:table-row table:style-name="ro3" table:visibility="filter">
          <table:table-cell office:value-type="string">
            <text:p>Stxxxxxxxxxxxx000184</text:p>
          </table:table-cell>
          <table:table-cell office:value-type="string">
            <text:p>WRAPPING ROLL (5 KG)</text:p>
          </table:table-cell>
          <table:table-cell office:value-type="float" office:value="550">
            <text:p>550</text:p>
          </table:table-cell>
          <table:table-cell office:value-type="string">
            <text:p>INR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Stxxx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9"/>
          <table:table-cell table:style-name="ce13" table:number-columns-repeated="2"/>
          <table:table-cell table:number-columns-repeated="1000"/>
        </table:table-row>
        <table:table-row table:style-name="ro3" table:visibility="filter">
          <table:table-cell table:number-columns-repeated="11"/>
          <table:table-cell/>
          <table:table-cell table:number-columns-repeated="6"/>
          <table:table-cell table:formula="of:=IF([.L359]=&quot;-&quot;;&quot;Not Available&quot;;&quot;&quot;)">
            <text:p/>
          </table:table-cell>
          <table:table-cell/>
          <table:table-cell table:style-name="ce13" table:number-columns-repeated="2"/>
          <table:table-cell table:number-columns-repeated="1000"/>
        </table:table-row>
        <table:table-row table:style-name="ro3" table:number-rows-repeated="1048216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2" table:default-cell-style-name="ce15"/>
        <table:table-row table:style-name="ro3">
          <table:table-cell table:style-name="ce14" office:value-type="string">
            <text:p>Company</text:p>
          </table:table-cell>
          <table:table-cell table:style-name="ce14" office:value-type="string">
            <text:p>Country</text:p>
          </table:table-cell>
          <table:table-cell table:style-name="ce14" office:value-type="string">
            <text:p>Company full name</text:p>
          </table:table-cell>
          <table:table-cell table:style-name="ce14" office:value-type="string">
            <text:p>Link</text:p>
          </table:table-cell>
        </table:table-row>
        <table:table-row table:style-name="ro6">
          <table:table-cell office:value-type="string">
            <text:p>SPECIAL CONNECTORS</text:p>
          </table:table-cell>
          <table:table-cell office:value-type="string">
            <text:p>China</text:p>
          </table:table-cell>
          <table:table-cell office:value-type="string">
            <text:p>SPECIAL CONNECTORS (SHENZHEN) CO., LTD</text:p>
          </table:table-cell>
          <table:table-cell office:value-type="string">
            <text:p><text:a xlink:href="http://specialelectronics.cn/">http://specialelectronics.cn/</text:a></text:p>
          </table:table-cell>
        </table:table-row>
        <table:table-row table:style-name="ro6">
          <table:table-cell office:value-type="string">
            <text:p>ZXH</text:p>
          </table:table-cell>
          <table:table-cell office:value-type="string">
            <text:p>China</text:p>
          </table:table-cell>
          <table:table-cell office:value-type="string">
            <text:p>Shenzhen Zhongxinhua Electronics Co.,Ltd: PCB Board .</text:p>
          </table:table-cell>
          <table:table-cell office:value-type="string">
            <text:p><text:a xlink:href="http://www.zxhpcbgroup.com/">http://www.zxhpcbgroup.com/</text:a></text:p>
          </table:table-cell>
        </table:table-row>
        <table:table-row table:style-name="ro3">
          <table:table-cell office:value-type="string">
            <text:p>ZHONGBO</text:p>
          </table:table-cell>
          <table:table-cell office:value-type="string">
            <text:p>China</text:p>
          </table:table-cell>
          <table:table-cell office:value-type="string">
            <text:p>ZHONGBO</text:p>
          </table:table-cell>
          <table:table-cell office:value-type="string">
            <text:p><text:a xlink:href="http://zhongbo-gd.com/">http://zhongbo-gd.com/</text:a></text:p>
          </table:table-cell>
        </table:table-row>
        <table:table-row table:style-name="ro3">
          <table:table-cell office:value-type="string">
            <text:p>BOURNS</text:p>
          </table:table-cell>
          <table:table-cell office:value-type="string">
            <text:p>United States</text:p>
          </table:table-cell>
          <table:table-cell office:value-type="string">
            <text:p>BOURNS</text:p>
          </table:table-cell>
          <table:table-cell office:value-type="string">
            <text:p><text:a xlink:href="https://bourns.com/">https://bourns.com/</text:a></text:p>
          </table:table-cell>
        </table:table-row>
        <table:table-row table:style-name="ro3">
          <table:table-cell office:value-type="string">
            <text:p>BRIGHTKING</text:p>
          </table:table-cell>
          <table:table-cell office:value-type="string">
            <text:p>Taiwan</text:p>
          </table:table-cell>
          <table:table-cell table:style-name="ce18" office:value-type="string">
            <text:p>YAGEOBRIGHTKING</text:p>
          </table:table-cell>
          <table:table-cell table:style-name="ce21" office:value-type="string">
            <text:p><text:a xlink:href="https://brightking.yageo.com/">https://brightking.yageo.com/</text:a></text:p>
          </table:table-cell>
        </table:table-row>
        <table:table-row table:style-name="ro7">
          <table:table-cell office:value-type="string">
            <text:p>DIOTEC</text:p>
          </table:table-cell>
          <table:table-cell office:value-type="string">
            <text:p>Germany</text:p>
          </table:table-cell>
          <table:table-cell table:style-name="ce18" office:value-type="string">
            <text:p>DIOTECH</text:p>
          </table:table-cell>
          <table:table-cell table:style-name="ce21" office:value-type="string">
            <text:p><text:a xlink:href="https://diotec.com/en/home.html">https://diotec.com/en/home.html</text:a></text:p>
          </table:table-cell>
        </table:table-row>
        <table:table-row table:style-name="ro3">
          <table:table-cell office:value-type="string">
            <text:p>UTC</text:p>
          </table:table-cell>
          <table:table-cell office:value-type="string">
            <text:p>United States</text:p>
          </table:table-cell>
          <table:table-cell office:value-type="string">
            <text:p>Unisonic Tech</text:p>
          </table:table-cell>
          <table:table-cell office:value-type="string">
            <text:p><text:a xlink:href="https://en.unisonic.com.tw/">https://en.unisonic.com.tw/</text:a></text:p>
          </table:table-cell>
        </table:table-row>
        <table:table-row table:style-name="ro6">
          <table:table-cell office:value-type="string">
            <text:p>EVEREST HOLOVISIONS LTD</text:p>
          </table:table-cell>
          <table:table-cell/>
          <table:table-cell office:value-type="string">
            <text:p>EVEREST HOLOVISIONS LTD</text:p>
          </table:table-cell>
          <table:table-cell office:value-type="string">
            <text:p><text:a xlink:href="https://everestholovisions.com/">https://everestholovisions.com/</text:a></text:p>
          </table:table-cell>
        </table:table-row>
        <table:table-row table:style-name="ro6">
          <table:table-cell office:value-type="string">
            <text:p>GOOD-ARK</text:p>
          </table:table-cell>
          <table:table-cell office:value-type="string">
            <text:p>China</text:p>
          </table:table-cell>
          <table:table-cell office:value-type="string">
            <text:p>Suzhou Good-Ark Electronics Co. Ltd. </text:p>
          </table:table-cell>
          <table:table-cell office:value-type="string">
            <text:p><text:a xlink:href="https://goodarksemi.com/">https://goodarksemi.com/</text:a></text:p>
          </table:table-cell>
        </table:table-row>
        <table:table-row table:style-name="ro3">
          <table:table-cell office:value-type="string">
            <text:p>IK SEMICON</text:p>
          </table:table-cell>
          <table:table-cell office:value-type="string">
            <text:p>South Korea</text:p>
          </table:table-cell>
          <table:table-cell office:value-type="string">
            <text:p>IK SEMICON</text:p>
          </table:table-cell>
          <table:table-cell office:value-type="string">
            <text:p><text:a xlink:href="https://iksemi.com/en/">https://iksemi.com/en/</text:a></text:p>
          </table:table-cell>
        </table:table-row>
        <table:table-row table:style-name="ro6">
          <table:table-cell office:value-type="string">
            <text:p>KESHAV BRASS INDUSTRIES</text:p>
          </table:table-cell>
          <table:table-cell office:value-type="string">
            <text:p>India</text:p>
          </table:table-cell>
          <table:table-cell office:value-type="string">
            <text:p>KESHAV BRASS INDUSTRIES</text:p>
          </table:table-cell>
          <table:table-cell office:value-type="string">
            <text:p><text:a xlink:href="https://keshavbrass.com/">https://keshavbrass.com/</text:a></text:p>
          </table:table-cell>
        </table:table-row>
        <table:table-row table:style-name="ro8">
          <table:table-cell office:value-type="string">
            <text:p>RANGVISHWA</text:p>
          </table:table-cell>
          <table:table-cell/>
          <table:table-cell office:value-type="string">
            <text:p>Rangvishwa</text:p>
          </table:table-cell>
          <table:table-cell office:value-type="string">
            <text:p><text:a xlink:href="https://rangvishwa.com/index.html">https://rangvishwa.com/index.html</text:a></text:p>
          </table:table-cell>
        </table:table-row>
        <table:table-row table:style-name="ro3">
          <table:table-cell office:value-type="string">
            <text:p>AIC</text:p>
          </table:table-cell>
          <table:table-cell office:value-type="string">
            <text:p>India</text:p>
          </table:table-cell>
          <table:table-cell office:value-type="string">
            <text:p>ANAND INDUSTRIAL COMPONENTS</text:p>
          </table:table-cell>
          <table:table-cell office:value-type="string">
            <text:p><text:a xlink:href="https://www.aic-india.com/">https://www.aic-india.com/</text:a></text:p>
          </table:table-cell>
        </table:table-row>
        <table:table-row table:style-name="ro4">
          <table:table-cell office:value-type="string">
            <text:p>JIALONG ELECTRON</text:p>
          </table:table-cell>
          <table:table-cell office:value-type="string">
            <text:p>China</text:p>
          </table:table-cell>
          <table:table-cell table:style-name="ce19" office:value-type="string">
            <text:p>ZHEJIANG JIALONG ELECTRON CO.,LTD</text:p>
          </table:table-cell>
          <table:table-cell office:value-type="string">
            <text:p>https://www.calonsw.com/</text:p>
          </table:table-cell>
        </table:table-row>
        <table:table-row table:style-name="ro3">
          <table:table-cell office:value-type="string">
            <text:p>CDIL</text:p>
          </table:table-cell>
          <table:table-cell office:value-type="string">
            <text:p>India</text:p>
          </table:table-cell>
          <table:table-cell office:value-type="string">
            <text:p>Continental Device India Pvt. Ltd., </text:p>
          </table:table-cell>
          <table:table-cell office:value-type="string">
            <text:p><text:a xlink:href="https://www.cdil.com/">https://www.cdil.com/</text:a></text:p>
          </table:table-cell>
        </table:table-row>
        <table:table-row table:style-name="ro3">
          <table:table-cell office:value-type="string">
            <text:p>FRONTER</text:p>
          </table:table-cell>
          <table:table-cell office:value-type="string">
            <text:p>China</text:p>
          </table:table-cell>
          <table:table-cell office:value-type="string">
            <text:p>FRONTER Electronics </text:p>
          </table:table-cell>
          <table:table-cell office:value-type="string">
            <text:p><text:a xlink:href="https://www.chinafronter.com/">https://www.chinafronter.com/</text:a></text:p>
          </table:table-cell>
        </table:table-row>
        <table:table-row table:style-name="ro3">
          <table:table-cell office:value-type="string">
            <text:p>COSMO</text:p>
          </table:table-cell>
          <table:table-cell office:value-type="string">
            <text:p>Taiwan</text:p>
          </table:table-cell>
          <table:table-cell office:value-type="string">
            <text:p>COSMO</text:p>
          </table:table-cell>
          <table:table-cell office:value-type="string">
            <text:p><text:a xlink:href="https://www.cosmo-ic.com/">https://www.cosmo-ic.com/</text:a></text:p>
          </table:table-cell>
        </table:table-row>
        <table:table-row table:style-name="ro6">
          <table:table-cell office:value-type="string">
            <text:p>ENFALION</text:p>
          </table:table-cell>
          <table:table-cell/>
          <table:table-cell office:value-type="string">
            <text:p>Fashona Enfalion Electronics Co. Ltd</text:p>
          </table:table-cell>
          <table:table-cell office:value-type="string">
            <text:p><text:a xlink:href="https://www.enfalion.com/">https://www.enfalion.com/</text:a></text:p>
          </table:table-cell>
        </table:table-row>
        <table:table-row table:style-name="ro3">
          <table:table-cell office:value-type="string">
            <text:p>GOOSVN</text:p>
          </table:table-cell>
          <table:table-cell office:value-type="string">
            <text:p>China</text:p>
          </table:table-cell>
          <table:table-cell office:value-type="string">
            <text:p>GOOSVN</text:p>
          </table:table-cell>
          <table:table-cell office:value-type="string">
            <text:p><text:a xlink:href="https://www.goosvn.com/En">https://www.goosvn.com/En</text:a></text:p>
          </table:table-cell>
        </table:table-row>
        <table:table-row table:style-name="ro3">
          <table:table-cell office:value-type="string">
            <text:p>HITANO</text:p>
          </table:table-cell>
          <table:table-cell office:value-type="string">
            <text:p>Taiwan</text:p>
          </table:table-cell>
          <table:table-cell office:value-type="string">
            <text:p>HITANO ENTERPRISE CORP.</text:p>
          </table:table-cell>
          <table:table-cell office:value-type="string">
            <text:p><text:a xlink:href="https://www.hitano.com.tw/">https://www.hitano.com.tw/</text:a></text:p>
          </table:table-cell>
        </table:table-row>
        <table:table-row table:style-name="ro6">
          <table:table-cell office:value-type="string">
            <text:p>JACKCON</text:p>
          </table:table-cell>
          <table:table-cell office:value-type="string">
            <text:p>Taiwan</text:p>
          </table:table-cell>
          <table:table-cell office:value-type="string">
            <text:p>Jackon Capacitor Electronics Co. Ltd.</text:p>
          </table:table-cell>
          <table:table-cell office:value-type="string">
            <text:p><text:a xlink:href="https://www.jackcon.com.tw/">https://www.jackcon.com.tw/</text:a></text:p>
          </table:table-cell>
        </table:table-row>
        <table:table-row table:style-name="ro3">
          <table:table-cell office:value-type="string">
            <text:p>JAUCH QUARTZ</text:p>
          </table:table-cell>
          <table:table-cell office:value-type="string">
            <text:p>Germany</text:p>
          </table:table-cell>
          <table:table-cell office:value-type="string">
            <text:p>JAUCH The pulse of process </text:p>
          </table:table-cell>
          <table:table-cell office:value-type="string">
            <text:p><text:a xlink:href="https://www.jauch.com/en-US/home">https://www.jauch.com/en-US/home</text:a></text:p>
          </table:table-cell>
        </table:table-row>
        <table:table-row table:style-name="ro3">
          <table:table-cell office:value-type="string">
            <text:p>KELTRON</text:p>
          </table:table-cell>
          <table:table-cell office:value-type="string">
            <text:p>India</text:p>
          </table:table-cell>
          <table:table-cell table:style-name="ce20"/>
          <table:table-cell office:value-type="string">
            <text:p><text:a xlink:href="https://www.keltron.org/">https://www.keltron.org/</text:a></text:p>
          </table:table-cell>
        </table:table-row>
        <table:table-row table:style-name="ro3">
          <table:table-cell office:value-type="string">
            <text:p>LIGITEK</text:p>
          </table:table-cell>
          <table:table-cell office:value-type="string">
            <text:p>Taiwan</text:p>
          </table:table-cell>
          <table:table-cell office:value-type="string">
            <text:p>LIGITEK</text:p>
          </table:table-cell>
          <table:table-cell office:value-type="string">
            <text:p><text:a xlink:href="https://www.ligitek.com/">https://www.ligitek.com/</text:a></text:p>
          </table:table-cell>
        </table:table-row>
        <table:table-row table:style-name="ro3">
          <table:table-cell office:value-type="string">
            <text:p>MIC</text:p>
          </table:table-cell>
          <table:table-cell office:value-type="string">
            <text:p>India</text:p>
          </table:table-cell>
          <table:table-cell office:value-type="string">
            <text:p>Master Instrument Corporation</text:p>
          </table:table-cell>
          <table:table-cell office:value-type="string">
            <text:p><text:a xlink:href="https://www.micindia.com/">https://www.micindia.com/</text:a></text:p>
          </table:table-cell>
        </table:table-row>
        <table:table-row table:style-name="ro3">
          <table:table-cell office:value-type="string">
            <text:p>MICROCHIP</text:p>
          </table:table-cell>
          <table:table-cell office:value-type="string">
            <text:p>United States</text:p>
          </table:table-cell>
          <table:table-cell office:value-type="string">
            <text:p>MICROCHIP</text:p>
          </table:table-cell>
          <table:table-cell office:value-type="string">
            <text:p><text:a xlink:href="https://www.microchip.com/">https://www.microchip.com/</text:a></text:p>
          </table:table-cell>
        </table:table-row>
        <table:table-row table:style-name="ro3">
          <table:table-cell office:value-type="string">
            <text:p>NEXPERIA</text:p>
          </table:table-cell>
          <table:table-cell office:value-type="string">
            <text:p>Netherlands</text:p>
          </table:table-cell>
          <table:table-cell office:value-type="string">
            <text:p>NEXPERIA</text:p>
          </table:table-cell>
          <table:table-cell office:value-type="string">
            <text:p><text:a xlink:href="https://www.nexperia.com/">https://www.nexperia.com/</text:a></text:p>
          </table:table-cell>
        </table:table-row>
        <table:table-row table:style-name="ro9">
          <table:table-cell office:value-type="string">
            <text:p>NICHICON</text:p>
          </table:table-cell>
          <table:table-cell office:value-type="string">
            <text:p>Japan</text:p>
          </table:table-cell>
          <table:table-cell office:value-type="string">
            <text:p>NICHICON</text:p>
          </table:table-cell>
          <table:table-cell office:value-type="string">
            <text:p><text:a xlink:href="https://www.nichicon.co.jp/english/">https://www.nichicon.co.jp/english/</text:a></text:p>
          </table:table-cell>
        </table:table-row>
        <table:table-row table:style-name="ro10">
          <table:table-cell office:value-type="string">
            <text:p>NOVASENS</text:p>
          </table:table-cell>
          <table:table-cell office:value-type="string">
            <text:p>Germany</text:p>
          </table:table-cell>
          <table:table-cell office:value-type="string">
            <text:p>NOVASENS Sensor technik </text:p>
          </table:table-cell>
          <table:table-cell office:value-type="string">
            <text:p><text:a xlink:href="https://www.novasens.de/">https://www.novasens.de/</text:a></text:p>
          </table:table-cell>
        </table:table-row>
        <table:table-row table:style-name="ro3">
          <table:table-cell office:value-type="string">
            <text:p>NXP</text:p>
          </table:table-cell>
          <table:table-cell office:value-type="string">
            <text:p>Netherlands</text:p>
          </table:table-cell>
          <table:table-cell office:value-type="string">
            <text:p>NXP Semiconductors</text:p>
          </table:table-cell>
          <table:table-cell office:value-type="string">
            <text:p><text:a xlink:href="https://www.nxp.com/store:STORE?cid=ps__tac2031450_ggle&amp;gad_source=1&amp;gclid=Cj0KCQjwytS-BhCKARIsAMGJyzqDYrZun7FschpP7Z9uPNEOkJlzSCI8FoOJ_JTsJn48BnkOQJRdF_IaAsFXEALw_wcB">https://www.nxp.com/store:STORE?cid=ps__tac2031450_ggle&amp;gad_source=1&amp;gclid=Cj0KCQjwytS-BhCKARIsAMGJyzqDYrZun7FschpP7Z9uPNEOkJlzSCI8FoOJ_JTsJn48BnkOQJRdF_IaAsFXEALw_wcB</text:a></text:p>
          </table:table-cell>
        </table:table-row>
        <table:table-row table:style-name="ro3">
          <table:table-cell office:value-type="string">
            <text:p>ON SEMI</text:p>
          </table:table-cell>
          <table:table-cell office:value-type="string">
            <text:p>United States</text:p>
          </table:table-cell>
          <table:table-cell office:value-type="string">
            <text:p>On semi</text:p>
          </table:table-cell>
          <table:table-cell office:value-type="string">
            <text:p><text:a xlink:href="https://www.onsemi.com/">https://www.onsemi.com/</text:a></text:p>
          </table:table-cell>
        </table:table-row>
        <table:table-row table:style-name="ro3">
          <table:table-cell office:value-type="string">
            <text:p>PUYA SEMI</text:p>
          </table:table-cell>
          <table:table-cell office:value-type="string">
            <text:p>China</text:p>
          </table:table-cell>
          <table:table-cell office:value-type="string">
            <text:p>PUYA SEMICONDUCTORS</text:p>
          </table:table-cell>
          <table:table-cell office:value-type="string">
            <text:p><text:a xlink:href="https://www.puyasemi.com/en/">https://www.puyasemi.com/en/</text:a></text:p>
          </table:table-cell>
        </table:table-row>
        <table:table-row table:style-name="ro3">
          <table:table-cell office:value-type="string">
            <text:p>RENESAS</text:p>
          </table:table-cell>
          <table:table-cell office:value-type="string">
            <text:p>Japan</text:p>
          </table:table-cell>
          <table:table-cell office:value-type="string">
            <text:p>RENESAS</text:p>
          </table:table-cell>
          <table:table-cell office:value-type="string">
            <text:p><text:a xlink:href="https://www.renesas.com/en?srsltid=AfmBOoqMWQtRrrcJgDzBn0vwkrMaS5Lz1Zj0WuGqr8g3aoG88lTX3n2C">https://www.renesas.com/en?srsltid=AfmBOoqMWQtRrrcJgDzBn0vwkrMaS5Lz1Zj0WuGqr8g3aoG88lTX3n2C</text:a></text:p>
          </table:table-cell>
        </table:table-row>
        <table:table-row table:style-name="ro3">
          <table:table-cell office:value-type="string">
            <text:p>ROYALOHM</text:p>
          </table:table-cell>
          <table:table-cell office:value-type="string">
            <text:p>Taiwan</text:p>
          </table:table-cell>
          <table:table-cell office:value-type="string">
            <text:p>ROYALOHM</text:p>
          </table:table-cell>
          <table:table-cell office:value-type="string">
            <text:p><text:a xlink:href="https://www.royalohm.com/">https://www.royalohm.com/</text:a></text:p>
          </table:table-cell>
        </table:table-row>
        <table:table-row table:style-name="ro3">
          <table:table-cell office:value-type="string">
            <text:p>SAMSUNG</text:p>
          </table:table-cell>
          <table:table-cell office:value-type="string">
            <text:p>South Korea</text:p>
          </table:table-cell>
          <table:table-cell office:value-type="string">
            <text:p>SAMSUNG</text:p>
          </table:table-cell>
          <table:table-cell office:value-type="string">
            <text:p><text:a xlink:href="https://www.samsungsem.com/global/index.do">https://www.samsungsem.com/global/index.do</text:a></text:p>
          </table:table-cell>
        </table:table-row>
        <table:table-row table:style-name="ro3">
          <table:table-cell office:value-type="string">
            <text:p>SELEC</text:p>
          </table:table-cell>
          <table:table-cell office:value-type="string">
            <text:p>India</text:p>
          </table:table-cell>
          <table:table-cell office:value-type="string">
            <text:p>SELEC CONTROLS PVT. LTD.</text:p>
          </table:table-cell>
          <table:table-cell office:value-type="string">
            <text:p><text:a xlink:href="https://www.selec.com/">https://www.selec.com/</text:a></text:p>
          </table:table-cell>
        </table:table-row>
        <table:table-row table:style-name="ro11">
          <table:table-cell office:value-type="string">
            <text:p>HK SHENHAI ELECTRIC POWER EQUIPMENT AND TECHNOLOGY CO.,LIMITED</text:p>
          </table:table-cell>
          <table:table-cell office:value-type="string">
            <text:p>China</text:p>
          </table:table-cell>
          <table:table-cell office:value-type="string">
            <text:p>Shanghai Electric Hongkong Co., Ltd. </text:p>
          </table:table-cell>
          <table:table-cell office:value-type="string">
            <text:p><text:a xlink:href="https://www.shanghai-electric.com/group_en/cydt/qyml/shanghai-electric-hongkong-co.-ltd/">https://www.shanghai-electric.com/group_en/cydt/qyml/shanghai-electric-hongkong-co.-ltd/</text:a></text:p>
          </table:table-cell>
        </table:table-row>
        <table:table-row table:style-name="ro3">
          <table:table-cell office:value-type="string">
            <text:p>EPCOS</text:p>
          </table:table-cell>
          <table:table-cell office:value-type="string">
            <text:p>Germany</text:p>
          </table:table-cell>
          <table:table-cell office:value-type="string">
            <text:p>EPCOS</text:p>
          </table:table-cell>
          <table:table-cell office:value-type="string">
            <text:p><text:a xlink:href="https://www.tdk-electronics.tdk.com/">https://www.tdk-electronics.tdk.com/</text:a></text:p>
          </table:table-cell>
        </table:table-row>
        <table:table-row table:style-name="ro3">
          <table:table-cell office:value-type="string">
            <text:p>EPCOS TDK</text:p>
          </table:table-cell>
          <table:table-cell office:value-type="string">
            <text:p>Japan</text:p>
          </table:table-cell>
          <table:table-cell office:value-type="string">
            <text:p>TDK Electronics </text:p>
          </table:table-cell>
          <table:table-cell office:value-type="string">
            <text:p><text:a xlink:href="https://www.tdk-electronics.tdk.com/">https://www.tdk-electronics.tdk.com/</text:a></text:p>
          </table:table-cell>
        </table:table-row>
        <table:table-row table:style-name="ro3">
          <table:table-cell office:value-type="string">
            <text:p>VIKING</text:p>
          </table:table-cell>
          <table:table-cell office:value-type="string">
            <text:p>Taiwan</text:p>
          </table:table-cell>
          <table:table-cell office:value-type="string">
            <text:p>VIKING</text:p>
          </table:table-cell>
          <table:table-cell office:value-type="string">
            <text:p><text:a xlink:href="https://www.viking.com.tw/en/index.html">https://www.viking.com.tw/en/index.html</text:a></text:p>
          </table:table-cell>
        </table:table-row>
        <table:table-row table:style-name="ro6">
          <table:table-cell office:value-type="string">
            <text:p>XIAMEN YJC POLYMER TECH CO., LTD</text:p>
          </table:table-cell>
          <table:table-cell office:value-type="string">
            <text:p>China</text:p>
          </table:table-cell>
          <table:table-cell office:value-type="string">
            <text:p>XIAMEN YJC POLYMER TECH CO., LTD</text:p>
          </table:table-cell>
          <table:table-cell office:value-type="string">
            <text:p><text:a xlink:href="https://www.yjclsr.com/about-us">https://www.yjclsr.com/about-us</text:a></text:p>
          </table:table-cell>
        </table:table-row>
        <table:table-row table:style-name="ro3">
          <table:table-cell office:value-type="string">
            <text:p>MAXELL</text:p>
          </table:table-cell>
          <table:table-cell office:value-type="string">
            <text:p>Japan</text:p>
          </table:table-cell>
          <table:table-cell office:value-type="string">
            <text:p>MAXELL</text:p>
          </table:table-cell>
          <table:table-cell office:value-type="string">
            <text:p><text:a xlink:href="https://www2.maxell.co.jp/">https://www2.maxell.co.jp/</text:a></text:p>
          </table:table-cell>
        </table:table-row>
        <table:table-row table:style-name="ro3">
          <table:table-cell office:value-type="string">
            <text:p>POWER INTEGRATIONS</text:p>
          </table:table-cell>
          <table:table-cell office:value-type="string">
            <text:p>United States</text:p>
          </table:table-cell>
          <table:table-cell office:value-type="string">
            <text:p>Power Integrations</text:p>
          </table:table-cell>
          <table:table-cell office:value-type="string">
            <text:p><text:a xlink:href="http://www.power.com/">www.power.com</text:a></text:p>
          </table:table-cell>
        </table:table-row>
        <table:table-row table:style-name="ro3">
          <table:table-cell table:style-name="ce16" office:value-type="string">
            <text:p>ACRYLCOAT</text:p>
          </table:table-cell>
          <table:table-cell table:style-name="ce17" office:value-type="string">
            <text:p>India</text:p>
          </table:table-cell>
          <table:table-cell table:style-name="ce14" table:number-columns-repeated="2"/>
        </table:table-row>
        <table:table-row table:style-name="ro3">
          <table:table-cell office:value-type="string">
            <text:p>ADITYA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3">
          <table:table-cell office:value-type="string">
            <text:p>ANYTEK</text:p>
          </table:table-cell>
          <table:table-cell office:value-type="string">
            <text:p>Taiwan</text:p>
          </table:table-cell>
          <table:table-cell table:number-columns-repeated="2"/>
        </table:table-row>
        <table:table-row table:style-name="ro3">
          <table:table-cell office:value-type="string">
            <text:p>AR30</text:p>
          </table:table-cell>
          <table:table-cell table:number-columns-repeated="3"/>
        </table:table-row>
        <table:table-row table:style-name="ro12">
          <table:table-cell office:value-type="string">
            <text:p>ASIA PACIFIC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3">
          <table:table-cell office:value-type="string">
            <text:p>DESAI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4">
          <table:table-cell office:value-type="string">
            <text:p>DHANCHA ENTERPRISES</text:p>
          </table:table-cell>
          <table:table-cell office:value-type="string">
            <text:p>China</text:p>
          </table:table-cell>
          <table:table-cell table:number-columns-repeated="2"/>
        </table:table-row>
        <table:table-row table:style-name="ro3">
          <table:table-cell office:value-type="string">
            <text:p>FEATHER</text:p>
          </table:table-cell>
          <table:table-cell table:number-columns-repeated="3"/>
        </table:table-row>
        <table:table-row table:style-name="ro3">
          <table:table-cell office:value-type="string">
            <text:p>GUJ POLY</text:p>
          </table:table-cell>
          <table:table-cell office:value-type="string">
            <text:p>India</text:p>
          </table:table-cell>
          <table:table-cell office:value-type="string">
            <text:p>Gujarat poly Electronics</text:p>
          </table:table-cell>
          <table:table-cell/>
        </table:table-row>
        <table:table-row table:style-name="ro3">
          <table:table-cell office:value-type="string">
            <text:p>HO HONG</text:p>
          </table:table-cell>
          <table:table-cell table:number-columns-repeated="3"/>
        </table:table-row>
        <table:table-row table:style-name="ro3">
          <table:table-cell office:value-type="string">
            <text:p>KEYVEE</text:p>
          </table:table-cell>
          <table:table-cell table:number-columns-repeated="3"/>
        </table:table-row>
        <table:table-row table:style-name="ro3">
          <table:table-cell office:value-type="string">
            <text:p>METCOMP</text:p>
          </table:table-cell>
          <table:table-cell table:number-columns-repeated="3"/>
        </table:table-row>
        <table:table-row table:style-name="ro3">
          <table:table-cell office:value-type="string">
            <text:p>MIRACLE CABLES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5">
          <table:table-cell office:value-type="string">
            <text:p>MURATA</text:p>
          </table:table-cell>
          <table:table-cell office:value-type="string">
            <text:p>Japan</text:p>
          </table:table-cell>
          <table:table-cell table:number-columns-repeated="2"/>
        </table:table-row>
        <table:table-row table:style-name="ro15">
          <table:table-cell office:value-type="string">
            <text:p>OKER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6">
          <table:table-cell office:value-type="string">
            <text:p>OKER INTL</text:p>
          </table:table-cell>
          <table:table-cell table:number-columns-repeated="3"/>
        </table:table-row>
        <table:table-row table:style-name="ro3">
          <table:table-cell office:value-type="string">
            <text:p>PACKSALE</text:p>
          </table:table-cell>
          <table:table-cell office:value-type="string">
            <text:p>India</text:p>
          </table:table-cell>
          <table:table-cell office:value-type="string">
            <text:p>PACKSALE INDUSTRIES</text:p>
          </table:table-cell>
          <table:table-cell/>
        </table:table-row>
        <table:table-row table:style-name="ro6">
          <table:table-cell office:value-type="string">
            <text:p>PERFECT ELECTRONICS PRIVATE LIMITED</text:p>
          </table:table-cell>
          <table:table-cell table:number-columns-repeated="3"/>
        </table:table-row>
        <table:table-row table:style-name="ro17">
          <table:table-cell office:value-type="string">
            <text:p>POOJA ELECTRONIC</text:p>
          </table:table-cell>
          <table:table-cell office:value-type="string">
            <text:p>India</text:p>
          </table:table-cell>
          <table:table-cell office:value-type="string">
            <text:p>PACKSALE INDUSTRIES</text:p>
          </table:table-cell>
          <table:table-cell/>
        </table:table-row>
        <table:table-row table:style-name="ro17">
          <table:table-cell office:value-type="string">
            <text:p>POWERCAP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POWERCAP TRANSFORMER TECHNOLOGIES PRIVATE LIMITED</text:p>
          </table:table-cell>
          <table:table-cell/>
        </table:table-row>
        <table:table-row table:style-name="ro3">
          <table:table-cell office:value-type="string">
            <text:p>PRINT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PRINT MASTER</text:p>
          </table:table-cell>
          <table:table-cell/>
        </table:table-row>
        <table:table-row table:style-name="ro3">
          <table:table-cell office:value-type="string">
            <text:p>PRISMATIC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1">
          <table:table-cell office:value-type="string">
            <text:p>QINGXIAN ZEMING LANGXI ELECTRONIC DEVICES CO.,LTD</text:p>
          </table:table-cell>
          <table:table-cell office:value-type="string">
            <text:p>China</text:p>
          </table:table-cell>
          <table:table-cell office:value-type="string">
            <text:p>KV Tester </text:p>
          </table:table-cell>
          <table:table-cell office:value-type="string">
            <text:p><text:a xlink:href="https://www.kvtester.com/Products3/?gad_source=1&amp;gclid=EAIaIQobChMI2LPEgb6TjAMVFKtmAh1r2hSWEAAYASAAEgIJv_D_BwE">https://www.kvtester.com/Products3/?gad_source=1&amp;gclid=EAIaIQobChMI2LPEgb6TjAMVFKtmAh1r2hSWEAAYASAAEgIJv_D_BwE</text:a></text:p>
          </table:table-cell>
        </table:table-row>
        <table:table-row table:style-name="ro18">
          <table:table-cell office:value-type="string">
            <text:p>REACH POWER</text:p>
          </table:table-cell>
          <table:table-cell table:number-columns-repeated="3"/>
        </table:table-row>
        <table:table-row table:style-name="ro3">
          <table:table-cell office:value-type="string">
            <text:p>SAI ENTERPRISES</text:p>
          </table:table-cell>
          <table:table-cell table:number-columns-repeated="3"/>
        </table:table-row>
        <table:table-row table:style-name="ro3">
          <table:table-cell office:value-type="string">
            <text:p>SBM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4">
          <table:table-cell office:value-type="string">
            <text:p>SECTRON</text:p>
          </table:table-cell>
          <table:table-cell office:value-type="string">
            <text:p>Czech</text:p>
          </table:table-cell>
          <table:table-cell office:value-type="string">
            <text:p>SECTRON</text:p>
          </table:table-cell>
          <table:table-cell office:value-type="string">
            <text:p><text:a xlink:href="https://www.sectron.eu/en/">https://www.sectron.eu/en/</text:a></text:p>
          </table:table-cell>
        </table:table-row>
        <table:table-row table:style-name="ro3">
          <table:table-cell office:value-type="string">
            <text:p>SEPL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3">
          <table:table-cell office:value-type="string">
            <text:p>SHOGINI</text:p>
          </table:table-cell>
          <table:table-cell table:number-columns-repeated="3"/>
        </table:table-row>
        <table:table-row table:style-name="ro3">
          <table:table-cell office:value-type="string">
            <text:p>SS Industries</text:p>
          </table:table-cell>
          <table:table-cell table:number-columns-repeated="3"/>
        </table:table-row>
        <table:table-row table:style-name="ro3">
          <table:table-cell office:value-type="string">
            <text:p>SUCCESS</text:p>
          </table:table-cell>
          <table:table-cell office:value-type="string">
            <text:p>China</text:p>
          </table:table-cell>
          <table:table-cell table:number-columns-repeated="2"/>
        </table:table-row>
        <table:table-row table:style-name="ro3">
          <table:table-cell office:value-type="string">
            <text:p>TAIWAN SEMICONDUCTOR</text:p>
          </table:table-cell>
          <table:table-cell office:value-type="string">
            <text:p>Taiwan</text:p>
          </table:table-cell>
          <table:table-cell office:value-type="string">
            <text:p>TAIWAN SEMICONDUCTOR</text:p>
          </table:table-cell>
          <table:table-cell office:value-type="string">
            <text:p><text:a xlink:href="https://www.taiwansemi.com/en/?gad_source=1&amp;gclid=EAIaIQobChMIooG6lL-TjAMVZZBLBR0OsimXEAAYASAAEgLi1fD_BwE">https://www.taiwansemi.com/en/?gad_source=1&amp;gclid=EAIaIQobChMIooG6lL-TjAMVZZBLBR0OsimXEAAYASAAEgLi1fD_BwE</text:a></text:p>
          </table:table-cell>
        </table:table-row>
        <table:table-row table:style-name="ro3">
          <table:table-cell office:value-type="string">
            <text:p>Thai Pacific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3">
          <table:table-cell office:value-type="string">
            <text:p>TI</text:p>
          </table:table-cell>
          <table:table-cell office:value-type="string">
            <text:p>United States</text:p>
          </table:table-cell>
          <table:table-cell office:value-type="string">
            <text:p>LEADSINTEC</text:p>
          </table:table-cell>
          <table:table-cell office:value-type="string">
            <text:p><text:a xlink:href="https://www.lstpcb.com/service/ems-manufacturing/?gad_source=1&amp;gclid=EAIaIQobChMIm8flqr-TjAMVEYNLBR3Bqwv3EAAYASAAEgJkxPD_BwE">https://www.lstpcb.com/service/ems-manufacturing/?gad_source=1&amp;gclid=EAIaIQobChMIm8flqr-TjAMVEYNLBR3Bqwv3EAAYASAAEgJkxPD_BwE</text:a></text:p>
          </table:table-cell>
        </table:table-row>
        <table:table-row table:style-name="ro3">
          <table:table-cell office:value-type="string">
            <text:p>TKD</text:p>
          </table:table-cell>
          <table:table-cell table:number-columns-repeated="3"/>
        </table:table-row>
        <table:table-row table:style-name="ro3">
          <table:table-cell office:value-type="string">
            <text:p>UNIOHM</text:p>
          </table:table-cell>
          <table:table-cell office:value-type="string">
            <text:p>Taiwan</text:p>
          </table:table-cell>
          <table:table-cell table:number-columns-repeated="2"/>
        </table:table-row>
        <table:table-row table:style-name="ro3">
          <table:table-cell office:value-type="string">
            <text:p>VISHAY</text:p>
          </table:table-cell>
          <table:table-cell office:value-type="string">
            <text:p>United States</text:p>
          </table:table-cell>
          <table:table-cell/>
          <table:table-cell office:value-type="string">
            <text:p><text:a xlink:href="https://www.ttiasia.com/content/ttiasia/en/manufacturers/t-z/vishay/vishay-campaigns/vishay-brand-awareness-campaign.html?gad_source=1&amp;gclid=EAIaIQobChMIuurmi8CTjAMV_4JLBR2ubjuZEAAYAiAAEgJamfD_BwE">https://www.ttiasia.com/content/ttiasia/en/manufacturers/t-z/vishay/vishay-campaigns/vishay-brand-awareness-campaign.html?gad_source=1&amp;gclid=EAIaIQobChMIuurmi8CTjAMV_4JLBR2ubjuZEAAYAiAAEgJamfD_BwE</text:a></text:p>
          </table:table-cell>
        </table:table-row>
        <table:table-row table:style-name="ro3">
          <table:table-cell office:value-type="string">
            <text:p>VRC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14">
          <table:table-cell office:value-type="string">
            <text:p>WALSIN</text:p>
          </table:table-cell>
          <table:table-cell office:value-type="string">
            <text:p>Taiwan</text:p>
          </table:table-cell>
          <table:table-cell office:value-type="string">
            <text:p>WALSIN</text:p>
          </table:table-cell>
          <table:table-cell office:value-type="string">
            <text:p><text:a xlink:href="https://www.walsin.com/en/">https://www.walsin.com/en/</text:a></text:p>
          </table:table-cell>
        </table:table-row>
        <table:table-row table:style-name="ro3">
          <table:table-cell office:value-type="string">
            <text:p>WATTS</text:p>
          </table:table-cell>
          <table:table-cell office:value-type="string">
            <text:p>India</text:p>
          </table:table-cell>
          <table:table-cell table:number-columns-repeated="2"/>
        </table:table-row>
        <table:table-row table:style-name="ro3">
          <table:table-cell office:value-type="string">
            <text:p>Woer Brand</text:p>
          </table:table-cell>
          <table:table-cell table:number-columns-repeated="3"/>
        </table:table-row>
        <table:table-row table:style-name="ro3">
          <table:table-cell office:value-type="string">
            <text:p>WURTH ELECTRONICS</text:p>
          </table:table-cell>
          <table:table-cell office:value-type="string">
            <text:p>Germany</text:p>
          </table:table-cell>
          <table:table-cell table:number-columns-repeated="2"/>
        </table:table-row>
        <table:table-row table:style-name="ro3">
          <table:table-cell office:value-type="string">
            <text:p>WUXI ARK</text:p>
          </table:table-cell>
          <table:table-cell office:value-type="string">
            <text:p>China</text:p>
          </table:table-cell>
          <table:table-cell table:number-columns-repeated="2"/>
        </table:table-row>
        <table:table-row table:style-name="ro3">
          <table:table-cell office:value-type="string">
            <text:p>YAGEO</text:p>
          </table:table-cell>
          <table:table-cell office:value-type="string">
            <text:p>Taiwan</text:p>
          </table:table-cell>
          <table:table-cell office:value-type="string">
            <text:p><text:s/>YAGEO GROUP</text:p>
          </table:table-cell>
          <table:table-cell office:value-type="string">
            <text:p><text:a xlink:href="https://www.yageo.com/en/Home">https://www.yageo.com/en/Home</text:a></text:p>
          </table:table-cell>
        </table:table-row>
        <table:table-row table:style-name="ro3">
          <table:table-cell office:value-type="string">
            <text:p>YJ</text:p>
          </table:table-cell>
          <table:table-cell office:value-type="string">
            <text:p>China</text:p>
          </table:table-cell>
          <table:table-cell office:value-type="string">
            <text:p><text:s text:c="2"/>YJ LINK </text:p>
          </table:table-cell>
          <table:table-cell office:value-type="string">
            <text:p><text:a xlink:href="https://www.yjlink.com/en/theme/basic/company/company.php">https://www.yjlink.com/en/theme/basic/company/company.php</text:a></text:p>
          </table:table-cell>
        </table:table-row>
        <table:table-row table:style-name="ro3">
          <table:table-cell office:value-type="string">
            <text:p>Zentar</text:p>
          </table:table-cell>
          <table:table-cell table:number-columns-repeated="3"/>
        </table:table-row>
      </table:table>
      <table:database-ranges>
        <table:database-range table:name="__Anonymous_Sheet_DB__1" table:target-range-address="Sheet1.A1:Sheet1.S359" table:display-filter-buttons="true">
          <table:filter>
            <table:filter-condition table:field-number="16" table:value="-" table:operator="="/>
          </table:filter>
        </table:database-range>
        <table:database-range table:name="__Anonymous_Sheet_DB__2" table:target-range-address="Sheet1.A1:Sheet1.W359" table:display-filter-buttons="true">
          <table:filter>
            <table:filter-condition table:field-number="16" table:value="-" table:operator="="/>
          </table:filter>
        </table:database-range>
        <table:database-range table:target-range-address="Sheet2.A1:Sheet2.D9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IN">
      <number:number number:min-integer-digits="1"/>
    </number:number-style>
    <number:number-style style:name="N108">
      <number:number number:decimal-places="3" number:min-integer-digits="1"/>
    </number:number-style>
    <number:date-style style:name="N109">
      <number:day number:style="long"/>
      <number:text>-</number:text>
      <number:month number:style="long"/>
      <number:text>-</number:text>
      <number:year/>
    </number:date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date-style style:name="N114">
      <number:month number:style="long"/>
      <number:text>-</number:text>
      <number:day number:style="long"/>
      <number:text>-</number:text>
      <number:year/>
    </number:date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date-style style:name="N118P0" style:volatile="true">
      <number:day/>
      <number:text>-</number:text>
      <number:month number:textual="true"/>
      <number:text>-</number:text>
      <number:year/>
    </number:date-style>
    <number:text-style style:name="N118">
      <number:text-content/>
      <style:map style:condition="value()&gt;=0" style:apply-style-name="N118P0"/>
    </number:text-style>
    <number:number-style style:name="N119">
      <number:number number:decimal-places="2" number:min-integer-digits="1" number:grouping="true"/>
      <number:text> </number:text>
    </number:number-style>
    <number:number-style style:name="N120">
      <number:text> -</number:text>
      <number:number number:decimal-places="2" number:min-integer-digits="1" number:grouping="true"/>
      <number:text> </number:text>
    </number:number-style>
    <number:number-style style:name="N121">
      <number:text> -</number:text>
      <number:number number:decimal-places="0" number:min-integer-digits="0"/>
      <number:text> </number:text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1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date-style style:name="N8108" number:language="en" number:country="IN">
      <number:day number:style="long"/>
      <number:text>-</number:text>
      <number:month number:style="long"/>
      <number:text>-</number:text>
      <number:year number:style="long"/>
    </number:date-style>
    <number:number-style style:name="N8109" number:language="en" number:country="IN">
      <number:number number:decimal-places="1" number:min-integer-digits="1" number:grouping="true"/>
    </number:number-style>
    <number:number-style style:name="N8110" number:language="en" number:country="IN">
      <number:number number:decimal-places="3" number:min-integer-digits="1" number:grouping="true"/>
    </number:number-style>
    <number:number-style style:name="N8111" number:language="en" number:country="IN">
      <number:number number:decimal-places="4" number:min-integer-digits="1" number:grouping="true"/>
    </number:number-style>
    <number:number-style style:name="N8112" number:language="en" number:country="IN">
      <number:number number:decimal-places="5" number:min-integer-digits="1" number:grouping="true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4P0" style:volatile="true" number:language="en" number:country="US">
      <number:number number:decimal-places="2" number:min-integer-digits="1" number:grouping="true"/>
      <number:text> </number:text>
    </number:number-style>
    <number:number-style style:name="N16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4P0"/>
    </number:number-style>
    <number:number-style style:name="N16137P0" style:volatile="true" number:language="en" number:country="US">
      <number:number number:decimal-places="0" number:min-integer-digits="1" number:grouping="true"/>
      <number:text> </number:text>
    </number:number-style>
    <number:number-style style:name="N16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6137P2" style:volatile="true" number:language="en" number:country="US">
      <number:text>- </number:text>
    </number:number-style>
    <number:text-style style:name="N16137" number:language="en" number:country="US">
      <number:text-content/>
      <number:text> </number:text>
      <style:map style:condition="value()&gt;0" style:apply-style-name="N16137P0"/>
      <style:map style:condition="value()&lt;0" style:apply-style-name="N16137P1"/>
      <style:map style:condition="value()=0" style:apply-style-name="N16137P2"/>
    </number:text-style>
    <number:currency-style style:name="N16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0P2" style:volatile="true" number:language="en" number:country="US">
      <number:currency-symbol/>
      <number:text>- </number:text>
    </number:currency-style>
    <number:text-style style:name="N16140" number:language="en" number:country="US">
      <number:text-content/>
      <number:text> </number:text>
      <style:map style:condition="value()&gt;0" style:apply-style-name="N16140P0"/>
      <style:map style:condition="value()&lt;0" style:apply-style-name="N16140P1"/>
      <style:map style:condition="value()=0" style:apply-style-name="N16140P2"/>
    </number:text-style>
    <number:number-style style:name="N16143P0" style:volatile="true" number:language="en" number:country="US">
      <number:number number:decimal-places="2" number:min-integer-digits="1" number:grouping="true"/>
      <number:text> </number:text>
    </number:number-style>
    <number:number-style style:name="N16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6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6143" number:language="en" number:country="US">
      <number:text-content/>
      <number:text> </number:text>
      <style:map style:condition="value()&gt;0" style:apply-style-name="N16143P0"/>
      <style:map style:condition="value()&lt;0" style:apply-style-name="N16143P1"/>
      <style:map style:condition="value()=0" style:apply-style-name="N16143P2"/>
    </number:text-style>
    <number:currency-style style:name="N16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6" number:language="en" number:country="US">
      <number:text-content/>
      <number:text> </number:text>
      <style:map style:condition="value()&gt;0" style:apply-style-name="N16146P0"/>
      <style:map style:condition="value()&lt;0" style:apply-style-name="N16146P1"/>
      <style:map style:condition="value()=0" style:apply-style-name="N16146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0">20/03/2025</text:date>, <text:time>08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5-03-20T08:58:04.05</dc:date>
    <meta:editing-duration>P1DT13H34M17S</meta:editing-duration>
    <meta:editing-cycles>169</meta:editing-cycles>
    <meta:document-statistic meta:table-count="2" meta:cell-count="7033" meta:object-count="0"/>
  </office:meta>
</office:document-meta>
</file>